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246200001E14AA0D4156.svm" manifest:media-type=""/>
  <manifest:file-entry manifest:full-path="Pictures/200000090000255000001B151EF3B0D4.svm" manifest:media-type=""/>
  <manifest:file-entry manifest:full-path="Pictures/20000009000022A100001FF101F1A609.svm" manifest:media-type=""/>
  <manifest:file-entry manifest:full-path="Pictures/20000009000016A30000161F585B872E.svm" manifest:media-type=""/>
  <manifest:file-entry manifest:full-path="Pictures/200000090000166E0000285064250BB3.svm" manifest:media-type=""/>
  <manifest:file-entry manifest:full-path="Pictures/20000009000022BB0000124CE1C81EE3.svm" manifest:media-type=""/>
  <manifest:file-entry manifest:full-path="Pictures/20000009000029DD00001D76E9C9277F.svm" manifest:media-type=""/>
  <manifest:file-entry manifest:full-path="Pictures/200000090000242D00001DDF18669255.svm" manifest:media-type=""/>
  <manifest:file-entry manifest:full-path="Pictures/20000009000014FC00001F6C0B986710.svm" manifest:media-type=""/>
  <manifest:file-entry manifest:full-path="Pictures/200000090000159B000023C467279AA9.svm" manifest:media-type=""/>
  <manifest:file-entry manifest:full-path="Pictures/20000009000020C4000018E952E69524.svm" manifest:media-type=""/>
  <manifest:file-entry manifest:full-path="Pictures/2000000900002B4F000019F24FB66346.svm" manifest:media-type=""/>
  <manifest:file-entry manifest:full-path="Pictures/20000009000037B6000017FB2E93ACC7.svm" manifest:media-type=""/>
  <manifest:file-entry manifest:full-path="Pictures/2000000900002D4600002D95C91E0A84.svm" manifest:media-type=""/>
  <manifest:file-entry manifest:full-path="Pictures/20000009000023F9000022BB595E0094.svm" manifest:media-type=""/>
  <manifest:file-entry manifest:full-path="Pictures/20000009000024CC000025013775AFF0.svm" manifest:media-type=""/>
  <manifest:file-entry manifest:full-path="Pictures/20000009000036C8000017FB3F6B6B7A.svm" manifest:media-type=""/>
  <manifest:file-entry manifest:full-path="Pictures/20000009000017AC000012D0262604B9.svm" manifest:media-type=""/>
  <manifest:file-entry manifest:full-path="Pictures/2000000900002EED000011C86874487A.svm" manifest:media-type=""/>
  <manifest:file-entry manifest:full-path="Pictures/2000000900001F37000012D09AEC0D11.svm" manifest:media-type=""/>
  <manifest:file-entry manifest:full-path="Pictures/200000090000250100001C1EEE32CF49.svm" manifest:media-type=""/>
  <manifest:file-entry manifest:full-path="Pictures/2000000900000A22000027E635DA64EC.svm" manifest:media-type=""/>
  <manifest:file-entry manifest:full-path="Pictures/2000000900001BB40000174257AC0308.svm" manifest:media-type=""/>
  <manifest:file-entry manifest:full-path="Pictures/20000009000029F70000145DAD512707.svm" manifest:media-type=""/>
  <manifest:file-entry manifest:full-path="Pictures/20000009000021CD00001A4143772ACC.svm" manifest:media-type=""/>
  <manifest:file-entry manifest:full-path="Pictures/2000000900001FF1000011449840E466.svm" manifest:media-type=""/>
  <manifest:file-entry manifest:full-path="Pictures/20000009000033E300001443B67A5173.svm" manifest:media-type=""/>
  <manifest:file-entry manifest:full-path="Pictures/20000009000025A0000019539AC524CB.svm" manifest:media-type=""/>
  <manifest:file-entry manifest:full-path="Pictures/20000009000020AA00001F87F7E3859F.svm" manifest:media-type=""/>
  <manifest:file-entry manifest:full-path="Pictures/2000000900002712000025362C6B10FC.svm" manifest:media-type=""/>
  <manifest:file-entry manifest:full-path="Pictures/2000000900002DCA00000B5FDF3DFA8D.svm" manifest:media-type=""/>
  <manifest:file-entry manifest:full-path="Pictures/2000000900001CA20000268EAE9AC80C.svm" manifest:media-type=""/>
  <manifest:file-entry manifest:full-path="Pictures/20000009000029F700001792558756C3.svm" manifest:media-type=""/>
  <manifest:file-entry manifest:full-path="Pictures/20000009000017920000274707F0971B.svm" manifest:media-type=""/>
  <manifest:file-entry manifest:full-path="Pictures/200000090000145D00001D0CD74C03B2.svm" manifest:media-type=""/>
  <manifest:file-entry manifest:full-path="Pictures/2000000900001ECE0000170D8E273345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757cm"/>
    </style:style>
    <style:style style:name="co4" style:family="table-column">
      <style:table-column-properties fo:break-before="auto" style:column-width="13.735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443cm"/>
    </style:style>
    <style:style style:name="co7" style:family="table-column">
      <style:table-column-properties fo:break-before="auto" style:column-width="11.315cm"/>
    </style:style>
    <style:style style:name="co8" style:family="table-column">
      <style:table-column-properties fo:break-before="auto" style:column-width="13.298cm"/>
    </style:style>
    <style:style style:name="co9" style:family="table-column">
      <style:table-column-properties fo:break-before="auto" style:column-width="4.771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2.506cm"/>
    </style:style>
    <style:style style:name="co12" style:family="table-column">
      <style:table-column-properties fo:break-before="auto" style:column-width="2.604cm"/>
    </style:style>
    <style:style style:name="co13" style:family="table-column">
      <style:table-column-properties fo:break-before="auto" style:column-width="2.796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2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0.935cm" fo:break-before="auto" style:use-optimal-row-height="true"/>
    </style:style>
    <style:style style:name="ro10" style:family="table-row">
      <style:table-row-properties style:row-height="0.942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d320"/>
    </style:style>
    <style:style style:name="ta3" style:family="table" style:master-page-name="Default">
      <style:table-properties table:display="true" style:writing-mode="lr-tb" tableooo:tab-color="#579d1c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320"/>
    </style:style>
    <style:style style:name="ce10" style:family="table-cell" style:parent-style-name="Default">
      <style:table-cell-properties fo:background-color="#579d1c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c0c0c0" fo:border="0.06pt solid #000000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579d1c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6pt solid #000000"/>
    </style:style>
    <style:style style:name="ce20" style:family="table-cell" style:parent-style-name="Default">
      <style:table-cell-properties fo:background-color="#c0c0c0" fo:border="0.06pt solid #000000"/>
    </style:style>
    <style:style style:name="ce21" style:family="table-cell" style:parent-style-name="Default">
      <style:table-cell-properties fo:border="0.06pt solid #000000"/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ce22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 fo:border="0.06pt solid #000000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="0.06pt solid #000000"/>
    </style:style>
    <style:style style:name="ce31" style:family="table-cell" style:parent-style-name="Default">
      <style:table-cell-properties style:cell-protect="none" style:print-content="true"/>
    </style:style>
    <style:style style:name="ce32" style:family="table-cell" style:parent-style-name="Default">
      <style:table-cell-properties fo:background-color="#c0c0c0" style:cell-protect="none" style:print-content="tru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none" style:print-content="true" fo:background-color="transparent" fo:border="0.26pt solid #000000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cell-protect="none" style:print-content="true" fo:background-color="transparent" fo:border="0.2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style:cell-protect="none" style:print-content="true" fo:background-color="transparent" fo:border="0.06pt solid #0000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c0c0c0" style:cell-protect="none" style:print-content="true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cell-protect="none" style:print-content="true" fo:border="0.06pt solid #000000"/>
    </style:style>
    <style:style style:name="ce3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c0c0c0" style:cell-protect="protected" style:print-content="true" style:text-align-source="fix" style:repeat-content="false" fo:border="0.26pt solid #000000" style:vertical-align="top"/>
      <style:paragraph-properties fo:text-align="center" fo:margin-left="0cm"/>
      <style:text-properties fo:color="#ff0000"/>
    </style:style>
    <style:style style:name="ce43" style:family="table-cell" style:parent-style-name="Default" style:data-style-name="N2">
      <style:table-cell-properties fo:background-color="#c0c0c0" style:cell-protect="protected" style:print-content="true" style:text-align-source="fix" style:repeat-content="false" fo:border="0.26pt solid #000000" style:vertical-align="top"/>
      <style:paragraph-properties fo:text-align="center" fo:margin-left="0cm"/>
      <style:text-properties fo:color="#0000ff"/>
    </style:style>
    <style:style style:name="ce44" style:family="table-cell" style:parent-style-name="Default">
      <style:table-cell-properties style:cell-protect="none" style:print-content="true" style:text-align-source="fix" style:repeat-content="false" fo:border="0.26pt solid #000000" style:vertical-align="top"/>
      <style:paragraph-properties fo:text-align="center" fo:margin-left="0cm"/>
      <style:text-properties fo:color="#ff0000"/>
    </style:style>
    <style:style style:name="ce45" style:family="table-cell" style:parent-style-name="Default">
      <style:table-cell-properties style:cell-protect="none" style:print-content="true" style:text-align-source="fix" style:repeat-content="false" fo:border="0.26pt solid #000000" style:vertical-align="top"/>
      <style:paragraph-properties fo:text-align="center"/>
    </style:style>
    <style:style style:name="ce46" style:family="table-cell" style:parent-style-name="Default" style:data-style-name="N117">
      <style:table-cell-properties fo:background-color="#c0c0c0" style:cell-protect="protected" style:print-content="true" style:text-align-source="fix" style:repeat-content="false" fo:border="0.26pt solid #000000" style:vertical-align="middle"/>
      <style:paragraph-properties fo:text-align="center" fo:margin-left="0cm"/>
      <style:text-properties fo:color="#0000ff"/>
    </style:style>
    <style:style style:name="ce47" style:family="table-cell" style:parent-style-name="Default">
      <style:table-cell-properties style:cell-protect="none" style:print-content="true"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style:cell-protect="none" style:print-content="true"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style:cell-protect="none" style:print-content="true" fo:border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cell-protect="none" style:print-content="true" style:text-align-source="fix" style:repeat-content="false" fo:border="0.26pt solid #000000" style:vertical-align="middle"/>
      <style:paragraph-properties fo:text-align="center" fo:margin-left="0cm"/>
      <style:text-properties fo:color="#0000ff"/>
    </style:style>
    <style:style style:name="ce53" style:family="table-cell" style:parent-style-name="Default">
      <style:table-cell-properties style:cell-protect="none" style:print-content="true" style:text-align-source="fix" style:repeat-content="false" fo:border="0.26pt solid #000000" style:vertical-align="middle"/>
      <style:paragraph-properties fo:text-align="center"/>
      <style:text-properties fo:color="#0000ff"/>
    </style:style>
    <style:style style:name="ce5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  <style:text-properties fo:color="#0000ff"/>
    </style:style>
    <style:style style:name="ce55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56" style:family="table-cell" style:parent-style-name="Default">
      <style:table-cell-properties fo:background-color="#c0c0c0" style:cell-protect="none" style:print-content="true" style:text-align-source="fix" style:repeat-content="false" fo:border="0.26pt solid #000000" style:vertical-align="middle"/>
      <style:paragraph-properties fo:text-align="center"/>
      <style:text-properties fo:color="#0000ff"/>
    </style:style>
    <style:style style:name="ce57" style:family="table-cell" style:parent-style-name="Default">
      <style:table-cell-properties fo:background-color="#c0c0c0" style:cell-protect="protected" style:print-content="true" style:text-align-source="fix" style:repeat-content="false" fo:border="0.26pt solid #000000" style:vertical-align="middle"/>
      <style:paragraph-properties fo:text-align="center" fo:margin-left="0cm"/>
      <style:text-properties fo:color="#0000ff" fo:language="en" fo:country="US" style:language-asian="en" style:country-asian="US" style:language-complex="en" style:country-complex="US"/>
    </style:style>
    <style:style style:name="ce58" style:family="table-cell" style:parent-style-name="Default">
      <style:table-cell-properties fo:background-color="#c0c0c0" style:cell-protect="protected" style:print-content="true" style:text-align-source="fix" style:repeat-content="false" fo:border="0.26pt solid #000000" style:vertical-align="middle"/>
      <style:paragraph-properties fo:text-align="center"/>
      <style:text-properties fo:color="#0000ff"/>
    </style:style>
    <style:style style:name="ce59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color="#004586" fo:font-weight="normal" style:font-weight-asian="normal" style:font-weight-complex="normal"/>
    </style:style>
    <style:style style:name="ce60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004586" fo:font-weight="normal" style:font-weight-asian="normal" style:font-weight-complex="normal"/>
    </style:style>
    <style:style style:name="ce6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ff420e" fo:font-weight="normal" style:font-weight-asian="normal" style:font-weight-complex="normal"/>
    </style:style>
    <style:style style:name="ce6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ff420e" fo:font-weight="normal" style:font-weight-asian="normal" style:font-weight-complex="normal"/>
    </style:style>
    <style:style style:name="ce63" style:family="table-cell" style:parent-style-name="Default" style:data-style-name="N1">
      <style:table-cell-properties fo:background-color="#c0c0c0" style:cell-protect="protected" style:print-content="true" style:text-align-source="fix" style:repeat-content="false" fo:border="0.26pt solid #000000" style:vertical-align="middle"/>
      <style:paragraph-properties fo:text-align="center" fo:margin-left="0cm"/>
      <style:text-properties fo:color="#ff0000"/>
    </style:style>
    <style:style style:name="ce64" style:family="table-cell" style:parent-style-name="Default">
      <style:table-cell-properties style:cell-protect="protected" style:print-content="true"/>
    </style:style>
    <style:style style:name="ce65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cm"/>
      <style:text-properties fo:color="#004586" fo:font-weight="normal" style:font-weight-asian="normal" style:font-weight-complex="normal"/>
    </style:style>
    <style:style style:name="ce67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004586" fo:font-weight="normal" style:font-weight-asian="normal" style:font-weight-complex="normal"/>
    </style:style>
    <style:style style:name="ce68" style:family="table-cell" style:parent-style-name="Default">
      <style:table-cell-properties fo:border-bottom="none" style:cell-protect="none" style:print-content="true" fo:border-left="none" fo:border-right="0.06pt solid #000000" fo:border-top="0.06pt solid #000000"/>
    </style:style>
    <style:style style:name="ce69" style:family="table-cell" style:parent-style-name="Default">
      <style:table-cell-properties fo:border-bottom="none" style:cell-protect="none" style:print-content="true" fo:border-left="none" fo:border-right="0.06pt solid #000000" fo:border-top="none"/>
    </style:style>
    <style:style style:name="ce70" style:family="table-cell" style:parent-style-name="Default">
      <style:table-cell-properties fo:border-bottom="none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</style:style>
    <style:style style:name="ce72" style:family="table-cell" style:parent-style-name="Default">
      <style:table-cell-properties fo:border-bottom="0.06pt solid #000000" style:cell-protect="none" style:print-content="true" fo:border-left="none" fo:border-right="0.06pt solid #000000" fo:border-top="none"/>
    </style:style>
    <style:style style:name="ce73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74" style:family="table-cell" style:parent-style-name="Default">
      <style:table-cell-properties style:cell-protect="protected" style:print-content="true"/>
      <style:text-properties fo:color="#ff420e"/>
    </style:style>
    <style:style style:name="ce75" style:family="table-cell" style:parent-style-name="Default">
      <style:table-cell-properties fo:border-bottom="0.06pt solid #000000" style:cell-protect="protected" style:print-content="true" fo:border-left="none" fo:border-right="none" fo:border-top="none"/>
      <style:text-properties fo:color="#ff420e"/>
    </style:style>
    <style:style style:name="ce76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77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78" style:family="table-cell" style:parent-style-name="Default">
      <style:table-cell-properties fo:border-bottom="none" style:cell-protect="protected" style:print-content="true" fo:border-left="none" fo:border-right="0.06pt solid #000000" fo:border-top="none"/>
      <style:text-properties fo:color="#ff420e"/>
    </style:style>
    <style:style style:name="ce79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  <style:text-properties fo:color="#ff420e"/>
    </style:style>
    <style:style style:name="ce80" style:family="table-cell" style:parent-style-name="Default">
      <style:table-cell-properties style:cell-protect="none" style:print-content="true"/>
      <style:text-properties fo:color="#ff420e"/>
    </style:style>
    <style:style style:name="ce81" style:family="table-cell" style:parent-style-name="Default">
      <style:text-properties fo:color="#ff420e"/>
    </style:style>
    <style:style style:name="ce8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fo:background-color="#c0c0c0" style:cell-protect="protected" style:print-content="true" style:text-align-source="fix" style:repeat-content="false" fo:border="0.26pt solid #000000" style:vertical-align="top"/>
      <style:paragraph-properties fo:text-align="center" fo:margin-left="0cm"/>
      <style:text-properties fo:color="#0000ff"/>
    </style:style>
    <style:style style:name="ce84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8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87" style:family="table-cell" style:parent-style-name="Default">
      <style:table-cell-properties style:cell-protect="protected" style:print-content="true" fo:border="none"/>
      <style:text-properties fo:color="#ff420e"/>
    </style:style>
    <style:style style:name="ce88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89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9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fo:color="#004586"/>
    </style:style>
    <style:style style:name="ce91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004586"/>
    </style:style>
    <style:style style:name="ce9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004586" fo:font-weight="normal" style:font-weight-asian="normal" style:font-weight-complex="normal"/>
    </style:style>
    <style:style style:name="ce93" style:family="table-cell" style:parent-style-name="Default" style:data-style-name="N111">
      <style:table-cell-properties fo:background-color="#c0c0c0" style:cell-protect="protected" style:print-content="true" style:text-align-source="fix" style:repeat-content="false" fo:border="0.26pt solid #000000" style:vertical-align="top"/>
      <style:paragraph-properties fo:text-align="center" fo:margin-left="0cm"/>
      <style:text-properties fo:color="#0000ff"/>
    </style:style>
    <style:style style:name="ce94" style:family="table-cell" style:parent-style-name="Default" style:data-style-name="N2">
      <style:table-cell-properties fo:background-color="#c0c0c0" style:cell-protect="protected" style:print-content="true" style:text-align-source="fix" style:repeat-content="false" fo:border="0.06pt solid #000000" style:vertical-align="top"/>
      <style:paragraph-properties fo:text-align="center" fo:margin-left="0cm"/>
      <style:text-properties fo:color="#0000ff"/>
    </style:style>
    <style:style style:name="ce95" style:family="table-cell" style:parent-style-name="Default">
      <style:table-cell-properties fo:background-color="#c0c0c0" style:cell-protect="protected" style:print-content="true" style:text-align-source="fix" style:repeat-content="false" fo:border="0.06pt solid #000000"/>
      <style:paragraph-properties fo:text-align="center" fo:margin-left="0cm"/>
      <style:text-properties fo:color="#0000ff"/>
    </style:style>
    <style:style style:name="ce9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fo:color="#579d1c"/>
    </style:style>
    <style:style style:name="ce9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fo:color="#ff420e"/>
    </style:style>
    <style:style style:name="ce98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fo:color="#808080"/>
    </style:style>
    <style:style style:name="ce99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color="#004586"/>
    </style:style>
    <style:style style:name="ce100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/>
    </style:style>
    <style:style style:name="ce101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ff420e"/>
    </style:style>
    <style:style style:name="ce1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808080"/>
    </style:style>
    <style:style style:name="ce103" style:family="table-cell" style:parent-style-name="Default">
      <style:table-cell-properties style:cell-protect="none" style:print-content="true" fo:wrap-option="wrap" fo:border="0.06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c0c0c0" style:cell-protect="none" style:print-content="true" style:text-align-source="fix" style:repeat-content="false"/>
      <style:paragraph-properties fo:text-align="center" fo:margin-left="0cm"/>
      <style:text-properties fo:color="#0000ff"/>
    </style:style>
    <style:style style:name="ce105" style:family="table-cell" style:parent-style-name="Default">
      <style:table-cell-properties fo:border-bottom="none" fo:border-left="none" fo:border-right="0.06pt solid #000000" fo:border-top="none"/>
      <style:text-properties fo:color="#004586"/>
    </style:style>
    <style:style style:name="ce106" style:family="table-cell" style:parent-style-name="Default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ff"/>
    </style:style>
    <style:style style:name="ce107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/>
      <style:paragraph-properties fo:text-align="start" fo:margin-left="0cm"/>
      <style:text-properties fo:color="#004586" fo:font-weight="normal" style:font-weight-asian="normal" style:font-weight-complex="normal"/>
    </style:style>
    <style:style style:name="ce109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ff420e" fo:font-weight="normal" style:font-weight-asian="normal" style:font-weight-complex="normal"/>
    </style:style>
    <style:style style:name="ce1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808080" fo:font-weight="normal" style:font-weight-asian="normal" style:font-weight-complex="normal"/>
    </style:style>
    <style:style style:name="ce11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12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start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9966cc"/>
    </style:style>
    <style:style style:name="ce116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808080" fo:font-weight="normal" style:font-weight-asian="normal" style:font-weight-complex="normal"/>
    </style:style>
    <style:style style:name="ce1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004586" fo:font-weight="normal" style:font-weight-asian="normal" style:font-weight-complex="normal"/>
    </style:style>
    <style:style style:name="ce118" style:family="table-cell" style:parent-style-name="Default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start" fo:margin-left="0cm"/>
      <style:text-properties fo:color="#004586"/>
    </style:style>
    <style:style style:name="ce119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cm"/>
      <style:text-properties fo:color="#579d1c"/>
    </style:style>
    <style:style style:name="ce120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cm"/>
      <style:text-properties fo:color="#808080"/>
    </style:style>
    <style:style style:name="ce121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start" fo:margin-left="0cm"/>
      <style:text-properties fo:color="#004586"/>
    </style:style>
    <style:style style:name="ce122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0.06pt solid #000000"/>
      <style:paragraph-properties fo:text-align="start" fo:margin-left="0cm"/>
      <style:text-properties fo:color="#004586" fo:font-weight="normal" style:font-weight-asian="normal" style:font-weight-complex="normal"/>
    </style:style>
    <style:style style:name="ce123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24" style:family="table-cell" style:parent-style-name="Default" style:data-style-name="N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808080" fo:font-weight="normal" style:font-weight-asian="normal" style:font-weight-complex="normal"/>
    </style:style>
    <style:style style:name="ce12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004586" fo:font-weight="normal" style:font-weight-asian="normal" style:font-weight-complex="normal"/>
    </style:style>
    <style:style style:name="ce126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808080"/>
    </style:style>
    <style:style style:name="ce1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004586"/>
    </style:style>
    <style:style style:name="ce128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808080" fo:font-weight="normal" style:font-weight-asian="normal" style:font-weight-complex="normal"/>
    </style:style>
    <style:style style:name="ce129" style:family="table-cell" style:parent-style-name="Default">
      <style:table-cell-properties style:cell-protect="protected" style:print-content="true" fo:border="none"/>
    </style:style>
    <style:style style:name="ce13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31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cm"/>
      <style:text-properties fo:color="#004586"/>
    </style:style>
    <style:style style:name="ce13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start" fo:margin-left="0cm"/>
      <style:text-properties fo:color="#579d1c"/>
    </style:style>
    <style:style style:name="ce13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3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start" fo:margin-left="0cm"/>
      <style:text-properties fo:color="#579d1c"/>
    </style:style>
    <style:style style:name="ce1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36" style:family="table-cell" style:parent-style-name="Default">
      <style:table-cell-properties style:cell-protect="none" style:print-content="true" fo:border="none"/>
    </style:style>
    <style:style style:name="ce13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3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fo:color="#579d1c" fo:font-weight="normal" style:font-weight-asian="normal" style:font-weight-complex="normal"/>
    </style:style>
    <style:style style:name="ce139" style:family="table-cell" style:parent-style-name="Default">
      <style:table-cell-properties fo:border-bottom="0.06pt solid #000000" fo:border-left="0.06pt solid #000000" fo:border-right="none" fo:border-top="none"/>
    </style:style>
    <style:style style:name="ce140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0.127&quot;;&quot;0.254&quot;;&quot;0.381&quot;;&quot;0.508&quot;)" table:allow-empty-cell="true" table:display-list="sort-ascending" table:base-cell-address="'Revision History'.C3">
          <table:help-message table:title="Mark Line" table:display="true">
            <text:p>Specify the line width of the polarity mark</text:p>
          </table:help-message>
        </table:content-validation>
        <table:content-validation table:name="val2" table:condition="of:cell-content-is-in-list(&quot;0.1&quot;;&quot;0.25&quot;;&quot;0.5&quot;;&quot;1.0&quot;;&quot;2.0&quot;)" table:allow-empty-cell="true" table:display-list="unsorted" table:base-cell-address="'SMD-XNQL_B'.C8">
          <table:help-message table:title="Courtyard" table:display="true">
            <text:p>Specify the Courtyard Clearance</text:p>
          </table:help-message>
        </table:content-validation>
        <table:content-validation table:name="val3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false" table:display-list="unsorted" table:base-cell-address="'SMD-NNCP'.D3">
          <table:help-message table:title="Layer" table:display="true">
            <text:p>Specify the Layer</text:p>
          </table:help-message>
        </table:content-validation>
        <table:content-validation table:name="val4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NNCP'.D4">
          <table:help-message table:title="Layer" table:display="true">
            <text:p>Specify the Layer</text:p>
          </table:help-message>
        </table:content-validation>
        <table:content-validation table:name="val5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NCP_A'.D3">
          <table:help-message table:title="Layer" table:display="true">
            <text:p>Specify the Layer</text:p>
          </table:help-message>
        </table:content-validation>
        <table:content-validation table:name="val6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NCP_B'.D3">
          <table:help-message table:title="Layer" table:display="true">
            <text:p>Specify the Layer</text:p>
          </table:help-message>
        </table:content-validation>
        <table:content-validation table:name="val7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NNWW_A'.D3">
          <table:help-message table:title="Layer" table:display="true">
            <text:p>Specify the Layer</text:p>
          </table:help-message>
        </table:content-validation>
        <table:content-validation table:name="val8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NNMO'.D3">
          <table:help-message table:title="Layer" table:display="true">
            <text:p>Specify the Layer</text:p>
          </table:help-message>
        </table:content-validation>
        <table:content-validation table:name="val9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NMO_A'.D3">
          <table:help-message table:title="Layer" table:display="true">
            <text:p>Specify the Layer</text:p>
          </table:help-message>
        </table:content-validation>
        <table:content-validation table:name="val10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NMO_B'.D3">
          <table:help-message table:title="Layer" table:display="true">
            <text:p>Specify the Layer</text:p>
          </table:help-message>
        </table:content-validation>
        <table:content-validation table:name="val11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LAE'.D3">
          <table:help-message table:title="Layer" table:display="true">
            <text:p>Specify the Layer</text:p>
          </table:help-message>
        </table:content-validation>
        <table:content-validation table:name="val12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LQL'.D3">
          <table:help-message table:title="Layer" table:display="true">
            <text:p>Specify the Layer</text:p>
          </table:help-message>
        </table:content-validation>
        <table:content-validation table:name="val13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NQL_A'.D3">
          <table:help-message table:title="Layer" table:display="true">
            <text:p>Specify the Layer</text:p>
          </table:help-message>
        </table:content-validation>
        <table:content-validation table:name="val14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NQL_B'.D3">
          <table:help-message table:title="Layer" table:display="true">
            <text:p>Specify the Layer</text:p>
          </table:help-message>
        </table:content-validation>
        <table:content-validation table:name="val15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LQC'.D3">
          <table:help-message table:title="Layer" table:display="true">
            <text:p>Specify the Layer</text:p>
          </table:help-message>
        </table:content-validation>
        <table:content-validation table:name="val16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NBG_A'.D3">
          <table:help-message table:title="Layer" table:display="true">
            <text:p>Specify the Layer</text:p>
          </table:help-message>
        </table:content-validation>
        <table:content-validation table:name="val17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NBG_B'.D3">
          <table:help-message table:title="Layer" table:display="true">
            <text:p>Specify the Layer</text:p>
          </table:help-message>
        </table:content-validation>
        <table:content-validation table:name="val18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LDL_A'.D3">
          <table:help-message table:title="Layer" table:display="true">
            <text:p>Specify the Layer</text:p>
          </table:help-message>
        </table:content-validation>
        <table:content-validation table:name="val19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LDL_B'.D3">
          <table:help-message table:title="Layer" table:display="true">
            <text:p>Specify the Layer</text:p>
          </table:help-message>
        </table:content-validation>
        <table:content-validation table:name="val20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LDL_C'.D3">
          <table:help-message table:title="Layer" table:display="true">
            <text:p>Specify the Layer</text:p>
          </table:help-message>
        </table:content-validation>
        <table:content-validation table:name="val21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NDL'.D3">
          <table:help-message table:title="Layer" table:display="true">
            <text:p>Specify the Layer</text:p>
          </table:help-message>
        </table:content-validation>
        <table:content-validation table:name="val22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XLSO'.D3">
          <table:help-message table:title="Layer" table:display="true">
            <text:p>Specify the Layer</text:p>
          </table:help-message>
        </table:content-validation>
        <table:content-validation table:name="val23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LMO_A'.D3">
          <table:help-message table:title="Layer" table:display="true">
            <text:p>Specify the Layer</text:p>
          </table:help-message>
        </table:content-validation>
        <table:content-validation table:name="val24" table:condition="of:cell-content-is-in-list(&quot;B.Adhes&quot;;&quot;F.Adhes&quot;;&quot;B.SilkS&quot;;&quot;F.SilkS&quot;;&quot;Dwgs.User&quot;;&quot;Cmts.User&quot;;&quot;Eco1.User&quot;;&quot;Eco2.User&quot;;&quot;Edge.Cuts&quot;;&quot;F.CrtYd&quot;)" table:allow-empty-cell="true" table:display-list="unsorted" table:base-cell-address="'SMD-PLMO_B'.D3">
          <table:help-message table:title="Layer" table:display="true">
            <text:p>Specify the Layer</text:p>
          </table:help-message>
        </table:content-validation>
        <table:content-validation table:name="val25" table:condition="of:cell-content-is-in-list(&quot;B.Adhes&quot;;&quot;F.Adhes&quot;;&quot;B.SilkS&quot;;&quot;F.SilkS&quot;;&quot;Dwgs.User&quot;;&quot;Cmts.User&quot;;&quot;Eco1.User&quot;;&quot;Eco2.User&quot;;&quot;Edge.Cuts&quot;)" table:allow-empty-cell="true" table:display-list="unsorted" table:base-cell-address="'Revision History'.D9">
          <table:help-message table:title="Layer" table:display="true">
            <text:p>Specify the Layer</text:p>
          </table:help-message>
        </table:content-validation>
      </table:content-validations>
      <table:table table:name="Introduction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ce1"/>
        </table:table-row>
        <table:table-row table:style-name="ro2">
          <table:table-cell office:value-type="string" calcext:value-type="string">
            <text:p><text:span text:style-name="T2">What it is: </text:span>A spreadsheet tool, implemented in LibreOffice Calc to create the technical layers</text:p>
          </table:table-cell>
        </table:table-row>
        <table:table-row table:style-name="ro1">
          <table:table-cell office:value-type="string" calcext:value-type="string">
            <text:p>of PTH &amp; SMD components for PCBNew. The tool creates body outlines, courtyards &amp; </text:p>
          </table:table-cell>
        </table:table-row>
        <table:table-row table:style-name="ro1">
          <table:table-cell office:value-type="string" calcext:value-type="string">
            <text:p>polarity marks based on the relevant component dimensions. Output is metric &amp; non-metric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<text:span text:style-name="T2">What it is not: </text:span>This tool does not create Land Patterns, only graphic layers. Other tools </text:p>
          </table:table-cell>
        </table:table-row>
        <table:table-row table:style-name="ro1">
          <table:table-cell office:value-type="string" calcext:value-type="string">
            <text:p>are needed to create copper layers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<text:span text:style-name="T2">Why it was made: </text:span>To create consistent, accurate technical layers for component families.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<text:span text:style-name="T2">How to use: </text:span>Each Tab represents a "Type" of component (see Index). Enter the required dimensions </text:p>
          </table:table-cell>
        </table:table-row>
        <table:table-row table:style-name="ro1">
          <table:table-cell office:value-type="string" calcext:value-type="string">
            <text:p>(metric only). The resulting calculations are copied/pasted into the relevant *.mod file (per module).</text:p>
          </table:table-cell>
        </table:table-row>
        <table:table-row table:style-name="ro1">
          <table:table-cell office:value-type="string" calcext:value-type="string">
            <text:p>Line widths, Layers, Courtyard clearances are changeable. The file is configured to use Layer 24 (Drawings)</text:p>
          </table:table-cell>
        </table:table-row>
        <table:table-row table:style-name="ro1">
          <table:table-cell office:value-type="string" calcext:value-type="string">
            <text:p>for body outlines/polarity mark, Layer 21 (Silk) for polarity mark &amp; Layer 25 (Comments) for Courtyard but</text:p>
          </table:table-cell>
        </table:table-row>
        <table:table-row table:style-name="ro1">
          <table:table-cell office:value-type="string" calcext:value-type="string">
            <text:p>any layers can be set.</text:p>
          </table:table-cell>
        </table:table-row>
      </table:table>
      <table:table table:name="Revision History" table:style-name="ta1">
        <office:forms form:automatic-focus="false" form:apply-design-mode="false"/>
        <table:table-column table:style-name="co3" table:default-cell-style-name="ce4"/>
        <table:table-row table:style-name="ro3">
          <table:table-cell table:style-name="ce2" office:value-type="string" calcext:value-type="string">
            <text:p>Revision V1</text:p>
          </table:table-cell>
        </table:table-row>
        <table:table-row table:style-name="ro3">
          <table:table-cell table:style-name="ce3" office:value-type="string" calcext:value-type="string">
            <text:p>First version.</text:p>
          </table:table-cell>
        </table:table-row>
        <table:table-row table:style-name="ro4">
          <table:table-cell office:value-type="string" calcext:value-type="string">
            <text:p>Includes calculations for Metric and Non-metric PCBNew formats.</text:p>
          </table:table-cell>
        </table:table-row>
        <table:table-row table:style-name="ro1">
          <table:table-cell table:style-name="ce5" office:value-type="string" calcext:value-type="string">
            <text:p>Verified: All except Type 9 (SON)</text:p>
          </table:table-cell>
        </table:table-row>
        <table:table-row table:style-name="ro1">
          <table:table-cell table:style-name="ce2" office:value-type="string" calcext:value-type="string">
            <text:p>Revision V2</text:p>
          </table:table-cell>
        </table:table-row>
        <table:table-row table:style-name="ro1">
          <table:table-cell table:style-name="ce3" office:value-type="string" calcext:value-type="string">
            <text:p>Added Note in Type 5</text:p>
          </table:table-cell>
        </table:table-row>
        <table:table-row table:style-name="ro1">
          <table:table-cell office:value-type="string" calcext:value-type="string">
            <text:p>Added SOJ example in Type 8</text:p>
          </table:table-cell>
        </table:table-row>
        <table:table-row table:style-name="ro3">
          <table:table-cell office:value-type="string" calcext:value-type="string">
            <text:p>Added Note in Type 8</text:p>
          </table:table-cell>
        </table:table-row>
        <table:table-row table:style-name="ro1">
          <table:table-cell office:value-type="string" calcext:value-type="string">
            <text:p>CAPRD removed</text:p>
          </table:table-cell>
        </table:table-row>
        <table:table-row table:style-name="ro1">
          <table:table-cell office:value-type="string" calcext:value-type="string">
            <text:p>Added SOTFL to Type 10</text:p>
          </table:table-cell>
        </table:table-row>
        <table:table-row table:style-name="ro1">
          <table:table-cell office:value-type="string" calcext:value-type="string">
            <text:p>Removed INAD from Type V</text:p>
          </table:table-cell>
        </table:table-row>
        <table:table-row table:style-name="ro1">
          <table:table-cell office:value-type="string" calcext:value-type="string">
            <text:p>Removed LEDC from Type 1</text:p>
          </table:table-cell>
        </table:table-row>
        <table:table-row table:style-name="ro1">
          <table:table-cell office:value-type="string" calcext:value-type="string">
            <text:p>Added DIOC to Type 1A</text:p>
          </table:table-cell>
        </table:table-row>
        <table:table-row table:style-name="ro1">
          <table:table-cell office:value-type="string" calcext:value-type="string">
            <text:p>Added Type 11 &amp; Type 11A (SOD, SODFL)</text:p>
          </table:table-cell>
        </table:table-row>
        <table:table-row table:style-name="ro3">
          <table:table-cell office:value-type="string" calcext:value-type="string">
            <text:p>Added Type 1AB</text:p>
          </table:table-cell>
        </table:table-row>
        <table:table-row table:style-name="ro1">
          <table:table-cell table:style-name="ce5" office:value-type="string" calcext:value-type="string">
            <text:p>Added Type 2AB</text:p>
          </table:table-cell>
        </table:table-row>
        <table:table-row table:style-name="ro1">
          <table:table-cell table:style-name="ce2" office:value-type="string" calcext:value-type="string">
            <text:p>Revision V3</text:p>
          </table:table-cell>
        </table:table-row>
        <table:table-row table:style-name="ro3">
          <table:table-cell table:style-name="ce3" office:value-type="string" calcext:value-type="string">
            <text:p>Reformatted Sheets</text:p>
          </table:table-cell>
        </table:table-row>
        <table:table-row table:style-name="ro3">
          <table:table-cell office:value-type="string" calcext:value-type="string">
            <text:p>Added Type 1C for CAPCWR, INDP</text:p>
          </table:table-cell>
        </table:table-row>
        <table:table-row table:style-name="ro3">
          <table:table-cell office:value-type="string" calcext:value-type="string">
            <text:p>Renamed Type 1A to Type 1AA</text:p>
          </table:table-cell>
        </table:table-row>
        <table:table-row table:style-name="ro3">
          <table:table-cell office:value-type="string" calcext:value-type="string">
            <text:p>Renamed Type 2A to Type 2AA</text:p>
          </table:table-cell>
        </table:table-row>
        <table:table-row table:style-name="ro3">
          <table:table-cell office:value-type="string" calcext:value-type="string">
            <text:p>Renamed Type 11A to Type 11B</text:p>
          </table:table-cell>
        </table:table-row>
        <table:table-row table:style-name="ro3">
          <table:table-cell office:value-type="string" calcext:value-type="string">
            <text:p>Renamed Type 11 to Type 11A</text:p>
          </table:table-cell>
        </table:table-row>
        <table:table-row table:style-name="ro3">
          <table:table-cell office:value-type="string" calcext:value-type="string">
            <text:p>Split Type 5 into Type 5A &amp; Type 5B</text:p>
          </table:table-cell>
        </table:table-row>
        <table:table-row table:style-name="ro3">
          <table:table-cell office:value-type="string" calcext:value-type="string">
            <text:p>Changed calculation for Silkscreen Polarity Mark for Type 5A &amp; Type 5B</text:p>
          </table:table-cell>
        </table:table-row>
        <table:table-row table:style-name="ro3">
          <table:table-cell office:value-type="string" calcext:value-type="string">
            <text:p>Split Type 7 into Type 7A &amp; Type 7B</text:p>
          </table:table-cell>
        </table:table-row>
        <table:table-row table:style-name="ro3">
          <table:table-cell office:value-type="string" calcext:value-type="string">
            <text:p>Split Type 8 into Type 8A &amp; Type 8B</text:p>
          </table:table-cell>
        </table:table-row>
        <table:table-row table:style-name="ro3">
          <table:table-cell office:value-type="string" calcext:value-type="string">
            <text:p>Changed calculation for Silkscreen Polarity Mark for Type 7A &amp; Type 7B</text:p>
          </table:table-cell>
        </table:table-row>
        <table:table-row table:style-name="ro3">
          <table:table-cell office:value-type="string" calcext:value-type="string">
            <text:p>Renamed Type 1CA to Type 1BA</text:p>
          </table:table-cell>
        </table:table-row>
        <table:table-row table:style-name="ro3">
          <table:table-cell office:value-type="string" calcext:value-type="string">
            <text:p>Added Type XI</text:p>
          </table:table-cell>
        </table:table-row>
        <table:table-row table:style-name="ro3">
          <table:table-cell office:value-type="string" calcext:value-type="string">
            <text:p>Added Type XIA</text:p>
          </table:table-cell>
        </table:table-row>
        <table:table-row table:style-name="ro3">
          <table:table-cell office:value-type="string" calcext:value-type="string">
            <text:p>Added Type XII</text:p>
          </table:table-cell>
        </table:table-row>
        <table:table-row table:style-name="ro3">
          <table:table-cell office:value-type="string" calcext:value-type="string">
            <text:p>Added Type XIIA</text:p>
          </table:table-cell>
        </table:table-row>
        <table:table-row table:style-name="ro3">
          <table:table-cell office:value-type="string" calcext:value-type="string">
            <text:p>Added CAPPAR to Type II</text:p>
          </table:table-cell>
        </table:table-row>
        <table:table-row table:style-name="ro3">
          <table:table-cell office:value-type="string" calcext:value-type="string">
            <text:p>Added Type VIA</text:p>
          </table:table-cell>
        </table:table-row>
        <table:table-row table:style-name="ro3">
          <table:table-cell office:value-type="string" calcext:value-type="string">
            <text:p>Changed Type III to Type IIIA</text:p>
          </table:table-cell>
        </table:table-row>
        <table:table-row table:style-name="ro3">
          <table:table-cell office:value-type="string" calcext:value-type="string">
            <text:p>Added Type III</text:p>
          </table:table-cell>
        </table:table-row>
        <table:table-row table:style-name="ro3">
          <table:table-cell office:value-type="string" calcext:value-type="string">
            <text:p>Renamed all Types</text:p>
          </table:table-cell>
        </table:table-row>
        <table:table-row table:style-name="ro3">
          <table:table-cell office:value-type="string" calcext:value-type="string">
            <text:p>Added constants for s-expression</text:p>
          </table:table-cell>
        </table:table-row>
        <table:table-row table:style-name="ro3">
          <table:table-cell office:value-type="string" calcext:value-type="string">
            <text:p>Added s-expression for SMD Types</text:p>
          </table:table-cell>
        </table:table-row>
        <table:table-row table:style-name="ro3">
          <table:table-cell office:value-type="string" calcext:value-type="string">
            <text:p>Added Introduction tab</text:p>
          </table:table-cell>
        </table:table-row>
        <table:table-row table:style-name="ro3">
          <table:table-cell office:value-type="string" calcext:value-type="string">
            <text:p>Added s-expression for PTH Types</text:p>
          </table:table-cell>
        </table:table-row>
        <table:table-row table:style-name="ro3">
          <table:table-cell office:value-type="string" calcext:value-type="string">
            <text:p>Minor corrections to Index</text:p>
          </table:table-cell>
        </table:table-row>
        <table:table-row table:style-name="ro3">
          <table:table-cell office:value-type="string" calcext:value-type="string">
            <text:p>Added xxxCAV, xxxCAF, xxxAXE, xxxAXS (Chip Arrays) to Types SMD-XLDL_A &amp; SMD-XLDL_B</text:p>
          </table:table-cell>
        </table:table-row>
        <table:table-row table:style-name="ro3">
          <table:table-cell office:value-type="string" calcext:value-type="string">
            <text:p>Changed BGA Polarity Mark to match QFN</text:p>
          </table:table-cell>
        </table:table-row>
        <table:table-row table:style-name="ro3">
          <table:table-cell office:value-type="string" calcext:value-type="string">
            <text:p>Added INDRR and FUSRR to PTH-NRRV</text:p>
          </table:table-cell>
        </table:table-row>
        <table:table-row table:style-name="ro3">
          <table:table-cell office:value-type="string" calcext:value-type="string">
            <text:p>Added new Type – SMD-XLDL_C for SMD Pin Strip Headers</text:p>
          </table:table-cell>
        </table:table-row>
        <table:table-row table:style-name="ro3">
          <table:table-cell table:style-name="ce5" office:value-type="string" calcext:value-type="string">
            <text:p>Changed PTH-MISC to PTH-TO92 and moved Polarity Marks to PTH-XTCX</text:p>
          </table:table-cell>
        </table:table-row>
        <table:table-row table:style-name="ro3">
          <table:table-cell table:style-name="ce2" office:value-type="string" calcext:value-type="string">
            <text:p>Revision V3</text:p>
          </table:table-cell>
        </table:table-row>
        <table:table-row table:style-name="ro3">
          <table:table-cell table:style-name="ce6" office:value-type="string" calcext:value-type="string">
            <text:p>Added Courtyard layer – valid only for s-expression</text:p>
          </table:table-cell>
        </table:table-row>
      </table:table>
      <table:table table:name="Notes" table:style-name="ta1">
        <office:forms form:automatic-focus="false" form:apply-design-mode="false"/>
        <table:table-column table:style-name="co4" table:default-cell-style-name="ce1"/>
        <table:table-row table:style-name="ro5">
          <table:table-cell table:style-name="ce7" office:value-type="string" calcext:value-type="string">
            <text:p>Instructions:</text:p>
          </table:table-cell>
        </table:table-row>
        <table:table-row table:style-name="ro6">
          <table:table-cell office:value-type="string" calcext:value-type="string">
            <text:p>Input the required data. </text:p>
          </table:table-cell>
        </table:table-row>
        <table:table-row table:style-name="ro6">
          <table:table-cell office:value-type="string" calcext:value-type="string">
            <text:p>Line widths, Layers are changeable</text:p>
          </table:table-cell>
        </table:table-row>
        <table:table-row table:style-name="ro7">
          <table:table-cell office:value-type="string" calcext:value-type="string">
            <text:p>Data input is always metric (Blue). </text:p>
          </table:table-cell>
        </table:table-row>
        <table:table-row table:style-name="ro8">
          <table:table-cell office:value-type="string" calcext:value-type="string">
            <text:p>Shaded cells are calculated based on the inputs and are protected from accidental changes.</text:p>
          </table:table-cell>
        </table:table-row>
        <table:table-row table:style-name="ro9">
          <table:table-cell office:value-type="string" calcext:value-type="string">
            <text:p>Calculated values in Red are mil (x10) units used internally by PCBNew (pre-BZR 3984).</text:p>
          </table:table-cell>
        </table:table-row>
        <table:table-row table:style-name="ro9">
          <table:table-cell office:value-type="string" calcext:value-type="string">
            <text:p>Calculated values in Blue are mm used internally by PCBNew (post-BZR 3984). Six Decimal Places are used in calculations.</text:p>
          </table:table-cell>
        </table:table-row>
        <table:table-row table:style-name="ro8">
          <table:table-cell office:value-type="string" calcext:value-type="string">
            <text:p>Copy and Paste the lines in “Result” into the relevant Footprint in the .mod file. The normal case is to place the lines under the “Field Description(s), T0, T1..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" office:value-type="string" calcext:value-type="string">
            <text:p>Tab Colours:</text:p>
          </table:table-cell>
        </table:table-row>
        <table:table-row table:style-name="ro1">
          <table:table-cell table:style-name="ce9" office:value-type="string" calcext:value-type="string">
            <text:p>Surface Mount</text:p>
          </table:table-cell>
        </table:table-row>
        <table:table-row table:style-name="ro1">
          <table:table-cell table:style-name="ce10" office:value-type="string" calcext:value-type="string">
            <text:p>Through Hole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" office:value-type="string" calcext:value-type="string">
            <text:p>Notes:</text:p>
          </table:table-cell>
        </table:table-row>
        <table:table-row table:style-name="ro8">
          <table:table-cell office:value-type="string" calcext:value-type="string">
            <text:p>1) For PTH Footprints, it is assumed that the Pads are round or square. If rectangular or oval, Pad size dimension to use is the long side.</text:p>
          </table:table-cell>
        </table:table-row>
        <table:table-row table:style-name="ro8">
          <table:table-cell table:style-name="ce11" office:value-type="string" calcext:value-type="string">
            <text:p>2) Pin graphics for Footprints/Land Patterns with more than 2 pins are not calculated and must be added manually.</text:p>
          </table:table-cell>
        </table:table-row>
      </table:table>
      <table:table table:name="Index" table:style-name="ta1">
        <office:forms form:automatic-focus="false" form:apply-design-mode="false"/>
        <table:table-column table:style-name="co5" table:default-cell-style-name="ce6"/>
        <table:table-column table:style-name="co6" table:default-cell-style-name="ce14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2" table:default-cell-style-name="ce6"/>
        <table:table-column table:style-name="co9" table:visibility="collapse" table:default-cell-style-name="ce24"/>
        <table:table-column table:style-name="co10" table:number-columns-repeated="3" table:default-cell-style-name="ce24"/>
        <table:table-column table:style-name="co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row table:style-name="ro10">
          <table:table-cell table:style-name="ce12" office:value-type="string" calcext:value-type="string">
            <text:p>Graphic Type</text:p>
          </table:table-cell>
          <table:table-cell table:style-name="ce13" office:value-type="string" calcext:value-type="string">
            <text:p>Check</text:p>
          </table:table-cell>
          <table:table-cell table:style-name="ce12" office:value-type="string" calcext:value-type="string">
            <text:p>Class</text:p>
          </table:table-cell>
          <table:table-cell table:style-name="ce12" office:value-type="string" calcext:value-type="string">
            <text:p>Component(s)</text:p>
          </table:table-cell>
          <table:table-cell table:style-name="ce12" office:value-type="string" calcext:value-type="string">
            <text:p>Comments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Graphic Typ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NNCP" xlink:type="simple">SMD-NNCP</text:a></text:p>
          </table:table-cell>
          <table:table-cell table:formula="of:=CONCATENATE(&quot;SMD-&quot;;[.H2];[.I2];[.J2])" office:value-type="string" office:string-value="SMD-NNCP" calcext:value-type="string">
            <text:p>SMD-NNCP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C, INDC, RESC</text:p>
          </table:table-cell>
          <table:table-cell office:value-type="string" calcext:value-type="string">
            <text:p>All Non-Polarized Chip components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P</text:p>
          </table:table-cell>
          <table:table-cell/>
          <table:table-cell table:style-name="ce28" office:value-type="string" calcext:value-type="string" table:number-columns-spanned="6" table:number-rows-spanned="1">
            <text:p>SMD</text:p>
          </table:table-cell>
          <table:covered-table-cell table:number-columns-repeated="5"/>
        </table:table-row>
        <table:table-row table:style-name="ro3">
          <table:table-cell table:number-columns-repeated="2"/>
          <table:table-cell table:style-name="ce15" office:value-type="string" calcext:value-type="string">
            <text:p>SMD</text:p>
          </table:table-cell>
          <table:table-cell office:value-type="string" calcext:value-type="string">
            <text:p>RESMELF</text:p>
          </table:table-cell>
          <table:table-cell office:value-type="string" calcext:value-type="string">
            <text:p>All Non-Polarized MELF Components</text:p>
          </table:table-cell>
          <table:table-cell table:style-name="ce22" office:value-type="string" calcext:value-type="string">
            <text:p>OK</text:p>
          </table:table-cell>
          <table:table-cell table:style-name="ce25" table:number-columns-repeated="4"/>
          <table:table-cell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6"/>
        </table:table-row>
        <table:table-row table:style-name="ro3">
          <table:table-cell table:number-columns-repeated="6"/>
          <table:table-cell table:style-name="ce25" table:number-columns-repeated="4"/>
          <table:table-cell/>
          <table:table-cell table:style-name="ce6" office:value-type="string" calcext:value-type="string">
            <text:p>Non-Polarised</text:p>
          </table:table-cell>
          <table:table-cell table:style-name="ce30" office:value-type="string" calcext:value-type="string">
            <text:p>N</text:p>
          </table:table-cell>
          <table:table-cell table:style-name="ce6" office:value-type="string" calcext:value-type="string">
            <text:p>Leaded</text:p>
          </table:table-cell>
          <table:table-cell table:style-name="ce30" office:value-type="string" calcext:value-type="string">
            <text:p>L</text:p>
          </table:table-cell>
          <table:table-cell table:style-name="ce6" office:value-type="string" calcext:value-type="string">
            <text:p>Chip/MELF</text:p>
          </table:table-cell>
          <table:table-cell table:style-name="ce6" office:value-type="string" calcext:value-type="string">
            <text:p>CP</text:p>
          </table:table-cell>
        </table:table-row>
        <table:table-row table:style-name="ro6">
          <table:table-cell office:value-type="string" calcext:value-type="string">
            <text:p><text:a xlink:href="../graphicsCalculator.ods#SMD-PNCP_A" xlink:type="simple">SMD-PNCP_A</text:a></text:p>
          </table:table-cell>
          <table:table-cell table:formula="of:=CONCATENATE(&quot;SMD-&quot;;[.H5];[.I5];[.J5])" office:value-type="string" office:string-value="SMD-PNCP" calcext:value-type="string">
            <text:p>SMD-PNCP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CP, LEDC, DIOC</text:p>
          </table:table-cell>
          <table:table-cell office:value-type="string" calcext:value-type="string">
            <text:p>All Polarized Chip components &gt;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P</text:p>
          </table:table-cell>
          <table:table-cell/>
          <table:table-cell table:style-name="ce6" office:value-type="string" calcext:value-type="string">
            <text:p>Polarised</text:p>
          </table:table-cell>
          <table:table-cell table:style-name="ce30" office:value-type="string" calcext:value-type="string">
            <text:p>P</text:p>
          </table:table-cell>
          <table:table-cell table:style-name="ce6" office:value-type="string" calcext:value-type="string">
            <text:p>Non-Leaded</text:p>
          </table:table-cell>
          <table:table-cell table:style-name="ce30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WW</text:p>
          </table:table-cell>
        </table:table-row>
        <table:table-row table:style-name="ro6">
          <table:table-cell table:number-columns-repeated="2"/>
          <table:table-cell table:style-name="ce15" office:value-type="string" calcext:value-type="string">
            <text:p>SMD</text:p>
          </table:table-cell>
          <table:table-cell office:value-type="string" calcext:value-type="string">
            <text:p>DIOMELF</text:p>
          </table:table-cell>
          <table:table-cell office:value-type="string" calcext:value-type="string">
            <text:p>All Polarized MELF Components &gt;2.0 mm</text:p>
          </table:table-cell>
          <table:table-cell table:style-name="ce22" office:value-type="string" calcext:value-type="string">
            <text:p>OK</text:p>
          </table:table-cell>
          <table:table-cell table:number-columns-repeated="5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Moulded</text:p>
          </table:table-cell>
          <table:table-cell table:style-name="ce6" office:value-type="string" calcext:value-type="string">
            <text:p>MO</text:p>
          </table:table-cell>
        </table:table-row>
        <table:table-row table:style-name="ro6">
          <table:table-cell table:number-columns-repeated="6"/>
          <table:table-cell table:style-name="ce25" table:number-columns-repeated="4"/>
          <table:table-cell/>
          <table:table-cell table:style-name="ce6" table:number-columns-repeated="4"/>
          <table:table-cell table:style-name="ce6" office:value-type="string" calcext:value-type="string">
            <text:p>Alu-Electro</text:p>
          </table:table-cell>
          <table:table-cell table:style-name="ce6"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<text:a xlink:href="../graphicsCalculator.ods#SMD-PNCP_B" xlink:type="simple">SMD-PNCP_B</text:a></text:p>
          </table:table-cell>
          <table:table-cell table:formula="of:=CONCATENATE(&quot;SMD-&quot;;[.H8];[.I8];[.J8])" office:value-type="string" office:string-value="SMD-PNCP" calcext:value-type="string">
            <text:p>SMD-PNCP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CP, LEDC, DIOC</text:p>
          </table:table-cell>
          <table:table-cell office:value-type="string" calcext:value-type="string">
            <text:p>All Polarized Chip components, Body Length ≤ 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A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P</text:p>
          </table:table-cell>
          <table:table-cell/>
          <table:table-cell table:style-name="ce6" table:number-columns-repeated="4"/>
          <table:table-cell table:style-name="ce6" office:value-type="string" calcext:value-type="string">
            <text:p>Quad (top left)</text:p>
          </table:table-cell>
          <table:table-cell table:style-name="ce6" office:value-type="string" calcext:value-type="string">
            <text:p>QL</text:p>
          </table:table-cell>
        </table:table-row>
        <table:table-row table:style-name="ro6">
          <table:table-cell table:number-columns-repeated="2"/>
          <table:table-cell table:style-name="ce15" office:value-type="string" calcext:value-type="string">
            <text:p>SMD</text:p>
          </table:table-cell>
          <table:table-cell office:value-type="string" calcext:value-type="string">
            <text:p>DIOMELF</text:p>
          </table:table-cell>
          <table:table-cell office:value-type="string" calcext:value-type="string">
            <text:p>All Polarized MELF Components, Body Length ≤ 2.0 mm</text:p>
          </table:table-cell>
          <table:table-cell table:style-name="ce22" office:value-type="string" calcext:value-type="string">
            <text:p>OK</text:p>
          </table:table-cell>
          <table:table-cell table:number-columns-repeated="5"/>
          <table:table-cell table:style-name="ce6" table:number-columns-repeated="4"/>
          <table:table-cell table:style-name="ce6" office:value-type="string" calcext:value-type="string">
            <text:p>Quad (centre)</text:p>
          </table:table-cell>
          <table:table-cell table:style-name="ce6" office:value-type="string" calcext:value-type="string">
            <text:p>QC</text:p>
          </table:table-cell>
        </table:table-row>
        <table:table-row table:style-name="ro3">
          <table:table-cell table:number-columns-repeated="6"/>
          <table:table-cell table:style-name="ce25" table:number-columns-repeated="4"/>
          <table:table-cell/>
          <table:table-cell table:style-name="ce6" table:number-columns-repeated="4"/>
          <table:table-cell table:style-name="ce6" office:value-type="string" calcext:value-type="string">
            <text:p>Ball-Grid</text:p>
          </table:table-cell>
          <table:table-cell table:style-name="ce6" office:value-type="string" calcext:value-type="string">
            <text:p>BG</text:p>
          </table:table-cell>
        </table:table-row>
        <table:table-row table:style-name="ro2">
          <table:table-cell office:value-type="string" calcext:value-type="string">
            <text:p><text:a xlink:href="../graphicsCalculator.ods#SMD-NNWW_A" xlink:type="simple">SMD-NNWW_A</text:a></text:p>
          </table:table-cell>
          <table:table-cell table:formula="of:=CONCATENATE(&quot;SMD-&quot;;[.H11];[.I11];[.J11])" office:value-type="string" office:string-value="SMD-NNWW" calcext:value-type="string">
            <text:p>SMD-NNWW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CWR, INDP</text:p>
          </table:table-cell>
          <table:table-cell office:value-type="string" calcext:value-type="string">
            <text:p>All Chip, Wire-Wound Components &gt;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B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WW</text:p>
          </table:table-cell>
          <table:table-cell/>
          <table:table-cell table:style-name="ce6" table:number-columns-repeated="4"/>
          <table:table-cell table:style-name="ce6" office:value-type="string" calcext:value-type="string">
            <text:p>DIL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3">
          <table:table-cell table:number-columns-repeated="6"/>
          <table:table-cell table:style-name="ce25" table:number-columns-repeated="4"/>
          <table:table-cell/>
          <table:table-cell table:style-name="ce6" table:number-columns-repeated="4"/>
          <table:table-cell table:style-name="ce6" office:value-type="string" calcext:value-type="string">
            <text:p>Small Outline</text:p>
          </table:table-cell>
          <table:table-cell table:style-name="ce6" office:value-type="string" calcext:value-type="string">
            <text:p>SO</text:p>
          </table:table-cell>
        </table:table-row>
        <table:table-row table:style-name="ro2">
          <table:table-cell office:value-type="string" calcext:value-type="string">
            <text:p><text:a xlink:href="../graphicsCalculator.ods#SMD-NNMO" xlink:type="simple">SMD-NNMO</text:a></text:p>
          </table:table-cell>
          <table:table-cell table:formula="of:=CONCATENATE(&quot;SMD-&quot;;[.H13];[.I13];[.J13])" office:value-type="string" office:string-value="SMD-NNMO" calcext:value-type="string">
            <text:p>SMD-NNMO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M, INDM, RESM</text:p>
          </table:table-cell>
          <table:table-cell office:value-type="string" calcext:value-type="string">
            <text:p>All Non-Polarized Leadless Moulded components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</text:p>
          </table:table-cell>
          <table:table-cell/>
          <table:table-cell table:style-name="ce6" table:number-columns-repeated="4"/>
          <table:table-cell table:style-name="ce6" office:value-type="string" calcext:value-type="string">
            <text:p>TO Outline</text:p>
          </table:table-cell>
          <table:table-cell table:style-name="ce6" office:value-type="string" calcext:value-type="string">
            <text:p>TO</text:p>
          </table:table-cell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<text:a xlink:href="../graphicsCalculator.ods#SMD-PNMO_A" xlink:type="simple">SMD-PNMO_A</text:a></text:p>
          </table:table-cell>
          <table:table-cell table:formula="of:=CONCATENATE(&quot;SMD-&quot;;[.H15];[.I15];[.J15])" office:value-type="string" office:string-value="SMD-PNMO" calcext:value-type="string">
            <text:p>SMD-PNMO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MP, DIOM</text:p>
          </table:table-cell>
          <table:table-cell office:value-type="string" calcext:value-type="string">
            <text:p>All Polarized Leadless Moulded components, Body Length &gt;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2A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<text:a xlink:href="../graphicsCalculator.ods#SMD-PNMO_B" xlink:type="simple">SMD-PNMO_B</text:a></text:p>
          </table:table-cell>
          <table:table-cell table:formula="of:=CONCATENATE(&quot;SMD-&quot;;[.H17];[.I17];[.J17])" office:value-type="string" office:string-value="SMD-PNMO" calcext:value-type="string">
            <text:p>SMD-PNMO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MP, DIOM</text:p>
          </table:table-cell>
          <table:table-cell office:value-type="string" calcext:value-type="string">
            <text:p>All Polarized Leadless Moulded components, Body Length ≤ 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2A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PLAE" xlink:type="simple">SMD-PLAE</text:a></text:p>
          </table:table-cell>
          <table:table-cell table:formula="of:=CONCATENATE(&quot;SMD-&quot;;[.H19];[.I19];[.J19])" office:value-type="string" office:string-value="SMD-PLAE" calcext:value-type="string">
            <text:p>SMD-PLAE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CAPAE</text:p>
          </table:table-cell>
          <table:table-cell office:value-type="string" calcext:value-type="string">
            <text:p>Aluminium Electrolytic Capacitors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E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LQL" xlink:type="simple">SMD-XLQL</text:a></text:p>
          </table:table-cell>
          <table:table-cell table:formula="of:=CONCATENATE(&quot;SMD-&quot;;[.H21];[.I21];[.J21])" office:value-type="string" office:string-value="SMD-XLQL" calcext:value-type="string">
            <text:p>SMD-XLQ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QFP</text:p>
          </table:table-cell>
          <table:table-cell office:value-type="string" calcext:value-type="string">
            <text:p>Quad Leaded Packages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L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NQL_A" xlink:type="simple">SMD-XNQL_A</text:a></text:p>
          </table:table-cell>
          <table:table-cell table:formula="of:=CONCATENATE(&quot;SMD-&quot;;[.H23];[.I23];[.J23])" office:value-type="string" office:string-value="SMD-XNQL" calcext:value-type="string">
            <text:p>SMD-XNQ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QFN</text:p>
          </table:table-cell>
          <table:table-cell table:style-name="ce21" office:value-type="string" calcext:value-type="string">
            <text:p>Quad Non-Leaded Packages, Body Length ≥ 4.0 mm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5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L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NQL_B" xlink:type="simple">SMD-XNQL_B</text:a></text:p>
          </table:table-cell>
          <table:table-cell table:formula="of:=CONCATENATE(&quot;SMD-&quot;;[.H25];[.I25];[.J25])" office:value-type="string" office:string-value="SMD-XNQL" calcext:value-type="string">
            <text:p>SMD-XNQ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QFN</text:p>
          </table:table-cell>
          <table:table-cell table:style-name="ce21" office:value-type="string" calcext:value-type="string">
            <text:p>Quad Non-Leaded Packages, Body Length &lt; 4.0 mm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5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L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LQC" xlink:type="simple">SMD-XLQC</text:a></text:p>
          </table:table-cell>
          <table:table-cell table:formula="of:=CONCATENATE(&quot;SMD-&quot;;[.H27];[.I27];[.J27])" office:value-type="string" office:string-value="SMD-XLQC" calcext:value-type="string">
            <text:p>SMD-XLQC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PLCC</text:p>
          </table:table-cell>
          <table:table-cell office:value-type="string" calcext:value-type="string">
            <text:p>Quad Leaded Packages, Pin 1 Top Middle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C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NBG_A" xlink:type="simple">SMD-XNBG_A</text:a></text:p>
          </table:table-cell>
          <table:table-cell table:formula="of:=CONCATENATE(&quot;SMD-&quot;;[.H29];[.I29];[.J29])" office:value-type="string" office:string-value="SMD-XNBG" calcext:value-type="string">
            <text:p>SMD-XNBG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Ball Grid Array Packages, Body Length ≥ 4.0 mm, Pin A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7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G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NBG_B" xlink:type="simple">SMD-XNBG_B</text:a></text:p>
          </table:table-cell>
          <table:table-cell table:formula="of:=CONCATENATE(&quot;SMD-&quot;;[.H31];[.I31];[.J31])" office:value-type="string" office:string-value="SMD-XNBG" calcext:value-type="string">
            <text:p>SMD-XNBG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Ball Grid Array Packages, Body Length &lt; 4.0 mm, Pin A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7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G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LDL_A" xlink:type="simple">SMD-XLDL_A</text:a></text:p>
          </table:table-cell>
          <table:table-cell table:formula="of:=CONCATENATE(&quot;SMD-&quot;;[.H33];[.I33];[.J33])" office:value-type="string" office:string-value="SMD-XLDL" calcext:value-type="string">
            <text:p>SMD-XLD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SOP, SOIC127P, SOIC25xP, SOJ, xxxCAV, xxxCAF, xxxAXE, xxxAXS</text:p>
          </table:table-cell>
          <table:table-cell office:value-type="string" calcext:value-type="string">
            <text:p>Dual In-Line Packages, No. Pins &gt;10 (Not SOIC25xP)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8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LDL_B" xlink:type="simple">SMD-XLDL_B</text:a></text:p>
          </table:table-cell>
          <table:table-cell table:formula="of:=CONCATENATE(&quot;SMD-&quot;;[.H35];[.I35];[.J35])" office:value-type="string" office:string-value="SMD-XLDL" calcext:value-type="string">
            <text:p>SMD-XLD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SOP, SOIC127P, SOJ, xxxCAV, xxxCAF, xxxAXE, xxxAXS</text:p>
          </table:table-cell>
          <table:table-cell office:value-type="string" calcext:value-type="string">
            <text:p>Dual In-Line Packages, No. Pins ≤10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8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1"/>
        </table:table-row>
        <table:table-row table:style-name="ro6">
          <table:table-cell office:value-type="string" calcext:value-type="string">
            <text:p><text:a xlink:href="../graphicsCalculator.ods#SMD-XLDL_C" xlink:type="simple">SMD-XLDL_C</text:a></text:p>
          </table:table-cell>
          <table:table-cell table:formula="of:=CONCATENATE(&quot;SMD-&quot;;[.H37];[.I37];[.J37])" office:value-type="string" office:string-value="SMD-XLDL" calcext:value-type="string">
            <text:p>SMD-XLD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HDRV</text:p>
          </table:table-cell>
          <table:table-cell office:value-type="string" calcext:value-type="string">
            <text:p>Dual In-Line Packages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8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NDL" xlink:type="simple">SMD-XNDL</text:a></text:p>
          </table:table-cell>
          <table:table-cell table:formula="of:=CONCATENATE(&quot;SMD-&quot;;[.H39];[.I39];[.J39])" office:value-type="string" office:string-value="SMD-XNDL" calcext:value-type="string">
            <text:p>SMD-XNDL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mall Outline Non-Leaded Packages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L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SMD-XLSO" xlink:type="simple">SMD-XLSO</text:a></text:p>
          </table:table-cell>
          <table:table-cell table:formula="of:=CONCATENATE(&quot;SMD-&quot;;[.H41];[.I41];[.J41])" office:value-type="string" office:string-value="SMD-XLSO" calcext:value-type="string">
            <text:p>SMD-XLSO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SOT, SOTFL</text:p>
          </table:table-cell>
          <table:table-cell office:value-type="string" calcext:value-type="string">
            <text:p>Small Outline Transistor Packages, Pin 1 Top Left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O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<text:a xlink:href="../graphicsCalculator.ods#SMD-PLMO_A" xlink:type="simple">SMD-PLMO_A</text:a></text:p>
          </table:table-cell>
          <table:table-cell table:formula="of:=CONCATENATE(&quot;SMD-&quot;;[.H43];[.I43];[.J43])" office:value-type="string" office:string-value="SMD-PLMO" calcext:value-type="string">
            <text:p>SMD-PLMO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SODFL, SOD</text:p>
          </table:table-cell>
          <table:table-cell office:value-type="string" calcext:value-type="string">
            <text:p>Leaded Polarized Moulded components, Body Length &gt;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1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2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<text:a xlink:href="../graphicsCalculator.ods#SMD-PLMO_B" xlink:type="simple">SMD-PLMO_B</text:a></text:p>
          </table:table-cell>
          <table:table-cell table:formula="of:=CONCATENATE(&quot;SMD-&quot;;[.H45];[.I45];[.J45])" office:value-type="string" office:string-value="SMD-PLMO" calcext:value-type="string">
            <text:p>SMD-PLMO</text:p>
          </table:table-cell>
          <table:table-cell table:style-name="ce15" office:value-type="string" calcext:value-type="string">
            <text:p>SMD</text:p>
          </table:table-cell>
          <table:table-cell office:value-type="string" calcext:value-type="string">
            <text:p>SODFL, SOD</text:p>
          </table:table-cell>
          <table:table-cell office:value-type="string" calcext:value-type="string">
            <text:p>Leaded Polarized Moulded components, Body Length ≤ 2.0 mm</text:p>
          </table:table-cell>
          <table:table-cell table:style-name="ce22" office:value-type="string" calcext:value-type="string">
            <text:p>OK</text:p>
          </table:table-cell>
          <table:table-cell office:value-type="string" calcext:value-type="string">
            <text:p>Type 11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1"/>
        </table:table-row>
        <table:table-row table:style-name="ro6">
          <table:table-cell office:value-type="string" calcext:value-type="string">
            <text:p><text:a xlink:href="../graphicsCalculator.ods#PTH-XILX_A" xlink:type="simple">PTH-XILX_A</text:a></text:p>
          </table:table-cell>
          <table:table-cell table:formula="of:=CONCATENATE(&quot;PTH-&quot;;[.H47];[.I47];[.J47])" office:value-type="string" office:string-value="PTH-XILX" calcext:value-type="string">
            <text:p>PTH-XILX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DIP, SW (DIPSW)</text:p>
          </table:table-cell>
          <table:table-cell office:value-type="string" calcext:value-type="string">
            <text:p>Dual In-Line Packages, Pin 1 Top Left, Body &lt; Pin Span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I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IL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29" office:value-type="string" calcext:value-type="string" table:number-columns-spanned="6" table:number-rows-spanned="1">
            <text:p>PTH</text:p>
          </table:table-cell>
          <table:covered-table-cell table:number-columns-repeated="5"/>
        </table:table-row>
        <table:table-row table:style-name="ro6">
          <table:table-cell table:number-columns-repeated="2"/>
          <table:table-cell table:style-name="ce16"/>
          <table:table-cell table:style-name="ce19" table:number-columns-repeated="2"/>
          <table:table-cell table:style-name="ce16"/>
          <table:table-cell table:style-name="ce26" table:number-columns-repeated="4"/>
          <table:table-cell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6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6"/>
        </table:table-row>
        <table:table-row table:style-name="ro6">
          <table:table-cell office:value-type="string" calcext:value-type="string">
            <text:p><text:a xlink:href="../graphicsCalculator.ods#PTH-XILX_B" xlink:type="simple">PTH-XILX_B</text:a></text:p>
          </table:table-cell>
          <table:table-cell table:formula="of:=CONCATENATE(&quot;PTH-&quot;;[.H49];[.I49];[.J49])" office:value-type="string" office:string-value="PTH-XILX" calcext:value-type="string">
            <text:p>PTH-XILX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HDRV, SIP, LED7S, DIPS</text:p>
          </table:table-cell>
          <table:table-cell office:value-type="string" calcext:value-type="string">
            <text:p>Dual/Single In-Line Packages, Pin 1 Top Left, Body &gt; Pin Span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VII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IL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6" office:value-type="string" calcext:value-type="string">
            <text:p>Non-Polarised</text:p>
          </table:table-cell>
          <table:table-cell table:style-name="ce30" office:value-type="string" calcext:value-type="string">
            <text:p>N</text:p>
          </table:table-cell>
          <table:table-cell table:style-name="ce6" office:value-type="string" calcext:value-type="string">
            <text:p>Axial, Round</text:p>
          </table:table-cell>
          <table:table-cell table:style-name="ce30" office:value-type="string" calcext:value-type="string">
            <text:p>AD</text:p>
          </table:table-cell>
          <table:table-cell table:style-name="ce6" office:value-type="string" calcext:value-type="string">
            <text:p>Vertical</text:p>
          </table:table-cell>
          <table:table-cell table:style-name="ce6" office:value-type="string" calcext:value-type="string">
            <text:p>V</text:p>
          </table:table-cell>
        </table:table-row>
        <table:table-row table:style-name="ro3">
          <table:table-cell table:number-columns-repeated="6"/>
          <table:table-cell table:style-name="ce19" table:number-columns-repeated="4"/>
          <table:table-cell/>
          <table:table-cell table:style-name="ce6" office:value-type="string" calcext:value-type="string">
            <text:p>Polarised</text:p>
          </table:table-cell>
          <table:table-cell table:style-name="ce30" office:value-type="string" calcext:value-type="string">
            <text:p>P</text:p>
          </table:table-cell>
          <table:table-cell table:style-name="ce6" office:value-type="string" calcext:value-type="string">
            <text:p>Axial, Any</text:p>
          </table:table-cell>
          <table:table-cell table:style-name="ce6" office:value-type="string" calcext:value-type="string">
            <text:p>AA</text:p>
          </table:table-cell>
          <table:table-cell table:style-name="ce6" office:value-type="string" calcext:value-type="string">
            <text:p>Horizontal</text:p>
          </table:table-cell>
          <table:table-cell table:style-name="ce6" office:value-type="string" calcext:value-type="string">
            <text:p>H</text:p>
          </table:table-cell>
        </table:table-row>
        <table:table-row table:style-name="ro6">
          <table:table-cell office:value-type="string" calcext:value-type="string">
            <text:p><text:a xlink:href="../graphicsCalculator.ods#PTH-PAAH" xlink:type="simple">PTH-PAAH</text:a></text:p>
          </table:table-cell>
          <table:table-cell table:formula="of:=CONCATENATE(&quot;PTH-&quot;;[.H51];[.I51];[.J51])" office:value-type="string" office:string-value="PTH-PAAH" calcext:value-type="string">
            <text:p>PTH-PAAH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PAD, CAPPAR, DIOAD, DIOAR</text:p>
          </table:table-cell>
          <table:table-cell office:value-type="string" calcext:value-type="string">
            <text:p>Polarized Axial, Horizontal (Diameter or Rectangular)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II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H</text:p>
          </table:table-cell>
          <table:table-cell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dial, Round</text:p>
          </table:table-cell>
          <table:table-cell table:style-name="ce6" office:value-type="string" calcext:value-type="string">
            <text:p>RD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3">
          <table:table-cell table:number-columns-repeated="6"/>
          <table:table-cell table:style-name="ce19" table:number-columns-repeated="4"/>
          <table:table-cell/>
          <table:table-cell table:style-name="ce6" table:number-columns-repeated="2"/>
          <table:table-cell table:style-name="ce6" office:value-type="string" calcext:value-type="string">
            <text:p>Radial, Square</text:p>
          </table:table-cell>
          <table:table-cell table:style-name="ce6" office:value-type="string" calcext:value-type="string">
            <text:p>RR</text:p>
          </table:table-cell>
          <table:table-cell table:style-name="ce6" table:number-columns-repeated="2"/>
        </table:table-row>
        <table:table-row table:style-name="ro6">
          <table:table-cell office:value-type="string" calcext:value-type="string">
            <text:p><text:a xlink:href="../graphicsCalculator.ods#PTH-NRDV" xlink:type="simple">PTH-NRDV</text:a></text:p>
          </table:table-cell>
          <table:table-cell table:formula="of:=CONCATENATE(&quot;PTH-&quot;;[.H53];[.I53];[.J53])" office:value-type="string" office:string-value="PTH-NRDV" calcext:value-type="string">
            <text:p>PTH-NRD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RD, FUSRD, INDRD</text:p>
          </table:table-cell>
          <table:table-cell office:value-type="string" calcext:value-type="string">
            <text:p>Non-Polarized Round Radial</text:p>
          </table:table-cell>
          <table:table-cell table:style-name="ce23" office:value-type="string" calcext:value-type="string">
            <text:p>NOK</text:p>
          </table:table-cell>
          <table:table-cell table:style-name="ce26" office:value-type="string" calcext:value-type="string">
            <text:p>Type III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RD</text:p>
          </table:table-cell>
          <table:table-cell table:style-name="ce26" office:value-type="string" calcext:value-type="string">
            <text:p>V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In-Line</text:p>
          </table:table-cell>
          <table:table-cell table:style-name="ce6" office:value-type="string" calcext:value-type="string">
            <text:p>IL</text:p>
          </table:table-cell>
          <table:table-cell table:style-name="ce6" table:number-columns-repeated="2"/>
        </table:table-row>
        <table:table-row table:style-name="ro3">
          <table:table-cell table:number-columns-repeated="6"/>
          <table:table-cell table:style-name="ce19" table:number-columns-repeated="4"/>
          <table:table-cell/>
          <table:table-cell table:style-name="ce6" table:number-columns-repeated="2"/>
          <table:table-cell table:style-name="ce6" office:value-type="string" calcext:value-type="string">
            <text:p>TO, Cyl</text:p>
          </table:table-cell>
          <table:table-cell table:style-name="ce6" office:value-type="string" calcext:value-type="string">
            <text:p>TC</text:p>
          </table:table-cell>
          <table:table-cell table:style-name="ce6" table:number-columns-repeated="2"/>
        </table:table-row>
        <table:table-row table:style-name="ro6">
          <table:table-cell office:value-type="string" calcext:value-type="string">
            <text:p><text:a xlink:href="../graphicsCalculator.ods#PTH-PRDV" xlink:type="simple">PTH-PRDV</text:a></text:p>
          </table:table-cell>
          <table:table-cell table:formula="of:=CONCATENATE(&quot;PTH-&quot;;[.H55];[.I55];[.J55])" office:value-type="string" office:string-value="PTH-PRDV" calcext:value-type="string">
            <text:p>PTH-PRD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PRD, LEDRD</text:p>
          </table:table-cell>
          <table:table-cell office:value-type="string" calcext:value-type="string">
            <text:p>Polarized Round Radial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IIIA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D</text:p>
          </table:table-cell>
          <table:table-cell table:style-name="ce26" office:value-type="string" calcext:value-type="string">
            <text:p>V</text:p>
          </table:table-cell>
          <table:table-cell/>
          <table:table-cell table:style-name="ce6" table:number-columns-repeated="2"/>
          <table:table-cell table:style-name="ce6" office:value-type="string" calcext:value-type="string">
            <text:p>TO, Flange</text:p>
          </table:table-cell>
          <table:table-cell table:style-name="ce6" office:value-type="string" calcext:value-type="string">
            <text:p>TF</text:p>
          </table:table-cell>
          <table:table-cell table:style-name="ce6" table:number-columns-repeated="2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NAAH" xlink:type="simple">PTH-NAAH</text:a></text:p>
          </table:table-cell>
          <table:table-cell table:formula="of:=CONCATENATE(&quot;PTH-&quot;;[.H57];[.I57];[.J57])" office:value-type="string" office:string-value="PTH-NAAH" calcext:value-type="string">
            <text:p>PTH-NAAH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AD, CAPAR, RESAD, RESAR, FUSAD, FUSAR, INDAD, INDAR</text:p>
          </table:table-cell>
          <table:table-cell office:value-type="string" calcext:value-type="string">
            <text:p>Non-Polarized Axial, Horizontal (Diameter or Rectangular)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IV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H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XTCX" xlink:type="simple">PTH-XTCX</text:a></text:p>
          </table:table-cell>
          <table:table-cell table:formula="of:=CONCATENATE(&quot;PTH-&quot;;[.H59];[.I59];[.J59])" office:value-type="string" office:string-value="PTH-XTCX" calcext:value-type="string">
            <text:p>PTH-XTCX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TO (Cylindrical)</text:p>
          </table:table-cell>
          <table:table-cell office:value-type="string" calcext:value-type="string">
            <text:p>Cylindrical Round Radial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V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NRRV" xlink:type="simple">PTH-NRRV</text:a></text:p>
          </table:table-cell>
          <table:table-cell table:formula="of:=CONCATENATE(&quot;PTH-&quot;;[.H61];[.I61];[.J61])" office:value-type="string" office:string-value="PTH-NRRV" calcext:value-type="string">
            <text:p>PTH-NRR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RR, CAPRB, INDRR, FUSRR</text:p>
          </table:table-cell>
          <table:table-cell office:value-type="string" calcext:value-type="string">
            <text:p>Non-Polarized Square/Rectangular Radial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VI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PRRV" xlink:type="simple">PTH-PRRV</text:a></text:p>
          </table:table-cell>
          <table:table-cell table:formula="of:=CONCATENATE(&quot;PTH-&quot;;[.H63];[.I63];[.J63])" office:value-type="string" office:string-value="PTH-PRRV" calcext:value-type="string">
            <text:p>PTH-PRR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PRR, LEDRR</text:p>
          </table:table-cell>
          <table:table-cell office:value-type="string" calcext:value-type="string">
            <text:p>Polarized Rectangular Radial</text:p>
          </table:table-cell>
          <table:table-cell table:style-name="ce23" office:value-type="string" calcext:value-type="string">
            <text:p>NOK</text:p>
          </table:table-cell>
          <table:table-cell table:style-name="ce26" office:value-type="string" calcext:value-type="string">
            <text:p>Type VIA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XTFV" xlink:type="simple">PTH-XTFV</text:a></text:p>
          </table:table-cell>
          <table:table-cell table:formula="of:=CONCATENATE(&quot;PTH-&quot;;[.H65];[.I65];[.J65])" office:value-type="string" office:string-value="PTH-XTFV" calcext:value-type="string">
            <text:p>PTH-XTF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TO (Vertical, Flange)</text:p>
          </table:table-cell>
          <table:table-cell office:value-type="string" calcext:value-type="string">
            <text:p>Modified Type VII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VIII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TO92" xlink:type="simple">PTH-TO92</text:a></text:p>
          </table:table-cell>
          <table:table-cell/>
          <table:table-cell table:style-name="ce17" office:value-type="string" calcext:value-type="string">
            <text:p>PTH</text:p>
          </table:table-cell>
          <table:table-cell office:value-type="string" calcext:value-type="string">
            <text:p>TO-92</text:p>
          </table:table-cell>
          <table:table-cell office:value-type="string" calcext:value-type="string">
            <text:p>Body outline and Polarity Marks for TO-92 type</text:p>
          </table:table-cell>
          <table:table-cell table:style-name="ce22" office:value-type="string" calcext:value-type="string">
            <text:p>OK</text:p>
          </table:table-cell>
          <table:table-cell table:style-name="ce26" office:value-type="string" calcext:value-type="string">
            <text:p>Type IX</text:p>
          </table:table-cell>
          <table:table-cell table:style-name="ce27" table:number-columns-repeated="3"/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XTFH" xlink:type="simple">PTH-XTFH</text:a></text:p>
          </table:table-cell>
          <table:table-cell table:formula="of:=CONCATENATE(&quot;PTH-&quot;;[.H69];[.I69];[.J69])" office:value-type="string" office:string-value="PTH-XTFH" calcext:value-type="string">
            <text:p>PTH-XTFH</text:p>
          </table:table-cell>
          <table:table-cell table:style-name="ce18" office:value-type="string" calcext:value-type="string">
            <text:p>PTH</text:p>
          </table:table-cell>
          <table:table-cell table:style-name="ce20" office:value-type="string" calcext:value-type="string">
            <text:p>TO (Horizontal, Flange)</text:p>
          </table:table-cell>
          <table:table-cell table:style-name="ce19" office:value-type="string" calcext:value-type="string">
            <text:p>Not Implemented</text:p>
          </table:table-cell>
          <table:table-cell table:style-name="ce23" office:value-type="string" calcext:value-type="string">
            <text:p>NOK</text:p>
          </table:table-cell>
          <table:table-cell table:style-name="ce27" office:value-type="string" calcext:value-type="string">
            <text:p>Type X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9"/>
          <table:table-cell/>
          <table:table-cell table:style-name="ce6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NADV" xlink:type="simple">PTH-NADV</text:a></text:p>
          </table:table-cell>
          <table:table-cell table:formula="of:=CONCATENATE(&quot;PTH-&quot;;[.H71];[.I71];[.J71])" office:value-type="string" office:string-value="PTH-NADV" calcext:value-type="string">
            <text:p>PTH-NAD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ADV, RESADV, INDADV, FUSADV</text:p>
          </table:table-cell>
          <table:table-cell office:value-type="string" calcext:value-type="string">
            <text:p>Non-Polarized Axial, Vertical Mount</text:p>
          </table:table-cell>
          <table:table-cell table:style-name="ce23" office:value-type="string" calcext:value-type="string">
            <text:p>NOK</text:p>
          </table:table-cell>
          <table:table-cell table:style-name="ce26" office:value-type="string" calcext:value-type="string">
            <text:p>Type XI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AD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PADV" xlink:type="simple">PTH-PADV</text:a></text:p>
          </table:table-cell>
          <table:table-cell table:formula="of:=CONCATENATE(&quot;PTH-&quot;;[.H73];[.I73];[.J73])" office:value-type="string" office:string-value="PTH-PADV" calcext:value-type="string">
            <text:p>PTH-PAD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PADV, DIOADV</text:p>
          </table:table-cell>
          <table:table-cell office:value-type="string" calcext:value-type="string">
            <text:p>Polarized Axial, Vertical Mount</text:p>
          </table:table-cell>
          <table:table-cell table:style-name="ce23" office:value-type="string" calcext:value-type="string">
            <text:p>NOK</text:p>
          </table:table-cell>
          <table:table-cell table:style-name="ce26" office:value-type="string" calcext:value-type="string">
            <text:p>Type XIA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AD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NARV" xlink:type="simple">PTH-NARV</text:a></text:p>
          </table:table-cell>
          <table:table-cell table:formula="of:=CONCATENATE(&quot;PTH-&quot;;[.H75];[.I75];[.J75])" office:value-type="string" office:string-value="PTH-NARV" calcext:value-type="string">
            <text:p>PTH-NAR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ARV, RESARV, INDARV, FUSARV</text:p>
          </table:table-cell>
          <table:table-cell office:value-type="string" calcext:value-type="string">
            <text:p>Non-Polarized Axial, Rectangular, Vertical Mount</text:p>
          </table:table-cell>
          <table:table-cell table:style-name="ce23" office:value-type="string" calcext:value-type="string">
            <text:p>NOK</text:p>
          </table:table-cell>
          <table:table-cell table:style-name="ce26" office:value-type="string" calcext:value-type="string">
            <text:p>Type XII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<text:a xlink:href="../graphicsCalculator.ods#PTH-PARV" xlink:type="simple">PTH-PARV</text:a></text:p>
          </table:table-cell>
          <table:table-cell table:formula="of:=CONCATENATE(&quot;PTH-&quot;;[.H77];[.I77];[.J77])" office:value-type="string" office:string-value="PTH-PARV" calcext:value-type="string">
            <text:p>PTH-PARV</text:p>
          </table:table-cell>
          <table:table-cell table:style-name="ce17" office:value-type="string" calcext:value-type="string">
            <text:p>PTH</text:p>
          </table:table-cell>
          <table:table-cell office:value-type="string" calcext:value-type="string">
            <text:p>CAPPARV, DIOARV</text:p>
          </table:table-cell>
          <table:table-cell office:value-type="string" calcext:value-type="string">
            <text:p>Polarized Axial, Rectangular, Vertical Mount</text:p>
          </table:table-cell>
          <table:table-cell table:style-name="ce23" office:value-type="string" calcext:value-type="string">
            <text:p>NOK</text:p>
          </table:table-cell>
          <table:table-cell table:style-name="ce26" office:value-type="string" calcext:value-type="string">
            <text:p>Type XIIA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19" table:number-columns-repeated="4"/>
          <table:table-cell table:number-columns-repeated="7"/>
        </table:table-row>
      </table:table>
      <table:table table:name="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2" office:value-type="string" calcext:value-type="string" table:number-columns-spanned="2" table:number-rows-spanned="1">
            <text:p>S-expression</text:p>
          </table:table-cell>
          <table:covered-table-cell table:style-name="ce12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Constant Name</text:p>
          </table:table-cell>
        </table:table-row>
        <table:table-row table:style-name="ro7">
          <table:table-cell table:style-name="ce6" table:formula="of:=CONCATENATE(CHAR(32);CHAR(32);&quot;(fp_line (start&quot;;CHAR(32))" office:value-type="string" office:string-value="  (fp_line (start " calcext:value-type="string">
            <text:p><text:s text:c="2"/>(fp_line (start </text:p>
          </table:table-cell>
          <table:table-cell table:style-name="ce6" office:value-type="string" calcext:value-type="string">
            <text:p>fpLineStart</text:p>
          </table:table-cell>
        </table:table-row>
        <table:table-row table:style-name="ro7">
          <table:table-cell table:style-name="ce6" table:formula="of:=CONCATENATE(CHAR(32);CHAR(32);&quot;(fp_circle (center&quot;;CHAR(32))" office:value-type="string" office:string-value="  (fp_circle (center " calcext:value-type="string">
            <text:p><text:s text:c="2"/>(fp_circle (center </text:p>
          </table:table-cell>
          <table:table-cell table:style-name="ce6" office:value-type="string" calcext:value-type="string">
            <text:p>fpCircleCenter</text:p>
          </table:table-cell>
        </table:table-row>
        <table:table-row table:style-name="ro2">
          <table:table-cell table:style-name="ce6" table:formula="of:=CONCATENATE(CHAR(32);CHAR(32);&quot;(fp_arc (start&quot;;CHAR(32))" office:value-type="string" office:string-value="  (fp_arc (start " calcext:value-type="string">
            <text:p><text:s text:c="2"/>(fp_arc (start </text:p>
          </table:table-cell>
          <table:table-cell table:style-name="ce6" office:value-type="string" calcext:value-type="string">
            <text:p>fpArcStart</text:p>
          </table:table-cell>
        </table:table-row>
        <table:table-row table:style-name="ro1">
          <table:table-cell table:style-name="ce6" table:formula="of:=CONCATENATE(&quot;) (end&quot;;CHAR(32))" office:value-type="string" office:string-value=") (end " calcext:value-type="string">
            <text:p>) (end </text:p>
          </table:table-cell>
          <table:table-cell table:style-name="ce6" office:value-type="string" calcext:value-type="string">
            <text:p>End</text:p>
          </table:table-cell>
        </table:table-row>
        <table:table-row table:style-name="ro1">
          <table:table-cell table:style-name="ce6" table:formula="of:=CONCATENATE(&quot;) (layer&quot;;CHAR(32))" office:value-type="string" office:string-value=") (layer " calcext:value-type="string">
            <text:p>) (layer </text:p>
          </table:table-cell>
          <table:table-cell table:style-name="ce6" office:value-type="string" calcext:value-type="string">
            <text:p>Layer</text:p>
          </table:table-cell>
        </table:table-row>
        <table:table-row table:style-name="ro1">
          <table:table-cell table:style-name="ce6" table:formula="of:=CONCATENATE(&quot;) (width&quot;;CHAR(32))" office:value-type="string" office:string-value=") (width " calcext:value-type="string">
            <text:p>) (width </text:p>
          </table:table-cell>
          <table:table-cell table:style-name="ce6" office:value-type="string" calcext:value-type="string">
            <text:p>Width</text:p>
          </table:table-cell>
        </table:table-row>
        <table:table-row table:style-name="ro1">
          <table:table-cell table:style-name="ce6" table:formula="of:=CONCATENATE(&quot;) (angle&quot;;CHAR(32))" office:value-type="string" office:string-value=") (angle " calcext:value-type="string">
            <text:p>) (angle </text:p>
          </table:table-cell>
          <table:table-cell table:style-name="ce6" office:value-type="string" calcext:value-type="string">
            <text:p>Angle</text:p>
          </table:table-cell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Minus</text:p>
          </table:table-cell>
        </table:table-row>
        <table:table-row table:style-name="ro1">
          <table:table-cell table:style-name="ce6" table:formula="of:=CHAR(32)" office:value-type="string" office:string-value=" " calcext:value-type="string">
            <text:p><text:s/></text:p>
          </table:table-cell>
          <table:table-cell table:style-name="ce6" office:value-type="string" calcext:value-type="string">
            <text:p>Space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Zero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table:style-name="ce31"/>
          <table:table-cell/>
        </table:table-row>
      </table:table>
      <table:table table:name="SMD-NNCP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1" draw:style-name="gr1" draw:text-style-name="P1" svg:width="7.885cm" svg:height="5.9cm" svg:x="19.996cm" svg:y="0cm">
            <draw:image xlink:href="Pictures/2000000900001ECE0000170D8E273345.svm" xlink:type="simple" xlink:show="embed" xlink:actuate="onLoad">
              <text:p/>
            </draw:image>
          </draw:frame>
          <draw:frame draw:z-index="1" draw:name="Graphics 23" draw:style-name="gr1" draw:text-style-name="P1" svg:width="7.99cm" svg:height="4.815cm" svg:x="19.995cm" svg:y="6.354cm">
            <draw:image xlink:href="Pictures/2000000900001F37000012D09AEC0D11.svm" xlink:type="simple" xlink:show="embed" xlink:actuate="onLoad">
              <text:p/>
            </draw:image>
          </draw:frame>
        </table:shapes>
        <table:table-column table:style-name="co16" table:number-columns-repeated="24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5">
          <table:table-cell table:style-name="ce33" office:value-type="string" calcext:value-type="string" table:number-columns-spanned="2" table:number-rows-spanned="1">
            <text:p>Outline.Line</text:p>
          </table:table-cell>
          <table:covered-table-cell table:style-name="ce47"/>
          <table:table-cell table:style-name="ce52" office:value-type="float" office:value="0.2" calcext:value-type="float">
            <text:p>0.2</text:p>
          </table:table-cell>
          <table:table-cell table:style-name="ce54" table:content-validation-name="val3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5">
          <table:table-cell table:style-name="ce33" office:value-type="string" calcext:value-type="string" table:number-columns-spanned="2" table:number-rows-spanned="1">
            <text:p>Outline.Mark</text:p>
          </table:table-cell>
          <table:covered-table-cell table:style-name="ce47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4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4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4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4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2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7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" calcext:value-type="float">
            <text:p>2</text:p>
          </table:table-cell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0.8" calcext:value-type="float">
            <text:p>0.8</text:p>
          </table:table-cell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1.44" calcext:value-type="float">
            <text:p>1.44</text:p>
          </table:table-cell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0.55" calcext:value-type="float">
            <text:p>0.55</text:p>
          </table:table-cell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Width</text:p>
          </table:table-cell>
          <table:covered-table-cell table:style-name="ce36"/>
          <table:table-cell table:style-name="ce55" office:value-type="float" office:value="0.95" calcext:value-type="float">
            <text:p>0.95</text:p>
          </table:table-cell>
          <table:table-cell table:number-columns-repeated="5"/>
          <table:table-cell table:style-name="ce51" table:number-columns-repeated="7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7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19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19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19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19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7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Y1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style-name="ce39"/>
          <table:covered-table-cell table:number-columns-repeated="3"/>
          <table:table-cell table:style-name="ce39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X1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style-name="ce39"/>
          <table:covered-table-cell table:number-columns-repeated="3"/>
          <table:table-cell table:style-name="ce39"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Y2</text:p>
          </table:table-cell>
          <table:table-cell table:style-name="ce50" office:value-type="string" calcext:value-type="string" table:number-columns-spanned="5" table:number-rows-spanned="1">
            <text:p>(Pad Width /2) + Courtyard.Excess</text:p>
          </table:table-cell>
          <table:covered-table-cell table:style-name="ce39"/>
          <table:covered-table-cell table:number-columns-repeated="3"/>
          <table:table-cell table:style-name="ce39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39" office:value-type="string" calcext:value-type="string">
            <text:p>X2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style-name="ce39"/>
          <table:covered-table-cell table:number-columns-repeated="3"/>
          <table:table-cell table:style-name="ce39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5">
          <table:table-cell table:style-name="ce40" office:value-type="string" calcext:value-type="string" table:number-columns-spanned="9" table:number-rows-spanned="1">
            <text:p>V1</text:p>
          </table:table-cell>
          <table:covered-table-cell table:number-columns-repeated="8" table:style-name="ce51"/>
          <table:table-cell table:style-name="ce51" table:number-columns-repeated="3"/>
          <table:table-cell/>
          <table:table-cell table:style-name="ce51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3"/>
        </table:table-row>
        <table:table-row table:style-name="ro12">
          <table:table-cell table:style-name="ce41" office:value-type="string" calcext:value-type="string">
            <text:p>Y1</text:p>
          </table:table-cell>
          <table:table-cell table:style-name="ce41" office:value-type="string" calcext:value-type="string">
            <text:p>X1</text:p>
          </table:table-cell>
          <table:table-cell table:style-name="ce41" office:value-type="string" calcext:value-type="string">
            <text:p>Y2</text:p>
          </table:table-cell>
          <table:table-cell table:style-name="ce41" office:value-type="string" calcext:value-type="string">
            <text:p>X2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3"/>
        </table:table-row>
        <table:table-row table:style-name="ro5">
          <table:table-cell table:style-name="ce42" table:formula="of:=(ROUND(PRODUCT(([.A36]/25.4);1000);0)*10)" office:value-type="float" office:value="160" calcext:value-type="float">
            <text:p>160</text:p>
          </table:table-cell>
          <table:table-cell table:style-name="ce42" table:formula="of:=(ROUND(PRODUCT(([.B36]/25.4);1000);0)*10)" office:value-type="float" office:value="390" calcext:value-type="float">
            <text:p>390</text:p>
          </table:table-cell>
          <table:table-cell table:style-name="ce42" table:formula="of:=(ROUND(PRODUCT(([.C36]/25.4);1000);0)*10)" office:value-type="float" office:value="300" calcext:value-type="float">
            <text:p>300</text:p>
          </table:table-cell>
          <table:table-cell table:style-name="ce42" table:formula="of:=(ROUND(PRODUCT(([.D36]/25.4);1000);0)*10)" office:value-type="float" office:value="490" calcext:value-type="float">
            <text:p>490</text:p>
          </table:table-cell>
          <table:table-cell table:style-name="ce59" table:formula="of:=CONCATENATE(&quot;DS&quot;; &quot; &quot;;&quot;-&quot;;[.B35];&quot; &quot;;&quot;-&quot;;[.A35];&quot; &quot;;[.B35];&quot; &quot;;&quot;-&quot;;[.A35];&quot; &quot;;[.F3];&quot; &quot;;[.E3])" office:value-type="string" office:string-value="DS -390 -160 390 -160 80 24" calcext:value-type="string" table:number-columns-spanned="3" table:number-rows-spanned="1">
            <text:p>DS -390 -160 390 -160 80 24</text:p>
          </table:table-cell>
          <table:covered-table-cell table:number-columns-repeated="2" table:style-name="ce64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3"/>
        </table:table-row>
        <table:table-row table:style-name="ro1">
          <table:table-cell table:style-name="ce43" table:formula="of:=[.C14]/2" office:value-type="float" office:value="0.4" calcext:value-type="float">
            <text:p>0.40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MROUND((([.C17]/2)+[.C8]);[.C9])" office:value-type="float" office:value="0.75" calcext:value-type="float">
            <text:p>0.75</text:p>
          </table:table-cell>
          <table:table-cell table:style-name="ce43" table:formula="of:=MROUND((([.C16]/2)+[.C8]+([.C15]/2));[.C9])" office:value-type="float" office:value="1.25" calcext:value-type="float">
            <text:p>1.25</text:p>
          </table:table-cell>
          <table:table-cell table:style-name="ce60" table:formula="of:=CONCATENATE(&quot;DS&quot;; &quot; &quot;;[.B35];&quot; &quot;;&quot;-&quot;;[.A35];&quot; &quot;;[.B35];&quot; &quot;;[.A35];&quot; &quot;;[.F3];&quot; &quot;;[.E3])" office:value-type="string" office:string-value="DS 390 -160 390 160 80 24" calcext:value-type="string" table:number-columns-spanned="3" table:number-rows-spanned="1">
            <text:p>DS 390 -160 390 160 80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3"/>
        </table:table-row>
        <table:table-row table:style-name="ro1"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60" table:formula="of:=CONCATENATE(&quot;DS&quot;; &quot; &quot;;&quot;-&quot;;[.B35];&quot; &quot;;[.A35];&quot; &quot;;[.B35];&quot; &quot;;[.A35];&quot; &quot;;[.F3];&quot; &quot;;[.E3])" office:value-type="string" office:string-value="DS -390 160 390 160 80 24" calcext:value-type="string" table:number-columns-spanned="3" table:number-rows-spanned="1">
            <text:p>DS -390 160 390 160 80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3"/>
        </table:table-row>
        <table:table-row table:style-name="ro1">
          <table:covered-table-cell table:number-columns-repeated="4" table:style-name="ce44"/>
          <table:table-cell table:style-name="ce60" table:formula="of:=CONCATENATE(&quot;DS&quot;; &quot; &quot;;&quot;-&quot;;[.B35];&quot; &quot;;&quot;-&quot;;[.A35];&quot; &quot;;&quot;-&quot;;[.B35];&quot; &quot;;[.A35];&quot; &quot;;[.F3];&quot; &quot;;[.E3])" office:value-type="string" office:string-value="DS -390 -160 -390 160 80 24" calcext:value-type="string" table:number-columns-spanned="3" table:number-rows-spanned="1">
            <text:p>DS -390 -160 -390 160 80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35];&quot; &quot;;&quot;-&quot;;[.C35];&quot; &quot;;[.D35];&quot; &quot;;&quot;-&quot;;[.C35];&quot; &quot;;[.F7];&quot; &quot;;[.E7])" office:value-type="string" office:string-value="DS -490 -300 490 -300 20 0" calcext:value-type="string" table:number-columns-spanned="3" table:number-rows-spanned="1">
            <text:p>DS -490 -300 490 -300 20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2"/>
          <table:table-cell table:style-name="Default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[.D35];&quot; &quot;;&quot;-&quot;;[.C35];&quot; &quot;;[.D35];&quot; &quot;;[.C35];&quot; &quot;;[.F7];&quot; &quot;;[.E7])" office:value-type="string" office:string-value="DS 490 -300 490 300 20 0" calcext:value-type="string" table:number-columns-spanned="3" table:number-rows-spanned="1">
            <text:p>DS 490 -300 490 300 20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1"/>
          <table:table-cell table:style-name="Default" table:number-columns-repeated="2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35];&quot; &quot;;[.C35];&quot; &quot;;[.D35];&quot; &quot;;[.C35];&quot; &quot;;[.F7];&quot; &quot;;[.E7])" office:value-type="string" office:string-value="DS -490 300 490 300 20 0" calcext:value-type="string" table:number-columns-spanned="3" table:number-rows-spanned="1">
            <text:p>DS -490 300 490 300 20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1"/>
          <table:table-cell table:style-name="Default" table:number-columns-repeated="2"/>
        </table:table-row>
        <table:table-row table:style-name="ro1">
          <table:covered-table-cell table:number-columns-repeated="4" table:style-name="ce45"/>
          <table:table-cell table:style-name="ce62" table:formula="of:=CONCATENATE(&quot;DS&quot;; &quot; &quot;;&quot;-&quot;;[.D35];&quot; &quot;;&quot;-&quot;;[.C35];&quot; &quot;;&quot;-&quot;;[.D35];&quot; &quot;;[.C35];&quot; &quot;;[.F7];&quot; &quot;;[.E7])" office:value-type="string" office:string-value="DS -490 -300 -490 300 20 0" calcext:value-type="string" table:number-columns-spanned="3" table:number-rows-spanned="1">
            <text:p>DS -490 -300 -490 300 20 0</text:p>
          </table:table-cell>
          <table:covered-table-cell table:number-columns-repeated="2" table:style-name="ce64"/>
          <table:table-cell table:style-name="ce62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1"/>
          <table:table-cell table:number-columns-repeated="1011"/>
          <table:table-cell table:style-name="Default" table:number-columns-repeated="2"/>
        </table:table-row>
        <table:table-row table:style-name="ro1">
          <table:table-cell table:number-columns-repeated="1022"/>
        </table:table-row>
        <table:table-row table:style-name="ro5">
          <table:table-cell table:style-name="ce40" office:value-type="string" calcext:value-type="string" table:number-columns-spanned="9" table:number-rows-spanned="1">
            <text:p>V2</text:p>
          </table:table-cell>
          <table:covered-table-cell table:number-columns-repeated="8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Default"/>
          <table:table-cell table:number-columns-repeated="1006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style-name="Default"/>
          <table:table-cell table:number-columns-repeated="1006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style-name="Default"/>
          <table:table-cell table:number-columns-repeated="1006"/>
        </table:table-row>
        <table:table-row table:style-name="ro12">
          <table:table-cell table:style-name="ce41" office:value-type="string" calcext:value-type="string">
            <text:p>Y1</text:p>
          </table:table-cell>
          <table:table-cell table:style-name="ce41" office:value-type="string" calcext:value-type="string">
            <text:p>X1</text:p>
          </table:table-cell>
          <table:table-cell table:style-name="ce41" office:value-type="string" calcext:value-type="string">
            <text:p>Y2</text:p>
          </table:table-cell>
          <table:table-cell table:style-name="ce41" office:value-type="string" calcext:value-type="string">
            <text:p>X2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style-name="Default"/>
          <table:table-cell table:number-columns-repeated="1006"/>
        </table:table-row>
        <table:table-row table:style-name="ro5">
          <table:table-cell table:style-name="ce46" table:formula="of:=([.A49])" office:value-type="float" office:value="0.4" calcext:value-type="float">
            <text:p>0.400000</text:p>
          </table:table-cell>
          <table:table-cell table:style-name="ce46" table:formula="of:=([.B49])" office:value-type="float" office:value="1" calcext:value-type="float">
            <text:p>1.000000</text:p>
          </table:table-cell>
          <table:table-cell table:style-name="ce46" table:formula="of:=([.C49])" office:value-type="float" office:value="0.75" calcext:value-type="float">
            <text:p>0.750000</text:p>
          </table:table-cell>
          <table:table-cell table:style-name="ce46" table:formula="of:=([.D49])" office:value-type="float" office:value="1.25" calcext:value-type="float">
            <text:p>1.250000</text:p>
          </table:table-cell>
          <table:table-cell table:style-name="ce59" table:formula="of:=CONCATENATE(&quot;DS&quot;; &quot; &quot;;&quot;-&quot;;[.B48];&quot; &quot;;&quot;-&quot;;[.A48];&quot; &quot;;[.B48];&quot; &quot;;&quot;-&quot;;[.A48];&quot; &quot;;[.G3];&quot; &quot;;[.E3])" office:value-type="string" office:string-value="DS -1 -0.4 1 -0.4 0.2 24" calcext:value-type="string" table:number-columns-spanned="3" table:number-rows-spanned="1">
            <text:p>DS -1 -0.4 1 -0.4 0.2 24</text:p>
          </table:table-cell>
          <table:covered-table-cell table:number-columns-repeated="2" table:style-name="ce64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48];Space;Minus;[.A48];End;[.B48];Space;Minus;[.A48];Layer;[.D3];Width;[.G3];&quot;))&quot;)" office:value-type="string" office:string-value="  (fp_line (start -1 -0.4) (end 1 -0.4) (layer Dwgs.User) (width 0.2))" calcext:value-type="string" table:number-columns-spanned="6" table:number-rows-spanned="1">
            <text:p><text:s text:c="2"/>(fp_line (start -1 -0.4) (end 1 -0.4) (layer Dwgs.User) (width 0.2))</text:p>
          </table:table-cell>
          <table:covered-table-cell table:number-columns-repeated="4" table:style-name="ce73"/>
          <table:covered-table-cell table:style-name="ce76"/>
          <table:table-cell table:style-name="Default"/>
          <table:table-cell table:number-columns-repeated="1006"/>
        </table:table-row>
        <table:table-row table:style-name="ro1">
          <table:table-cell table:style-name="ce43" table:formula="of:=[.C14]/2" office:value-type="float" office:value="0.4" calcext:value-type="float">
            <text:p>0.40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MROUND((([.C17]/2)+[.C8]);[.C9])" office:value-type="float" office:value="0.75" calcext:value-type="float">
            <text:p>0.75</text:p>
          </table:table-cell>
          <table:table-cell table:style-name="ce43" table:formula="of:=MROUND((([.C16]/2)+[.C8]+([.C15]/2));[.C9])" office:value-type="float" office:value="1.25" calcext:value-type="float">
            <text:p>1.25</text:p>
          </table:table-cell>
          <table:table-cell table:style-name="ce60" table:formula="of:=CONCATENATE(&quot;DS&quot;; &quot; &quot;;[.B48];&quot; &quot;;&quot;-&quot;;[.A48];&quot; &quot;;[.B48];&quot; &quot;;[.A48];&quot; &quot;;[.G3];&quot; &quot;;[.E3])" office:value-type="string" office:string-value="DS 1 -0.4 1 0.4 0.2 24" calcext:value-type="string" table:number-columns-spanned="3" table:number-rows-spanned="1">
            <text:p>DS 1 -0.4 1 0.4 0.2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48];Space;Minus;[.A48];End;[.B48];Space;[.A48];Layer;[.D3];Width;[.G3];&quot;))&quot;)" office:value-type="string" office:string-value="  (fp_line (start 1 -0.4) (end 1 0.4) (layer Dwgs.User) (width 0.2))" calcext:value-type="string" table:number-columns-spanned="6" table:number-rows-spanned="1">
            <text:p><text:s text:c="2"/>(fp_line (start 1 -0.4) (end 1 0.4) (layer Dwgs.User) (width 0.2))</text:p>
          </table:table-cell>
          <table:covered-table-cell table:number-columns-repeated="4" table:style-name="ce64"/>
          <table:covered-table-cell table:style-name="ce77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60" table:formula="of:=CONCATENATE(&quot;DS&quot;; &quot; &quot;;&quot;-&quot;;[.B48];&quot; &quot;;[.A48];&quot; &quot;;[.B48];&quot; &quot;;[.A48];&quot; &quot;;[.G3];&quot; &quot;;[.E3])" office:value-type="string" office:string-value="DS -1 0.4 1 0.4 0.2 24" calcext:value-type="string" table:number-columns-spanned="3" table:number-rows-spanned="1">
            <text:p>DS -1 0.4 1 0.4 0.2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8];Space;[.A48];End;[.B48];Space;[.A48];Layer;[.D3];Width;[.G3];&quot;))&quot;)" office:value-type="string" office:string-value="  (fp_line (start -1 0.4) (end 1 0.4) (layer Dwgs.User) (width 0.2))" calcext:value-type="string" table:number-columns-spanned="6" table:number-rows-spanned="1">
            <text:p><text:s text:c="2"/>(fp_line (start -1 0.4) (end 1 0.4) (layer Dwgs.User) (width 0.2))</text:p>
          </table:table-cell>
          <table:covered-table-cell table:number-columns-repeated="4" table:style-name="ce64"/>
          <table:covered-table-cell table:style-name="ce77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number-columns-repeated="4" table:style-name="ce44"/>
          <table:table-cell table:style-name="ce60" table:formula="of:=CONCATENATE(&quot;DS&quot;; &quot; &quot;;&quot;-&quot;;[.B48];&quot; &quot;;&quot;-&quot;;[.A48];&quot; &quot;;&quot;-&quot;;[.B48];&quot; &quot;;[.A48];&quot; &quot;;[.G3];&quot; &quot;;[.E3])" office:value-type="string" office:string-value="DS -1 -0.4 -1 0.4 0.2 24" calcext:value-type="string" table:number-columns-spanned="3" table:number-rows-spanned="1">
            <text:p>DS -1 -0.4 -1 0.4 0.2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8];Space;Minus;[.A48];End;Minus;[.B48];Space;[.A48];Layer;[.D3];Width;[.G3];&quot;))&quot;)" office:value-type="string" office:string-value="  (fp_line (start -1 -0.4) (end -1 0.4) (layer Dwgs.User) (width 0.2))" calcext:value-type="string" table:number-columns-spanned="6" table:number-rows-spanned="1">
            <text:p><text:s text:c="2"/>(fp_line (start -1 -0.4) (end -1 0.4) (layer Dwgs.User) (width 0.2))</text:p>
          </table:table-cell>
          <table:covered-table-cell table:number-columns-repeated="4" table:style-name="ce64"/>
          <table:covered-table-cell table:style-name="ce77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48];&quot; &quot;;&quot;-&quot;;[.C48];&quot; &quot;;[.D48];&quot; &quot;;&quot;-&quot;;[.C48];&quot; &quot;;[.G7];&quot; &quot;;[.E7])" office:value-type="string" office:string-value="DS -1.25 -0.75 1.25 -0.75 0.05 0" calcext:value-type="string" table:number-columns-spanned="3" table:number-rows-spanned="1">
            <text:p>DS -1.25 -0.75 1.25 -0.75 0.05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D48];Space;Minus;[.C48];End;[.D48];Space;Minus;[.C48];Layer;[.D7];Width;[.G7];&quot;))&quot;)" office:value-type="string" office:string-value="  (fp_line (start -1.25 -0.75) (end 1.25 -0.75) (layer F.CrtYd) (width 0.05))" calcext:value-type="string" table:number-columns-spanned="6" table:number-rows-spanned="1">
            <text:p><text:s text:c="2"/>(fp_line (start -1.25 -0.75) (end 1.25 -0.75) (layer F.CrtYd) (width 0.05))</text:p>
          </table:table-cell>
          <table:covered-table-cell table:number-columns-repeated="4" table:style-name="ce74"/>
          <table:covered-table-cell table:style-name="ce78"/>
          <table:table-cell table:style-name="Default"/>
          <table:table-cell table:style-name="ce80" table:number-columns-repeated="2"/>
          <table:table-cell table:number-columns-repeated="1004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[.D48];&quot; &quot;;&quot;-&quot;;[.C48];&quot; &quot;;[.D48];&quot; &quot;;[.C48];&quot; &quot;;[.G7];&quot; &quot;;[.E7])" office:value-type="string" office:string-value="DS 1.25 -0.75 1.25 0.75 0.05 0" calcext:value-type="string" table:number-columns-spanned="3" table:number-rows-spanned="1">
            <text:p>DS 1.25 -0.75 1.25 0.75 0.05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D48];Space;Minus;[.C48];End;[.D48];Space;[.C48];Layer;[.D7];Width;[.G7];&quot;))&quot;)" office:value-type="string" office:string-value="  (fp_line (start 1.25 -0.75) (end 1.25 0.75) (layer F.CrtYd) (width 0.05))" calcext:value-type="string" table:number-columns-spanned="6" table:number-rows-spanned="1">
            <text:p><text:s text:c="2"/>(fp_line (start 1.25 -0.75) (end 1.25 0.75) (layer F.CrtYd) (width 0.05))</text:p>
          </table:table-cell>
          <table:covered-table-cell table:number-columns-repeated="4" table:style-name="ce74"/>
          <table:covered-table-cell table:style-name="ce78"/>
          <table:table-cell table:style-name="Default"/>
          <table:table-cell table:style-name="ce81" table:number-columns-repeated="2"/>
          <table:table-cell table:number-columns-repeated="1004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48];&quot; &quot;;[.C48];&quot; &quot;;[.D48];&quot; &quot;;[.C48];&quot; &quot;;[.G7];&quot; &quot;;[.E7])" office:value-type="string" office:string-value="DS -1.25 0.75 1.25 0.75 0.05 0" calcext:value-type="string" table:number-columns-spanned="3" table:number-rows-spanned="1">
            <text:p>DS -1.25 0.75 1.25 0.75 0.05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D48];Space;[.C48];End;[.D48];Space;[.C48];Layer;[.D7];Width;[.G7];&quot;))&quot;)" office:value-type="string" office:string-value="  (fp_line (start -1.25 0.75) (end 1.25 0.75) (layer F.CrtYd) (width 0.05))" calcext:value-type="string" table:number-columns-spanned="6" table:number-rows-spanned="1">
            <text:p><text:s text:c="2"/>(fp_line (start -1.25 0.75) (end 1.25 0.75) (layer F.CrtYd) (width 0.05))</text:p>
          </table:table-cell>
          <table:covered-table-cell table:number-columns-repeated="4" table:style-name="ce74"/>
          <table:covered-table-cell table:style-name="ce78"/>
          <table:table-cell table:style-name="Default"/>
          <table:table-cell table:style-name="ce81" table:number-columns-repeated="2"/>
          <table:table-cell table:number-columns-repeated="1004"/>
        </table:table-row>
        <table:table-row table:style-name="ro1">
          <table:covered-table-cell table:number-columns-repeated="4" table:style-name="ce45"/>
          <table:table-cell table:style-name="ce62" table:formula="of:=CONCATENATE(&quot;DS&quot;; &quot; &quot;;&quot;-&quot;;[.D48];&quot; &quot;;&quot;-&quot;;[.C48];&quot; &quot;;&quot;-&quot;;[.D48];&quot; &quot;;[.C48];&quot; &quot;;[.G7];&quot; &quot;;[.E7])" office:value-type="string" office:string-value="DS -1.25 -0.75 -1.25 0.75 0.05 0" calcext:value-type="string" table:number-columns-spanned="3" table:number-rows-spanned="1">
            <text:p>DS -1.25 -0.75 -1.25 0.75 0.05 0</text:p>
          </table:table-cell>
          <table:covered-table-cell table:number-columns-repeated="2" table:style-name="ce64"/>
          <table:table-cell table:style-name="ce62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2"/>
          <table:table-cell table:style-name="ce62" table:formula="of:=CONCATENATE(fpLineStart;Minus;[.D48];Space;Minus;[.C48];End;Minus;[.D48];Space;[.C48];Layer;[.D7];Width;[.G7];&quot;))&quot;)" office:value-type="string" office:string-value="  (fp_line (start -1.25 -0.75) (end -1.25 0.75) (layer F.CrtYd) (width 0.05))" calcext:value-type="string" table:number-columns-spanned="6" table:number-rows-spanned="1">
            <text:p><text:s text:c="2"/>(fp_line (start -1.25 -0.75) (end -1.25 0.75) (layer F.CrtYd) (width 0.05))</text:p>
          </table:table-cell>
          <table:covered-table-cell table:number-columns-repeated="4" table:style-name="ce75"/>
          <table:covered-table-cell table:style-name="ce79"/>
          <table:table-cell table:style-name="Default"/>
          <table:table-cell table:style-name="ce81" table:number-columns-repeated="2"/>
          <table:table-cell table:number-columns-repeated="1004"/>
        </table:table-row>
        <table:table-row table:style-name="ro1">
          <table:table-cell table:number-columns-repeated="1022"/>
        </table:table-row>
        <table:table-row table:style-name="ro1" table:number-rows-repeated="12">
          <table:table-cell table:style-name="Default" table:number-columns-repeated="10"/>
          <table:table-cell table:number-columns-repeated="1012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MD-PNCP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2" draw:style-name="gr1" draw:text-style-name="P1" svg:width="11.086cm" svg:height="6.641cm" svg:x="19.995cm" svg:y="0.001cm">
            <draw:image xlink:href="Pictures/2000000900002B4F000019F24FB66346.svm" xlink:type="simple" xlink:show="embed" xlink:actuate="onLoad">
              <text:p/>
            </draw:image>
          </draw:frame>
          <draw:frame draw:z-index="1" draw:name="Graphics 24" draw:style-name="gr1" draw:text-style-name="P1" svg:width="8.176cm" svg:height="4.419cm" svg:x="19.995cm" svg:y="7.257cm">
            <draw:image xlink:href="Pictures/2000000900001FF1000011449840E466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5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7.2" calcext:value-type="float">
            <text:p>7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.8" calcext:value-type="float">
            <text:p>3.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6.2" calcext:value-type="float">
            <text:p>6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9" calcext:value-type="float">
            <text:p>1.9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Width</text:p>
          </table:table-cell>
          <table:covered-table-cell table:style-name="ce36"/>
          <table:table-cell table:style-name="ce55" office:value-type="float" office:value="4.35" calcext:value-type="float">
            <text:p>4.3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– 0.381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ad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750" calcext:value-type="float">
            <text:p>750</text:p>
          </table:table-cell>
          <table:table-cell table:style-name="ce42" table:formula="of:=(ROUND(PRODUCT(([.B40]/25.4);1000);0)*10)" office:value-type="float" office:value="1420" calcext:value-type="float">
            <text:p>1420</text:p>
          </table:table-cell>
          <table:table-cell table:style-name="ce42" table:formula="of:=(ROUND(PRODUCT(([.C40]/25.4);1000);0)*10)" office:value-type="float" office:value="0" calcext:value-type="float">
            <text:p>0</text:p>
          </table:table-cell>
          <table:table-cell table:style-name="ce42" table:formula="of:=(ROUND(PRODUCT(([.D40]/25.4);1000);0)*10)" office:value-type="float" office:value="1270" calcext:value-type="float">
            <text:p>1270</text:p>
          </table:table-cell>
          <table:table-cell table:style-name="ce42" table:formula="of:=(ROUND(PRODUCT(([.E40]/25.4);1000);0)*10)" office:value-type="float" office:value="960" calcext:value-type="float">
            <text:p>960</text:p>
          </table:table-cell>
          <table:table-cell table:style-name="ce42" table:formula="of:=(ROUND(PRODUCT(([.F40]/25.4);1000);0)*10)" office:value-type="float" office:value="1690" calcext:value-type="float">
            <text:p>1690</text:p>
          </table:table-cell>
          <table:table-cell table:style-name="ce42" table:formula="of:=(ROUND(PRODUCT(([.G40]/25.4);1000);0)*10)" office:value-type="float" office:value="0" calcext:value-type="float">
            <text:p>0</text:p>
          </table:table-cell>
          <table:table-cell table:style-name="ce42" table:formula="of:=(ROUND(PRODUCT(([.H40]/25.4);1000);0)*10)" office:value-type="float" office:value="1890" calcext:value-type="float">
            <text:p>189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1420 -750 1420 -750 80 24" calcext:value-type="string" table:number-columns-spanned="3" table:number-rows-spanned="1">
            <text:p>DS -1420 -750 1420 -75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1.9" calcext:value-type="float">
            <text:p>1.90</text:p>
          </table:table-cell>
          <table:table-cell table:style-name="ce43" table:formula="of:=[.C13]/2" office:value-type="float" office:value="3.6" calcext:value-type="float">
            <text:p>3.6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(([.C13]/2)-0.381)" office:value-type="float" office:value="3.219" calcext:value-type="float">
            <text:p>3.22</text:p>
          </table:table-cell>
          <table:table-cell table:style-name="ce43" table:formula="of:=MROUND((([.C17]/2)+[.G8]);[.G9])" office:value-type="float" office:value="2.45" calcext:value-type="float">
            <text:p>2.45</text:p>
          </table:table-cell>
          <table:table-cell table:style-name="ce43" table:formula="of:=MROUND((([.C16]/2)+[.G8]+([.C15]/2));[.G9])" office:value-type="float" office:value="4.3" calcext:value-type="float">
            <text:p>4.3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4.8" calcext:value-type="float">
            <text:p>4.80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1420 -750 1420 750 80 24" calcext:value-type="string" table:number-columns-spanned="3" table:number-rows-spanned="1">
            <text:p>DS 1420 -750 1420 7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1420 750 1420 750 80 24" calcext:value-type="string" table:number-columns-spanned="3" table:number-rows-spanned="1">
            <text:p>DS -1420 750 1420 7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1420 -750 -1420 750 80 24" calcext:value-type="string" table:number-columns-spanned="3" table:number-rows-spanned="1">
            <text:p>DS -1420 -750 -1420 7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&quot;-&quot;;[.C39];&quot; &quot;;&quot;-&quot;;[.D39];&quot; &quot;;&quot;-&quot;;[.C39];&quot; &quot;;[.F4];&quot; &quot;;[.E4])" office:value-type="string" office:string-value="DS -1270 -0 -1270 -0 150 24" calcext:value-type="string" table:number-columns-spanned="3" table:number-rows-spanned="1">
            <text:p>DS -1270 -0 -1270 -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1690 -960 1690 -960 20 0" calcext:value-type="string" table:number-columns-spanned="3" table:number-rows-spanned="1">
            <text:p>DS -1690 -960 1690 -9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1690 -960 1690 960 20 0" calcext:value-type="string" table:number-columns-spanned="3" table:number-rows-spanned="1">
            <text:p>DS 1690 -960 1690 9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1690 960 1690 960 20 0" calcext:value-type="string" table:number-columns-spanned="3" table:number-rows-spanned="1">
            <text:p>DS -1690 960 1690 9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1690 -960 -1690 960 20 0" calcext:value-type="string" table:number-columns-spanned="3" table:number-rows-spanned="1">
            <text:p>DS -1690 -960 -1690 9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1890 -0 -1890 -0 150 21" calcext:value-type="string" table:number-columns-spanned="3" table:number-rows-spanned="1">
            <text:p>DS -1890 -0 -189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1.9" calcext:value-type="float">
            <text:p>1.900000</text:p>
          </table:table-cell>
          <table:table-cell table:style-name="ce46" table:formula="of:=([.B55])" office:value-type="float" office:value="3.6" calcext:value-type="float">
            <text:p>3.600000</text:p>
          </table:table-cell>
          <table:table-cell table:style-name="ce46" table:formula="of:=([.C55])" office:value-type="float" office:value="0" calcext:value-type="float">
            <text:p>0.000000</text:p>
          </table:table-cell>
          <table:table-cell table:style-name="ce46" table:formula="of:=([.D55])" office:value-type="float" office:value="3.219" calcext:value-type="float">
            <text:p>3.219000</text:p>
          </table:table-cell>
          <table:table-cell table:style-name="ce46" table:formula="of:=([.E55])" office:value-type="float" office:value="2.45" calcext:value-type="float">
            <text:p>2.450000</text:p>
          </table:table-cell>
          <table:table-cell table:style-name="ce46" table:formula="of:=([.F55])" office:value-type="float" office:value="4.3" calcext:value-type="float">
            <text:p>4.300000</text:p>
          </table:table-cell>
          <table:table-cell table:style-name="ce46" table:formula="of:=([.G55])" office:value-type="float" office:value="0" calcext:value-type="float">
            <text:p>0.000000</text:p>
          </table:table-cell>
          <table:table-cell table:style-name="ce46" table:formula="of:=([.H55])" office:value-type="float" office:value="4.8" calcext:value-type="float">
            <text:p>4.80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3.6 -1.9 3.6 -1.9 0.2 24" calcext:value-type="string" table:number-columns-spanned="3" table:number-rows-spanned="1">
            <text:p>DS -3.6 -1.9 3.6 -1.9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3.6 -1.9) (end 3.6 -1.9) (layer Dwgs.User) (width 0.2))" calcext:value-type="string" table:number-columns-spanned="6" table:number-rows-spanned="1">
            <text:p><text:s text:c="2"/>(fp_line (start -3.6 -1.9) (end 3.6 -1.9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1.9" calcext:value-type="float">
            <text:p>1.90</text:p>
          </table:table-cell>
          <table:table-cell table:style-name="ce43" table:formula="of:=[.C13]/2" office:value-type="float" office:value="3.6" calcext:value-type="float">
            <text:p>3.6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(([.C13]/2)-0.381)" office:value-type="float" office:value="3.219" calcext:value-type="float">
            <text:p>3.22</text:p>
          </table:table-cell>
          <table:table-cell table:style-name="ce43" table:formula="of:=MROUND((([.C17]/2)+[.G8]);[.G9])" office:value-type="float" office:value="2.45" calcext:value-type="float">
            <text:p>2.45</text:p>
          </table:table-cell>
          <table:table-cell table:style-name="ce43" table:formula="of:=MROUND((([.C16]/2)+[.G8]+([.C15]/2));[.G9])" office:value-type="float" office:value="4.3" calcext:value-type="float">
            <text:p>4.3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4.8" calcext:value-type="float">
            <text:p>4.80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3.6 -1.9 3.6 1.9 0.2 24" calcext:value-type="string" table:number-columns-spanned="3" table:number-rows-spanned="1">
            <text:p>DS 3.6 -1.9 3.6 1.9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3.6 -1.9) (end 3.6 1.9) (layer Dwgs.User) (width 0.2))" calcext:value-type="string" table:number-columns-spanned="6" table:number-rows-spanned="1">
            <text:p><text:s text:c="2"/>(fp_line (start 3.6 -1.9) (end 3.6 1.9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3.6 1.9 3.6 1.9 0.2 24" calcext:value-type="string" table:number-columns-spanned="3" table:number-rows-spanned="1">
            <text:p>DS -3.6 1.9 3.6 1.9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3.6 1.9) (end 3.6 1.9) (layer Dwgs.User) (width 0.2))" calcext:value-type="string" table:number-columns-spanned="6" table:number-rows-spanned="1">
            <text:p><text:s text:c="2"/>(fp_line (start -3.6 1.9) (end 3.6 1.9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3.6 -1.9 -3.6 1.9 0.2 24" calcext:value-type="string" table:number-columns-spanned="3" table:number-rows-spanned="1">
            <text:p>DS -3.6 -1.9 -3.6 1.9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3.6 -1.9) (end -3.6 1.9) (layer Dwgs.User) (width 0.2))" calcext:value-type="string" table:number-columns-spanned="6" table:number-rows-spanned="1">
            <text:p><text:s text:c="2"/>(fp_line (start -3.6 -1.9) (end -3.6 1.9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4];&quot; &quot;;&quot;-&quot;;[.C54];&quot; &quot;;&quot;-&quot;;[.D54];&quot; &quot;;&quot;-&quot;;[.C54];&quot; &quot;;[.G4];&quot; &quot;;[.E4])" office:value-type="string" office:string-value="DS -3.219 -0 -3.219 -0 0.381 24" calcext:value-type="string" table:number-columns-spanned="3" table:number-rows-spanned="1">
            <text:p>DS -3.219 -0 -3.219 -0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4];Space;Minus;[.C54];End;Minus;[.D54];Space;Minus;[.C54];Layer;[.D4];Width;[.G4];&quot;))&quot;)" office:value-type="string" office:string-value="  (fp_line (start -3.219 -0) (end -3.219 -0) (layer Dwgs.User) (width 0.381))" calcext:value-type="string" table:number-columns-spanned="6" table:number-rows-spanned="1">
            <text:p><text:s text:c="2"/>(fp_line (start -3.219 -0) (end -3.219 -0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4.3 -2.45 4.3 -2.45 0.05 0" calcext:value-type="string" table:number-columns-spanned="3" table:number-rows-spanned="1">
            <text:p>DS -4.3 -2.45 4.3 -2.4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4.3 -2.45) (end 4.3 -2.45) (layer F.CrtYd) (width 0.05))" calcext:value-type="string" table:number-columns-spanned="6" table:number-rows-spanned="1">
            <text:p><text:s text:c="2"/>(fp_line (start -4.3 -2.45) (end 4.3 -2.4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4.3 -2.45 4.3 2.45 0.05 0" calcext:value-type="string" table:number-columns-spanned="3" table:number-rows-spanned="1">
            <text:p>DS 4.3 -2.45 4.3 2.4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4.3 -2.45) (end 4.3 2.45) (layer F.CrtYd) (width 0.05))" calcext:value-type="string" table:number-columns-spanned="6" table:number-rows-spanned="1">
            <text:p><text:s text:c="2"/>(fp_line (start 4.3 -2.45) (end 4.3 2.4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4.3 2.45 4.3 2.45 0.05 0" calcext:value-type="string" table:number-columns-spanned="3" table:number-rows-spanned="1">
            <text:p>DS -4.3 2.45 4.3 2.4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4.3 2.45) (end 4.3 2.45) (layer F.CrtYd) (width 0.05))" calcext:value-type="string" table:number-columns-spanned="6" table:number-rows-spanned="1">
            <text:p><text:s text:c="2"/>(fp_line (start -4.3 2.45) (end 4.3 2.4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4.3 -2.45 -4.3 2.45 0.05 0" calcext:value-type="string" table:number-columns-spanned="3" table:number-rows-spanned="1">
            <text:p>DS -4.3 -2.45 -4.3 2.4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4.3 -2.45) (end -4.3 2.45) (layer F.CrtYd) (width 0.05))" calcext:value-type="string" table:number-columns-spanned="6" table:number-rows-spanned="1">
            <text:p><text:s text:c="2"/>(fp_line (start -4.3 -2.45) (end -4.3 2.4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4.8 -0 -4.8 -0 0.381 21" calcext:value-type="string" table:number-columns-spanned="3" table:number-rows-spanned="1">
            <text:p>DS -4.8 -0 -4.8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4.8 -0) (end -4.8 -0) (layer F.SilkS) (width 0.381))" calcext:value-type="string" table:number-columns-spanned="6" table:number-rows-spanned="1">
            <text:p><text:s text:c="2"/>(fp_line (start -4.8 -0) (end -4.8 -0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PNCP_B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3" draw:style-name="gr1" draw:text-style-name="P1" svg:width="10.742cm" svg:height="6.033cm" svg:x="19.995cm" svg:y="0cm">
            <draw:image xlink:href="Pictures/20000009000029F700001792558756C3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6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6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6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6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6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" calcext:value-type="float">
            <text:p>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.2" calcext:value-type="float">
            <text:p>1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1.7" calcext:value-type="float">
            <text:p>1.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15" calcext:value-type="float">
            <text:p>1.1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Width</text:p>
          </table:table-cell>
          <table:covered-table-cell table:style-name="ce36"/>
          <table:table-cell table:style-name="ce55" office:value-type="float" office:value="1.55" calcext:value-type="float">
            <text:p>1.5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ad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240" calcext:value-type="float">
            <text:p>240</text:p>
          </table:table-cell>
          <table:table-cell table:style-name="ce42" table:formula="of:=(ROUND(PRODUCT(([.B40]/25.4);1000);0)*10)" office:value-type="float" office:value="390" calcext:value-type="float">
            <text:p>390</text:p>
          </table:table-cell>
          <table:table-cell table:style-name="ce42" table:formula="of:=(ROUND(PRODUCT(([.C40]/25.4);1000);0)*10)" office:value-type="float" office:value="120" calcext:value-type="float">
            <text:p>120</text:p>
          </table:table-cell>
          <table:table-cell table:style-name="ce42" table:formula="of:=(ROUND(PRODUCT(([.D40]/25.4);1000);0)*10)" office:value-type="float" office:value="280" calcext:value-type="float">
            <text:p>280</text:p>
          </table:table-cell>
          <table:table-cell table:style-name="ce42" table:formula="of:=(ROUND(PRODUCT(([.E40]/25.4);1000);0)*10)" office:value-type="float" office:value="410" calcext:value-type="float">
            <text:p>410</text:p>
          </table:table-cell>
          <table:table-cell table:style-name="ce42" table:formula="of:=(ROUND(PRODUCT(([.F40]/25.4);1000);0)*10)" office:value-type="float" office:value="670" calcext:value-type="float">
            <text:p>670</text:p>
          </table:table-cell>
          <table:table-cell table:style-name="ce42" table:formula="of:=(ROUND(PRODUCT(([.G40]/25.4);1000);0)*10)" office:value-type="float" office:value="0" calcext:value-type="float">
            <text:p>0</text:p>
          </table:table-cell>
          <table:table-cell table:style-name="ce42" table:formula="of:=(ROUND(PRODUCT(([.H40]/25.4);1000);0)*10)" office:value-type="float" office:value="870" calcext:value-type="float">
            <text:p>87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390 -240 390 -240 80 24" calcext:value-type="string" table:number-columns-spanned="3" table:number-rows-spanned="1">
            <text:p>DS -390 -240 390 -24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0.6" calcext:value-type="float">
            <text:p>0.60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(([.C14]/2)-(0.3))" office:value-type="float" office:value="0.3" calcext:value-type="float">
            <text:p>0.30</text:p>
          </table:table-cell>
          <table:table-cell table:style-name="ce43" table:formula="of:=(([.C13]/2)-0.3)" office:value-type="float" office:value="0.7" calcext:value-type="float">
            <text:p>0.70</text:p>
          </table:table-cell>
          <table:table-cell table:style-name="ce43" table:formula="of:=MROUND((([.C17]/2)+[.G8]);[.G9])" office:value-type="float" office:value="1.05" calcext:value-type="float">
            <text:p>1.05</text:p>
          </table:table-cell>
          <table:table-cell table:style-name="ce43" table:formula="of:=MROUND((([.C16]/2)+[.G8]+([.C15]/2));[.G9])" office:value-type="float" office:value="1.7" calcext:value-type="float">
            <text:p>1.7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2.2" calcext:value-type="float">
            <text:p>2.20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390 -240 390 240 80 24" calcext:value-type="string" table:number-columns-spanned="3" table:number-rows-spanned="1">
            <text:p>DS 390 -240 390 24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390 240 390 240 80 24" calcext:value-type="string" table:number-columns-spanned="3" table:number-rows-spanned="1">
            <text:p>DS -390 240 390 24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390 -240 -390 240 80 24" calcext:value-type="string" table:number-columns-spanned="3" table:number-rows-spanned="1">
            <text:p>DS -390 -240 -390 24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39];&quot; &quot;;&quot;-&quot;;[.C39];&quot; &quot;;&quot;-&quot;;[.D39];&quot; &quot;;&quot;-&quot;;[.A39];&quot; &quot;;[.F3];&quot; &quot;;[.E3])" office:value-type="string" office:string-value="DS -390 -120 -280 -240 80 24" calcext:value-type="string" table:number-columns-spanned="3" table:number-rows-spanned="1">
            <text:p>DS -390 -120 -280 -24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3.092cm" svg:y="18.476cm" draw:caption-point-x="-0.61cm" draw:caption-point-y="1.51cm">
              <dc:date>2013-03-25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670 -410 670 -410 20 0" calcext:value-type="string" table:number-columns-spanned="3" table:number-rows-spanned="1">
            <text:p>DS -670 -410 670 -4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670 -410 670 410 20 0" calcext:value-type="string" table:number-columns-spanned="3" table:number-rows-spanned="1">
            <text:p>DS 670 -410 670 4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670 410 670 410 20 0" calcext:value-type="string" table:number-columns-spanned="3" table:number-rows-spanned="1">
            <text:p>DS -670 410 670 4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670 -410 -670 410 20 0" calcext:value-type="string" table:number-columns-spanned="3" table:number-rows-spanned="1">
            <text:p>DS -670 -410 -670 4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870 -0 -870 -0 150 21" calcext:value-type="string" table:number-columns-spanned="3" table:number-rows-spanned="1">
            <text:p>DS -870 -0 -87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0.6" calcext:value-type="float">
            <text:p>0.600000</text:p>
          </table:table-cell>
          <table:table-cell table:style-name="ce46" table:formula="of:=([.B55])" office:value-type="float" office:value="1" calcext:value-type="float">
            <text:p>1.000000</text:p>
          </table:table-cell>
          <table:table-cell table:style-name="ce46" table:formula="of:=([.C55])" office:value-type="float" office:value="0.3" calcext:value-type="float">
            <text:p>0.300000</text:p>
          </table:table-cell>
          <table:table-cell table:style-name="ce46" table:formula="of:=([.D55])" office:value-type="float" office:value="0.7" calcext:value-type="float">
            <text:p>0.700000</text:p>
          </table:table-cell>
          <table:table-cell table:style-name="ce46" table:formula="of:=([.E55])" office:value-type="float" office:value="1.05" calcext:value-type="float">
            <text:p>1.050000</text:p>
          </table:table-cell>
          <table:table-cell table:style-name="ce46" table:formula="of:=([.F55])" office:value-type="float" office:value="1.7" calcext:value-type="float">
            <text:p>1.700000</text:p>
          </table:table-cell>
          <table:table-cell table:style-name="ce46" table:formula="of:=([.G55])" office:value-type="float" office:value="0" calcext:value-type="float">
            <text:p>0.000000</text:p>
          </table:table-cell>
          <table:table-cell table:style-name="ce46" table:formula="of:=([.H55])" office:value-type="float" office:value="2.2" calcext:value-type="float">
            <text:p>2.20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1 -0.6 1 -0.6 0.2 24" calcext:value-type="string" table:number-columns-spanned="3" table:number-rows-spanned="1">
            <text:p>DS -1 -0.6 1 -0.6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1 -0.6) (end 1 -0.6) (layer Dwgs.User) (width 0.2))" calcext:value-type="string" table:number-columns-spanned="6" table:number-rows-spanned="1">
            <text:p><text:s text:c="2"/>(fp_line (start -1 -0.6) (end 1 -0.6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0.6" calcext:value-type="float">
            <text:p>0.60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(([.C14]/2)-(0.3))" office:value-type="float" office:value="0.3" calcext:value-type="float">
            <text:p>0.30</text:p>
          </table:table-cell>
          <table:table-cell table:style-name="ce43" table:formula="of:=(([.C13]/2)-0.3)" office:value-type="float" office:value="0.7" calcext:value-type="float">
            <text:p>0.70</text:p>
          </table:table-cell>
          <table:table-cell table:style-name="ce43" table:formula="of:=MROUND((([.C17]/2)+[.G8]);[.G9])" office:value-type="float" office:value="1.05" calcext:value-type="float">
            <text:p>1.05</text:p>
          </table:table-cell>
          <table:table-cell table:style-name="ce43" table:formula="of:=MROUND((([.C16]/2)+[.G8]+([.C15]/2));[.G9])" office:value-type="float" office:value="1.7" calcext:value-type="float">
            <text:p>1.7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2.2" calcext:value-type="float">
            <text:p>2.20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1 -0.6 1 0.6 0.2 24" calcext:value-type="string" table:number-columns-spanned="3" table:number-rows-spanned="1">
            <text:p>DS 1 -0.6 1 0.6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1 -0.6) (end 1 0.6) (layer Dwgs.User) (width 0.2))" calcext:value-type="string" table:number-columns-spanned="6" table:number-rows-spanned="1">
            <text:p><text:s text:c="2"/>(fp_line (start 1 -0.6) (end 1 0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1 0.6 1 0.6 0.2 24" calcext:value-type="string" table:number-columns-spanned="3" table:number-rows-spanned="1">
            <text:p>DS -1 0.6 1 0.6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1 0.6) (end 1 0.6) (layer Dwgs.User) (width 0.2))" calcext:value-type="string" table:number-columns-spanned="6" table:number-rows-spanned="1">
            <text:p><text:s text:c="2"/>(fp_line (start -1 0.6) (end 1 0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1 -0.6 -1 0.6 0.2 24" calcext:value-type="string" table:number-columns-spanned="3" table:number-rows-spanned="1">
            <text:p>DS -1 -0.6 -1 0.6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1 -0.6) (end -1 0.6) (layer Dwgs.User) (width 0.2))" calcext:value-type="string" table:number-columns-spanned="6" table:number-rows-spanned="1">
            <text:p><text:s text:c="2"/>(fp_line (start -1 -0.6) (end -1 0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54];&quot; &quot;;&quot;-&quot;;[.C54];&quot; &quot;;&quot;-&quot;;[.D54];&quot; &quot;;&quot;-&quot;;[.A54];&quot; &quot;;[.G3];&quot; &quot;;[.E3])" office:value-type="string" office:string-value="DS -1 -0.3 -0.7 -0.6 0.2 24" calcext:value-type="string" table:number-columns-spanned="3" table:number-rows-spanned="1">
            <text:p>DS -1 -0.3 -0.7 -0.6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0.593cm" svg:y="25.716cm" draw:caption-point-x="1.889cm" draw:caption-point-y="1.51cm">
              <dc:date>2013-03-25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style-name="ce60" table:formula="of:=CONCATENATE(fpLineStart;Minus;[.B54];Space;Minus;[.C54];End;Minus;[.D54];Space;Minus;[.A54];Layer;[.D4];Width;[.G4];&quot;))&quot;)" office:value-type="string" office:string-value="  (fp_line (start -1 -0.3) (end -0.7 -0.6) (layer Dwgs.User) (width 0.381))" calcext:value-type="string" table:number-columns-spanned="6" table:number-rows-spanned="1">
            <text:p><text:s text:c="2"/>(fp_line (start -1 -0.3) (end -0.7 -0.6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1.7 -1.05 1.7 -1.05 0.05 0" calcext:value-type="string" table:number-columns-spanned="3" table:number-rows-spanned="1">
            <text:p>DS -1.7 -1.05 1.7 -1.0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1.7 -1.05) (end 1.7 -1.05) (layer F.CrtYd) (width 0.05))" calcext:value-type="string" table:number-columns-spanned="6" table:number-rows-spanned="1">
            <text:p><text:s text:c="2"/>(fp_line (start -1.7 -1.05) (end 1.7 -1.0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1.7 -1.05 1.7 1.05 0.05 0" calcext:value-type="string" table:number-columns-spanned="3" table:number-rows-spanned="1">
            <text:p>DS 1.7 -1.05 1.7 1.0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1.7 -1.05) (end 1.7 1.05) (layer F.CrtYd) (width 0.05))" calcext:value-type="string" table:number-columns-spanned="6" table:number-rows-spanned="1">
            <text:p><text:s text:c="2"/>(fp_line (start 1.7 -1.05) (end 1.7 1.0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1.7 1.05 1.7 1.05 0.05 0" calcext:value-type="string" table:number-columns-spanned="3" table:number-rows-spanned="1">
            <text:p>DS -1.7 1.05 1.7 1.0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1.7 1.05) (end 1.7 1.05) (layer F.CrtYd) (width 0.05))" calcext:value-type="string" table:number-columns-spanned="6" table:number-rows-spanned="1">
            <text:p><text:s text:c="2"/>(fp_line (start -1.7 1.05) (end 1.7 1.0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1.7 -1.05 -1.7 1.05 0.05 0" calcext:value-type="string" table:number-columns-spanned="3" table:number-rows-spanned="1">
            <text:p>DS -1.7 -1.05 -1.7 1.0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1.7 -1.05) (end -1.7 1.05) (layer F.CrtYd) (width 0.05))" calcext:value-type="string" table:number-columns-spanned="6" table:number-rows-spanned="1">
            <text:p><text:s text:c="2"/>(fp_line (start -1.7 -1.05) (end -1.7 1.0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2.2 -0 -2.2 -0 0.381 21" calcext:value-type="string" table:number-columns-spanned="3" table:number-rows-spanned="1">
            <text:p>DS -2.2 -0 -2.2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2.2 -0) (end -2.2 -0) (layer F.SilkS) (width 0.381))" calcext:value-type="string" table:number-columns-spanned="6" table:number-rows-spanned="1">
            <text:p><text:s text:c="2"/>(fp_line (start -2.2 -0) (end -2.2 -0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NNWW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14" draw:style-name="gr1" draw:text-style-name="P1" svg:width="14.261cm" svg:height="6.138cm" svg:x="19.995cm" svg:y="0cm">
            <draw:image xlink:href="Pictures/20000009000037B6000017FB2E93ACC7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7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127" calcext:value-type="float">
            <text:p>0.127</text:p>
          </table:table-cell>
          <table:table-cell table:style-name="ce54" table:content-validation-name="val7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50" calcext:value-type="float">
            <text:p>50</text:p>
          </table:table-cell>
          <table:table-cell table:style-name="ce46" table:formula="of:=([.C4])" office:value-type="float" office:value="0.127" calcext:value-type="float">
            <text:p>0.127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7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7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7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5.1" calcext:value-type="float">
            <text:p>5.1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.3" calcext:value-type="float">
            <text:p>1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4.7" calcext:value-type="float">
            <text:p>4.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25" calcext:value-type="float">
            <text:p>1.2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Width</text:p>
          </table:table-cell>
          <table:covered-table-cell table:style-name="ce36"/>
          <table:table-cell table:style-name="ce55" office:value-type="float" office:value="1.4" calcext:value-type="float">
            <text:p>1.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82" office:value-type="string" calcext:value-type="string" table:number-columns-spanned="5" table:number-rows-spanned="1">
            <text:p>0.15 mm (Height above/below Centre)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+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ad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260" calcext:value-type="float">
            <text:p>260</text:p>
          </table:table-cell>
          <table:table-cell table:style-name="ce42" table:formula="of:=(ROUND(PRODUCT(([.B40]/25.4);1000);0)*10)" office:value-type="float" office:value="1000" calcext:value-type="float">
            <text:p>1000</text:p>
          </table:table-cell>
          <table:table-cell table:style-name="ce42" table:formula="of:=(ROUND(PRODUCT(([.C40]/25.4);1000);0)*10)" office:value-type="float" office:value="60" calcext:value-type="float">
            <text:p>60</text:p>
          </table:table-cell>
          <table:table-cell table:style-name="ce42" table:formula="of:=(ROUND(PRODUCT(([.D40]/25.4);1000);0)*10)" office:value-type="float" office:value="1120" calcext:value-type="float">
            <text:p>1120</text:p>
          </table:table-cell>
          <table:table-cell table:style-name="ce42" table:formula="of:=(ROUND(PRODUCT(([.E40]/25.4);1000);0)*10)" office:value-type="float" office:value="370" calcext:value-type="float">
            <text:p>370</text:p>
          </table:table-cell>
          <table:table-cell table:style-name="ce42" table:formula="of:=(ROUND(PRODUCT(([.F40]/25.4);1000);0)*10)" office:value-type="float" office:value="1280" calcext:value-type="float">
            <text:p>1280</text:p>
          </table:table-cell>
          <table:table-cell table:style-name="ce42" table:formula="of:=(ROUND(PRODUCT(([.G40]/25.4);1000);0)*10)" office:value-type="float" office:value="0" calcext:value-type="float">
            <text:p>0</text:p>
          </table:table-cell>
          <table:table-cell table:style-name="ce42" table:formula="of:=(ROUND(PRODUCT(([.H40]/25.4);1000);0)*10)" office:value-type="float" office:value="1480" calcext:value-type="float">
            <text:p>148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1000 -260 1000 -260 80 24" calcext:value-type="string" table:number-columns-spanned="3" table:number-rows-spanned="1">
            <text:p>DS -1000 -260 1000 -26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0.65" calcext:value-type="float">
            <text:p>0.65</text:p>
          </table:table-cell>
          <table:table-cell table:style-name="ce43" table:formula="of:=[.C13]/2" office:value-type="float" office:value="2.55" calcext:value-type="float">
            <text:p>2.55</text:p>
          </table:table-cell>
          <table:table-cell table:style-name="ce83" office:value-type="float" office:value="0.15" calcext:value-type="float">
            <text:p>0.15</text:p>
          </table:table-cell>
          <table:table-cell table:style-name="ce93" table:formula="of:=[.B40]+0.3" office:value-type="float" office:value="2.85" calcext:value-type="float">
            <text:p>2.850</text:p>
          </table:table-cell>
          <table:table-cell table:style-name="ce43" table:formula="of:=MROUND((([.C17]/2)+[.G8]);[.G9])" office:value-type="float" office:value="0.95" calcext:value-type="float">
            <text:p>0.95</text:p>
          </table:table-cell>
          <table:table-cell table:style-name="ce43" table:formula="of:=MROUND((([.C16]/2)+[.G8]+([.C15]/2));[.G9])" office:value-type="float" office:value="3.25" calcext:value-type="float">
            <text:p>3.25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3.75" calcext:value-type="float">
            <text:p>3.75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1000 -260 1000 260 80 24" calcext:value-type="string" table:number-columns-spanned="3" table:number-rows-spanned="1">
            <text:p>DS 1000 -260 1000 26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1000 260 1000 260 80 24" calcext:value-type="string" table:number-columns-spanned="3" table:number-rows-spanned="1">
            <text:p>DS -1000 260 1000 26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1000 -260 -1000 260 80 24" calcext:value-type="string" table:number-columns-spanned="3" table:number-rows-spanned="1">
            <text:p>DS -1000 -260 -1000 26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B39];&quot; &quot;;&quot;-&quot;;[.C39];&quot; &quot;;&quot;-&quot;;[.D39];&quot; &quot;;&quot;-&quot;;[.C39];&quot; &quot;;[.F4];&quot; &quot;;[.E4])" office:value-type="string" office:string-value="DS -1000 -60 -1120 -60 50 24" calcext:value-type="string" table:number-columns-spanned="3" table:number-rows-spanned="1">
            <text:p>DS -1000 -60 -1120 -60 50 24</text:p>
          </table:table-cell>
          <table:covered-table-cell table:number-columns-repeated="2" table:style-name="ce84"/>
          <table:table-cell table:style-name="ce8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&quot;-&quot;;[.C39];&quot; &quot;;&quot;-&quot;;[.D39];&quot; &quot;;[.C39];&quot; &quot;;[.F4];&quot; &quot;;[.E4])" office:value-type="string" office:string-value="DS -1120 -60 -1120 60 50 24" calcext:value-type="string" table:number-columns-spanned="3" table:number-rows-spanned="1">
            <text:p>DS -1120 -60 -1120 60 50 24</text:p>
          </table:table-cell>
          <table:covered-table-cell table:number-columns-repeated="2" table:style-name="ce84"/>
          <table:table-cell table:style-name="ce8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[.C39];&quot; &quot;;&quot;-&quot;;[.B39];&quot; &quot;;[.C39];&quot; &quot;;[.F4];&quot; &quot;;[.E4])" office:value-type="string" office:string-value="DS -1120 60 -1000 60 50 24" calcext:value-type="string" table:number-columns-spanned="3" table:number-rows-spanned="1">
            <text:p>DS -1120 60 -1000 60 50 24</text:p>
          </table:table-cell>
          <table:covered-table-cell table:number-columns-repeated="2" table:style-name="ce84"/>
          <table:table-cell table:style-name="ce8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1280 -370 1280 -370 20 0" calcext:value-type="string" table:number-columns-spanned="3" table:number-rows-spanned="1">
            <text:p>DS -1280 -370 1280 -3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1280 -370 1280 370 20 0" calcext:value-type="string" table:number-columns-spanned="3" table:number-rows-spanned="1">
            <text:p>DS 1280 -370 1280 3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1280 370 1280 370 20 0" calcext:value-type="string" table:number-columns-spanned="3" table:number-rows-spanned="1">
            <text:p>DS -1280 370 1280 3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1280 -370 -1280 370 20 0" calcext:value-type="string" table:number-columns-spanned="3" table:number-rows-spanned="1">
            <text:p>DS -1280 -370 -1280 3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1480 -0 -1480 -0 150 21" calcext:value-type="string" table:number-columns-spanned="3" table:number-rows-spanned="1">
            <text:p>DS -1480 -0 -148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7])" office:value-type="float" office:value="0.65" calcext:value-type="float">
            <text:p>0.650000</text:p>
          </table:table-cell>
          <table:table-cell table:style-name="ce46" table:formula="of:=([.B57])" office:value-type="float" office:value="2.55" calcext:value-type="float">
            <text:p>2.550000</text:p>
          </table:table-cell>
          <table:table-cell table:style-name="ce46" table:formula="of:=([.C57])" office:value-type="float" office:value="0.15" calcext:value-type="float">
            <text:p>0.150000</text:p>
          </table:table-cell>
          <table:table-cell table:style-name="ce46" table:formula="of:=([.D57])" office:value-type="float" office:value="2.85" calcext:value-type="float">
            <text:p>2.850000</text:p>
          </table:table-cell>
          <table:table-cell table:style-name="ce46" table:formula="of:=([.E57])" office:value-type="float" office:value="0.95" calcext:value-type="float">
            <text:p>0.950000</text:p>
          </table:table-cell>
          <table:table-cell table:style-name="ce46" table:formula="of:=([.F57])" office:value-type="float" office:value="3.25" calcext:value-type="float">
            <text:p>3.250000</text:p>
          </table:table-cell>
          <table:table-cell table:style-name="ce46" table:formula="of:=([.G57])" office:value-type="float" office:value="0" calcext:value-type="float">
            <text:p>0.000000</text:p>
          </table:table-cell>
          <table:table-cell table:style-name="ce46" table:formula="of:=([.H57])" office:value-type="float" office:value="3.75" calcext:value-type="float">
            <text:p>3.750000</text:p>
          </table:table-cell>
          <table:table-cell table:style-name="ce59" table:formula="of:=CONCATENATE(&quot;DS&quot;; &quot; &quot;;&quot;-&quot;;[.B56];&quot; &quot;;&quot;-&quot;;[.A56];&quot; &quot;;[.B56];&quot; &quot;;&quot;-&quot;;[.A56];&quot; &quot;;[.G3];&quot; &quot;;[.E3])" office:value-type="string" office:string-value="DS -2.55 -0.65 2.55 -0.65 0.2 24" calcext:value-type="string" table:number-columns-spanned="3" table:number-rows-spanned="1">
            <text:p>DS -2.55 -0.65 2.55 -0.6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6];Space;Minus;[.A56];End;[.B56];Space;Minus;[.A56];Layer;[.D3];Width;[.G3];&quot;))&quot;)" office:value-type="string" office:string-value="  (fp_line (start -2.55 -0.65) (end 2.55 -0.65) (layer Dwgs.User) (width 0.2))" calcext:value-type="string" table:number-columns-spanned="6" table:number-rows-spanned="1">
            <text:p><text:s text:c="2"/>(fp_line (start -2.55 -0.65) (end 2.55 -0.6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0.65" calcext:value-type="float">
            <text:p>0.65</text:p>
          </table:table-cell>
          <table:table-cell table:style-name="ce43" table:formula="of:=[.C13]/2" office:value-type="float" office:value="2.55" calcext:value-type="float">
            <text:p>2.55</text:p>
          </table:table-cell>
          <table:table-cell table:style-name="ce83" office:value-type="float" office:value="0.15" calcext:value-type="float">
            <text:p>0.15</text:p>
          </table:table-cell>
          <table:table-cell table:style-name="ce93" table:formula="of:=[.B57]+0.3" office:value-type="float" office:value="2.85" calcext:value-type="float">
            <text:p>2.850</text:p>
          </table:table-cell>
          <table:table-cell table:style-name="ce43" table:formula="of:=MROUND((([.C17]/2)+[.G8]);[.G9])" office:value-type="float" office:value="0.95" calcext:value-type="float">
            <text:p>0.95</text:p>
          </table:table-cell>
          <table:table-cell table:style-name="ce43" table:formula="of:=MROUND((([.C16]/2)+[.G8]+([.C15]/2));[.G9])" office:value-type="float" office:value="3.25" calcext:value-type="float">
            <text:p>3.25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3.75" calcext:value-type="float">
            <text:p>3.75</text:p>
          </table:table-cell>
          <table:table-cell table:style-name="ce60" table:formula="of:=CONCATENATE(&quot;DS&quot;; &quot; &quot;;[.B56];&quot; &quot;;&quot;-&quot;;[.A56];&quot; &quot;;[.B56];&quot; &quot;;[.A56];&quot; &quot;;[.G3];&quot; &quot;;[.E3])" office:value-type="string" office:string-value="DS 2.55 -0.65 2.55 0.65 0.2 24" calcext:value-type="string" table:number-columns-spanned="3" table:number-rows-spanned="1">
            <text:p>DS 2.55 -0.65 2.55 0.6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6];Space;Minus;[.A56];End;[.B56];Space;[.A56];Layer;[.D3];Width;[.G3];&quot;))&quot;)" office:value-type="string" office:string-value="  (fp_line (start 2.55 -0.65) (end 2.55 0.65) (layer Dwgs.User) (width 0.2))" calcext:value-type="string" table:number-columns-spanned="6" table:number-rows-spanned="1">
            <text:p><text:s text:c="2"/>(fp_line (start 2.55 -0.65) (end 2.55 0.6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44" table:number-columns-spanned="1" table:number-rows-spanned="10"/>
          <table:table-cell table:style-name="ce60" table:formula="of:=CONCATENATE(&quot;DS&quot;; &quot; &quot;;&quot;-&quot;;[.B56];&quot; &quot;;[.A56];&quot; &quot;;[.B56];&quot; &quot;;[.A56];&quot; &quot;;[.G3];&quot; &quot;;[.E3])" office:value-type="string" office:string-value="DS -2.55 0.65 2.55 0.65 0.2 24" calcext:value-type="string" table:number-columns-spanned="3" table:number-rows-spanned="1">
            <text:p>DS -2.55 0.65 2.55 0.6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6];Space;[.A56];End;[.B56];Space;[.A56];Layer;[.D3];Width;[.G3];&quot;))&quot;)" office:value-type="string" office:string-value="  (fp_line (start -2.55 0.65) (end 2.55 0.65) (layer Dwgs.User) (width 0.2))" calcext:value-type="string" table:number-columns-spanned="6" table:number-rows-spanned="1">
            <text:p><text:s text:c="2"/>(fp_line (start -2.55 0.65) (end 2.55 0.6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6];&quot; &quot;;&quot;-&quot;;[.A56];&quot; &quot;;&quot;-&quot;;[.B56];&quot; &quot;;[.A56];&quot; &quot;;[.G3];&quot; &quot;;[.E3])" office:value-type="string" office:string-value="DS -2.55 -0.65 -2.55 0.65 0.2 24" calcext:value-type="string" table:number-columns-spanned="3" table:number-rows-spanned="1">
            <text:p>DS -2.55 -0.65 -2.55 0.6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6];Space;Minus;[.A56];End;Minus;[.B56];Space;[.A56];Layer;[.D3];Width;[.G3];&quot;))&quot;)" office:value-type="string" office:string-value="  (fp_line (start -2.55 -0.65) (end -2.55 0.65) (layer Dwgs.User) (width 0.2))" calcext:value-type="string" table:number-columns-spanned="6" table:number-rows-spanned="1">
            <text:p><text:s text:c="2"/>(fp_line (start -2.55 -0.65) (end -2.55 0.6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B56];&quot; &quot;;&quot;-&quot;;[.C56];&quot; &quot;;&quot;-&quot;;[.D56];&quot; &quot;;&quot;-&quot;;[.C56];&quot; &quot;;[.G4];&quot; &quot;;[.E4])" office:value-type="string" office:string-value="DS -2.55 -0.15 -2.85 -0.15 0.127 24" calcext:value-type="string" table:number-columns-spanned="3" table:number-rows-spanned="1">
            <text:p>DS -2.55 -0.15 -2.85 -0.15 0.127 24</text:p>
          </table:table-cell>
          <table:covered-table-cell table:number-columns-repeated="2" table:style-name="ce84"/>
          <table:table-cell table:style-name="ce8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70"/>
          <table:table-cell table:style-name="ce84" table:formula="of:=CONCATENATE(fpLineStart;Minus;[.B56];Space;Minus;[.C56];End;Minus;[.B56];Space;Minus;[.C56];Layer;[.D4];Width;[.G4];&quot;))&quot;)" office:value-type="string" office:string-value="  (fp_line (start -2.55 -0.15) (end -2.55 -0.15) (layer Dwgs.User) (width 0.127))" calcext:value-type="string" table:number-columns-spanned="6" table:number-rows-spanned="1">
            <text:p><text:s text:c="2"/>(fp_line (start -2.55 -0.15) (end -2.55 -0.15) (layer Dwgs.User) (width 0.127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6];&quot; &quot;;&quot;-&quot;;[.C56];&quot; &quot;;&quot;-&quot;;[.D56];&quot; &quot;;[.C56];&quot; &quot;;[.G4];&quot; &quot;;[.E4])" office:value-type="string" office:string-value="DS -2.85 -0.15 -2.85 0.15 0.127 24" calcext:value-type="string" table:number-columns-spanned="3" table:number-rows-spanned="1">
            <text:p>DS -2.85 -0.15 -2.85 0.15 0.127 24</text:p>
          </table:table-cell>
          <table:covered-table-cell table:number-columns-repeated="2" table:style-name="ce84"/>
          <table:table-cell table:style-name="ce8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Default"/>
          <table:table-cell table:style-name="ce84" table:formula="of:=CONCATENATE(fpLineStart;Minus;[.B56];Space;Minus;[.C56];End;Minus;[.B56];Space;[.C56];Layer;[.D4];Width;[.G4];&quot;))&quot;)" office:value-type="string" office:string-value="  (fp_line (start -2.55 -0.15) (end -2.55 0.15) (layer Dwgs.User) (width 0.127))" calcext:value-type="string" table:number-columns-spanned="6" table:number-rows-spanned="1">
            <text:p><text:s text:c="2"/>(fp_line (start -2.55 -0.15) (end -2.55 0.15) (layer Dwgs.User) (width 0.127))</text:p>
          </table:table-cell>
          <table:covered-table-cell table:number-columns-repeated="5" table:style-name="ce64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6];&quot; &quot;;[.C56];&quot; &quot;;&quot;-&quot;;[.B56];&quot; &quot;;[.C56];&quot; &quot;;[.G4];&quot; &quot;;[.E4])" office:value-type="string" office:string-value="DS -2.85 0.15 -2.55 0.15 0.127 24" calcext:value-type="string" table:number-columns-spanned="3" table:number-rows-spanned="1">
            <text:p>DS -2.85 0.15 -2.55 0.15 0.127 24</text:p>
          </table:table-cell>
          <table:covered-table-cell table:number-columns-repeated="2" table:style-name="ce84"/>
          <table:table-cell table:style-name="ce8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Default"/>
          <table:table-cell table:style-name="ce84" table:formula="of:=CONCATENATE(fpLineStart;Minus;[.B56];Space;[.C56];End;Minus;[.B56];Space;[.C56];Layer;[.D4];Width;[.G4];&quot;))&quot;)" office:value-type="string" office:string-value="  (fp_line (start -2.55 0.15) (end -2.55 0.15) (layer Dwgs.User) (width 0.127))" calcext:value-type="string" table:number-columns-spanned="6" table:number-rows-spanned="1">
            <text:p><text:s text:c="2"/>(fp_line (start -2.55 0.15) (end -2.55 0.15) (layer Dwgs.User) (width 0.127))</text:p>
          </table:table-cell>
          <table:covered-table-cell table:number-columns-repeated="5" table:style-name="ce64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6];&quot; &quot;;&quot;-&quot;;[.E56];&quot; &quot;;[.F56];&quot; &quot;;&quot;-&quot;;[.E56];&quot; &quot;;[.G7];&quot; &quot;;[.E7])" office:value-type="string" office:string-value="DS -3.25 -0.95 3.25 -0.95 0.05 0" calcext:value-type="string" table:number-columns-spanned="3" table:number-rows-spanned="1">
            <text:p>DS -3.25 -0.95 3.25 -0.9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6];Space;Minus;[.E56];End;[.F56];Space;Minus;[.E56];Layer;[.D7];Width;[.G7];&quot;))&quot;)" office:value-type="string" office:string-value="  (fp_line (start -3.25 -0.95) (end 3.25 -0.95) (layer F.CrtYd) (width 0.05))" calcext:value-type="string" table:number-columns-spanned="6" table:number-rows-spanned="1">
            <text:p><text:s text:c="2"/>(fp_line (start -3.25 -0.95) (end 3.25 -0.9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6];&quot; &quot;;&quot;-&quot;;[.E56];&quot; &quot;;[.F56];&quot; &quot;;[.E56];&quot; &quot;;[.G7];&quot; &quot;;[.E7])" office:value-type="string" office:string-value="DS 3.25 -0.95 3.25 0.95 0.05 0" calcext:value-type="string" table:number-columns-spanned="3" table:number-rows-spanned="1">
            <text:p>DS 3.25 -0.95 3.25 0.9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6];Space;Minus;[.E56];End;[.F56];Space;[.E56];Layer;[.D7];Width;[.G7];&quot;))&quot;)" office:value-type="string" office:string-value="  (fp_line (start 3.25 -0.95) (end 3.25 0.95) (layer F.CrtYd) (width 0.05))" calcext:value-type="string" table:number-columns-spanned="6" table:number-rows-spanned="1">
            <text:p><text:s text:c="2"/>(fp_line (start 3.25 -0.95) (end 3.25 0.9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6];&quot; &quot;;[.E56];&quot; &quot;;[.F56];&quot; &quot;;[.E56];&quot; &quot;;[.G7];&quot; &quot;;[.E7])" office:value-type="string" office:string-value="DS -3.25 0.95 3.25 0.95 0.05 0" calcext:value-type="string" table:number-columns-spanned="3" table:number-rows-spanned="1">
            <text:p>DS -3.25 0.95 3.25 0.9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6];Space;[.E56];End;[.F56];Space;[.E56];Layer;[.D7];Width;[.G7];&quot;))&quot;)" office:value-type="string" office:string-value="  (fp_line (start -3.25 0.95) (end 3.25 0.95) (layer F.CrtYd) (width 0.05))" calcext:value-type="string" table:number-columns-spanned="6" table:number-rows-spanned="1">
            <text:p><text:s text:c="2"/>(fp_line (start -3.25 0.95) (end 3.25 0.9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6];&quot; &quot;;&quot;-&quot;;[.E56];&quot; &quot;;&quot;-&quot;;[.F56];&quot; &quot;;[.E56];&quot; &quot;;[.G7];&quot; &quot;;[.E7])" office:value-type="string" office:string-value="DS -3.25 -0.95 -3.25 0.95 0.05 0" calcext:value-type="string" table:number-columns-spanned="3" table:number-rows-spanned="1">
            <text:p>DS -3.25 -0.95 -3.25 0.9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6];Space;Minus;[.E56];End;Minus;[.F56];Space;[.E56];Layer;[.D7];Width;[.G7];&quot;))&quot;)" office:value-type="string" office:string-value="  (fp_line (start -3.25 -0.95) (end -3.25 0.95) (layer F.CrtYd) (width 0.05))" calcext:value-type="string" table:number-columns-spanned="6" table:number-rows-spanned="1">
            <text:p><text:s text:c="2"/>(fp_line (start -3.25 -0.95) (end -3.25 0.9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6];&quot; &quot;;&quot;-&quot;;[.G56];&quot; &quot;;&quot;-&quot;;[.H56];&quot; &quot;;&quot;-&quot;;[.G56];&quot; &quot;;[.G6];&quot; &quot;;[.E6])" office:value-type="string" office:string-value="DS -3.75 -0 -3.75 -0 0.381 21" calcext:value-type="string" table:number-columns-spanned="3" table:number-rows-spanned="1">
            <text:p>DS -3.75 -0 -3.75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6];Space;Minus;[.G56];End;Minus;[.H56];Space;Minus;[.G56];Layer;[.D6];Width;[.G6];&quot;))&quot;)" office:value-type="string" office:string-value="  (fp_line (start -3.75 -0) (end -3.75 -0) (layer F.SilkS) (width 0.381))" calcext:value-type="string" table:number-columns-spanned="6" table:number-rows-spanned="1">
            <text:p><text:s text:c="2"/>(fp_line (start -3.75 -0) (end -3.75 -0) (layer F.SilkS) (width 0.381))</text:p>
          </table:table-cell>
          <table:covered-table-cell table:number-columns-repeated="5" table:style-name="ce64"/>
          <table:table-cell table:number-columns-repeated="1004"/>
          <table:table-cell table:style-name="Default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NNMO" table:style-name="ta2">
        <office:forms form:automatic-focus="false" form:apply-design-mode="false"/>
        <table:shapes>
          <draw:frame draw:z-index="0" draw:name="Graphics 4" draw:style-name="gr1" draw:text-style-name="P1" svg:width="8.652cm" svg:height="6.72cm" svg:x="19.995cm" svg:y="0cm">
            <draw:image xlink:href="Pictures/20000009000021CD00001A4143772ACC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8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8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8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8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8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" calcext:value-type="float">
            <text:p>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2.6" calcext:value-type="float">
            <text:p>2.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1.44" calcext:value-type="float">
            <text:p>1.4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0.55" calcext:value-type="float">
            <text:p>0.5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</text:p>
          </table:table-cell>
          <table:table-cell table:style-name="ce50" office:value-type="string" calcext:value-type="string" table:number-columns-spanned="5" table:number-rows-spanned="1">
            <text:p>(Body Width / 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9" table:number-rows-spanned="1">
            <text:p>V1</text:p>
          </table:table-cell>
          <table:covered-table-cell table:number-columns-repeated="8" table:style-name="ce51"/>
          <table:table-cell table:style-name="ce51" table:number-columns-repeated="3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5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5"/>
        </table:table-row>
        <table:table-row table:style-name="ro12">
          <table:table-cell table:style-name="ce41" office:value-type="string" calcext:value-type="string">
            <text:p>Y1</text:p>
          </table:table-cell>
          <table:table-cell table:style-name="ce41" office:value-type="string" calcext:value-type="string">
            <text:p>X1</text:p>
          </table:table-cell>
          <table:table-cell table:style-name="ce41" office:value-type="string" calcext:value-type="string">
            <text:p>Y2</text:p>
          </table:table-cell>
          <table:table-cell table:style-name="ce41" office:value-type="string" calcext:value-type="string">
            <text:p>X2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5"/>
        </table:table-row>
        <table:table-row table:style-name="ro5">
          <table:table-cell table:style-name="ce42" table:formula="of:=(ROUND(PRODUCT(([.A35]/25.4);1000);0)*10)" office:value-type="float" office:value="510" calcext:value-type="float">
            <text:p>510</text:p>
          </table:table-cell>
          <table:table-cell table:style-name="ce42" table:formula="of:=(ROUND(PRODUCT(([.B35]/25.4);1000);0)*10)" office:value-type="float" office:value="390" calcext:value-type="float">
            <text:p>390</text:p>
          </table:table-cell>
          <table:table-cell table:style-name="ce42" table:formula="of:=(ROUND(PRODUCT(([.C35]/25.4);1000);0)*10)" office:value-type="float" office:value="610" calcext:value-type="float">
            <text:p>610</text:p>
          </table:table-cell>
          <table:table-cell table:style-name="ce42" table:formula="of:=(ROUND(PRODUCT(([.D35]/25.4);1000);0)*10)" office:value-type="float" office:value="490" calcext:value-type="float">
            <text:p>490</text:p>
          </table:table-cell>
          <table:table-cell table:style-name="ce59" table:formula="of:=CONCATENATE(&quot;DS&quot;; &quot; &quot;;&quot;-&quot;;[.B34];&quot; &quot;;&quot;-&quot;;[.A34];&quot; &quot;;[.B34];&quot; &quot;;&quot;-&quot;;[.A34];&quot; &quot;;[.F3];&quot; &quot;;[.E3])" office:value-type="string" office:string-value="DS -390 -510 390 -510 80 24" calcext:value-type="string" table:number-columns-spanned="3" table:number-rows-spanned="1">
            <text:p>DS -390 -510 390 -510 80 24</text:p>
          </table:table-cell>
          <table:covered-table-cell table:number-columns-repeated="2" table:style-name="ce64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5"/>
        </table:table-row>
        <table:table-row table:style-name="ro1">
          <table:table-cell table:style-name="ce43" table:formula="of:=[.C14]/2" office:value-type="float" office:value="1.3" calcext:value-type="float">
            <text:p>1.30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MROUND((([.C14]/2)+[.C8]);[.C9])" office:value-type="float" office:value="1.55" calcext:value-type="float">
            <text:p>1.55</text:p>
          </table:table-cell>
          <table:table-cell table:style-name="ce43" table:formula="of:=MROUND((([.C16]/2)+[.C8]+([.C15]/2));[.C9])" office:value-type="float" office:value="1.25" calcext:value-type="float">
            <text:p>1.25</text:p>
          </table:table-cell>
          <table:table-cell table:style-name="ce60" table:formula="of:=CONCATENATE(&quot;DS&quot;; &quot; &quot;;[.B34];&quot; &quot;;&quot;-&quot;;[.A34];&quot; &quot;;[.B34];&quot; &quot;;[.A34];&quot; &quot;;[.F3];&quot; &quot;;[.E3])" office:value-type="string" office:string-value="DS 390 -510 390 510 80 24" calcext:value-type="string" table:number-columns-spanned="3" table:number-rows-spanned="1">
            <text:p>DS 390 -510 390 510 80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5"/>
        </table:table-row>
        <table:table-row table:style-name="ro1"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60" table:formula="of:=CONCATENATE(&quot;DS&quot;; &quot; &quot;;&quot;-&quot;;[.B34];&quot; &quot;;[.A34];&quot; &quot;;[.B34];&quot; &quot;;[.A34];&quot; &quot;;[.F3];&quot; &quot;;[.E3])" office:value-type="string" office:string-value="DS -390 510 390 510 80 24" calcext:value-type="string" table:number-columns-spanned="3" table:number-rows-spanned="1">
            <text:p>DS -390 510 390 510 80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5"/>
        </table:table-row>
        <table:table-row table:style-name="ro1">
          <table:covered-table-cell table:number-columns-repeated="4" table:style-name="ce44"/>
          <table:table-cell table:style-name="ce60" table:formula="of:=CONCATENATE(&quot;DS&quot;; &quot; &quot;;&quot;-&quot;;[.B34];&quot; &quot;;&quot;-&quot;;[.A34];&quot; &quot;;&quot;-&quot;;[.B34];&quot; &quot;;[.A34];&quot; &quot;;[.F3];&quot; &quot;;[.E3])" office:value-type="string" office:string-value="DS -390 -510 -390 510 80 24" calcext:value-type="string" table:number-columns-spanned="3" table:number-rows-spanned="1">
            <text:p>DS -390 -510 -390 510 80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34];&quot; &quot;;&quot;-&quot;;[.C34];&quot; &quot;;[.D34];&quot; &quot;;&quot;-&quot;;[.C34];&quot; &quot;;[.F7];&quot; &quot;;[.E7])" office:value-type="string" office:string-value="DS -490 -610 490 -610 20 0" calcext:value-type="string" table:number-columns-spanned="3" table:number-rows-spanned="1">
            <text:p>DS -490 -610 490 -610 20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4"/>
          <table:table-cell table:style-name="Default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[.D34];&quot; &quot;;&quot;-&quot;;[.C34];&quot; &quot;;[.D34];&quot; &quot;;[.C34];&quot; &quot;;[.F7];&quot; &quot;;[.E7])" office:value-type="string" office:string-value="DS 490 -610 490 610 20 0" calcext:value-type="string" table:number-columns-spanned="3" table:number-rows-spanned="1">
            <text:p>DS 490 -610 490 610 20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3"/>
          <table:table-cell table:style-name="Default" table:number-columns-repeated="2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34];&quot; &quot;;[.C34];&quot; &quot;;[.D34];&quot; &quot;;[.C34];&quot; &quot;;[.F7];&quot; &quot;;[.E7])" office:value-type="string" office:string-value="DS -490 610 490 610 20 0" calcext:value-type="string" table:number-columns-spanned="3" table:number-rows-spanned="1">
            <text:p>DS -490 610 490 610 20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3"/>
          <table:table-cell table:style-name="Default" table:number-columns-repeated="2"/>
        </table:table-row>
        <table:table-row table:style-name="ro1">
          <table:covered-table-cell table:number-columns-repeated="4" table:style-name="ce45"/>
          <table:table-cell table:style-name="ce62" table:formula="of:=CONCATENATE(&quot;DS&quot;; &quot; &quot;;&quot;-&quot;;[.D34];&quot; &quot;;&quot;-&quot;;[.C34];&quot; &quot;;&quot;-&quot;;[.D34];&quot; &quot;;[.C34];&quot; &quot;;[.F7];&quot; &quot;;[.E7])" office:value-type="string" office:string-value="DS -490 -610 -490 610 20 0" calcext:value-type="string" table:number-columns-spanned="3" table:number-rows-spanned="1">
            <text:p>DS -490 -610 -490 610 20 0</text:p>
          </table:table-cell>
          <table:covered-table-cell table:number-columns-repeated="2" table:style-name="ce64"/>
          <table:table-cell table:style-name="ce62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1"/>
          <table:table-cell table:number-columns-repeated="1013"/>
          <table:table-cell table:style-name="Default" table:number-columns-repeated="2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9" table:number-rows-spanned="1">
            <text:p>V2</text:p>
          </table:table-cell>
          <table:covered-table-cell table:number-columns-repeated="8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9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9"/>
        </table:table-row>
        <table:table-row table:style-name="ro12">
          <table:table-cell table:style-name="ce41" office:value-type="string" calcext:value-type="string">
            <text:p>Y1</text:p>
          </table:table-cell>
          <table:table-cell table:style-name="ce41" office:value-type="string" calcext:value-type="string">
            <text:p>X1</text:p>
          </table:table-cell>
          <table:table-cell table:style-name="ce41" office:value-type="string" calcext:value-type="string">
            <text:p>Y2</text:p>
          </table:table-cell>
          <table:table-cell table:style-name="ce41" office:value-type="string" calcext:value-type="string">
            <text:p>X2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9"/>
        </table:table-row>
        <table:table-row table:style-name="ro5">
          <table:table-cell table:style-name="ce46" table:formula="of:=([.A48])" office:value-type="float" office:value="1.3" calcext:value-type="float">
            <text:p>1.300000</text:p>
          </table:table-cell>
          <table:table-cell table:style-name="ce46" table:formula="of:=([.B48])" office:value-type="float" office:value="1" calcext:value-type="float">
            <text:p>1.000000</text:p>
          </table:table-cell>
          <table:table-cell table:style-name="ce46" table:formula="of:=([.C48])" office:value-type="float" office:value="1.55" calcext:value-type="float">
            <text:p>1.550000</text:p>
          </table:table-cell>
          <table:table-cell table:style-name="ce46" table:formula="of:=([.D48])" office:value-type="float" office:value="1.25" calcext:value-type="float">
            <text:p>1.250000</text:p>
          </table:table-cell>
          <table:table-cell table:style-name="ce59" table:formula="of:=CONCATENATE(&quot;DS&quot;; &quot; &quot;;&quot;-&quot;;[.B47];&quot; &quot;;&quot;-&quot;;[.A47];&quot; &quot;;[.B47];&quot; &quot;;&quot;-&quot;;[.A47];&quot; &quot;;[.G3];&quot; &quot;;[.E3])" office:value-type="string" office:string-value="DS -1 -1.3 1 -1.3 0.2 24" calcext:value-type="string" table:number-columns-spanned="3" table:number-rows-spanned="1">
            <text:p>DS -1 -1.3 1 -1.3 0.2 24</text:p>
          </table:table-cell>
          <table:covered-table-cell table:number-columns-repeated="2" table:style-name="ce64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47];Space;Minus;[.A47];End;[.B47];Space;Minus;[.A47];Layer;[.D3];Width;[.G3];&quot;))&quot;)" office:value-type="string" office:string-value="  (fp_line (start -1 -1.3) (end 1 -1.3) (layer Dwgs.User) (width 0.2))" calcext:value-type="string" table:number-columns-spanned="6" table:number-rows-spanned="1">
            <text:p><text:s text:c="2"/>(fp_line (start -1 -1.3) (end 1 -1.3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9"/>
        </table:table-row>
        <table:table-row table:style-name="ro1">
          <table:table-cell table:style-name="ce43" table:formula="of:=[.C14]/2" office:value-type="float" office:value="1.3" calcext:value-type="float">
            <text:p>1.30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MROUND((([.C14]/2)+[.C8]);[.C9])" office:value-type="float" office:value="1.55" calcext:value-type="float">
            <text:p>1.55</text:p>
          </table:table-cell>
          <table:table-cell table:style-name="ce43" table:formula="of:=MROUND((([.C16]/2)+[.C8]+([.C15]/2));[.C9])" office:value-type="float" office:value="1.25" calcext:value-type="float">
            <text:p>1.25</text:p>
          </table:table-cell>
          <table:table-cell table:style-name="ce60" table:formula="of:=CONCATENATE(&quot;DS&quot;; &quot; &quot;;[.B47];&quot; &quot;;&quot;-&quot;;[.A47];&quot; &quot;;[.B47];&quot; &quot;;[.A47];&quot; &quot;;[.G3];&quot; &quot;;[.E3])" office:value-type="string" office:string-value="DS 1 -1.3 1 1.3 0.2 24" calcext:value-type="string" table:number-columns-spanned="3" table:number-rows-spanned="1">
            <text:p>DS 1 -1.3 1 1.3 0.2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47];Space;Minus;[.A47];End;[.B47];Space;[.A47];Layer;[.D3];Width;[.G3];&quot;))&quot;)" office:value-type="string" office:string-value="  (fp_line (start 1 -1.3) (end 1 1.3) (layer Dwgs.User) (width 0.2))" calcext:value-type="string" table:number-columns-spanned="6" table:number-rows-spanned="1">
            <text:p><text:s text:c="2"/>(fp_line (start 1 -1.3) (end 1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9"/>
        </table:table-row>
        <table:table-row table:style-name="ro1"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60" table:formula="of:=CONCATENATE(&quot;DS&quot;; &quot; &quot;;&quot;-&quot;;[.B47];&quot; &quot;;[.A47];&quot; &quot;;[.B47];&quot; &quot;;[.A47];&quot; &quot;;[.G3];&quot; &quot;;[.E3])" office:value-type="string" office:string-value="DS -1 1.3 1 1.3 0.2 24" calcext:value-type="string" table:number-columns-spanned="3" table:number-rows-spanned="1">
            <text:p>DS -1 1.3 1 1.3 0.2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7];Space;[.A47];End;[.B47];Space;[.A47];Layer;[.D3];Width;[.G3];&quot;))&quot;)" office:value-type="string" office:string-value="  (fp_line (start -1 1.3) (end 1 1.3) (layer Dwgs.User) (width 0.2))" calcext:value-type="string" table:number-columns-spanned="6" table:number-rows-spanned="1">
            <text:p><text:s text:c="2"/>(fp_line (start -1 1.3) (end 1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9"/>
        </table:table-row>
        <table:table-row table:style-name="ro1">
          <table:covered-table-cell table:number-columns-repeated="4" table:style-name="ce44"/>
          <table:table-cell table:style-name="ce60" table:formula="of:=CONCATENATE(&quot;DS&quot;; &quot; &quot;;&quot;-&quot;;[.B47];&quot; &quot;;&quot;-&quot;;[.A47];&quot; &quot;;&quot;-&quot;;[.B47];&quot; &quot;;[.A47];&quot; &quot;;[.G3];&quot; &quot;;[.E3])" office:value-type="string" office:string-value="DS -1 -1.3 -1 1.3 0.2 24" calcext:value-type="string" table:number-columns-spanned="3" table:number-rows-spanned="1">
            <text:p>DS -1 -1.3 -1 1.3 0.2 24</text:p>
          </table:table-cell>
          <table:covered-table-cell table:number-columns-repeated="2" table:style-name="ce6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7];Space;Minus;[.A47];End;Minus;[.B47];Space;[.A47];Layer;[.D3];Width;[.G3];&quot;))&quot;)" office:value-type="string" office:string-value="  (fp_line (start -1 -1.3) (end -1 1.3) (layer Dwgs.User) (width 0.2))" calcext:value-type="string" table:number-columns-spanned="6" table:number-rows-spanned="1">
            <text:p><text:s text:c="2"/>(fp_line (start -1 -1.3) (end -1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9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47];&quot; &quot;;&quot;-&quot;;[.C47];&quot; &quot;;[.D47];&quot; &quot;;&quot;-&quot;;[.C47];&quot; &quot;;[.G7];&quot; &quot;;[.E7])" office:value-type="string" office:string-value="DS -1.25 -1.55 1.25 -1.55 0.05 0" calcext:value-type="string" table:number-columns-spanned="3" table:number-rows-spanned="1">
            <text:p>DS -1.25 -1.55 1.25 -1.55 0.05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D47];Space;Minus;[.C47];End;[.D47];Space;Minus;[.C47];Layer;[.D7];Width;[.G7];&quot;))&quot;)" office:value-type="string" office:string-value="  (fp_line (start -1.25 -1.55) (end 1.25 -1.55) (layer F.CrtYd) (width 0.05))" calcext:value-type="string" table:number-columns-spanned="6" table:number-rows-spanned="1">
            <text:p><text:s text:c="2"/>(fp_line (start -1.25 -1.55) (end 1.25 -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9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[.D47];&quot; &quot;;&quot;-&quot;;[.C47];&quot; &quot;;[.D47];&quot; &quot;;[.C47];&quot; &quot;;[.G7];&quot; &quot;;[.E7])" office:value-type="string" office:string-value="DS 1.25 -1.55 1.25 1.55 0.05 0" calcext:value-type="string" table:number-columns-spanned="3" table:number-rows-spanned="1">
            <text:p>DS 1.25 -1.55 1.25 1.55 0.05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D47];Space;Minus;[.C47];End;[.D47];Space;[.C47];Layer;[.D7];Width;[.G7];&quot;))&quot;)" office:value-type="string" office:string-value="  (fp_line (start 1.25 -1.55) (end 1.25 1.55) (layer F.CrtYd) (width 0.05))" calcext:value-type="string" table:number-columns-spanned="6" table:number-rows-spanned="1">
            <text:p><text:s text:c="2"/>(fp_line (start 1.25 -1.55) (end 1.25 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9"/>
        </table:table-row>
        <table:table-row table:style-name="ro1">
          <table:covered-table-cell table:number-columns-repeated="4" table:style-name="ce45"/>
          <table:table-cell table:style-name="ce61" table:formula="of:=CONCATENATE(&quot;DS&quot;; &quot; &quot;;&quot;-&quot;;[.D47];&quot; &quot;;[.C47];&quot; &quot;;[.D47];&quot; &quot;;[.C47];&quot; &quot;;[.G7];&quot; &quot;;[.E7])" office:value-type="string" office:string-value="DS -1.25 1.55 1.25 1.55 0.05 0" calcext:value-type="string" table:number-columns-spanned="3" table:number-rows-spanned="1">
            <text:p>DS -1.25 1.55 1.25 1.55 0.05 0</text:p>
          </table:table-cell>
          <table:covered-table-cell table:number-columns-repeated="2" table:style-name="ce64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D47];Space;[.C47];End;[.D47];Space;[.C47];Layer;[.D7];Width;[.G7];&quot;))&quot;)" office:value-type="string" office:string-value="  (fp_line (start -1.25 1.55) (end 1.25 1.55) (layer F.CrtYd) (width 0.05))" calcext:value-type="string" table:number-columns-spanned="6" table:number-rows-spanned="1">
            <text:p><text:s text:c="2"/>(fp_line (start -1.25 1.55) (end 1.25 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9"/>
        </table:table-row>
        <table:table-row table:style-name="ro1">
          <table:covered-table-cell table:number-columns-repeated="4" table:style-name="ce45"/>
          <table:table-cell table:style-name="ce62" table:formula="of:=CONCATENATE(&quot;DS&quot;; &quot; &quot;;&quot;-&quot;;[.D47];&quot; &quot;;&quot;-&quot;;[.C47];&quot; &quot;;&quot;-&quot;;[.D47];&quot; &quot;;[.C47];&quot; &quot;;[.G7];&quot; &quot;;[.E7])" office:value-type="string" office:string-value="DS -1.25 -1.55 -1.25 1.55 0.05 0" calcext:value-type="string" table:number-columns-spanned="3" table:number-rows-spanned="1">
            <text:p>DS -1.25 -1.55 -1.25 1.55 0.05 0</text:p>
          </table:table-cell>
          <table:covered-table-cell table:number-columns-repeated="2" table:style-name="ce64"/>
          <table:table-cell table:style-name="ce62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2"/>
          <table:table-cell table:style-name="ce62" table:formula="of:=CONCATENATE(fpLineStart;Minus;[.D47];Space;Minus;[.C47];End;Minus;[.D47];Space;[.C47];Layer;[.D7];Width;[.G7];&quot;))&quot;)" office:value-type="string" office:string-value="  (fp_line (start -1.25 -1.55) (end -1.25 1.55) (layer F.CrtYd) (width 0.05))" calcext:value-type="string" table:number-columns-spanned="6" table:number-rows-spanned="1">
            <text:p><text:s text:c="2"/>(fp_line (start -1.25 -1.55) (end -1.25 1.55) (layer F.CrtYd) (width 0.05))</text:p>
          </table:table-cell>
          <table:covered-table-cell table:number-columns-repeated="4" table:style-name="ce75"/>
          <table:covered-table-cell table:style-name="ce79"/>
          <table:table-cell table:number-columns-repeated="100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PNMO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5" draw:style-name="gr1" draw:text-style-name="P1" svg:width="9.631cm" svg:height="6.482cm" svg:x="19.996cm" svg:y="0cm">
            <draw:image xlink:href="Pictures/20000009000025A0000019539AC524CB.svm" xlink:type="simple" xlink:show="embed" xlink:actuate="onLoad">
              <text:p/>
            </draw:image>
          </draw:frame>
          <draw:frame draw:z-index="1" draw:name="Graphics 22" draw:style-name="gr1" draw:text-style-name="P1" svg:width="8.89cm" svg:height="4.683cm" svg:x="19.995cm" svg:y="7.259cm">
            <draw:image xlink:href="Pictures/20000009000022BB0000124CE1C81EE3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9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9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9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9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9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5.2" calcext:value-type="float">
            <text:p>5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2.6" calcext:value-type="float">
            <text:p>2.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4" calcext:value-type="float">
            <text:p>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2.3" calcext:value-type="float">
            <text:p>2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– 0.381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510" calcext:value-type="float">
            <text:p>510</text:p>
          </table:table-cell>
          <table:table-cell table:style-name="ce42" table:formula="of:=(ROUND(PRODUCT(([.B39]/25.4);1000);0)*10)" office:value-type="float" office:value="1020" calcext:value-type="float">
            <text:p>1020</text:p>
          </table:table-cell>
          <table:table-cell table:style-name="ce42" table:formula="of:=(ROUND(PRODUCT(([.C39]/25.4);1000);0)*10)" office:value-type="float" office:value="0" calcext:value-type="float">
            <text:p>0</text:p>
          </table:table-cell>
          <table:table-cell table:style-name="ce42" table:formula="of:=(ROUND(PRODUCT(([.D39]/25.4);1000);0)*10)" office:value-type="float" office:value="870" calcext:value-type="float">
            <text:p>870</text:p>
          </table:table-cell>
          <table:table-cell table:style-name="ce42" table:formula="of:=(ROUND(PRODUCT(([.E39]/25.4);1000);0)*10)" office:value-type="float" office:value="610" calcext:value-type="float">
            <text:p>610</text:p>
          </table:table-cell>
          <table:table-cell table:style-name="ce42" table:formula="of:=(ROUND(PRODUCT(([.F39]/25.4);1000);0)*10)" office:value-type="float" office:value="1340" calcext:value-type="float">
            <text:p>1340</text:p>
          </table:table-cell>
          <table:table-cell table:style-name="ce42" table:formula="of:=(ROUND(PRODUCT(([.G39]/25.4);1000);0)*10)" office:value-type="float" office:value="0" calcext:value-type="float">
            <text:p>0</text:p>
          </table:table-cell>
          <table:table-cell table:style-name="ce42" table:formula="of:=(ROUND(PRODUCT(([.H39]/25.4);1000);0)*10)" office:value-type="float" office:value="1540" calcext:value-type="float">
            <text:p>154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1020 -510 1020 -510 80 24" calcext:value-type="string" table:number-columns-spanned="3" table:number-rows-spanned="1">
            <text:p>DS -1020 -510 1020 -51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1.3" calcext:value-type="float">
            <text:p>1.30</text:p>
          </table:table-cell>
          <table:table-cell table:style-name="ce43" table:formula="of:=[.C13]/2" office:value-type="float" office:value="2.6" calcext:value-type="float">
            <text:p>2.6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(([.C13]/2)-0.381)" office:value-type="float" office:value="2.219" calcext:value-type="float">
            <text:p>2.22</text:p>
          </table:table-cell>
          <table:table-cell table:style-name="ce43" table:formula="of:=MROUND((([.C14]/2)+[.G8]);[.G9])" office:value-type="float" office:value="1.55" calcext:value-type="float">
            <text:p>1.55</text:p>
          </table:table-cell>
          <table:table-cell table:style-name="ce43" table:formula="of:=MROUND((([.C16]/2)+[.G8]+([.C15]/2));[.G9])" office:value-type="float" office:value="3.4" calcext:value-type="float">
            <text:p>3.4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3.9" calcext:value-type="float">
            <text:p>3.90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1020 -510 1020 510 80 24" calcext:value-type="string" table:number-columns-spanned="3" table:number-rows-spanned="1">
            <text:p>DS 1020 -510 1020 5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1020 510 1020 510 80 24" calcext:value-type="string" table:number-columns-spanned="3" table:number-rows-spanned="1">
            <text:p>DS -1020 510 1020 5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1020 -510 -1020 510 80 24" calcext:value-type="string" table:number-columns-spanned="3" table:number-rows-spanned="1">
            <text:p>DS -1020 -510 -1020 5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8];&quot; &quot;;&quot;-&quot;;[.C38];&quot; &quot;;&quot;-&quot;;[.D38];&quot; &quot;;&quot;-&quot;;[.C38];&quot; &quot;;[.F4];&quot; &quot;;[.E4])" office:value-type="string" office:string-value="DS -870 -0 -870 -0 150 24" calcext:value-type="string" table:number-columns-spanned="3" table:number-rows-spanned="1">
            <text:p>DS -870 -0 -870 -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1340 -610 1340 -610 20 0" calcext:value-type="string" table:number-columns-spanned="3" table:number-rows-spanned="1">
            <text:p>DS -1340 -610 1340 -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1340 -610 1340 610 20 0" calcext:value-type="string" table:number-columns-spanned="3" table:number-rows-spanned="1">
            <text:p>DS 1340 -610 1340 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1340 610 1340 610 20 0" calcext:value-type="string" table:number-columns-spanned="3" table:number-rows-spanned="1">
            <text:p>DS -1340 610 1340 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1340 -610 -1340 610 20 0" calcext:value-type="string" table:number-columns-spanned="3" table:number-rows-spanned="1">
            <text:p>DS -1340 -610 -1340 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1540 -0 -1540 -0 150 21" calcext:value-type="string" table:number-columns-spanned="3" table:number-rows-spanned="1">
            <text:p>DS -1540 -0 -154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1.3" calcext:value-type="float">
            <text:p>1.300000</text:p>
          </table:table-cell>
          <table:table-cell table:style-name="ce46" table:formula="of:=([.B54])" office:value-type="float" office:value="2.6" calcext:value-type="float">
            <text:p>2.600000</text:p>
          </table:table-cell>
          <table:table-cell table:style-name="ce46" table:formula="of:=([.C54])" office:value-type="float" office:value="0" calcext:value-type="float">
            <text:p>0.000000</text:p>
          </table:table-cell>
          <table:table-cell table:style-name="ce46" table:formula="of:=([.D54])" office:value-type="float" office:value="2.219" calcext:value-type="float">
            <text:p>2.219000</text:p>
          </table:table-cell>
          <table:table-cell table:style-name="ce46" table:formula="of:=([.E54])" office:value-type="float" office:value="1.55" calcext:value-type="float">
            <text:p>1.550000</text:p>
          </table:table-cell>
          <table:table-cell table:style-name="ce46" table:formula="of:=([.F54])" office:value-type="float" office:value="3.4" calcext:value-type="float">
            <text:p>3.400000</text:p>
          </table:table-cell>
          <table:table-cell table:style-name="ce46" table:formula="of:=([.G54])" office:value-type="float" office:value="0" calcext:value-type="float">
            <text:p>0.000000</text:p>
          </table:table-cell>
          <table:table-cell table:style-name="ce46" table:formula="of:=([.H54])" office:value-type="float" office:value="3.9" calcext:value-type="float">
            <text:p>3.90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2.6 -1.3 2.6 -1.3 0.2 24" calcext:value-type="string" table:number-columns-spanned="3" table:number-rows-spanned="1">
            <text:p>DS -2.6 -1.3 2.6 -1.3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2.6 -1.3) (end 2.6 -1.3) (layer Dwgs.User) (width 0.2))" calcext:value-type="string" table:number-columns-spanned="6" table:number-rows-spanned="1">
            <text:p><text:s text:c="2"/>(fp_line (start -2.6 -1.3) (end 2.6 -1.3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1.3" calcext:value-type="float">
            <text:p>1.30</text:p>
          </table:table-cell>
          <table:table-cell table:style-name="ce43" table:formula="of:=[.C13]/2" office:value-type="float" office:value="2.6" calcext:value-type="float">
            <text:p>2.6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(([.C13]/2)-0.381)" office:value-type="float" office:value="2.219" calcext:value-type="float">
            <text:p>2.22</text:p>
          </table:table-cell>
          <table:table-cell table:style-name="ce43" table:formula="of:=MROUND((([.C14]/2)+[.G8]);[.G9])" office:value-type="float" office:value="1.55" calcext:value-type="float">
            <text:p>1.55</text:p>
          </table:table-cell>
          <table:table-cell table:style-name="ce43" table:formula="of:=MROUND((([.C16]/2)+[.G8]+([.C15]/2));[.G9])" office:value-type="float" office:value="3.4" calcext:value-type="float">
            <text:p>3.4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3.9" calcext:value-type="float">
            <text:p>3.90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2.6 -1.3 2.6 1.3 0.2 24" calcext:value-type="string" table:number-columns-spanned="3" table:number-rows-spanned="1">
            <text:p>DS 2.6 -1.3 2.6 1.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2.6 -1.3) (end 2.6 1.3) (layer Dwgs.User) (width 0.2))" calcext:value-type="string" table:number-columns-spanned="6" table:number-rows-spanned="1">
            <text:p><text:s text:c="2"/>(fp_line (start 2.6 -1.3) (end 2.6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2.6 1.3 2.6 1.3 0.2 24" calcext:value-type="string" table:number-columns-spanned="3" table:number-rows-spanned="1">
            <text:p>DS -2.6 1.3 2.6 1.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2.6 1.3) (end 2.6 1.3) (layer Dwgs.User) (width 0.2))" calcext:value-type="string" table:number-columns-spanned="6" table:number-rows-spanned="1">
            <text:p><text:s text:c="2"/>(fp_line (start -2.6 1.3) (end 2.6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2.6 -1.3 -2.6 1.3 0.2 24" calcext:value-type="string" table:number-columns-spanned="3" table:number-rows-spanned="1">
            <text:p>DS -2.6 -1.3 -2.6 1.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2.6 -1.3) (end -2.6 1.3) (layer Dwgs.User) (width 0.2))" calcext:value-type="string" table:number-columns-spanned="6" table:number-rows-spanned="1">
            <text:p><text:s text:c="2"/>(fp_line (start -2.6 -1.3) (end -2.6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3];&quot; &quot;;&quot;-&quot;;[.C53];&quot; &quot;;&quot;-&quot;;[.D53];&quot; &quot;;&quot;-&quot;;[.C53];&quot; &quot;;[.G4];&quot; &quot;;[.E4])" office:value-type="string" office:string-value="DS -2.219 -0 -2.219 -0 0.381 24" calcext:value-type="string" table:number-columns-spanned="3" table:number-rows-spanned="1">
            <text:p>DS -2.219 -0 -2.219 -0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3];Space;Minus;[.C53];End;Minus;[.D53];Space;Minus;[.C53];Layer;[.D4];Width;[.G4];&quot;))&quot;)" office:value-type="string" office:string-value="  (fp_line (start -2.219 -0) (end -2.219 -0) (layer Dwgs.User) (width 0.381))" calcext:value-type="string" table:number-columns-spanned="6" table:number-rows-spanned="1">
            <text:p><text:s text:c="2"/>(fp_line (start -2.219 -0) (end -2.219 -0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3.4 -1.55 3.4 -1.55 0.05 0" calcext:value-type="string" table:number-columns-spanned="3" table:number-rows-spanned="1">
            <text:p>DS -3.4 -1.55 3.4 -1.5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7];Width;[.G7];&quot;))&quot;)" office:value-type="string" office:string-value="  (fp_line (start -3.4 -1.55) (end 3.4 -1.55) (layer F.CrtYd) (width 0.05))" calcext:value-type="string" table:number-columns-spanned="6" table:number-rows-spanned="1">
            <text:p><text:s text:c="2"/>(fp_line (start -3.4 -1.55) (end 3.4 -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3.4 -1.55 3.4 1.55 0.05 0" calcext:value-type="string" table:number-columns-spanned="3" table:number-rows-spanned="1">
            <text:p>DS 3.4 -1.55 3.4 1.5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7];Width;[.G7];&quot;))&quot;)" office:value-type="string" office:string-value="  (fp_line (start 3.4 -1.55) (end 3.4 1.55) (layer F.CrtYd) (width 0.05))" calcext:value-type="string" table:number-columns-spanned="6" table:number-rows-spanned="1">
            <text:p><text:s text:c="2"/>(fp_line (start 3.4 -1.55) (end 3.4 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3.4 1.55 3.4 1.55 0.05 0" calcext:value-type="string" table:number-columns-spanned="3" table:number-rows-spanned="1">
            <text:p>DS -3.4 1.55 3.4 1.5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7];Width;[.G7];&quot;))&quot;)" office:value-type="string" office:string-value="  (fp_line (start -3.4 1.55) (end 3.4 1.55) (layer F.CrtYd) (width 0.05))" calcext:value-type="string" table:number-columns-spanned="6" table:number-rows-spanned="1">
            <text:p><text:s text:c="2"/>(fp_line (start -3.4 1.55) (end 3.4 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F7];&quot; &quot;;[.E7])" office:value-type="string" office:string-value="DS -3.4 -1.55 -3.4 1.55 20 0" calcext:value-type="string" table:number-columns-spanned="3" table:number-rows-spanned="1">
            <text:p>DS -3.4 -1.55 -3.4 1.55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7];Width;[.G7];&quot;))&quot;)" office:value-type="string" office:string-value="  (fp_line (start -3.4 -1.55) (end -3.4 1.55) (layer F.CrtYd) (width 0.05))" calcext:value-type="string" table:number-columns-spanned="6" table:number-rows-spanned="1">
            <text:p><text:s text:c="2"/>(fp_line (start -3.4 -1.55) (end -3.4 1.5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3.9 -0 -3.9 -0 0.381 21" calcext:value-type="string" table:number-columns-spanned="3" table:number-rows-spanned="1">
            <text:p>DS -3.9 -0 -3.9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6];Width;[.G6];&quot;))&quot;)" office:value-type="string" office:string-value="  (fp_line (start -3.9 -0) (end -3.9 -0) (layer F.SilkS) (width 0.381))" calcext:value-type="string" table:number-columns-spanned="6" table:number-rows-spanned="1">
            <text:p><text:s text:c="2"/>(fp_line (start -3.9 -0) (end -3.9 -0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PNMO_B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6" draw:style-name="gr1" draw:text-style-name="P1" svg:width="10.742cm" svg:height="5.212cm" svg:x="19.995cm" svg:y="0cm">
            <draw:image xlink:href="Pictures/20000009000029F70000145DAD512707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0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0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0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0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0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" calcext:value-type="float">
            <text:p>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.25" calcext:value-type="float">
            <text:p>1.2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1.7" calcext:value-type="float">
            <text:p>1.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45" calcext:value-type="float">
            <text:p>1.4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250" calcext:value-type="float">
            <text:p>250</text:p>
          </table:table-cell>
          <table:table-cell table:style-name="ce42" table:formula="of:=(ROUND(PRODUCT(([.B39]/25.4);1000);0)*10)" office:value-type="float" office:value="390" calcext:value-type="float">
            <text:p>390</text:p>
          </table:table-cell>
          <table:table-cell table:style-name="ce42" table:formula="of:=(ROUND(PRODUCT(([.C39]/25.4);1000);0)*10)" office:value-type="float" office:value="130" calcext:value-type="float">
            <text:p>130</text:p>
          </table:table-cell>
          <table:table-cell table:style-name="ce42" table:formula="of:=(ROUND(PRODUCT(([.D39]/25.4);1000);0)*10)" office:value-type="float" office:value="280" calcext:value-type="float">
            <text:p>280</text:p>
          </table:table-cell>
          <table:table-cell table:style-name="ce42" table:formula="of:=(ROUND(PRODUCT(([.E39]/25.4);1000);0)*10)" office:value-type="float" office:value="350" calcext:value-type="float">
            <text:p>350</text:p>
          </table:table-cell>
          <table:table-cell table:style-name="ce42" table:formula="of:=(ROUND(PRODUCT(([.F39]/25.4);1000);0)*10)" office:value-type="float" office:value="730" calcext:value-type="float">
            <text:p>730</text:p>
          </table:table-cell>
          <table:table-cell table:style-name="ce42" table:formula="of:=(ROUND(PRODUCT(([.G39]/25.4);1000);0)*10)" office:value-type="float" office:value="0" calcext:value-type="float">
            <text:p>0</text:p>
          </table:table-cell>
          <table:table-cell table:style-name="ce42" table:formula="of:=(ROUND(PRODUCT(([.H39]/25.4);1000);0)*10)" office:value-type="float" office:value="930" calcext:value-type="float">
            <text:p>93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390 -250 390 -250 80 24" calcext:value-type="string" table:number-columns-spanned="3" table:number-rows-spanned="1">
            <text:p>DS -390 -250 390 -25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0.625" calcext:value-type="float">
            <text:p>0.63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(([.C14]/2)-(0.3))" office:value-type="float" office:value="0.325" calcext:value-type="float">
            <text:p>0.33</text:p>
          </table:table-cell>
          <table:table-cell table:style-name="ce43" table:formula="of:=(([.C13]/2)-0.3)" office:value-type="float" office:value="0.7" calcext:value-type="float">
            <text:p>0.70</text:p>
          </table:table-cell>
          <table:table-cell table:style-name="ce43" table:formula="of:=MROUND((([.C14]/2)+[.G8]);[.G9])" office:value-type="float" office:value="0.9" calcext:value-type="float">
            <text:p>0.90</text:p>
          </table:table-cell>
          <table:table-cell table:style-name="ce43" table:formula="of:=MROUND((([.C16]/2)+[.G8]+([.C15]/2));[.G9])" office:value-type="float" office:value="1.85" calcext:value-type="float">
            <text:p>1.85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2.35" calcext:value-type="float">
            <text:p>2.3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390 -250 390 250 80 24" calcext:value-type="string" table:number-columns-spanned="3" table:number-rows-spanned="1">
            <text:p>DS 390 -250 390 2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390 250 390 250 80 24" calcext:value-type="string" table:number-columns-spanned="3" table:number-rows-spanned="1">
            <text:p>DS -390 250 390 2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390 -250 -390 250 80 24" calcext:value-type="string" table:number-columns-spanned="3" table:number-rows-spanned="1">
            <text:p>DS -390 -250 -390 2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38];&quot; &quot;;&quot;-&quot;;[.C38];&quot; &quot;;&quot;-&quot;;[.D38];&quot; &quot;;&quot;-&quot;;[.A38];&quot; &quot;;[.F3];&quot; &quot;;[.E3])" office:value-type="string" office:string-value="DS -390 -130 -280 -250 80 24" calcext:value-type="string" table:number-columns-spanned="3" table:number-rows-spanned="1">
            <text:p>DS -390 -130 -280 -25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3.092cm" svg:y="18.476cm" draw:caption-point-x="-0.61cm" draw:caption-point-y="1.056cm">
              <dc:date>2013-03-25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730 -350 730 -350 20 0" calcext:value-type="string" table:number-columns-spanned="3" table:number-rows-spanned="1">
            <text:p>DS -730 -350 730 -3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730 -350 730 350 20 0" calcext:value-type="string" table:number-columns-spanned="3" table:number-rows-spanned="1">
            <text:p>DS 730 -350 730 3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730 350 730 350 20 0" calcext:value-type="string" table:number-columns-spanned="3" table:number-rows-spanned="1">
            <text:p>DS -730 350 730 3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730 -350 -730 350 20 0" calcext:value-type="string" table:number-columns-spanned="3" table:number-rows-spanned="1">
            <text:p>DS -730 -350 -730 3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930 -0 -930 -0 150 21" calcext:value-type="string" table:number-columns-spanned="3" table:number-rows-spanned="1">
            <text:p>DS -930 -0 -93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0.625" calcext:value-type="float">
            <text:p>0.625000</text:p>
          </table:table-cell>
          <table:table-cell table:style-name="ce46" table:formula="of:=([.B54])" office:value-type="float" office:value="1" calcext:value-type="float">
            <text:p>1.000000</text:p>
          </table:table-cell>
          <table:table-cell table:style-name="ce46" table:formula="of:=([.C54])" office:value-type="float" office:value="0.325" calcext:value-type="float">
            <text:p>0.325000</text:p>
          </table:table-cell>
          <table:table-cell table:style-name="ce46" table:formula="of:=([.D54])" office:value-type="float" office:value="0.7" calcext:value-type="float">
            <text:p>0.700000</text:p>
          </table:table-cell>
          <table:table-cell table:style-name="ce46" table:formula="of:=([.E54])" office:value-type="float" office:value="0.9" calcext:value-type="float">
            <text:p>0.900000</text:p>
          </table:table-cell>
          <table:table-cell table:style-name="ce46" table:formula="of:=([.F54])" office:value-type="float" office:value="1.85" calcext:value-type="float">
            <text:p>1.850000</text:p>
          </table:table-cell>
          <table:table-cell table:style-name="ce46" table:formula="of:=([.G54])" office:value-type="float" office:value="0" calcext:value-type="float">
            <text:p>0.000000</text:p>
          </table:table-cell>
          <table:table-cell table:style-name="ce46" table:formula="of:=([.H54])" office:value-type="float" office:value="2.35" calcext:value-type="float">
            <text:p>2.3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1 -0.625 1 -0.625 0.2 24" calcext:value-type="string" table:number-columns-spanned="3" table:number-rows-spanned="1">
            <text:p>DS -1 -0.625 1 -0.62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1 -0.625) (end 1 -0.625) (layer Dwgs.User) (width 0.2))" calcext:value-type="string" table:number-columns-spanned="6" table:number-rows-spanned="1">
            <text:p><text:s text:c="2"/>(fp_line (start -1 -0.625) (end 1 -0.62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0.625" calcext:value-type="float">
            <text:p>0.63</text:p>
          </table:table-cell>
          <table:table-cell table:style-name="ce43" table:formula="of:=[.C13]/2" office:value-type="float" office:value="1" calcext:value-type="float">
            <text:p>1.00</text:p>
          </table:table-cell>
          <table:table-cell table:style-name="ce43" table:formula="of:=(([.C14]/2)-(0.3))" office:value-type="float" office:value="0.325" calcext:value-type="float">
            <text:p>0.33</text:p>
          </table:table-cell>
          <table:table-cell table:style-name="ce43" table:formula="of:=(([.C13]/2)-0.3)" office:value-type="float" office:value="0.7" calcext:value-type="float">
            <text:p>0.70</text:p>
          </table:table-cell>
          <table:table-cell table:style-name="ce43" table:formula="of:=MROUND((([.C14]/2)+[.G8]);[.G9])" office:value-type="float" office:value="0.9" calcext:value-type="float">
            <text:p>0.90</text:p>
          </table:table-cell>
          <table:table-cell table:style-name="ce43" table:formula="of:=MROUND((([.C16]/2)+[.G8]+([.C15]/2));[.G9])" office:value-type="float" office:value="1.85" calcext:value-type="float">
            <text:p>1.85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2.35" calcext:value-type="float">
            <text:p>2.3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1 -0.625 1 0.625 0.2 24" calcext:value-type="string" table:number-columns-spanned="3" table:number-rows-spanned="1">
            <text:p>DS 1 -0.625 1 0.62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1 -0.625) (end 1 0.625) (layer Dwgs.User) (width 0.2))" calcext:value-type="string" table:number-columns-spanned="6" table:number-rows-spanned="1">
            <text:p><text:s text:c="2"/>(fp_line (start 1 -0.625) (end 1 0.6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1 0.625 1 0.625 0.2 24" calcext:value-type="string" table:number-columns-spanned="3" table:number-rows-spanned="1">
            <text:p>DS -1 0.625 1 0.62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1 0.625) (end 1 0.625) (layer Dwgs.User) (width 0.2))" calcext:value-type="string" table:number-columns-spanned="6" table:number-rows-spanned="1">
            <text:p><text:s text:c="2"/>(fp_line (start -1 0.625) (end 1 0.6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1 -0.625 -1 0.625 0.2 24" calcext:value-type="string" table:number-columns-spanned="3" table:number-rows-spanned="1">
            <text:p>DS -1 -0.625 -1 0.62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1 -0.625) (end -1 0.625) (layer Dwgs.User) (width 0.2))" calcext:value-type="string" table:number-columns-spanned="6" table:number-rows-spanned="1">
            <text:p><text:s text:c="2"/>(fp_line (start -1 -0.625) (end -1 0.6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53];&quot; &quot;;&quot;-&quot;;[.C53];&quot; &quot;;&quot;-&quot;;[.D53];&quot; &quot;;&quot;-&quot;;[.A53];&quot; &quot;;[.G3];&quot; &quot;;[.E3])" office:value-type="string" office:string-value="DS -1 -0.325 -0.7 -0.625 0.2 24" calcext:value-type="string" table:number-columns-spanned="3" table:number-rows-spanned="1">
            <text:p>DS -1 -0.325 -0.7 -0.62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0.593cm" svg:y="25.716cm" draw:caption-point-x="1.889cm" draw:caption-point-y="1.057cm">
              <dc:date>2013-11-30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style-name="ce60" table:formula="of:=CONCATENATE(fpLineStart;Minus;[.B53];Space;Minus;[.C53];End;Minus;[.D53];Space;Minus;[.A53];Layer;[.D3];Width;[.G3];&quot;))&quot;)" office:value-type="string" office:string-value="  (fp_line (start -1 -0.325) (end -0.7 -0.625) (layer Dwgs.User) (width 0.2))" calcext:value-type="string" table:number-columns-spanned="6" table:number-rows-spanned="1">
            <text:p><text:s text:c="2"/>(fp_line (start -1 -0.325) (end -0.7 -0.6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1.85 -0.9 1.85 -0.9 0.05 0" calcext:value-type="string" table:number-columns-spanned="3" table:number-rows-spanned="1">
            <text:p>DS -1.85 -0.9 1.85 -0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7];Width;[.G7];&quot;))&quot;)" office:value-type="string" office:string-value="  (fp_line (start -1.85 -0.9) (end 1.85 -0.9) (layer F.CrtYd) (width 0.05))" calcext:value-type="string" table:number-columns-spanned="6" table:number-rows-spanned="1">
            <text:p><text:s text:c="2"/>(fp_line (start -1.85 -0.9) (end 1.85 -0.9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1.85 -0.9 1.85 0.9 0.05 0" calcext:value-type="string" table:number-columns-spanned="3" table:number-rows-spanned="1">
            <text:p>DS 1.85 -0.9 1.85 0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7];Width;[.G7];&quot;))&quot;)" office:value-type="string" office:string-value="  (fp_line (start 1.85 -0.9) (end 1.85 0.9) (layer F.CrtYd) (width 0.05))" calcext:value-type="string" table:number-columns-spanned="6" table:number-rows-spanned="1">
            <text:p><text:s text:c="2"/>(fp_line (start 1.85 -0.9) (end 1.85 0.9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1.85 0.9 1.85 0.9 0.05 0" calcext:value-type="string" table:number-columns-spanned="3" table:number-rows-spanned="1">
            <text:p>DS -1.85 0.9 1.85 0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7];Width;[.G7];&quot;))&quot;)" office:value-type="string" office:string-value="  (fp_line (start -1.85 0.9) (end 1.85 0.9) (layer F.CrtYd) (width 0.05))" calcext:value-type="string" table:number-columns-spanned="6" table:number-rows-spanned="1">
            <text:p><text:s text:c="2"/>(fp_line (start -1.85 0.9) (end 1.85 0.9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F7];&quot; &quot;;[.E7])" office:value-type="string" office:string-value="DS -1.85 -0.9 -1.85 0.9 20 0" calcext:value-type="string" table:number-columns-spanned="3" table:number-rows-spanned="1">
            <text:p>DS -1.85 -0.9 -1.85 0.9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7];Width;[.G7];&quot;))&quot;)" office:value-type="string" office:string-value="  (fp_line (start -1.85 -0.9) (end -1.85 0.9) (layer F.CrtYd) (width 0.05))" calcext:value-type="string" table:number-columns-spanned="6" table:number-rows-spanned="1">
            <text:p><text:s text:c="2"/>(fp_line (start -1.85 -0.9) (end -1.85 0.9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2.35 -0 -2.35 -0 0.381 21" calcext:value-type="string" table:number-columns-spanned="3" table:number-rows-spanned="1">
            <text:p>DS -2.35 -0 -2.35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6];Width;[.G6];&quot;))&quot;)" office:value-type="string" office:string-value="  (fp_line (start -2.35 -0) (end -2.35 -0) (layer F.SilkS) (width 0.381))" calcext:value-type="string" table:number-columns-spanned="6" table:number-rows-spanned="1">
            <text:p><text:s text:c="2"/>(fp_line (start -2.35 -0) (end -2.35 -0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PLAE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3" draw:style-name="gr1" draw:text-style-name="P1" svg:width="9.472cm" svg:height="7.197cm" svg:x="19.995cm" svg:y="0.001cm">
            <draw:image xlink:href="Pictures/200000090000250100001C1EEE32CF49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1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1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1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1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1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10.3" calcext:value-type="float">
            <text:p>10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0.3" calcext:value-type="float">
            <text:p>10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6.2" calcext:value-type="float">
            <text:p>6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3.95" calcext:value-type="float">
            <text:p>3.9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Body Width / 2 – 15%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Body Length / 2 – 15%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C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C</text:p>
          </table:table-cell>
          <table:table-cell table:style-name="ce50" office:value-type="string" calcext:value-type="string" table:number-columns-spanned="5" table:number-rows-spanned="1">
            <text:p>(Body Wid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Dia</text:p>
          </table:table-cell>
          <table:table-cell table:style-name="ce50" office:value-type="string" calcext:value-type="string" table:number-columns-spanned="5" table:number-rows-spanned="1">
            <text:p>Y1A – 0.381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6" table:number-rows-spanned="1">
            <text:p>V1</text:p>
          </table:table-cell>
          <table:covered-table-cell table:number-columns-repeated="11" table:style-name="ce51"/>
          <table:covered-table-cell/>
          <table:covered-table-cell table:number-columns-repeated="3" table:style-name="ce51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5" table:number-rows-spanned="1">
            <text:p>Body Outline</text:p>
          </table:table-cell>
          <table:covered-table-cell table:number-columns-repeated="4"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4" table:number-rows-spanned="1">
            <text:p>Coordinates</text:p>
          </table:table-cell>
          <table:covered-table-cell table:number-columns-repeated="3" table:style-name="ce40"/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08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Circle Dia.</text:p>
          </table:table-cell>
          <table:table-cell table:style-name="ce41" office:value-type="string" calcext:value-type="string">
            <text:p>Y1C</text:p>
          </table:table-cell>
          <table:table-cell table:style-name="ce41" office:value-type="string" calcext:value-type="string">
            <text:p>X1C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08"/>
        </table:table-row>
        <table:table-row table:style-name="ro5">
          <table:table-cell table:style-name="ce42" table:formula="of:=(ROUND(PRODUCT(([.A42]/25.4);1000);0)*10)" office:value-type="float" office:value="2030" calcext:value-type="float">
            <text:p>2030</text:p>
          </table:table-cell>
          <table:table-cell table:style-name="ce42" table:formula="of:=(ROUND(PRODUCT(([.B42]/25.4);1000);0)*10)" office:value-type="float" office:value="2030" calcext:value-type="float">
            <text:p>2030</text:p>
          </table:table-cell>
          <table:table-cell table:style-name="ce42" table:formula="of:=(ROUND(PRODUCT(([.C42]/25.4);1000);0)*10)" office:value-type="float" office:value="1420" calcext:value-type="float">
            <text:p>1420</text:p>
          </table:table-cell>
          <table:table-cell table:style-name="ce42" table:formula="of:=(ROUND(PRODUCT(([.D42]/25.4);1000);0)*10)" office:value-type="float" office:value="1420" calcext:value-type="float">
            <text:p>1420</text:p>
          </table:table-cell>
          <table:table-cell table:style-name="ce42" table:formula="of:=(ROUND(PRODUCT(([.E42]/25.4);1000);0)*10)" office:value-type="float" office:value="1880" calcext:value-type="float">
            <text:p>1880</text:p>
          </table:table-cell>
          <table:table-cell table:style-name="ce42" table:formula="of:=(ROUND(PRODUCT(([.F42]/25.4);1000);0)*10)" office:value-type="float" office:value="0" calcext:value-type="float">
            <text:p>0</text:p>
          </table:table-cell>
          <table:table-cell table:style-name="ce42" table:formula="of:=(ROUND(PRODUCT(([.G42]/25.4);1000);0)*10)" office:value-type="float" office:value="2320" calcext:value-type="float">
            <text:p>2320</text:p>
          </table:table-cell>
          <table:table-cell table:style-name="ce42" table:formula="of:=(ROUND(PRODUCT(([.H42]/25.4);1000);0)*10)" office:value-type="float" office:value="2130" calcext:value-type="float">
            <text:p>2130</text:p>
          </table:table-cell>
          <table:table-cell table:style-name="ce42" table:formula="of:=(ROUND(PRODUCT(([.I42]/25.4);1000);0)*10)" office:value-type="float" office:value="2110" calcext:value-type="float">
            <text:p>2110</text:p>
          </table:table-cell>
          <table:table-cell table:style-name="ce42" table:formula="of:=(ROUND(PRODUCT(([.J42]/25.4);1000);0)*10)" office:value-type="float" office:value="0" calcext:value-type="float">
            <text:p>0</text:p>
          </table:table-cell>
          <table:table-cell table:style-name="ce42" table:formula="of:=(ROUND(PRODUCT(([.K42]/25.4);1000);0)*10)" office:value-type="float" office:value="2300" calcext:value-type="float">
            <text:p>2300</text:p>
          </table:table-cell>
          <table:table-cell table:style-name="ce59" table:formula="of:=CONCATENATE(&quot;DS&quot;; &quot; &quot;;&quot;-&quot;;[.B41];&quot; &quot;;&quot;-&quot;;[.C41];&quot; &quot;;&quot;-&quot;;[.B41];&quot; &quot;;[.C41];&quot; &quot;;[.F3];&quot; &quot;;[.E3])" office:value-type="string" office:string-value="DS -2030 -1420 -2030 1420 80 24" calcext:value-type="string" table:number-columns-spanned="3" table:number-rows-spanned="1">
            <text:p>DS -2030 -1420 -2030 1420 80 24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68"/>
          <table:table-cell table:number-columns-repeated="1008"/>
        </table:table-row>
        <table:table-row table:style-name="ro1">
          <table:table-cell table:style-name="ce43" table:formula="of:=[.C14]/2" office:value-type="float" office:value="5.15" calcext:value-type="float">
            <text:p>5.15</text:p>
          </table:table-cell>
          <table:table-cell table:style-name="ce43" table:formula="of:=[.C13]/2" office:value-type="float" office:value="5.15" calcext:value-type="float">
            <text:p>5.15</text:p>
          </table:table-cell>
          <table:table-cell table:style-name="ce94" table:formula="of:=([.A42]-([.A42]*0.3))" office:value-type="float" office:value="3.605" calcext:value-type="float">
            <text:p>3.61</text:p>
          </table:table-cell>
          <table:table-cell table:style-name="ce94" table:formula="of:=([.B42]-([.B42]*0.3))" office:value-type="float" office:value="3.605" calcext:value-type="float">
            <text:p>3.61</text:p>
          </table:table-cell>
          <table:table-cell table:style-name="ce95" table:formula="of:=([.A42]-0.381)" office:value-type="float" office:value="4.769" calcext:value-type="float">
            <text:p>4.769</text:p>
          </table:table-cell>
          <table:table-cell table:style-name="ce43" office:value-type="float" office:value="0" calcext:value-type="float">
            <text:p>0.00</text:p>
          </table:table-cell>
          <table:table-cell table:style-name="ce94" table:formula="of:=MROUND((([.C14]/2)+(2*[.G4]));[.G9])" office:value-type="float" office:value="5.9" calcext:value-type="float">
            <text:p>5.90</text:p>
          </table:table-cell>
          <table:table-cell table:style-name="ce43" table:formula="of:=MROUND((([.C14]/2)+[.G8]);[.G9])" office:value-type="float" office:value="5.4" calcext:value-type="float">
            <text:p>5.40</text:p>
          </table:table-cell>
          <table:table-cell table:style-name="ce43" table:formula="of:=MROUND((([.C16]/2)+[.G8]+([.C15]/2));[.G9])" office:value-type="float" office:value="5.35" calcext:value-type="float">
            <text:p>5.35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5.85" calcext:value-type="float">
            <text:p>5.85</text:p>
          </table:table-cell>
          <table:table-cell table:style-name="ce60" table:formula="of:=CONCATENATE(&quot;DS&quot;; &quot; &quot;;&quot;-&quot;;[.D41];&quot; &quot;;[.A41];&quot; &quot;;[.B41];&quot; &quot;;[.A41];&quot; &quot;;[.F3];&quot; &quot;;[.E3])" office:value-type="string" office:string-value="DS -1420 2030 2030 2030 80 24" calcext:value-type="string" table:number-columns-spanned="3" table:number-rows-spanned="1">
            <text:p>DS -1420 2030 2030 203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number-columns-repeated="1008"/>
        </table:table-row>
        <table:table-row table:style-name="ro1"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60" table:formula="of:=CONCATENATE(&quot;DS&quot;; &quot; &quot;;&quot;-&quot;;[.D41];&quot; &quot;;&quot;-&quot;;;[.A41];&quot; &quot;;[.B41];&quot; &quot;;&quot;-&quot;;[.A41];&quot; &quot;;[.F3];&quot; &quot;;[.E3])" office:value-type="string" office:string-value="DS -1420 -2030 2030 -2030 80 24" calcext:value-type="string" table:number-columns-spanned="3" table:number-rows-spanned="1">
            <text:p>DS -1420 -2030 2030 -203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4"/>
          <table:table-cell table:style-name="ce60" table:formula="of:=CONCATENATE(&quot;DS&quot;; &quot; &quot;;&quot;-&quot;;[.D41];&quot; &quot;;[.A41];&quot; &quot;;&quot;-&quot;;[.B41];&quot; &quot;;[.C41];&quot; &quot;;[.F3];&quot; &quot;;[.E3])" office:value-type="string" office:string-value="DS -1420 2030 -2030 1420 80 24" calcext:value-type="string" table:number-columns-spanned="3" table:number-rows-spanned="1">
            <text:p>DS -1420 2030 -2030 142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covered-table-cell table:number-columns-repeated="11" table:style-name="ce45"/>
          <table:table-cell table:style-name="ce60" table:formula="of:=CONCATENATE(&quot;DS&quot;; &quot; &quot;;&quot;-&quot;;[.D41];&quot; &quot;;&quot;-&quot;;[.A41];&quot; &quot;;&quot;-&quot;;[.B41];&quot; &quot;;&quot;-&quot;;[.C41];&quot; &quot;;[.F3];&quot; &quot;;[.E3])" office:value-type="string" office:string-value="DS -1420 -2030 -2030 -1420 80 24" calcext:value-type="string" table:number-columns-spanned="3" table:number-rows-spanned="1">
            <text:p>DS -1420 -2030 -2030 -142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60" table:formula="of:=CONCATENATE(&quot;DS&quot;; &quot; &quot;;[.B41];&quot; &quot;;&quot;-&quot;;[.A41];&quot; &quot;;[.B41];&quot; &quot;;[.A41];&quot; &quot;;[.F3];&quot; &quot;;[.E3])" office:value-type="string" office:string-value="DS 2030 -2030 2030 2030 80 24" calcext:value-type="string" table:number-columns-spanned="3" table:number-rows-spanned="1">
            <text:p>DS 2030 -2030 2030 203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60" table:formula="of:=CONCATENATE(&quot;DC&quot;; &quot; &quot;;&quot;0&quot;;&quot; &quot;;&quot;0&quot;;&quot; &quot;;&quot;0&quot;;&quot; &quot;;[.E41];&quot; &quot;;[.F3];&quot; &quot;;[.E3])" office:value-type="string" office:string-value="DC 0 0 0 1880 80 24" calcext:value-type="string" table:number-columns-spanned="3" table:number-rows-spanned="1">
            <text:p>DC 0 0 0 188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Circl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84" table:formula="of:=CONCATENATE(&quot;DS&quot;; &quot; &quot;;&quot;-&quot;;[.G41];&quot; &quot;;&quot;-&quot;;[.F41];&quot; &quot;;&quot;-&quot;;[.G41];&quot; &quot;;&quot;-&quot;;[.F41];&quot; &quot;;[.F4];&quot; &quot;;[.E4])" office:value-type="string" office:string-value="DS -2320 -0 -2320 -0 150 24" calcext:value-type="string" table:number-columns-spanned="3" table:number-rows-spanned="1">
            <text:p>DS -2320 -0 -2320 -0 150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text:p>Drawing, Dot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&quot;-&quot;;[.I41];&quot; &quot;;&quot;-&quot;;[.H41];&quot; &quot;;[.I41];&quot; &quot;;&quot;-&quot;;[.H41];&quot; &quot;;[.F7];&quot; &quot;;[.E7])" office:value-type="string" office:string-value="DS -2110 -2130 2110 -2130 20 0" calcext:value-type="string" table:number-columns-spanned="3" table:number-rows-spanned="1">
            <text:p>DS -2110 -2130 2110 -2130 20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[.I41];&quot; &quot;;&quot;-&quot;;[.H41];&quot; &quot;;[.I41];&quot; &quot;;[.H41];&quot; &quot;;[.F7];&quot; &quot;;[.E7])" office:value-type="string" office:string-value="DS 2110 -2130 2110 2130 20 0" calcext:value-type="string" table:number-columns-spanned="3" table:number-rows-spanned="1">
            <text:p>DS 2110 -2130 2110 2130 20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&quot;-&quot;;[.I41];&quot; &quot;;[.H41];&quot; &quot;;[.I41];&quot; &quot;;[.H41];&quot; &quot;;[.F7];&quot; &quot;;[.E7])" office:value-type="string" office:string-value="DS -2110 2130 2110 2130 20 0" calcext:value-type="string" table:number-columns-spanned="3" table:number-rows-spanned="1">
            <text:p>DS -2110 2130 2110 2130 20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&quot;-&quot;;[.I41];&quot; &quot;;&quot;-&quot;;[.H41];&quot; &quot;;&quot;-&quot;;[.I41];&quot; &quot;;[.H41];&quot; &quot;;[.F7];&quot; &quot;;[.E7])" office:value-type="string" office:string-value="DS -2110 -2130 -2110 2130 20 0" calcext:value-type="string" table:number-columns-spanned="3" table:number-rows-spanned="1">
            <text:p>DS -2110 -2130 -2110 2130 20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number-columns-repeated="1008"/>
        </table:table-row>
        <table:table-row table:style-name="ro1">
          <table:covered-table-cell table:number-columns-repeated="11" table:style-name="ce45"/>
          <table:table-cell table:style-name="ce85" table:formula="of:=CONCATENATE(&quot;DS&quot;;&quot; &quot;;&quot;-&quot;;[.K41];&quot; &quot;;&quot;-&quot;;[.J41];&quot; &quot;;&quot;-&quot;;[.K41];&quot; &quot;;&quot;-&quot;;[.J41];&quot; &quot;;[.F6];&quot; &quot;;[.E6])" office:value-type="string" office:string-value="DS -2300 -0 -2300 -0 150 21" calcext:value-type="string" table:number-columns-spanned="3" table:number-rows-spanned="1">
            <text:p>DS -2300 -0 -2300 -0 150 21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72"/>
          <table:table-cell table:number-columns-repeated="1008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6" table:number-rows-spanned="1">
            <text:p>V2</text:p>
          </table:table-cell>
          <table:covered-table-cell table:number-columns-repeated="15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number-columns-repeated="1001"/>
          <table:table-cell table:style-name="Default"/>
        </table:table-row>
        <table:table-row table:style-name="ro5">
          <table:table-cell table:style-name="ce40" office:value-type="string" calcext:value-type="string" table:number-columns-spanned="5" table:number-rows-spanned="1">
            <text:p>Body Outline</text:p>
          </table:table-cell>
          <table:covered-table-cell table:number-columns-repeated="4"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2"/>
        </table:table-row>
        <table:table-row table:style-name="ro5">
          <table:table-cell table:style-name="ce40" office:value-type="string" calcext:value-type="string" table:number-columns-spanned="4" table:number-rows-spanned="1">
            <text:p>Coordinates</text:p>
          </table:table-cell>
          <table:covered-table-cell table:number-columns-repeated="3" table:style-name="ce40"/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2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Circle Dia.</text:p>
          </table:table-cell>
          <table:table-cell table:style-name="ce41" office:value-type="string" calcext:value-type="string">
            <text:p>Y1C</text:p>
          </table:table-cell>
          <table:table-cell table:style-name="ce41" office:value-type="string" calcext:value-type="string">
            <text:p>X1C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2"/>
        </table:table-row>
        <table:table-row table:style-name="ro5">
          <table:table-cell table:style-name="ce46" table:formula="of:=([.A60])" office:value-type="float" office:value="5.15" calcext:value-type="float">
            <text:p>5.150000</text:p>
          </table:table-cell>
          <table:table-cell table:style-name="ce46" table:formula="of:=([.B60])" office:value-type="float" office:value="5.15" calcext:value-type="float">
            <text:p>5.150000</text:p>
          </table:table-cell>
          <table:table-cell table:style-name="ce46" table:formula="of:=([.C60])" office:value-type="float" office:value="3.605" calcext:value-type="float">
            <text:p>3.605000</text:p>
          </table:table-cell>
          <table:table-cell table:style-name="ce46" table:formula="of:=([.D60])" office:value-type="float" office:value="3.605" calcext:value-type="float">
            <text:p>3.605000</text:p>
          </table:table-cell>
          <table:table-cell table:style-name="ce46" table:formula="of:=([.E60])" office:value-type="float" office:value="4.769" calcext:value-type="float">
            <text:p>4.769000</text:p>
          </table:table-cell>
          <table:table-cell table:style-name="ce46" table:formula="of:=([.F60])" office:value-type="float" office:value="0" calcext:value-type="float">
            <text:p>0.000000</text:p>
          </table:table-cell>
          <table:table-cell table:style-name="ce46" table:formula="of:=([.G60])" office:value-type="float" office:value="5.9" calcext:value-type="float">
            <text:p>5.900000</text:p>
          </table:table-cell>
          <table:table-cell table:style-name="ce46" table:formula="of:=([.H60])" office:value-type="float" office:value="5.4" calcext:value-type="float">
            <text:p>5.400000</text:p>
          </table:table-cell>
          <table:table-cell table:style-name="ce46" table:formula="of:=([.I60])" office:value-type="float" office:value="5.35" calcext:value-type="float">
            <text:p>5.350000</text:p>
          </table:table-cell>
          <table:table-cell table:style-name="ce46" table:formula="of:=([.J60])" office:value-type="float" office:value="0" calcext:value-type="float">
            <text:p>0.000000</text:p>
          </table:table-cell>
          <table:table-cell table:style-name="ce46" table:formula="of:=([.K60])" office:value-type="float" office:value="5.85" calcext:value-type="float">
            <text:p>5.850000</text:p>
          </table:table-cell>
          <table:table-cell table:style-name="ce59" table:formula="of:=CONCATENATE(&quot;DS&quot;; &quot; &quot;;&quot;-&quot;;[.B59];&quot; &quot;;&quot;-&quot;;[.C59];&quot; &quot;;&quot;-&quot;;[.B59];&quot; &quot;;[.C59];&quot; &quot;;[.G3];&quot; &quot;;[.E3])" office:value-type="string" office:string-value="DS -5.15 -3.605 -5.15 3.605 0.2 24" calcext:value-type="string" table:number-columns-spanned="3" table:number-rows-spanned="1">
            <text:p>DS -5.15 -3.605 -5.15 3.605 0.2 24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68"/>
          <table:table-cell table:style-name="ce59" table:formula="of:=CONCATENATE(fpLineStart;Minus;[.B59];Space;Minus;[.C59];End;Minus;[.B59];Space;[.C59];Layer;[.D3];Width;[.G3];&quot;))&quot;)" office:value-type="string" office:string-value="  (fp_line (start -5.15 -3.605) (end -5.15 3.605) (layer Dwgs.User) (width 0.2))" calcext:value-type="string" table:number-columns-spanned="6" table:number-rows-spanned="1">
            <text:p><text:s text:c="2"/>(fp_line (start -5.15 -3.605) (end -5.15 3.60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2"/>
        </table:table-row>
        <table:table-row table:style-name="ro1">
          <table:table-cell table:style-name="ce43" table:formula="of:=[.C14]/2" office:value-type="float" office:value="5.15" calcext:value-type="float">
            <text:p>5.15</text:p>
          </table:table-cell>
          <table:table-cell table:style-name="ce43" table:formula="of:=[.C13]/2" office:value-type="float" office:value="5.15" calcext:value-type="float">
            <text:p>5.15</text:p>
          </table:table-cell>
          <table:table-cell table:style-name="ce94" table:formula="of:=([.A60]-([.A60]*0.3))" office:value-type="float" office:value="3.605" calcext:value-type="float">
            <text:p>3.61</text:p>
          </table:table-cell>
          <table:table-cell table:style-name="ce94" table:formula="of:=([.B60]-([.B60]*0.3))" office:value-type="float" office:value="3.605" calcext:value-type="float">
            <text:p>3.61</text:p>
          </table:table-cell>
          <table:table-cell table:style-name="ce95" table:formula="of:=([.A60]-0.381)" office:value-type="float" office:value="4.769" calcext:value-type="float">
            <text:p>4.769</text:p>
          </table:table-cell>
          <table:table-cell table:style-name="ce43" office:value-type="float" office:value="0" calcext:value-type="float">
            <text:p>0.00</text:p>
          </table:table-cell>
          <table:table-cell table:style-name="ce94" table:formula="of:=MROUND((([.C14]/2)+(2*[.G4]));[.G9])" office:value-type="float" office:value="5.9" calcext:value-type="float">
            <text:p>5.90</text:p>
          </table:table-cell>
          <table:table-cell table:style-name="ce43" table:formula="of:=MROUND((([.C14]/2)+[.G8]);[.G9])" office:value-type="float" office:value="5.4" calcext:value-type="float">
            <text:p>5.40</text:p>
          </table:table-cell>
          <table:table-cell table:style-name="ce43" table:formula="of:=MROUND((([.C16]/2)+[.G8]+([.C15]/2));[.G9])" office:value-type="float" office:value="5.35" calcext:value-type="float">
            <text:p>5.35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5.85" calcext:value-type="float">
            <text:p>5.85</text:p>
          </table:table-cell>
          <table:table-cell table:style-name="ce60" table:formula="of:=CONCATENATE(&quot;DS&quot;; &quot; &quot;;&quot;-&quot;;[.D59];&quot; &quot;;[.A59];&quot; &quot;;[.B59];&quot; &quot;;[.A59];&quot; &quot;;[.G3];&quot; &quot;;[.E3])" office:value-type="string" office:string-value="DS -3.605 5.15 5.15 5.15 0.2 24" calcext:value-type="string" table:number-columns-spanned="3" table:number-rows-spanned="1">
            <text:p>DS -3.605 5.15 5.15 5.1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style-name="ce60" table:formula="of:=CONCATENATE(fpLineStart;Minus;[.D59];Space;[.A59];End;[.B59];Space;[.A59];Layer;[.D3];Width;[.G3];&quot;))&quot;)" office:value-type="string" office:string-value="  (fp_line (start -3.605 5.15) (end 5.15 5.15) (layer Dwgs.User) (width 0.2))" calcext:value-type="string" table:number-columns-spanned="6" table:number-rows-spanned="1">
            <text:p><text:s text:c="2"/>(fp_line (start -3.605 5.15) (end 5.15 5.1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2"/>
        </table:table-row>
        <table:table-row table:style-name="ro1"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44" table:number-columns-spanned="1" table:number-rows-spanned="11"/>
          <table:table-cell table:style-name="ce60" table:formula="of:=CONCATENATE(&quot;DS&quot;; &quot; &quot;;&quot;-&quot;;[.D59];&quot; &quot;;&quot;-&quot;;;[.A59];&quot; &quot;;[.B59];&quot; &quot;;&quot;-&quot;;[.A59];&quot; &quot;;[.G3];&quot; &quot;;[.E3])" office:value-type="string" office:string-value="DS -3.605 -5.15 5.15 -5.15 0.2 24" calcext:value-type="string" table:number-columns-spanned="3" table:number-rows-spanned="1">
            <text:p>DS -3.605 -5.15 5.15 -5.1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style-name="ce60" table:formula="of:=CONCATENATE(fpLineStart;Minus;[.D59];Space;Minus;[.A59];End;[.B59];Space;Minus;[.A59];Layer;[.D3];Width;[.G3];&quot;))&quot;)" office:value-type="string" office:string-value="  (fp_line (start -3.605 -5.15) (end 5.15 -5.15) (layer Dwgs.User) (width 0.2))" calcext:value-type="string" table:number-columns-spanned="6" table:number-rows-spanned="1">
            <text:p><text:s text:c="2"/>(fp_line (start -3.605 -5.15) (end 5.15 -5.1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2"/>
        </table:table-row>
        <table:table-row table:style-name="ro1">
          <table:covered-table-cell table:number-columns-repeated="11" table:style-name="ce44"/>
          <table:table-cell table:style-name="ce60" table:formula="of:=CONCATENATE(&quot;DS&quot;; &quot; &quot;;&quot;-&quot;;[.D59];&quot; &quot;;[.A59];&quot; &quot;;&quot;-&quot;;[.B59];&quot; &quot;;[.C59];&quot; &quot;;[.G3];&quot; &quot;;[.E3])" office:value-type="string" office:string-value="DS -3.605 5.15 -5.15 3.605 0.2 24" calcext:value-type="string" table:number-columns-spanned="3" table:number-rows-spanned="1">
            <text:p>DS -3.605 5.15 -5.15 3.60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style-name="ce60" table:formula="of:=CONCATENATE(fpLineStart;Minus;[.D59];Space;[.A59];End;Minus;[.B59];Space;Minus;[.C59];Layer;[.D3];Width;[.G3];&quot;))&quot;)" office:value-type="string" office:string-value="  (fp_line (start -3.605 5.15) (end -5.15 -3.605) (layer Dwgs.User) (width 0.2))" calcext:value-type="string" table:number-columns-spanned="6" table:number-rows-spanned="1">
            <text:p><text:s text:c="2"/>(fp_line (start -3.605 5.15) (end -5.15 -3.60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0" table:formula="of:=CONCATENATE(&quot;DS&quot;; &quot; &quot;;&quot;-&quot;;[.D59];&quot; &quot;;&quot;-&quot;;[.A59];&quot; &quot;;&quot;-&quot;;[.B59];&quot; &quot;;&quot;-&quot;;[.C59];&quot; &quot;;[.G3];&quot; &quot;;[.E3])" office:value-type="string" office:string-value="DS -3.605 -5.15 -5.15 -3.605 0.2 24" calcext:value-type="string" table:number-columns-spanned="3" table:number-rows-spanned="1">
            <text:p>DS -3.605 -5.15 -5.15 -3.60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D59];Space;Minus;[.A59];End;Minus;[.B59];Space;Minus;[.C59];Layer;[.D3];Width;[.G3];&quot;))&quot;)" office:value-type="string" office:string-value="  (fp_line (start -3.605 -5.15) (end -5.15 -3.605) (layer Dwgs.User) (width 0.2))" calcext:value-type="string" table:number-columns-spanned="6" table:number-rows-spanned="1">
            <text:p><text:s text:c="2"/>(fp_line (start -3.605 -5.15) (end -5.15 -3.60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0" table:formula="of:=CONCATENATE(&quot;DS&quot;; &quot; &quot;;[.B59];&quot; &quot;;&quot;-&quot;;[.A59];&quot; &quot;;[.B59];&quot; &quot;;[.A59];&quot; &quot;;[.G3];&quot; &quot;;[.E3])" office:value-type="string" office:string-value="DS 5.15 -5.15 5.15 5.15 0.2 24" calcext:value-type="string" table:number-columns-spanned="3" table:number-rows-spanned="1">
            <text:p>DS 5.15 -5.15 5.15 5.1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69"/>
          <table:table-cell table:style-name="ce60" table:formula="of:=CONCATENATE(fpLineStart;[.B59];Space;Minus;[.A59];End;[.B59];Space;[.A59];Layer;[.D3];Width;[.G3];&quot;))&quot;)" office:value-type="string" office:string-value="  (fp_line (start 5.15 -5.15) (end 5.15 5.15) (layer Dwgs.User) (width 0.2))" calcext:value-type="string" table:number-columns-spanned="6" table:number-rows-spanned="1">
            <text:p><text:s text:c="2"/>(fp_line (start 5.15 -5.15) (end 5.15 5.15) (layer Dwgs.User) (width 0.2))</text:p>
          </table:table-cell>
          <table:covered-table-cell table:number-columns-repeated="5" table:style-name="ce64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0" table:formula="of:=CONCATENATE(&quot;DC&quot;; &quot; &quot;;&quot;0&quot;;&quot; &quot;;&quot;0&quot;;&quot; &quot;;&quot;0&quot;;&quot; &quot;;[.E59];&quot; &quot;;[.G3];&quot; &quot;;[.E3])" office:value-type="string" office:string-value="DC 0 0 0 4.769 0.2 24" calcext:value-type="string" table:number-columns-spanned="3" table:number-rows-spanned="1">
            <text:p>DC 0 0 0 4.769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Circle</text:p>
          </table:table-cell>
          <table:covered-table-cell table:style-name="ce69"/>
          <table:table-cell table:style-name="ce60" table:formula="of:=CONCATENATE(fpCircleCenter;Zero;Space;Zero;End;Zero;Space;[.E59];Layer;[.D3];Width;[.G3];&quot;))&quot;)" office:value-type="string" office:string-value="  (fp_circle (center 0 0) (end 0 4.769) (layer Dwgs.User) (width 0.2))" calcext:value-type="string" table:number-columns-spanned="6" table:number-rows-spanned="1">
            <text:p><text:s text:c="2"/>(fp_circle (center 0 0) (end 0 4.769) (layer Dwgs.User) (width 0.2))</text:p>
          </table:table-cell>
          <table:covered-table-cell table:number-columns-repeated="5" table:style-name="ce64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84" table:formula="of:=CONCATENATE(&quot;DS&quot;; &quot; &quot;;&quot;-&quot;;[.G59];&quot; &quot;;&quot;-&quot;;[.F59];&quot; &quot;;&quot;-&quot;;[.G59];&quot; &quot;;&quot;-&quot;;[.F59];&quot; &quot;;[.G4];&quot; &quot;;[.E4])" office:value-type="string" office:string-value="DS -5.9 -0 -5.9 -0 0.381 24" calcext:value-type="string" table:number-columns-spanned="3" table:number-rows-spanned="1">
            <text:p>DS -5.9 -0 -5.9 -0 0.381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text:p>Drawing, Dot</text:p>
          </table:table-cell>
          <table:covered-table-cell table:style-name="ce69"/>
          <table:table-cell table:style-name="ce84" table:formula="of:=CONCATENATE(fpLineStart;Minus;[.G59];Space;Minus;[.F59];End;Minus;[.G59];Space;Minus;[.F59];Layer;[.D4];Width;[.G4];&quot;))&quot;)" office:value-type="string" office:string-value="  (fp_line (start -5.9 -0) (end -5.9 -0) (layer Dwgs.User) (width 0.381))" calcext:value-type="string" table:number-columns-spanned="6" table:number-rows-spanned="1">
            <text:p><text:s text:c="2"/>(fp_line (start -5.9 -0) (end -5.9 -0) (layer Dwgs.User) (width 0.381))</text:p>
          </table:table-cell>
          <table:covered-table-cell table:number-columns-repeated="5" table:style-name="ce64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&quot;-&quot;;[.I59];&quot; &quot;;&quot;-&quot;;[.H59];&quot; &quot;;[.I59];&quot; &quot;;&quot;-&quot;;[.H59];&quot; &quot;;[.G7];&quot; &quot;;[.E7])" office:value-type="string" office:string-value="DS -5.35 -5.4 5.35 -5.4 0.05 0" calcext:value-type="string" table:number-columns-spanned="3" table:number-rows-spanned="1">
            <text:p>DS -5.35 -5.4 5.35 -5.4 0.05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style-name="ce61" table:formula="of:=CONCATENATE(fpLineStart;Minus;[.I59];Space;Minus;[.H59];End;[.I59];Space;Minus;[.H59];Layer;[.D7];Width;[.G7];&quot;))&quot;)" office:value-type="string" office:string-value="  (fp_line (start -5.35 -5.4) (end 5.35 -5.4) (layer F.CrtYd) (width 0.05))" calcext:value-type="string" table:number-columns-spanned="6" table:number-rows-spanned="1">
            <text:p><text:s text:c="2"/>(fp_line (start -5.35 -5.4) (end 5.35 -5.4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[.I59];&quot; &quot;;&quot;-&quot;;[.H59];&quot; &quot;;[.I59];&quot; &quot;;[.H59];&quot; &quot;;[.G7];&quot; &quot;;[.E7])" office:value-type="string" office:string-value="DS 5.35 -5.4 5.35 5.4 0.05 0" calcext:value-type="string" table:number-columns-spanned="3" table:number-rows-spanned="1">
            <text:p>DS 5.35 -5.4 5.35 5.4 0.05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style-name="ce61" table:formula="of:=CONCATENATE(fpLineStart;[.I59];Space;Minus;[.H59];End;[.I59];Space;[.H59];Layer;[.D7];Width;[.G7];&quot;))&quot;)" office:value-type="string" office:string-value="  (fp_line (start 5.35 -5.4) (end 5.35 5.4) (layer F.CrtYd) (width 0.05))" calcext:value-type="string" table:number-columns-spanned="6" table:number-rows-spanned="1">
            <text:p><text:s text:c="2"/>(fp_line (start 5.35 -5.4) (end 5.35 5.4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&quot;-&quot;;[.I59];&quot; &quot;;[.H59];&quot; &quot;;[.I59];&quot; &quot;;[.H59];&quot; &quot;;[.G7];&quot; &quot;;[.E7])" office:value-type="string" office:string-value="DS -5.35 5.4 5.35 5.4 0.05 0" calcext:value-type="string" table:number-columns-spanned="3" table:number-rows-spanned="1">
            <text:p>DS -5.35 5.4 5.35 5.4 0.05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style-name="ce61" table:formula="of:=CONCATENATE(fpLineStart;Minus;[.I59];Space;[.H59];End;[.I59];Space;[.H59];Layer;[.D7];Width;[.G7];&quot;))&quot;)" office:value-type="string" office:string-value="  (fp_line (start -5.35 5.4) (end 5.35 5.4) (layer F.CrtYd) (width 0.05))" calcext:value-type="string" table:number-columns-spanned="6" table:number-rows-spanned="1">
            <text:p><text:s text:c="2"/>(fp_line (start -5.35 5.4) (end 5.35 5.4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61" table:formula="of:=CONCATENATE(&quot;DS&quot;; &quot; &quot;;&quot;-&quot;;[.I59];&quot; &quot;;&quot;-&quot;;[.H59];&quot; &quot;;&quot;-&quot;;[.I59];&quot; &quot;;[.H59];&quot; &quot;;[.G7];&quot; &quot;;[.E7])" office:value-type="string" office:string-value="DS -5.35 -5.4 -5.35 5.4 0.05 0" calcext:value-type="string" table:number-columns-spanned="3" table:number-rows-spanned="1">
            <text:p>DS -5.35 -5.4 -5.35 5.4 0.05 0</text:p>
          </table:table-cell>
          <table:covered-table-cell table:style-name="ce97"/>
          <table:covered-table-cell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69"/>
          <table:table-cell table:style-name="ce61" table:formula="of:=CONCATENATE(fpLineStart;Minus;[.I59];Space;Minus;[.H59];End;Minus;[.I59];Space;[.H59];Layer;[.D7];Width;[.G7];&quot;))&quot;)" office:value-type="string" office:string-value="  (fp_line (start -5.35 -5.4) (end -5.35 5.4) (layer F.CrtYd) (width 0.05))" calcext:value-type="string" table:number-columns-spanned="6" table:number-rows-spanned="1">
            <text:p><text:s text:c="2"/>(fp_line (start -5.35 -5.4) (end -5.35 5.4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2"/>
        </table:table-row>
        <table:table-row table:style-name="ro1">
          <table:covered-table-cell table:number-columns-repeated="11" table:style-name="ce45"/>
          <table:table-cell table:style-name="ce85" table:formula="of:=CONCATENATE(&quot;DS&quot;;&quot; &quot;;&quot;-&quot;;[.K59];&quot; &quot;;&quot;-&quot;;[.J59];&quot; &quot;;&quot;-&quot;;[.K59];&quot; &quot;;&quot;-&quot;;[.J59];&quot; &quot;;[.G6];&quot; &quot;;[.E6])" office:value-type="string" office:string-value="DS -5.85 -0 -5.85 -0 0.381 21" calcext:value-type="string" table:number-columns-spanned="3" table:number-rows-spanned="1">
            <text:p>DS -5.85 -0 -5.85 -0 0.381 21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72"/>
          <table:table-cell table:style-name="ce85" table:formula="of:=CONCATENATE(fpLineStart;Minus;[.K59];Space;Minus;[.J59];End;Minus;[.K59];Space;Minus;[.J59];Layer;[.D6];Width;[.G6];&quot;))&quot;)" office:value-type="string" office:string-value="  (fp_line (start -5.85 -0) (end -5.85 -0) (layer F.SilkS) (width 0.381))" calcext:value-type="string" table:number-columns-spanned="6" table:number-rows-spanned="1">
            <text:p><text:s text:c="2"/>(fp_line (start -5.85 -0) (end -5.85 -0) (layer F.SilkS) (width 0.381))</text:p>
          </table:table-cell>
          <table:covered-table-cell table:number-columns-repeated="5" table:style-name="ce64"/>
          <table:table-cell table:number-columns-repeated="100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LQL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26" draw:style-name="gr1" draw:text-style-name="P1" svg:width="8.361cm" svg:height="8.07cm" svg:x="19.996cm" svg:y="0cm">
            <draw:image xlink:href="Pictures/20000009000020AA00001F87F7E3859F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2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2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2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2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2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7" calcext:value-type="float">
            <text:p>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7" calcext:value-type="float">
            <text:p>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8.4" calcext:value-type="float">
            <text:p>8.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L</text:p>
          </table:table-cell>
          <table:covered-table-cell table:style-name="ce36"/>
          <table:table-cell table:style-name="ce55" office:value-type="float" office:value="8.4" calcext:value-type="float">
            <text:p>8.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82" calcext:value-type="float">
            <text:p>1.8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103" office:value-type="string" calcext:value-type="string" table:number-columns-spanned="5" table:number-rows-spanned="1">
            <text:p>(Pad Length /2) + Courtyard.Excess + (Pad Centre to Centre [L] / 2)</text:p>
          </table:table-cell>
          <table:covered-table-cell table:number-columns-repeated="4" table:style-name="ce103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103" office:value-type="string" calcext:value-type="string" table:number-columns-spanned="5" table:number-rows-spanned="1">
            <text:p>(Pad Length /2) + Courtyard.Excess + (Pad Centre to Centre [W] / 2)</text:p>
          </table:table-cell>
          <table:covered-table-cell table:number-columns-repeated="4" table:style-name="ce103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Body Width /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1380" calcext:value-type="float">
            <text:p>1380</text:p>
          </table:table-cell>
          <table:table-cell table:style-name="ce42" table:formula="of:=(ROUND(PRODUCT(([.B40]/25.4);1000);0)*10)" office:value-type="float" office:value="1380" calcext:value-type="float">
            <text:p>1380</text:p>
          </table:table-cell>
          <table:table-cell table:style-name="ce42" table:formula="of:=(ROUND(PRODUCT(([.C40]/25.4);1000);0)*10)" office:value-type="float" office:value="1080" calcext:value-type="float">
            <text:p>1080</text:p>
          </table:table-cell>
          <table:table-cell table:style-name="ce42" table:formula="of:=(ROUND(PRODUCT(([.D40]/25.4);1000);0)*10)" office:value-type="float" office:value="1080" calcext:value-type="float">
            <text:p>1080</text:p>
          </table:table-cell>
          <table:table-cell table:style-name="ce42" table:formula="of:=(ROUND(PRODUCT(([.E40]/25.4);1000);0)*10)" office:value-type="float" office:value="2110" calcext:value-type="float">
            <text:p>2110</text:p>
          </table:table-cell>
          <table:table-cell table:style-name="ce42" table:formula="of:=(ROUND(PRODUCT(([.F40]/25.4);1000);0)*10)" office:value-type="float" office:value="2110" calcext:value-type="float">
            <text:p>2110</text:p>
          </table:table-cell>
          <table:table-cell table:style-name="ce42" table:formula="of:=(ROUND(PRODUCT(([.G40]/25.4);1000);0)*10)" office:value-type="float" office:value="1670" calcext:value-type="float">
            <text:p>1670</text:p>
          </table:table-cell>
          <table:table-cell table:style-name="ce42" table:formula="of:=(ROUND(PRODUCT(([.H40]/25.4);1000);0)*10)" office:value-type="float" office:value="1670" calcext:value-type="float">
            <text:p>167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1380 -1380 1380 -1380 80 24" calcext:value-type="string" table:number-columns-spanned="3" table:number-rows-spanned="1">
            <text:p>DS -1380 -1380 1380 -138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3.5" calcext:value-type="float">
            <text:p>3.50</text:p>
          </table:table-cell>
          <table:table-cell table:style-name="ce43" table:formula="of:=[.C14]/2" office:value-type="float" office:value="3.5" calcext:value-type="float">
            <text:p>3.50</text:p>
          </table:table-cell>
          <table:table-cell table:style-name="ce43" table:formula="of:=MROUND((([.C13]/2)-(2*[.G4]));[.G9])" office:value-type="float" office:value="2.75" calcext:value-type="float">
            <text:p>2.75</text:p>
          </table:table-cell>
          <table:table-cell table:style-name="ce43" table:formula="of:=MROUND((([.C14]/2)-(2*[.G4]));[.G9])" office:value-type="float" office:value="2.75" calcext:value-type="float">
            <text:p>2.75</text:p>
          </table:table-cell>
          <table:table-cell table:style-name="ce43" table:formula="of:=MROUND((([.C17]/2)+([.C16]/2)+[.G8]);[.G9])" office:value-type="float" office:value="5.35" calcext:value-type="float">
            <text:p>5.35</text:p>
          </table:table-cell>
          <table:table-cell table:style-name="ce43" table:formula="of:=MROUND((([.C17]/2)+([.C15]/2)+[.G8]);[.G9])" office:value-type="float" office:value="5.35" calcext:value-type="float">
            <text:p>5.35</text:p>
          </table:table-cell>
          <table:table-cell table:style-name="ce43" table:formula="of:=MROUND(([.A55]+(2*[.G6]));[.G9])" office:value-type="float" office:value="4.25" calcext:value-type="float">
            <text:p>4.25</text:p>
          </table:table-cell>
          <table:table-cell table:style-name="ce43" table:formula="of:=MROUND(([.B55]+(2*[.G6]));[.G9])" office:value-type="float" office:value="4.25" calcext:value-type="float">
            <text:p>4.25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1380 -1380 1380 1380 80 24" calcext:value-type="string" table:number-columns-spanned="3" table:number-rows-spanned="1">
            <text:p>DS 1380 -1380 1380 138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1380 1380 1380 1380 80 24" calcext:value-type="string" table:number-columns-spanned="3" table:number-rows-spanned="1">
            <text:p>DS -1380 1380 1380 138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1380 -1380 -1380 1380 80 24" calcext:value-type="string" table:number-columns-spanned="3" table:number-rows-spanned="1">
            <text:p>DS -1380 -1380 -1380 138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&quot;-&quot;;[.C39];&quot; &quot;;&quot;-&quot;;[.D39];&quot; &quot;;&quot;-&quot;;[.C39];&quot; &quot;;[.F4];&quot; &quot;;[.E4])" office:value-type="string" office:string-value="DS -1080 -1080 -1080 -1080 150 24" calcext:value-type="string" table:number-columns-spanned="3" table:number-rows-spanned="1">
            <text:p>DS -1080 -1080 -1080 -108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2110 -2110 2110 -2110 20 0" calcext:value-type="string" table:number-columns-spanned="3" table:number-rows-spanned="1">
            <text:p>DS -2110 -2110 2110 -21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2110 -2110 2110 2110 20 0" calcext:value-type="string" table:number-columns-spanned="3" table:number-rows-spanned="1">
            <text:p>DS 2110 -2110 2110 21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2110 2110 2110 2110 20 0" calcext:value-type="string" table:number-columns-spanned="3" table:number-rows-spanned="1">
            <text:p>DS -2110 2110 2110 21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2110 -2110 -2110 2110 20 0" calcext:value-type="string" table:number-columns-spanned="3" table:number-rows-spanned="1">
            <text:p>DS -2110 -2110 -2110 21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1670 -1670 -1670 -1670 150 21" calcext:value-type="string" table:number-columns-spanned="3" table:number-rows-spanned="1">
            <text:p>DS -1670 -1670 -1670 -167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3.5" calcext:value-type="float">
            <text:p>3.500000</text:p>
          </table:table-cell>
          <table:table-cell table:style-name="ce46" table:formula="of:=([.B55])" office:value-type="float" office:value="3.5" calcext:value-type="float">
            <text:p>3.500000</text:p>
          </table:table-cell>
          <table:table-cell table:style-name="ce46" table:formula="of:=([.C55])" office:value-type="float" office:value="2.75" calcext:value-type="float">
            <text:p>2.750000</text:p>
          </table:table-cell>
          <table:table-cell table:style-name="ce46" table:formula="of:=([.D55])" office:value-type="float" office:value="2.75" calcext:value-type="float">
            <text:p>2.750000</text:p>
          </table:table-cell>
          <table:table-cell table:style-name="ce46" table:formula="of:=([.E55])" office:value-type="float" office:value="5.35" calcext:value-type="float">
            <text:p>5.350000</text:p>
          </table:table-cell>
          <table:table-cell table:style-name="ce46" table:formula="of:=([.F55])" office:value-type="float" office:value="5.35" calcext:value-type="float">
            <text:p>5.350000</text:p>
          </table:table-cell>
          <table:table-cell table:style-name="ce46" table:formula="of:=([.G55])" office:value-type="float" office:value="4.25" calcext:value-type="float">
            <text:p>4.250000</text:p>
          </table:table-cell>
          <table:table-cell table:style-name="ce46" table:formula="of:=([.H55])" office:value-type="float" office:value="4.25" calcext:value-type="float">
            <text:p>4.25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3.5 -3.5 3.5 -3.5 0.2 24" calcext:value-type="string" table:number-columns-spanned="3" table:number-rows-spanned="1">
            <text:p>DS -3.5 -3.5 3.5 -3.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3.5 -3.5) (end 3.5 -3.5) (layer Dwgs.User) (width 0.2))" calcext:value-type="string" table:number-columns-spanned="6" table:number-rows-spanned="1">
            <text:p><text:s text:c="2"/>(fp_line (start -3.5 -3.5) (end 3.5 -3.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3.5" calcext:value-type="float">
            <text:p>3.50</text:p>
          </table:table-cell>
          <table:table-cell table:style-name="ce43" table:formula="of:=[.C14]/2" office:value-type="float" office:value="3.5" calcext:value-type="float">
            <text:p>3.50</text:p>
          </table:table-cell>
          <table:table-cell table:style-name="ce43" table:formula="of:=MROUND((([.C13]/2)-(2*[.G4]));[.G9])" office:value-type="float" office:value="2.75" calcext:value-type="float">
            <text:p>2.75</text:p>
          </table:table-cell>
          <table:table-cell table:style-name="ce43" table:formula="of:=MROUND((([.C14]/2)-(2*[.G4]));[.G9])" office:value-type="float" office:value="2.75" calcext:value-type="float">
            <text:p>2.75</text:p>
          </table:table-cell>
          <table:table-cell table:style-name="ce43" table:formula="of:=MROUND((([.C17]/2)+([.C16]/2)+[.G8]);[.G9])" office:value-type="float" office:value="5.35" calcext:value-type="float">
            <text:p>5.35</text:p>
          </table:table-cell>
          <table:table-cell table:style-name="ce43" table:formula="of:=MROUND((([.C17]/2)+([.C15]/2)+[.G8]);[.G9])" office:value-type="float" office:value="5.35" calcext:value-type="float">
            <text:p>5.35</text:p>
          </table:table-cell>
          <table:table-cell table:style-name="ce43" table:formula="of:=MROUND(([.A55]+(2*[.G6]));[.G9])" office:value-type="float" office:value="4.25" calcext:value-type="float">
            <text:p>4.25</text:p>
          </table:table-cell>
          <table:table-cell table:style-name="ce43" table:formula="of:=MROUND(([.B55]+(2*[.G6]));[.G9])" office:value-type="float" office:value="4.25" calcext:value-type="float">
            <text:p>4.25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3.5 -3.5 3.5 3.5 0.2 24" calcext:value-type="string" table:number-columns-spanned="3" table:number-rows-spanned="1">
            <text:p>DS 3.5 -3.5 3.5 3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3.5 -3.5) (end 3.5 3.5) (layer Dwgs.User) (width 0.2))" calcext:value-type="string" table:number-columns-spanned="6" table:number-rows-spanned="1">
            <text:p><text:s text:c="2"/>(fp_line (start 3.5 -3.5) (end 3.5 3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3.5 3.5 3.5 3.5 0.2 24" calcext:value-type="string" table:number-columns-spanned="3" table:number-rows-spanned="1">
            <text:p>DS -3.5 3.5 3.5 3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3.5 3.5) (end 3.5 3.5) (layer Dwgs.User) (width 0.2))" calcext:value-type="string" table:number-columns-spanned="6" table:number-rows-spanned="1">
            <text:p><text:s text:c="2"/>(fp_line (start -3.5 3.5) (end 3.5 3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3.5 -3.5 -3.5 3.5 0.2 24" calcext:value-type="string" table:number-columns-spanned="3" table:number-rows-spanned="1">
            <text:p>DS -3.5 -3.5 -3.5 3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3.5 -3.5) (end -3.5 3.5) (layer Dwgs.User) (width 0.2))" calcext:value-type="string" table:number-columns-spanned="6" table:number-rows-spanned="1">
            <text:p><text:s text:c="2"/>(fp_line (start -3.5 -3.5) (end -3.5 3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4];&quot; &quot;;&quot;-&quot;;[.C54];&quot; &quot;;&quot;-&quot;;[.D54];&quot; &quot;;&quot;-&quot;;[.C54];&quot; &quot;;[.G4];&quot; &quot;;[.E4])" office:value-type="string" office:string-value="DS -2.75 -2.75 -2.75 -2.75 0.381 24" calcext:value-type="string" table:number-columns-spanned="3" table:number-rows-spanned="1">
            <text:p>DS -2.75 -2.75 -2.75 -2.7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4];Space;Minus;[.C54];End;Minus;[.D54];Space;Minus;[.C54];Layer;[.D4];Width;[.G4];&quot;))&quot;)" office:value-type="string" office:string-value="  (fp_line (start -2.75 -2.75) (end -2.75 -2.75) (layer Dwgs.User) (width 0.381))" calcext:value-type="string" table:number-columns-spanned="6" table:number-rows-spanned="1">
            <text:p><text:s text:c="2"/>(fp_line (start -2.75 -2.75) (end -2.75 -2.7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5.35 -5.35 5.35 -5.35 0.05 0" calcext:value-type="string" table:number-columns-spanned="3" table:number-rows-spanned="1">
            <text:p>DS -5.35 -5.35 5.35 -5.3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5.35 -5.35) (end 5.35 -5.35) (layer F.CrtYd) (width 0.05))" calcext:value-type="string" table:number-columns-spanned="6" table:number-rows-spanned="1">
            <text:p><text:s text:c="2"/>(fp_line (start -5.35 -5.35) (end 5.35 -5.3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5.35 -5.35 5.35 5.35 0.05 0" calcext:value-type="string" table:number-columns-spanned="3" table:number-rows-spanned="1">
            <text:p>DS 5.35 -5.35 5.35 5.3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5.35 -5.35) (end 5.35 5.35) (layer F.CrtYd) (width 0.05))" calcext:value-type="string" table:number-columns-spanned="6" table:number-rows-spanned="1">
            <text:p><text:s text:c="2"/>(fp_line (start 5.35 -5.35) (end 5.35 5.3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5.35 5.35 5.35 5.35 0.05 0" calcext:value-type="string" table:number-columns-spanned="3" table:number-rows-spanned="1">
            <text:p>DS -5.35 5.35 5.35 5.3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5.35 5.35) (end 5.35 5.35) (layer F.CrtYd) (width 0.05))" calcext:value-type="string" table:number-columns-spanned="6" table:number-rows-spanned="1">
            <text:p><text:s text:c="2"/>(fp_line (start -5.35 5.35) (end 5.35 5.3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5.35 -5.35 -5.35 5.35 0.05 0" calcext:value-type="string" table:number-columns-spanned="3" table:number-rows-spanned="1">
            <text:p>DS -5.35 -5.35 -5.35 5.3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5.35 -5.35) (end -5.35 5.35) (layer F.CrtYd) (width 0.05))" calcext:value-type="string" table:number-columns-spanned="6" table:number-rows-spanned="1">
            <text:p><text:s text:c="2"/>(fp_line (start -5.35 -5.35) (end -5.35 5.3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4.25 -4.25 -4.25 -4.25 0.381 21" calcext:value-type="string" table:number-columns-spanned="3" table:number-rows-spanned="1">
            <text:p>DS -4.25 -4.25 -4.25 -4.2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4.25 -4.25) (end -4.25 -4.25) (layer F.SilkS) (width 0.381))" calcext:value-type="string" table:number-columns-spanned="6" table:number-rows-spanned="1">
            <text:p><text:s text:c="2"/>(fp_line (start -4.25 -4.25) (end -4.25 -4.2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NQL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25" draw:style-name="gr1" draw:text-style-name="P1" svg:width="7.091cm" svg:height="5.953cm" svg:x="19.995cm" svg:y="0cm">
            <draw:image xlink:href="Pictures/2000000900001BB40000174257AC0308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3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3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3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3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3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4.5" calcext:value-type="float">
            <text:p>4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.5" calcext:value-type="float">
            <text:p>3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3.3" calcext:value-type="float">
            <text:p>3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L</text:p>
          </table:table-cell>
          <table:covered-table-cell table:style-name="ce36"/>
          <table:table-cell table:style-name="ce55" office:value-type="float" office:value="4.3" calcext:value-type="float">
            <text:p>4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" calcext:value-type="float">
            <text:p>1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[L]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[W]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Body Wid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890" calcext:value-type="float">
            <text:p>890</text:p>
          </table:table-cell>
          <table:table-cell table:style-name="ce42" table:formula="of:=(ROUND(PRODUCT(([.B40]/25.4);1000);0)*10)" office:value-type="float" office:value="690" calcext:value-type="float">
            <text:p>690</text:p>
          </table:table-cell>
          <table:table-cell table:style-name="ce42" table:formula="of:=(ROUND(PRODUCT(([.C40]/25.4);1000);0)*10)" office:value-type="float" office:value="590" calcext:value-type="float">
            <text:p>590</text:p>
          </table:table-cell>
          <table:table-cell table:style-name="ce42" table:formula="of:=(ROUND(PRODUCT(([.D40]/25.4);1000);0)*10)" office:value-type="float" office:value="390" calcext:value-type="float">
            <text:p>390</text:p>
          </table:table-cell>
          <table:table-cell table:style-name="ce42" table:formula="of:=(ROUND(PRODUCT(([.E40]/25.4);1000);0)*10)" office:value-type="float" office:value="1140" calcext:value-type="float">
            <text:p>1140</text:p>
          </table:table-cell>
          <table:table-cell table:style-name="ce42" table:formula="of:=(ROUND(PRODUCT(([.F40]/25.4);1000);0)*10)" office:value-type="float" office:value="940" calcext:value-type="float">
            <text:p>940</text:p>
          </table:table-cell>
          <table:table-cell table:style-name="ce42" table:formula="of:=(ROUND(PRODUCT(([.G40]/25.4);1000);0)*10)" office:value-type="float" office:value="1040" calcext:value-type="float">
            <text:p>1040</text:p>
          </table:table-cell>
          <table:table-cell table:style-name="ce42" table:formula="of:=(ROUND(PRODUCT(([.H40]/25.4);1000);0)*10)" office:value-type="float" office:value="850" calcext:value-type="float">
            <text:p>85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690 -890 690 -890 80 24" calcext:value-type="string" table:number-columns-spanned="3" table:number-rows-spanned="1">
            <text:p>DS -690 -890 690 -89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2.25" calcext:value-type="float">
            <text:p>2.25</text:p>
          </table:table-cell>
          <table:table-cell table:style-name="ce43" table:formula="of:=[.C14]/2" office:value-type="float" office:value="1.75" calcext:value-type="float">
            <text:p>1.75</text:p>
          </table:table-cell>
          <table:table-cell table:style-name="ce43" table:formula="of:=MROUND((([.C13]/2)-(2*[.G4]));[.G9])" office:value-type="float" office:value="1.5" calcext:value-type="float">
            <text:p>1.50</text:p>
          </table:table-cell>
          <table:table-cell table:style-name="ce43" table:formula="of:=MROUND((([.C14]/2)-(2*[.G4]));[.G9])" office:value-type="float" office:value="1" calcext:value-type="float">
            <text:p>1.00</text:p>
          </table:table-cell>
          <table:table-cell table:style-name="ce43" table:formula="of:=MROUND((([.C17]/2)+([.C16]/2)+[.G8]);[.G9])" office:value-type="float" office:value="2.9" calcext:value-type="float">
            <text:p>2.90</text:p>
          </table:table-cell>
          <table:table-cell table:style-name="ce43" table:formula="of:=MROUND((([.C17]/2)+([.C15]/2)+[.G8]);[.G9])" office:value-type="float" office:value="2.4" calcext:value-type="float">
            <text:p>2.40</text:p>
          </table:table-cell>
          <table:table-cell table:style-name="ce43" table:formula="of:=MROUND(([.A40]+(1*[.G6]));[.G9])" office:value-type="float" office:value="2.65" calcext:value-type="float">
            <text:p>2.65</text:p>
          </table:table-cell>
          <table:table-cell table:style-name="ce43" table:formula="of:=MROUND(([.B40]+(1*[.G6]));[.G9])" office:value-type="float" office:value="2.15" calcext:value-type="float">
            <text:p>2.15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690 -890 690 890 80 24" calcext:value-type="string" table:number-columns-spanned="3" table:number-rows-spanned="1">
            <text:p>DS 690 -890 690 8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690 890 690 890 80 24" calcext:value-type="string" table:number-columns-spanned="3" table:number-rows-spanned="1">
            <text:p>DS -690 890 690 8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690 -890 -690 890 80 24" calcext:value-type="string" table:number-columns-spanned="3" table:number-rows-spanned="1">
            <text:p>DS -690 -890 -690 8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&quot;-&quot;;[.C39];&quot; &quot;;&quot;-&quot;;[.D39];&quot; &quot;;&quot;-&quot;;[.C39];&quot; &quot;;[.F4];&quot; &quot;;[.E4])" office:value-type="string" office:string-value="DS -390 -590 -390 -590 150 24" calcext:value-type="string" table:number-columns-spanned="3" table:number-rows-spanned="1">
            <text:p>DS -390 -590 -390 -59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940 -1140 940 -1140 20 0" calcext:value-type="string" table:number-columns-spanned="3" table:number-rows-spanned="1">
            <text:p>DS -940 -1140 940 -114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940 -1140 940 1140 20 0" calcext:value-type="string" table:number-columns-spanned="3" table:number-rows-spanned="1">
            <text:p>DS 940 -1140 940 114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940 1140 940 1140 20 0" calcext:value-type="string" table:number-columns-spanned="3" table:number-rows-spanned="1">
            <text:p>DS -940 1140 940 114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940 -1140 -940 1140 20 0" calcext:value-type="string" table:number-columns-spanned="3" table:number-rows-spanned="1">
            <text:p>DS -940 -1140 -940 114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850 -1040 -850 -1040 150 21" calcext:value-type="string" table:number-columns-spanned="3" table:number-rows-spanned="1">
            <text:p>DS -850 -1040 -850 -104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2.25" calcext:value-type="float">
            <text:p>2.250000</text:p>
          </table:table-cell>
          <table:table-cell table:style-name="ce46" table:formula="of:=([.B55])" office:value-type="float" office:value="1.75" calcext:value-type="float">
            <text:p>1.750000</text:p>
          </table:table-cell>
          <table:table-cell table:style-name="ce46" table:formula="of:=([.C55])" office:value-type="float" office:value="1.5" calcext:value-type="float">
            <text:p>1.500000</text:p>
          </table:table-cell>
          <table:table-cell table:style-name="ce46" table:formula="of:=([.D55])" office:value-type="float" office:value="1" calcext:value-type="float">
            <text:p>1.000000</text:p>
          </table:table-cell>
          <table:table-cell table:style-name="ce46" table:formula="of:=([.E55])" office:value-type="float" office:value="2.9" calcext:value-type="float">
            <text:p>2.900000</text:p>
          </table:table-cell>
          <table:table-cell table:style-name="ce46" table:formula="of:=([.F55])" office:value-type="float" office:value="2.4" calcext:value-type="float">
            <text:p>2.400000</text:p>
          </table:table-cell>
          <table:table-cell table:style-name="ce46" table:formula="of:=([.G55])" office:value-type="float" office:value="2.65" calcext:value-type="float">
            <text:p>2.650000</text:p>
          </table:table-cell>
          <table:table-cell table:style-name="ce46" table:formula="of:=([.H55])" office:value-type="float" office:value="2.15" calcext:value-type="float">
            <text:p>2.15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1.75 -2.25 1.75 -2.25 0.2 24" calcext:value-type="string" table:number-columns-spanned="3" table:number-rows-spanned="1">
            <text:p>DS -1.75 -2.25 1.75 -2.2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1.75 -2.25) (end 1.75 -2.25) (layer Dwgs.User) (width 0.2))" calcext:value-type="string" table:number-columns-spanned="6" table:number-rows-spanned="1">
            <text:p><text:s text:c="2"/>(fp_line (start -1.75 -2.25) (end 1.75 -2.2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2.25" calcext:value-type="float">
            <text:p>2.25</text:p>
          </table:table-cell>
          <table:table-cell table:style-name="ce43" table:formula="of:=[.C14]/2" office:value-type="float" office:value="1.75" calcext:value-type="float">
            <text:p>1.75</text:p>
          </table:table-cell>
          <table:table-cell table:style-name="ce43" table:formula="of:=MROUND((([.C13]/2)-(2*[.G4]));[.G9])" office:value-type="float" office:value="1.5" calcext:value-type="float">
            <text:p>1.50</text:p>
          </table:table-cell>
          <table:table-cell table:style-name="ce43" table:formula="of:=MROUND((([.C14]/2)-(2*[.G4]));[.G9])" office:value-type="float" office:value="1" calcext:value-type="float">
            <text:p>1.00</text:p>
          </table:table-cell>
          <table:table-cell table:style-name="ce43" table:formula="of:=MROUND((([.C17]/2)+([.C16]/2)+[.G8]);[.G9])" office:value-type="float" office:value="2.9" calcext:value-type="float">
            <text:p>2.90</text:p>
          </table:table-cell>
          <table:table-cell table:style-name="ce43" table:formula="of:=MROUND((([.C17]/2)+([.C15]/2)+[.G8]);[.G9])" office:value-type="float" office:value="2.4" calcext:value-type="float">
            <text:p>2.40</text:p>
          </table:table-cell>
          <table:table-cell table:style-name="ce43" table:formula="of:=MROUND(([.A55]+(1*[.G6]));[.G9])" office:value-type="float" office:value="2.65" calcext:value-type="float">
            <text:p>2.65</text:p>
          </table:table-cell>
          <table:table-cell table:style-name="ce43" table:formula="of:=MROUND(([.B55]+(1*[.G6]));[.G9])" office:value-type="float" office:value="2.15" calcext:value-type="float">
            <text:p>2.15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1.75 -2.25 1.75 2.25 0.2 24" calcext:value-type="string" table:number-columns-spanned="3" table:number-rows-spanned="1">
            <text:p>DS 1.75 -2.25 1.75 2.2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1.75 -2.25) (end 1.75 2.25) (layer Dwgs.User) (width 0.2))" calcext:value-type="string" table:number-columns-spanned="6" table:number-rows-spanned="1">
            <text:p><text:s text:c="2"/>(fp_line (start 1.75 -2.25) (end 1.75 2.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1.75 2.25 1.75 2.25 0.2 24" calcext:value-type="string" table:number-columns-spanned="3" table:number-rows-spanned="1">
            <text:p>DS -1.75 2.25 1.75 2.2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1.75 2.25) (end 1.75 2.25) (layer Dwgs.User) (width 0.2))" calcext:value-type="string" table:number-columns-spanned="6" table:number-rows-spanned="1">
            <text:p><text:s text:c="2"/>(fp_line (start -1.75 2.25) (end 1.75 2.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1.75 -2.25 -1.75 2.25 0.2 24" calcext:value-type="string" table:number-columns-spanned="3" table:number-rows-spanned="1">
            <text:p>DS -1.75 -2.25 -1.75 2.2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1.75 -2.25) (end -1.75 2.25) (layer Dwgs.User) (width 0.2))" calcext:value-type="string" table:number-columns-spanned="6" table:number-rows-spanned="1">
            <text:p><text:s text:c="2"/>(fp_line (start -1.75 -2.25) (end -1.75 2.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4];&quot; &quot;;&quot;-&quot;;[.C54];&quot; &quot;;&quot;-&quot;;[.D54];&quot; &quot;;&quot;-&quot;;[.C54];&quot; &quot;;[.G4];&quot; &quot;;[.E4])" office:value-type="string" office:string-value="DS -1 -1.5 -1 -1.5 0.381 24" calcext:value-type="string" table:number-columns-spanned="3" table:number-rows-spanned="1">
            <text:p>DS -1 -1.5 -1 -1.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4];Space;Minus;[.C54];End;Minus;[.D54];Space;Minus;[.C54];Layer;[.D4];Width;[.G4];&quot;))&quot;)" office:value-type="string" office:string-value="  (fp_line (start -1 -1.5) (end -1 -1.5) (layer Dwgs.User) (width 0.381))" calcext:value-type="string" table:number-columns-spanned="6" table:number-rows-spanned="1">
            <text:p><text:s text:c="2"/>(fp_line (start -1 -1.5) (end -1 -1.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2.4 -2.9 2.4 -2.9 0.05 0" calcext:value-type="string" table:number-columns-spanned="3" table:number-rows-spanned="1">
            <text:p>DS -2.4 -2.9 2.4 -2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2.4 -2.9) (end 2.4 -2.9) (layer F.CrtYd) (width 0.05))" calcext:value-type="string" table:number-columns-spanned="6" table:number-rows-spanned="1">
            <text:p><text:s text:c="2"/>(fp_line (start -2.4 -2.9) (end 2.4 -2.9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2.4 -2.9 2.4 2.9 0.05 0" calcext:value-type="string" table:number-columns-spanned="3" table:number-rows-spanned="1">
            <text:p>DS 2.4 -2.9 2.4 2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2.4 -2.9) (end 2.4 2.9) (layer F.CrtYd) (width 0.05))" calcext:value-type="string" table:number-columns-spanned="6" table:number-rows-spanned="1">
            <text:p><text:s text:c="2"/>(fp_line (start 2.4 -2.9) (end 2.4 2.9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2.4 2.9 2.4 2.9 0.05 0" calcext:value-type="string" table:number-columns-spanned="3" table:number-rows-spanned="1">
            <text:p>DS -2.4 2.9 2.4 2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2.4 2.9) (end 2.4 2.9) (layer F.CrtYd) (width 0.05))" calcext:value-type="string" table:number-columns-spanned="6" table:number-rows-spanned="1">
            <text:p><text:s text:c="2"/>(fp_line (start -2.4 2.9) (end 2.4 2.9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2.4 -2.9 -2.4 2.9 0.05 0" calcext:value-type="string" table:number-columns-spanned="3" table:number-rows-spanned="1">
            <text:p>DS -2.4 -2.9 -2.4 2.9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2.4 -2.9) (end -2.4 2.9) (layer F.CrtYd) (width 0.05))" calcext:value-type="string" table:number-columns-spanned="6" table:number-rows-spanned="1">
            <text:p><text:s text:c="2"/>(fp_line (start -2.4 -2.9) (end -2.4 2.9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2.15 -2.65 -2.15 -2.65 0.381 21" calcext:value-type="string" table:number-columns-spanned="3" table:number-rows-spanned="1">
            <text:p>DS -2.15 -2.65 -2.15 -2.6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2.15 -2.65) (end -2.15 -2.65) (layer F.SilkS) (width 0.381))" calcext:value-type="string" table:number-columns-spanned="6" table:number-rows-spanned="1">
            <text:p><text:s text:c="2"/>(fp_line (start -2.15 -2.65) (end -2.15 -2.6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NQL_B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32" draw:style-name="gr1" draw:text-style-name="P1" svg:width="6.059cm" svg:height="4.815cm" svg:x="19.995cm" svg:y="0cm">
            <draw:image xlink:href="Pictures/20000009000017AC000012D0262604B9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4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104" table:formula="of:=[.C3]" office:value-type="float" office:value="0.2" calcext:value-type="float">
            <text:p>0.2</text:p>
          </table:table-cell>
          <table:table-cell table:style-name="ce54" table:content-validation-name="val14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80" calcext:value-type="float">
            <text:p>80</text:p>
          </table:table-cell>
          <table:table-cell table:style-name="ce46" table:formula="of:=([.C4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4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4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4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3" calcext:value-type="float">
            <text:p>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4" calcext:value-type="float">
            <text:p>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3.8" calcext:value-type="float">
            <text:p>3.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L</text:p>
          </table:table-cell>
          <table:covered-table-cell table:style-name="ce36"/>
          <table:table-cell table:style-name="ce55" office:value-type="float" office:value="2.8" calcext:value-type="float">
            <text:p>2.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" calcext:value-type="float">
            <text:p>1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[L]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[W]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Body Wid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590" calcext:value-type="float">
            <text:p>590</text:p>
          </table:table-cell>
          <table:table-cell table:style-name="ce42" table:formula="of:=(ROUND(PRODUCT(([.B40]/25.4);1000);0)*10)" office:value-type="float" office:value="790" calcext:value-type="float">
            <text:p>790</text:p>
          </table:table-cell>
          <table:table-cell table:style-name="ce42" table:formula="of:=(ROUND(PRODUCT(([.C40]/25.4);1000);0)*10)" office:value-type="float" office:value="470" calcext:value-type="float">
            <text:p>470</text:p>
          </table:table-cell>
          <table:table-cell table:style-name="ce42" table:formula="of:=(ROUND(PRODUCT(([.D40]/25.4);1000);0)*10)" office:value-type="float" office:value="670" calcext:value-type="float">
            <text:p>670</text:p>
          </table:table-cell>
          <table:table-cell table:style-name="ce42" table:formula="of:=(ROUND(PRODUCT(([.E40]/25.4);1000);0)*10)" office:value-type="float" office:value="850" calcext:value-type="float">
            <text:p>850</text:p>
          </table:table-cell>
          <table:table-cell table:style-name="ce42" table:formula="of:=(ROUND(PRODUCT(([.F40]/25.4);1000);0)*10)" office:value-type="float" office:value="1040" calcext:value-type="float">
            <text:p>1040</text:p>
          </table:table-cell>
          <table:table-cell table:style-name="ce42" table:formula="of:=(ROUND(PRODUCT(([.G40]/25.4);1000);0)*10)" office:value-type="float" office:value="750" calcext:value-type="float">
            <text:p>750</text:p>
          </table:table-cell>
          <table:table-cell table:style-name="ce42" table:formula="of:=(ROUND(PRODUCT(([.H40]/25.4);1000);0)*10)" office:value-type="float" office:value="940" calcext:value-type="float">
            <text:p>94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790 -590 790 -590 80 24" calcext:value-type="string" table:number-columns-spanned="3" table:number-rows-spanned="1">
            <text:p>DS -790 -590 790 -59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1.5" calcext:value-type="float">
            <text:p>1.50</text:p>
          </table:table-cell>
          <table:table-cell table:style-name="ce43" table:formula="of:=[.C14]/2" office:value-type="float" office:value="2" calcext:value-type="float">
            <text:p>2.00</text:p>
          </table:table-cell>
          <table:table-cell table:style-name="ce43" table:formula="of:=(([.C13]/2)-(0.3))" office:value-type="float" office:value="1.2" calcext:value-type="float">
            <text:p>1.20</text:p>
          </table:table-cell>
          <table:table-cell table:style-name="ce43" table:formula="of:=(([.C14]/2)-0.3)" office:value-type="float" office:value="1.7" calcext:value-type="float">
            <text:p>1.70</text:p>
          </table:table-cell>
          <table:table-cell table:style-name="ce43" table:formula="of:=MROUND((([.C17]/2)+([.C16]/2)+[.G8]);[.G9])" office:value-type="float" office:value="2.15" calcext:value-type="float">
            <text:p>2.15</text:p>
          </table:table-cell>
          <table:table-cell table:style-name="ce43" table:formula="of:=MROUND((([.C17]/2)+([.C15]/2)+[.G8]);[.G9])" office:value-type="float" office:value="2.65" calcext:value-type="float">
            <text:p>2.65</text:p>
          </table:table-cell>
          <table:table-cell table:style-name="ce43" table:formula="of:=MROUND(([.A40]+(1*[.G6]));[.G9])" office:value-type="float" office:value="1.9" calcext:value-type="float">
            <text:p>1.90</text:p>
          </table:table-cell>
          <table:table-cell table:style-name="ce43" table:formula="of:=MROUND(([.B40]+(1*[.G6]));[.G9])" office:value-type="float" office:value="2.4" calcext:value-type="float">
            <text:p>2.40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790 -590 790 590 80 24" calcext:value-type="string" table:number-columns-spanned="3" table:number-rows-spanned="1">
            <text:p>DS 790 -590 790 5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790 590 790 590 80 24" calcext:value-type="string" table:number-columns-spanned="3" table:number-rows-spanned="1">
            <text:p>DS -790 590 790 5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790 -590 -790 590 80 24" calcext:value-type="string" table:number-columns-spanned="3" table:number-rows-spanned="1">
            <text:p>DS -790 -590 -790 5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D39];&quot; &quot;;&quot;-&quot;;[.C39];&quot; &quot;;&quot;-&quot;;[.D39];&quot; &quot;;&quot;-&quot;;[.C39];&quot; &quot;;[.F4];&quot; &quot;;[.E4])" office:value-type="string" office:string-value="DS -670 -470 -670 -470 80 24" calcext:value-type="string" table:number-columns-spanned="3" table:number-rows-spanned="1">
            <text:p>DS -670 -470 -670 -4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office:annotation draw:style-name="gr2" draw:text-style-name="P2" svg:width="2.899cm" svg:height="0.596cm" svg:x="33.092cm" svg:y="18.476cm" draw:caption-point-x="-0.61cm" draw:caption-point-y="1.51cm">
              <dc:date>2013-07-13T00:00:00</dc:date>
              <text:p text:style-name="P2"><text:span text:style-name="T1">Polarity Mark</text:span></text:p>
            </office:annotation>
            <text:p>Dwgs.User, Line</text:p>
          </table:table-cell>
          <table:covered-table-cell table:style-name="ce105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1040 -850 1040 -850 20 0" calcext:value-type="string" table:number-columns-spanned="3" table:number-rows-spanned="1">
            <text:p>DS -1040 -850 1040 -8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1040 -850 1040 850 20 0" calcext:value-type="string" table:number-columns-spanned="3" table:number-rows-spanned="1">
            <text:p>DS 1040 -850 1040 8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1040 850 1040 850 20 0" calcext:value-type="string" table:number-columns-spanned="3" table:number-rows-spanned="1">
            <text:p>DS -1040 850 1040 8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1040 -850 -1040 850 20 0" calcext:value-type="string" table:number-columns-spanned="3" table:number-rows-spanned="1">
            <text:p>DS -1040 -850 -1040 85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940 -750 -940 -750 150 21" calcext:value-type="string" table:number-columns-spanned="3" table:number-rows-spanned="1">
            <text:p>DS -940 -750 -940 -75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1.5" calcext:value-type="float">
            <text:p>1.500000</text:p>
          </table:table-cell>
          <table:table-cell table:style-name="ce46" table:formula="of:=([.B55])" office:value-type="float" office:value="2" calcext:value-type="float">
            <text:p>2.000000</text:p>
          </table:table-cell>
          <table:table-cell table:style-name="ce46" table:formula="of:=([.C55])" office:value-type="float" office:value="1.2" calcext:value-type="float">
            <text:p>1.200000</text:p>
          </table:table-cell>
          <table:table-cell table:style-name="ce46" table:formula="of:=([.D55])" office:value-type="float" office:value="1.7" calcext:value-type="float">
            <text:p>1.700000</text:p>
          </table:table-cell>
          <table:table-cell table:style-name="ce46" table:formula="of:=([.E55])" office:value-type="float" office:value="2.15" calcext:value-type="float">
            <text:p>2.150000</text:p>
          </table:table-cell>
          <table:table-cell table:style-name="ce46" table:formula="of:=([.F55])" office:value-type="float" office:value="2.65" calcext:value-type="float">
            <text:p>2.650000</text:p>
          </table:table-cell>
          <table:table-cell table:style-name="ce46" table:formula="of:=([.G55])" office:value-type="float" office:value="1.9" calcext:value-type="float">
            <text:p>1.900000</text:p>
          </table:table-cell>
          <table:table-cell table:style-name="ce46" table:formula="of:=([.H55])" office:value-type="float" office:value="2.4" calcext:value-type="float">
            <text:p>2.40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2 -1.5 2 -1.5 0.2 24" calcext:value-type="string" table:number-columns-spanned="3" table:number-rows-spanned="1">
            <text:p>DS -2 -1.5 2 -1.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2 -1.5) (end 2 -1.5) (layer Dwgs.User) (width 0.2))" calcext:value-type="string" table:number-columns-spanned="6" table:number-rows-spanned="1">
            <text:p><text:s text:c="2"/>(fp_line (start -2 -1.5) (end 2 -1.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1.5" calcext:value-type="float">
            <text:p>1.50</text:p>
          </table:table-cell>
          <table:table-cell table:style-name="ce43" table:formula="of:=[.C14]/2" office:value-type="float" office:value="2" calcext:value-type="float">
            <text:p>2.00</text:p>
          </table:table-cell>
          <table:table-cell table:style-name="ce43" table:formula="of:=(([.C13]/2)-(0.3))" office:value-type="float" office:value="1.2" calcext:value-type="float">
            <text:p>1.20</text:p>
          </table:table-cell>
          <table:table-cell table:style-name="ce43" table:formula="of:=(([.C14]/2)-0.3)" office:value-type="float" office:value="1.7" calcext:value-type="float">
            <text:p>1.70</text:p>
          </table:table-cell>
          <table:table-cell table:style-name="ce43" table:formula="of:=MROUND((([.C17]/2)+([.C16]/2)+[.G8]);[.G9])" office:value-type="float" office:value="2.15" calcext:value-type="float">
            <text:p>2.15</text:p>
          </table:table-cell>
          <table:table-cell table:style-name="ce43" table:formula="of:=MROUND((([.C17]/2)+([.C15]/2)+[.G8]);[.G9])" office:value-type="float" office:value="2.65" calcext:value-type="float">
            <text:p>2.65</text:p>
          </table:table-cell>
          <table:table-cell table:style-name="ce43" table:formula="of:=MROUND(([.A55]+(1*[.G6]));[.G9])" office:value-type="float" office:value="1.9" calcext:value-type="float">
            <text:p>1.90</text:p>
          </table:table-cell>
          <table:table-cell table:style-name="ce43" table:formula="of:=MROUND(([.B55]+(1*[.G6]));[.G9])" office:value-type="float" office:value="2.4" calcext:value-type="float">
            <text:p>2.40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2 -1.5 2 1.5 0.2 24" calcext:value-type="string" table:number-columns-spanned="3" table:number-rows-spanned="1">
            <text:p>DS 2 -1.5 2 1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2 -1.5) (end 2 1.5) (layer Dwgs.User) (width 0.2))" calcext:value-type="string" table:number-columns-spanned="6" table:number-rows-spanned="1">
            <text:p><text:s text:c="2"/>(fp_line (start 2 -1.5) (end 2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2 1.5 2 1.5 0.2 24" calcext:value-type="string" table:number-columns-spanned="3" table:number-rows-spanned="1">
            <text:p>DS -2 1.5 2 1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2 1.5) (end 2 1.5) (layer Dwgs.User) (width 0.2))" calcext:value-type="string" table:number-columns-spanned="6" table:number-rows-spanned="1">
            <text:p><text:s text:c="2"/>(fp_line (start -2 1.5) (end 2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2 -1.5 -2 1.5 0.2 24" calcext:value-type="string" table:number-columns-spanned="3" table:number-rows-spanned="1">
            <text:p>DS -2 -1.5 -2 1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2 -1.5) (end -2 1.5) (layer Dwgs.User) (width 0.2))" calcext:value-type="string" table:number-columns-spanned="6" table:number-rows-spanned="1">
            <text:p><text:s text:c="2"/>(fp_line (start -2 -1.5) (end -2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54];&quot; &quot;;&quot;-&quot;;[.C54];&quot; &quot;;&quot;-&quot;;[.D54];&quot; &quot;;&quot;-&quot;;[.A54];&quot; &quot;;[.G4];&quot; &quot;;[.E4])" office:value-type="string" office:string-value="DS -2 -1.2 -1.7 -1.5 0.2 24" calcext:value-type="string" table:number-columns-spanned="3" table:number-rows-spanned="1">
            <text:p>DS -2 -1.2 -1.7 -1.5 0.2 24</text:p>
          </table:table-cell>
          <table:covered-table-cell table:number-columns-repeated="2" table:style-name="ce8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office:annotation draw:style-name="gr2" draw:text-style-name="P2" svg:width="2.899cm" svg:height="0.596cm" svg:x="33.092cm" svg:y="25.716cm" draw:caption-point-x="-0.61cm" draw:caption-point-y="1.51cm">
              <dc:date>2013-07-13T00:00:00</dc:date>
              <text:p text:style-name="P2"><text:span text:style-name="T1">Polarity Mark</text:span></text:p>
            </office:annotation>
            <text:p>Dwgs.User, Line</text:p>
          </table:table-cell>
          <table:covered-table-cell table:style-name="ce70"/>
          <table:table-cell table:style-name="ce60" table:formula="of:=CONCATENATE(fpLineStart;Minus;[.B54];Space;Minus;[.C54];End;Minus;[.D54];Space;Minus;[.A54];Layer;[.D3];Width;[.G3];&quot;))&quot;)" office:value-type="string" office:string-value="  (fp_line (start -2 -1.2) (end -1.7 -1.5) (layer Dwgs.User) (width 0.2))" calcext:value-type="string" table:number-columns-spanned="6" table:number-rows-spanned="1">
            <text:p><text:s text:c="2"/>(fp_line (start -2 -1.2) (end -1.7 -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2.65 -2.15 2.65 -2.15 0.05 0" calcext:value-type="string" table:number-columns-spanned="3" table:number-rows-spanned="1">
            <text:p>DS -2.65 -2.15 2.65 -2.1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2.65 -2.15) (end 2.65 -2.15) (layer F.CrtYd) (width 0.05))" calcext:value-type="string" table:number-columns-spanned="6" table:number-rows-spanned="1">
            <text:p><text:s text:c="2"/>(fp_line (start -2.65 -2.15) (end 2.65 -2.1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2.65 -2.15 2.65 2.15 0.05 0" calcext:value-type="string" table:number-columns-spanned="3" table:number-rows-spanned="1">
            <text:p>DS 2.65 -2.15 2.65 2.1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2.65 -2.15) (end 2.65 2.15) (layer F.CrtYd) (width 0.05))" calcext:value-type="string" table:number-columns-spanned="6" table:number-rows-spanned="1">
            <text:p><text:s text:c="2"/>(fp_line (start 2.65 -2.15) (end 2.65 2.1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2.65 2.15 2.65 2.15 0.05 0" calcext:value-type="string" table:number-columns-spanned="3" table:number-rows-spanned="1">
            <text:p>DS -2.65 2.15 2.65 2.1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2.65 2.15) (end 2.65 2.15) (layer F.CrtYd) (width 0.05))" calcext:value-type="string" table:number-columns-spanned="6" table:number-rows-spanned="1">
            <text:p><text:s text:c="2"/>(fp_line (start -2.65 2.15) (end 2.65 2.1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2.65 -2.15 -2.65 2.15 0.05 0" calcext:value-type="string" table:number-columns-spanned="3" table:number-rows-spanned="1">
            <text:p>DS -2.65 -2.15 -2.65 2.1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2.65 -2.15) (end -2.65 2.15) (layer F.CrtYd) (width 0.05))" calcext:value-type="string" table:number-columns-spanned="6" table:number-rows-spanned="1">
            <text:p><text:s text:c="2"/>(fp_line (start -2.65 -2.15) (end -2.65 2.1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2.4 -1.9 -2.4 -1.9 0.381 21" calcext:value-type="string" table:number-columns-spanned="3" table:number-rows-spanned="1">
            <text:p>DS -2.4 -1.9 -2.4 -1.9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2.4 -1.9) (end -2.4 -1.9) (layer F.SilkS) (width 0.381))" calcext:value-type="string" table:number-columns-spanned="6" table:number-rows-spanned="1">
            <text:p><text:s text:c="2"/>(fp_line (start -2.4 -1.9) (end -2.4 -1.9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LQC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6" draw:style-name="gr1" draw:text-style-name="P1" svg:width="9.419cm" svg:height="9.472cm" svg:x="19.996cm" svg:y="0cm">
            <draw:image xlink:href="Pictures/20000009000024CC000025013775AFF0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5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5" calcext:value-type="float">
            <text:p>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5" calcext:value-type="float">
            <text:p>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4" calcext:value-type="float">
            <text:p>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L</text:p>
          </table:table-cell>
          <table:covered-table-cell table:style-name="ce36"/>
          <table:table-cell table:style-name="ce55" office:value-type="float" office:value="4" calcext:value-type="float">
            <text:p>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" calcext:value-type="float">
            <text:p>1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office:value-type="string" calcext:value-type="string">
            <text:p>Note1: For Rectangular PLCC, Length is the longer side.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office:value-type="string" calcext:value-type="string">
            <text:p>Note2: For Rectangular PLCC, manually move polarity marks to Pin 1 if not top middle.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ad Length /2) + (Pad Centre to Centre /2 [L]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(Pad Centre to Centre /2 [W]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103" office:value-type="string" calcext:value-type="string" table:number-columns-spanned="5" table:number-rows-spanned="1">
            <text:p>(Pad Length /2) + (Pad Centre to Centre /2 [L]) + (2 * Line Width)</text:p>
          </table:table-cell>
          <table:covered-table-cell table:number-columns-repeated="4" table:style-name="ce103"/>
          <table:table-cell table:style-name="ce39" office:value-type="string" calcext:value-type="string">
            <text:p>Yes</text:p>
          </table:table-cell>
          <table:table-cell office:value-type="string" calcext:value-type="string">
            <text:p>Note2: For Rectangular PLCC, manually move polarity marks to Pin 1 if not top middle.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980" calcext:value-type="float">
            <text:p>980</text:p>
          </table:table-cell>
          <table:table-cell table:style-name="ce42" table:formula="of:=(ROUND(PRODUCT(([.B40]/25.4);1000);0)*10)" office:value-type="float" office:value="980" calcext:value-type="float">
            <text:p>980</text:p>
          </table:table-cell>
          <table:table-cell table:style-name="ce42" table:formula="of:=(ROUND(PRODUCT(([.C40]/25.4);1000);0)*10)" office:value-type="float" office:value="690" calcext:value-type="float">
            <text:p>690</text:p>
          </table:table-cell>
          <table:table-cell table:style-name="ce42" table:formula="of:=(ROUND(PRODUCT(([.D40]/25.4);1000);0)*10)" office:value-type="float" office:value="0" calcext:value-type="float">
            <text:p>0</text:p>
          </table:table-cell>
          <table:table-cell table:style-name="ce42" table:formula="of:=(ROUND(PRODUCT(([.E40]/25.4);1000);0)*10)" office:value-type="float" office:value="1080" calcext:value-type="float">
            <text:p>1080</text:p>
          </table:table-cell>
          <table:table-cell table:style-name="ce42" table:formula="of:=(ROUND(PRODUCT(([.F40]/25.4);1000);0)*10)" office:value-type="float" office:value="1080" calcext:value-type="float">
            <text:p>1080</text:p>
          </table:table-cell>
          <table:table-cell table:style-name="ce42" table:formula="of:=(ROUND(PRODUCT(([.G40]/25.4);1000);0)*10)" office:value-type="float" office:value="1280" calcext:value-type="float">
            <text:p>1280</text:p>
          </table:table-cell>
          <table:table-cell table:style-name="ce42" table:formula="of:=(ROUND(PRODUCT(([.H40]/25.4);1000);0)*10)" office:value-type="float" office:value="0" calcext:value-type="float">
            <text:p>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980 -980 980 -980 80 24" calcext:value-type="string" table:number-columns-spanned="3" table:number-rows-spanned="1">
            <text:p>DS -980 -980 980 -98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2.5" calcext:value-type="float">
            <text:p>2.50</text:p>
          </table:table-cell>
          <table:table-cell table:style-name="ce43" table:formula="of:=[.C14]/2" office:value-type="float" office:value="2.5" calcext:value-type="float">
            <text:p>2.50</text:p>
          </table:table-cell>
          <table:table-cell table:style-name="ce43" table:formula="of:=MROUND((([.C13]/2)-(2*[.G4]));[.G9])" office:value-type="float" office:value="1.75" calcext:value-type="float">
            <text:p>1.75</text:p>
          </table:table-cell>
          <table:table-cell table:style-name="ce43" office:value-type="float" office:value="0" calcext:value-type="float">
            <text:p>0.00</text:p>
          </table:table-cell>
          <table:table-cell table:style-name="ce43" table:formula="of:=MROUND((([.C17]/2)+([.C16]/2)+[.G8]);[.G9])" office:value-type="float" office:value="2.75" calcext:value-type="float">
            <text:p>2.75</text:p>
          </table:table-cell>
          <table:table-cell table:style-name="ce43" table:formula="of:=MROUND((([.C17]/2)+([.C15]/2)+[.G8]);[.G9])" office:value-type="float" office:value="2.75" calcext:value-type="float">
            <text:p>2.75</text:p>
          </table:table-cell>
          <table:table-cell table:style-name="ce94" table:formula="of:=MROUND((([.C16]/2)+([.C17]/2)+(2*[.G6]));[.G9])" office:value-type="float" office:value="3.25" calcext:value-type="float">
            <text:p>3.25</text:p>
          </table:table-cell>
          <table:table-cell table:style-name="ce43" office:value-type="float" office:value="0" calcext:value-type="float">
            <text:p>0.00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980 -980 980 980 80 24" calcext:value-type="string" table:number-columns-spanned="3" table:number-rows-spanned="1">
            <text:p>DS 980 -980 980 98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980 980 980 980 80 24" calcext:value-type="string" table:number-columns-spanned="3" table:number-rows-spanned="1">
            <text:p>DS -980 980 980 98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980 -980 -980 980 80 24" calcext:value-type="string" table:number-columns-spanned="3" table:number-rows-spanned="1">
            <text:p>DS -980 -980 -980 98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&quot;-&quot;;[.C39];&quot; &quot;;&quot;-&quot;;[.D39];&quot; &quot;;&quot;-&quot;;[.C39];&quot; &quot;;[.F4];&quot; &quot;;[.E4])" office:value-type="string" office:string-value="DS -0 -690 -0 -690 150 24" calcext:value-type="string" table:number-columns-spanned="3" table:number-rows-spanned="1">
            <text:p>DS -0 -690 -0 -69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1080 -1080 1080 -1080 20 0" calcext:value-type="string" table:number-columns-spanned="3" table:number-rows-spanned="1">
            <text:p>DS -1080 -1080 1080 -108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1080 -1080 1080 1080 20 0" calcext:value-type="string" table:number-columns-spanned="3" table:number-rows-spanned="1">
            <text:p>DS 1080 -1080 1080 108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1080 1080 1080 1080 20 0" calcext:value-type="string" table:number-columns-spanned="3" table:number-rows-spanned="1">
            <text:p>DS -1080 1080 1080 108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1080 -1080 -1080 1080 20 0" calcext:value-type="string" table:number-columns-spanned="3" table:number-rows-spanned="1">
            <text:p>DS -1080 -1080 -1080 108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0 -1280 -0 -1280 150 21" calcext:value-type="string" table:number-columns-spanned="3" table:number-rows-spanned="1">
            <text:p>DS -0 -1280 -0 -128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2.5" calcext:value-type="float">
            <text:p>2.500000</text:p>
          </table:table-cell>
          <table:table-cell table:style-name="ce46" table:formula="of:=([.B55])" office:value-type="float" office:value="2.5" calcext:value-type="float">
            <text:p>2.500000</text:p>
          </table:table-cell>
          <table:table-cell table:style-name="ce46" table:formula="of:=([.C55])" office:value-type="float" office:value="1.75" calcext:value-type="float">
            <text:p>1.750000</text:p>
          </table:table-cell>
          <table:table-cell table:style-name="ce46" table:formula="of:=([.D55])" office:value-type="float" office:value="0" calcext:value-type="float">
            <text:p>0.000000</text:p>
          </table:table-cell>
          <table:table-cell table:style-name="ce46" table:formula="of:=([.E55])" office:value-type="float" office:value="2.75" calcext:value-type="float">
            <text:p>2.750000</text:p>
          </table:table-cell>
          <table:table-cell table:style-name="ce46" table:formula="of:=([.F55])" office:value-type="float" office:value="2.75" calcext:value-type="float">
            <text:p>2.750000</text:p>
          </table:table-cell>
          <table:table-cell table:style-name="ce46" table:formula="of:=([.G55])" office:value-type="float" office:value="3.25" calcext:value-type="float">
            <text:p>3.250000</text:p>
          </table:table-cell>
          <table:table-cell table:style-name="ce46" table:formula="of:=([.H55])" office:value-type="float" office:value="0" calcext:value-type="float">
            <text:p>0.00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2.5 -2.5 2.5 -2.5 0.2 24" calcext:value-type="string" table:number-columns-spanned="3" table:number-rows-spanned="1">
            <text:p>DS -2.5 -2.5 2.5 -2.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2.5 -2.5) (end 2.5 -2.5) (layer Dwgs.User) (width 0.2))" calcext:value-type="string" table:number-columns-spanned="6" table:number-rows-spanned="1">
            <text:p><text:s text:c="2"/>(fp_line (start -2.5 -2.5) (end 2.5 -2.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2.5" calcext:value-type="float">
            <text:p>2.50</text:p>
          </table:table-cell>
          <table:table-cell table:style-name="ce43" table:formula="of:=[.C14]/2" office:value-type="float" office:value="2.5" calcext:value-type="float">
            <text:p>2.50</text:p>
          </table:table-cell>
          <table:table-cell table:style-name="ce43" table:formula="of:=MROUND((([.C13]/2)-(2*[.G4]));[.G9])" office:value-type="float" office:value="1.75" calcext:value-type="float">
            <text:p>1.75</text:p>
          </table:table-cell>
          <table:table-cell table:style-name="ce43" office:value-type="float" office:value="0" calcext:value-type="float">
            <text:p>0.00</text:p>
          </table:table-cell>
          <table:table-cell table:style-name="ce43" table:formula="of:=MROUND((([.C17]/2)+([.C16]/2)+[.G8]);[.G9])" office:value-type="float" office:value="2.75" calcext:value-type="float">
            <text:p>2.75</text:p>
          </table:table-cell>
          <table:table-cell table:style-name="ce43" table:formula="of:=MROUND((([.C17]/2)+([.C15]/2)+[.G8]);[.G9])" office:value-type="float" office:value="2.75" calcext:value-type="float">
            <text:p>2.75</text:p>
          </table:table-cell>
          <table:table-cell table:style-name="ce94" table:formula="of:=MROUND((([.C16]/2)+([.C17]/2)+(2*[.G6]));[.G9])" office:value-type="float" office:value="3.25" calcext:value-type="float">
            <text:p>3.25</text:p>
          </table:table-cell>
          <table:table-cell table:style-name="ce43" office:value-type="float" office:value="0" calcext:value-type="float">
            <text:p>0.00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2.5 -2.5 2.5 2.5 0.2 24" calcext:value-type="string" table:number-columns-spanned="3" table:number-rows-spanned="1">
            <text:p>DS 2.5 -2.5 2.5 2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2.5 -2.5) (end 2.5 2.5) (layer Dwgs.User) (width 0.2))" calcext:value-type="string" table:number-columns-spanned="6" table:number-rows-spanned="1">
            <text:p><text:s text:c="2"/>(fp_line (start 2.5 -2.5) (end 2.5 2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2.5 2.5 2.5 2.5 0.2 24" calcext:value-type="string" table:number-columns-spanned="3" table:number-rows-spanned="1">
            <text:p>DS -2.5 2.5 2.5 2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2.5 2.5) (end 2.5 2.5) (layer Dwgs.User) (width 0.2))" calcext:value-type="string" table:number-columns-spanned="6" table:number-rows-spanned="1">
            <text:p><text:s text:c="2"/>(fp_line (start -2.5 2.5) (end 2.5 2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2.5 -2.5 -2.5 2.5 0.2 24" calcext:value-type="string" table:number-columns-spanned="3" table:number-rows-spanned="1">
            <text:p>DS -2.5 -2.5 -2.5 2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2.5 -2.5) (end -2.5 2.5) (layer Dwgs.User) (width 0.2))" calcext:value-type="string" table:number-columns-spanned="6" table:number-rows-spanned="1">
            <text:p><text:s text:c="2"/>(fp_line (start -2.5 -2.5) (end -2.5 2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4];&quot; &quot;;&quot;-&quot;;[.C54];&quot; &quot;;&quot;-&quot;;[.D54];&quot; &quot;;&quot;-&quot;;[.C54];&quot; &quot;;[.G4];&quot; &quot;;[.E4])" office:value-type="string" office:string-value="DS -0 -1.75 -0 -1.75 0.381 24" calcext:value-type="string" table:number-columns-spanned="3" table:number-rows-spanned="1">
            <text:p>DS -0 -1.75 -0 -1.7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4];Space;Minus;[.C54];End;Minus;[.D54];Space;Minus;[.C54];Layer;[.D4];Width;[.G4];&quot;))&quot;)" office:value-type="string" office:string-value="  (fp_line (start -0 -1.75) (end -0 -1.75) (layer Dwgs.User) (width 0.381))" calcext:value-type="string" table:number-columns-spanned="6" table:number-rows-spanned="1">
            <text:p><text:s text:c="2"/>(fp_line (start -0 -1.75) (end -0 -1.7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2.75 -2.75 2.75 -2.75 0.05 0" calcext:value-type="string" table:number-columns-spanned="3" table:number-rows-spanned="1">
            <text:p>DS -2.75 -2.75 2.75 -2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2.75 -2.75) (end 2.75 -2.75) (layer F.CrtYd) (width 0.05))" calcext:value-type="string" table:number-columns-spanned="6" table:number-rows-spanned="1">
            <text:p><text:s text:c="2"/>(fp_line (start -2.75 -2.75) (end 2.75 -2.7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2.75 -2.75 2.75 2.75 0.05 0" calcext:value-type="string" table:number-columns-spanned="3" table:number-rows-spanned="1">
            <text:p>DS 2.75 -2.75 2.75 2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2.75 -2.75) (end 2.75 2.75) (layer F.CrtYd) (width 0.05))" calcext:value-type="string" table:number-columns-spanned="6" table:number-rows-spanned="1">
            <text:p><text:s text:c="2"/>(fp_line (start 2.75 -2.75) (end 2.75 2.7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2.75 2.75 2.75 2.75 0.05 0" calcext:value-type="string" table:number-columns-spanned="3" table:number-rows-spanned="1">
            <text:p>DS -2.75 2.75 2.75 2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2.75 2.75) (end 2.75 2.75) (layer F.CrtYd) (width 0.05))" calcext:value-type="string" table:number-columns-spanned="6" table:number-rows-spanned="1">
            <text:p><text:s text:c="2"/>(fp_line (start -2.75 2.75) (end 2.75 2.7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2.75 -2.75 -2.75 2.75 0.05 0" calcext:value-type="string" table:number-columns-spanned="3" table:number-rows-spanned="1">
            <text:p>DS -2.75 -2.75 -2.75 2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2.75 -2.75) (end -2.75 2.75) (layer F.CrtYd) (width 0.05))" calcext:value-type="string" table:number-columns-spanned="6" table:number-rows-spanned="1">
            <text:p><text:s text:c="2"/>(fp_line (start -2.75 -2.75) (end -2.75 2.7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0 -3.25 -0 -3.25 0.381 21" calcext:value-type="string" table:number-columns-spanned="3" table:number-rows-spanned="1">
            <text:p>DS -0 -3.25 -0 -3.2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0 -3.25) (end -0 -3.25) (layer F.SilkS) (width 0.381))" calcext:value-type="string" table:number-columns-spanned="6" table:number-rows-spanned="1">
            <text:p><text:s text:c="2"/>(fp_line (start -0 -3.25) (end -0 -3.2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NBG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28" draw:style-name="gr1" draw:text-style-name="P1" svg:width="11.589cm" svg:height="11.668cm" svg:x="19.995cm" svg:y="0cm">
            <draw:image xlink:href="Pictures/2000000900002D4600002D95C91E0A84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6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6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6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6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6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1" calcext:value-type="float">
            <text:p>1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390" calcext:value-type="float">
            <text:p>390</text:p>
          </table:table-cell>
          <table:table-cell table:style-name="ce46" table:formula="of:=([.C8])" office:value-type="float" office:value="1" calcext:value-type="float">
            <text:p>1.00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/>
          <table:table-cell table:style-name="ce32" office:value-type="string" calcext:value-type="string">
            <text:p>Ball Size</text:p>
          </table:table-cell>
          <table:table-cell table:style-name="ce32" office:value-type="string" calcext:value-type="string">
            <text:p>Courtyard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/>
          <table:table-cell table:style-name="ce107" office:value-type="float" office:value="0.75" calcext:value-type="float">
            <text:p>0.75</text:p>
          </table:table-cell>
          <table:table-cell table:style-name="ce107" office:value-type="float" office:value="2" calcext:value-type="float">
            <text:p>2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7" calcext:value-type="float">
            <text:p>27</text:p>
          </table:table-cell>
          <table:table-cell/>
          <table:table-cell table:style-name="ce107" office:value-type="float" office:value="0.6" calcext:value-type="float">
            <text:p>0.60</text:p>
          </table:table-cell>
          <table:table-cell table:style-name="ce107" office:value-type="float" office:value="2" calcext:value-type="float">
            <text:p>2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27" calcext:value-type="float">
            <text:p>27</text:p>
          </table:table-cell>
          <table:table-cell/>
          <table:table-cell table:style-name="ce107" office:value-type="float" office:value="0.55" calcext:value-type="float">
            <text:p>0.55</text:p>
          </table:table-cell>
          <table:table-cell table:style-name="ce107" office:value-type="float" office:value="2" calcext:value-type="float">
            <text:p>2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106"/>
          <table:table-cell/>
          <table:table-cell table:style-name="ce107" office:value-type="float" office:value="0.5" calcext:value-type="float">
            <text:p>0.50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L</text:p>
          </table:table-cell>
          <table:covered-table-cell table:style-name="ce36"/>
          <table:table-cell table:style-name="ce106"/>
          <table:table-cell/>
          <table:table-cell table:style-name="ce107" office:value-type="float" office:value="0.45" calcext:value-type="float">
            <text:p>0.45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106"/>
          <table:table-cell/>
          <table:table-cell table:style-name="ce107" office:value-type="float" office:value="0.4" calcext:value-type="float">
            <text:p>0.40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/>
          <table:table-cell table:style-name="ce107" office:value-type="float" office:value="0.3" calcext:value-type="float">
            <text:p>0.30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/>
          <table:table-cell table:style-name="ce107" office:value-type="float" office:value="0.25" calcext:value-type="float">
            <text:p>0.25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/>
          <table:table-cell table:style-name="ce107" office:value-type="float" office:value="0.2" calcext:value-type="float">
            <text:p>0.20</text:p>
          </table:table-cell>
          <table:table-cell table:style-name="ce107" office:value-type="float" office:value="0.5" calcext:value-type="float">
            <text:p>0.5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/>
          <table:table-cell table:style-name="ce107" office:value-type="float" office:value="0.17" calcext:value-type="float">
            <text:p>0.17</text:p>
          </table:table-cell>
          <table:table-cell table:style-name="ce107" office:value-type="float" office:value="0.5" calcext:value-type="float">
            <text:p>0.5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/>
          <table:table-cell table:style-name="ce107" office:value-type="float" office:value="0.15" calcext:value-type="float">
            <text:p>0.15</text:p>
          </table:table-cell>
          <table:table-cell table:style-name="ce107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Body Wid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5310" calcext:value-type="float">
            <text:p>5310</text:p>
          </table:table-cell>
          <table:table-cell table:style-name="ce42" table:formula="of:=(ROUND(PRODUCT(([.B40]/25.4);1000);0)*10)" office:value-type="float" office:value="5310" calcext:value-type="float">
            <text:p>5310</text:p>
          </table:table-cell>
          <table:table-cell table:style-name="ce42" table:formula="of:=(ROUND(PRODUCT(([.C40]/25.4);1000);0)*10)" office:value-type="float" office:value="5020" calcext:value-type="float">
            <text:p>5020</text:p>
          </table:table-cell>
          <table:table-cell table:style-name="ce42" table:formula="of:=(ROUND(PRODUCT(([.D40]/25.4);1000);0)*10)" office:value-type="float" office:value="5020" calcext:value-type="float">
            <text:p>5020</text:p>
          </table:table-cell>
          <table:table-cell table:style-name="ce42" table:formula="of:=(ROUND(PRODUCT(([.E40]/25.4);1000);0)*10)" office:value-type="float" office:value="5710" calcext:value-type="float">
            <text:p>5710</text:p>
          </table:table-cell>
          <table:table-cell table:style-name="ce42" table:formula="of:=(ROUND(PRODUCT(([.F40]/25.4);1000);0)*10)" office:value-type="float" office:value="5710" calcext:value-type="float">
            <text:p>5710</text:p>
          </table:table-cell>
          <table:table-cell table:style-name="ce42" table:formula="of:=(ROUND(PRODUCT(([.G40]/25.4);1000);0)*10)" office:value-type="float" office:value="5470" calcext:value-type="float">
            <text:p>5470</text:p>
          </table:table-cell>
          <table:table-cell table:style-name="ce42" table:formula="of:=(ROUND(PRODUCT(([.H40]/25.4);1000);0)*10)" office:value-type="float" office:value="5470" calcext:value-type="float">
            <text:p>547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5310 -5310 5310 -5310 80 24" calcext:value-type="string" table:number-columns-spanned="3" table:number-rows-spanned="1">
            <text:p>DS -5310 -5310 5310 -531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13.5" calcext:value-type="float">
            <text:p>13.50</text:p>
          </table:table-cell>
          <table:table-cell table:style-name="ce43" table:formula="of:=[.C14]/2" office:value-type="float" office:value="13.5" calcext:value-type="float">
            <text:p>13.50</text:p>
          </table:table-cell>
          <table:table-cell table:style-name="ce43" table:formula="of:=MROUND((([.C13]/2)-(2*[.G4]));[.G9])" office:value-type="float" office:value="12.75" calcext:value-type="float">
            <text:p>12.75</text:p>
          </table:table-cell>
          <table:table-cell table:style-name="ce43" table:formula="of:=MROUND((([.C14]/2)-(2*[.G4]));[.G9])" office:value-type="float" office:value="12.75" calcext:value-type="float">
            <text:p>12.75</text:p>
          </table:table-cell>
          <table:table-cell table:style-name="ce43" table:formula="of:=MROUND(([.A40]+[.G8]);[.G9])" office:value-type="float" office:value="14.5" calcext:value-type="float">
            <text:p>14.50</text:p>
          </table:table-cell>
          <table:table-cell table:style-name="ce43" table:formula="of:=MROUND(([.B40]+[.G8]);[.G9])" office:value-type="float" office:value="14.5" calcext:value-type="float">
            <text:p>14.50</text:p>
          </table:table-cell>
          <table:table-cell table:style-name="ce43" table:formula="of:=MROUND((([.A40])+([.G6]));[.G9])" office:value-type="float" office:value="13.9" calcext:value-type="float">
            <text:p>13.90</text:p>
          </table:table-cell>
          <table:table-cell table:style-name="ce43" table:formula="of:=MROUND(([.B40]+([.G6]));[.G9])" office:value-type="float" office:value="13.9" calcext:value-type="float">
            <text:p>13.90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5310 -5310 5310 5310 80 24" calcext:value-type="string" table:number-columns-spanned="3" table:number-rows-spanned="1">
            <text:p>DS 5310 -5310 5310 53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5310 5310 5310 5310 80 24" calcext:value-type="string" table:number-columns-spanned="3" table:number-rows-spanned="1">
            <text:p>DS -5310 5310 5310 53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5310 -5310 -5310 5310 80 24" calcext:value-type="string" table:number-columns-spanned="3" table:number-rows-spanned="1">
            <text:p>DS -5310 -5310 -5310 53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9];&quot; &quot;;&quot;-&quot;;[.C39];&quot; &quot;;&quot;-&quot;;[.D39];&quot; &quot;;&quot;-&quot;;[.C39];&quot; &quot;;[.F4];&quot; &quot;;[.E4])" office:value-type="string" office:string-value="DS -5020 -5020 -5020 -5020 150 24" calcext:value-type="string" table:number-columns-spanned="3" table:number-rows-spanned="1">
            <text:p>DS -5020 -5020 -5020 -502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5710 -5710 5710 -5710 20 0" calcext:value-type="string" table:number-columns-spanned="3" table:number-rows-spanned="1">
            <text:p>DS -5710 -5710 5710 -57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5710 -5710 5710 5710 20 0" calcext:value-type="string" table:number-columns-spanned="3" table:number-rows-spanned="1">
            <text:p>DS 5710 -5710 5710 57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5710 5710 5710 5710 20 0" calcext:value-type="string" table:number-columns-spanned="3" table:number-rows-spanned="1">
            <text:p>DS -5710 5710 5710 57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5710 -5710 -5710 5710 20 0" calcext:value-type="string" table:number-columns-spanned="3" table:number-rows-spanned="1">
            <text:p>DS -5710 -5710 -5710 57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5470 -5470 -5470 -5470 150 21" calcext:value-type="string" table:number-columns-spanned="3" table:number-rows-spanned="1">
            <text:p>DS -5470 -5470 -5470 -547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3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13.5" calcext:value-type="float">
            <text:p>13.500000</text:p>
          </table:table-cell>
          <table:table-cell table:style-name="ce46" table:formula="of:=([.B55])" office:value-type="float" office:value="13.5" calcext:value-type="float">
            <text:p>13.500000</text:p>
          </table:table-cell>
          <table:table-cell table:style-name="ce46" table:formula="of:=([.C55])" office:value-type="float" office:value="12.75" calcext:value-type="float">
            <text:p>12.750000</text:p>
          </table:table-cell>
          <table:table-cell table:style-name="ce46" table:formula="of:=([.D55])" office:value-type="float" office:value="12.75" calcext:value-type="float">
            <text:p>12.750000</text:p>
          </table:table-cell>
          <table:table-cell table:style-name="ce46" table:formula="of:=([.E55])" office:value-type="float" office:value="14.5" calcext:value-type="float">
            <text:p>14.500000</text:p>
          </table:table-cell>
          <table:table-cell table:style-name="ce46" table:formula="of:=([.F55])" office:value-type="float" office:value="14.5" calcext:value-type="float">
            <text:p>14.500000</text:p>
          </table:table-cell>
          <table:table-cell table:style-name="ce46" table:formula="of:=[.G55]" office:value-type="float" office:value="13.9" calcext:value-type="float">
            <text:p>13.900000</text:p>
          </table:table-cell>
          <table:table-cell table:style-name="ce46" table:formula="of:=[.H55]" office:value-type="float" office:value="13.9" calcext:value-type="float">
            <text:p>13.90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13.5 -13.5 13.5 -13.5 0.2 24" calcext:value-type="string" table:number-columns-spanned="3" table:number-rows-spanned="1">
            <text:p>DS -13.5 -13.5 13.5 -13.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13.5 -13.5) (end 13.5 -13.5) (layer Dwgs.User) (width 0.2))" calcext:value-type="string" table:number-columns-spanned="6" table:number-rows-spanned="1">
            <text:p><text:s text:c="2"/>(fp_line (start -13.5 -13.5) (end 13.5 -13.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3">
          <table:table-cell table:style-name="ce43" table:formula="of:=[.C13]/2" office:value-type="float" office:value="13.5" calcext:value-type="float">
            <text:p>13.50</text:p>
          </table:table-cell>
          <table:table-cell table:style-name="ce43" table:formula="of:=[.C14]/2" office:value-type="float" office:value="13.5" calcext:value-type="float">
            <text:p>13.50</text:p>
          </table:table-cell>
          <table:table-cell table:style-name="ce43" table:formula="of:=MROUND((([.C13]/2)-(2*[.G4]));[.G9])" office:value-type="float" office:value="12.75" calcext:value-type="float">
            <text:p>12.75</text:p>
          </table:table-cell>
          <table:table-cell table:style-name="ce43" table:formula="of:=MROUND((([.C14]/2)-(2*[.G4]));[.G9])" office:value-type="float" office:value="12.75" calcext:value-type="float">
            <text:p>12.75</text:p>
          </table:table-cell>
          <table:table-cell table:style-name="ce43" table:formula="of:=MROUND(([.A55]+[.G8]);[.G9])" office:value-type="float" office:value="14.5" calcext:value-type="float">
            <text:p>14.50</text:p>
          </table:table-cell>
          <table:table-cell table:style-name="ce43" table:formula="of:=MROUND(([.B55]+[.G8]);[.G9])" office:value-type="float" office:value="14.5" calcext:value-type="float">
            <text:p>14.50</text:p>
          </table:table-cell>
          <table:table-cell table:style-name="ce43" table:formula="of:=MROUND((([.A55])+([.G6]));[.G9])" office:value-type="float" office:value="13.9" calcext:value-type="float">
            <text:p>13.90</text:p>
          </table:table-cell>
          <table:table-cell table:style-name="ce43" table:formula="of:=MROUND(([.B55]+([.G6]));[.G9])" office:value-type="float" office:value="13.9" calcext:value-type="float">
            <text:p>13.90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13.5 -13.5 13.5 13.5 0.2 24" calcext:value-type="string" table:number-columns-spanned="3" table:number-rows-spanned="1">
            <text:p>DS 13.5 -13.5 13.5 13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13.5 -13.5) (end 13.5 13.5) (layer Dwgs.User) (width 0.2))" calcext:value-type="string" table:number-columns-spanned="6" table:number-rows-spanned="1">
            <text:p><text:s text:c="2"/>(fp_line (start 13.5 -13.5) (end 13.5 13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3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13.5 13.5 13.5 13.5 0.2 24" calcext:value-type="string" table:number-columns-spanned="3" table:number-rows-spanned="1">
            <text:p>DS -13.5 13.5 13.5 13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13.5 13.5) (end 13.5 13.5) (layer Dwgs.User) (width 0.2))" calcext:value-type="string" table:number-columns-spanned="6" table:number-rows-spanned="1">
            <text:p><text:s text:c="2"/>(fp_line (start -13.5 13.5) (end 13.5 13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13.5 -13.5 -13.5 13.5 0.2 24" calcext:value-type="string" table:number-columns-spanned="3" table:number-rows-spanned="1">
            <text:p>DS -13.5 -13.5 -13.5 13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13.5 -13.5) (end -13.5 13.5) (layer Dwgs.User) (width 0.2))" calcext:value-type="string" table:number-columns-spanned="6" table:number-rows-spanned="1">
            <text:p><text:s text:c="2"/>(fp_line (start -13.5 -13.5) (end -13.5 13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4];&quot; &quot;;&quot;-&quot;;[.C54];&quot; &quot;;&quot;-&quot;;[.D54];&quot; &quot;;&quot;-&quot;;[.C54];&quot; &quot;;[.G4];&quot; &quot;;[.E4])" office:value-type="string" office:string-value="DS -12.75 -12.75 -12.75 -12.75 0.381 24" calcext:value-type="string" table:number-columns-spanned="3" table:number-rows-spanned="1">
            <text:p>DS -12.75 -12.75 -12.75 -12.7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4];Space;Minus;[.C54];End;Minus;[.D54];Space;Minus;[.C54];Layer;[.D4];Width;[.G4];&quot;))&quot;)" office:value-type="string" office:string-value="  (fp_line (start -12.75 -12.75) (end -12.75 -12.75) (layer Dwgs.User) (width 0.381))" calcext:value-type="string" table:number-columns-spanned="6" table:number-rows-spanned="1">
            <text:p><text:s text:c="2"/>(fp_line (start -12.75 -12.75) (end -12.75 -12.7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14.5 -14.5 14.5 -14.5 0.05 0" calcext:value-type="string" table:number-columns-spanned="3" table:number-rows-spanned="1">
            <text:p>DS -14.5 -14.5 14.5 -14.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14.5 -14.5) (end 14.5 -14.5) (layer F.CrtYd) (width 0.05))" calcext:value-type="string" table:number-columns-spanned="6" table:number-rows-spanned="1">
            <text:p><text:s text:c="2"/>(fp_line (start -14.5 -14.5) (end 14.5 -14.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14.5 -14.5 14.5 14.5 0.05 0" calcext:value-type="string" table:number-columns-spanned="3" table:number-rows-spanned="1">
            <text:p>DS 14.5 -14.5 14.5 14.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14.5 -14.5) (end 14.5 14.5) (layer F.CrtYd) (width 0.05))" calcext:value-type="string" table:number-columns-spanned="6" table:number-rows-spanned="1">
            <text:p><text:s text:c="2"/>(fp_line (start 14.5 -14.5) (end 14.5 14.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14.5 14.5 14.5 14.5 0.05 0" calcext:value-type="string" table:number-columns-spanned="3" table:number-rows-spanned="1">
            <text:p>DS -14.5 14.5 14.5 14.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14.5 14.5) (end 14.5 14.5) (layer F.CrtYd) (width 0.05))" calcext:value-type="string" table:number-columns-spanned="6" table:number-rows-spanned="1">
            <text:p><text:s text:c="2"/>(fp_line (start -14.5 14.5) (end 14.5 14.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14.5 -14.5 -14.5 14.5 0.05 0" calcext:value-type="string" table:number-columns-spanned="3" table:number-rows-spanned="1">
            <text:p>DS -14.5 -14.5 -14.5 14.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14.5 -14.5) (end -14.5 14.5) (layer F.CrtYd) (width 0.05))" calcext:value-type="string" table:number-columns-spanned="6" table:number-rows-spanned="1">
            <text:p><text:s text:c="2"/>(fp_line (start -14.5 -14.5) (end -14.5 14.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13.9 -13.9 -13.9 -13.9 0.381 21" calcext:value-type="string" table:number-columns-spanned="3" table:number-rows-spanned="1">
            <text:p>DS -13.9 -13.9 -13.9 -13.9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13.9 -13.9) (end -13.9 -13.9) (layer F.SilkS) (width 0.381))" calcext:value-type="string" table:number-columns-spanned="6" table:number-rows-spanned="1">
            <text:p><text:s text:c="2"/>(fp_line (start -13.9 -13.9) (end -13.9 -13.9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3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NBG_B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31" draw:style-name="gr1" draw:text-style-name="P1" svg:width="9.208cm" svg:height="8.89cm" svg:x="19.995cm" svg:y="0cm">
            <draw:image xlink:href="Pictures/20000009000023F9000022BB595E0094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7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104" table:formula="of:=[.C3]" office:value-type="float" office:value="0.2" calcext:value-type="float">
            <text:p>0.2</text:p>
          </table:table-cell>
          <table:table-cell table:style-name="ce54" table:content-validation-name="val17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80" calcext:value-type="float">
            <text:p>80</text:p>
          </table:table-cell>
          <table:table-cell table:style-name="ce46" table:formula="of:=([.C4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7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7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7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5" calcext:value-type="float">
            <text:p>0.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200" calcext:value-type="float">
            <text:p>200</text:p>
          </table:table-cell>
          <table:table-cell table:style-name="ce46" table:formula="of:=([.C8])" office:value-type="float" office:value="0.5" calcext:value-type="float">
            <text:p>0.50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/>
          <table:table-cell table:style-name="ce32" office:value-type="string" calcext:value-type="string">
            <text:p>Ball Size</text:p>
          </table:table-cell>
          <table:table-cell table:style-name="ce32" office:value-type="string" calcext:value-type="string">
            <text:p>Courtyard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/>
          <table:table-cell table:style-name="ce107" office:value-type="float" office:value="0.75" calcext:value-type="float">
            <text:p>0.75</text:p>
          </table:table-cell>
          <table:table-cell table:style-name="ce107" office:value-type="float" office:value="2" calcext:value-type="float">
            <text:p>2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1.5" calcext:value-type="float">
            <text:p>1.5</text:p>
          </table:table-cell>
          <table:table-cell/>
          <table:table-cell table:style-name="ce107" office:value-type="float" office:value="0.6" calcext:value-type="float">
            <text:p>0.60</text:p>
          </table:table-cell>
          <table:table-cell table:style-name="ce107" office:value-type="float" office:value="2" calcext:value-type="float">
            <text:p>2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.1" calcext:value-type="float">
            <text:p>1.1</text:p>
          </table:table-cell>
          <table:table-cell/>
          <table:table-cell table:style-name="ce107" office:value-type="float" office:value="0.55" calcext:value-type="float">
            <text:p>0.55</text:p>
          </table:table-cell>
          <table:table-cell table:style-name="ce107" office:value-type="float" office:value="2" calcext:value-type="float">
            <text:p>2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106"/>
          <table:table-cell/>
          <table:table-cell table:style-name="ce107" office:value-type="float" office:value="0.5" calcext:value-type="float">
            <text:p>0.50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L</text:p>
          </table:table-cell>
          <table:covered-table-cell table:style-name="ce36"/>
          <table:table-cell table:style-name="ce106"/>
          <table:table-cell/>
          <table:table-cell table:style-name="ce107" office:value-type="float" office:value="0.45" calcext:value-type="float">
            <text:p>0.45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106"/>
          <table:table-cell/>
          <table:table-cell table:style-name="ce107" office:value-type="float" office:value="0.4" calcext:value-type="float">
            <text:p>0.40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4"/>
          <table:table-cell table:style-name="ce107" office:value-type="float" office:value="0.35" calcext:value-type="float">
            <text:p>0.35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2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/>
          <table:table-cell table:style-name="ce107" office:value-type="float" office:value="0.3" calcext:value-type="float">
            <text:p>0.30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/>
          <table:table-cell table:style-name="ce107" office:value-type="float" office:value="0.25" calcext:value-type="float">
            <text:p>0.25</text:p>
          </table:table-cell>
          <table:table-cell table:style-name="ce107" office:value-type="float" office:value="1" calcext:value-type="float">
            <text:p>1.0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/>
          <table:table-cell table:style-name="ce107" office:value-type="float" office:value="0.2" calcext:value-type="float">
            <text:p>0.20</text:p>
          </table:table-cell>
          <table:table-cell table:style-name="ce107" office:value-type="float" office:value="0.5" calcext:value-type="float">
            <text:p>0.5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/>
          <table:table-cell table:style-name="ce107" office:value-type="float" office:value="0.17" calcext:value-type="float">
            <text:p>0.17</text:p>
          </table:table-cell>
          <table:table-cell table:style-name="ce107" office:value-type="float" office:value="0.5" calcext:value-type="float">
            <text:p>0.50</text:p>
          </table:table-cell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/>
          <table:table-cell table:style-name="ce107" office:value-type="float" office:value="0.15" calcext:value-type="float">
            <text:p>0.15</text:p>
          </table:table-cell>
          <table:table-cell table:style-name="ce107" office:value-type="float" office:value="0.5" calcext:value-type="float">
            <text:p>0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Body Width /2) + (1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40]/25.4);1000);0)*10)" office:value-type="float" office:value="300" calcext:value-type="float">
            <text:p>300</text:p>
          </table:table-cell>
          <table:table-cell table:style-name="ce42" table:formula="of:=(ROUND(PRODUCT(([.B40]/25.4);1000);0)*10)" office:value-type="float" office:value="220" calcext:value-type="float">
            <text:p>220</text:p>
          </table:table-cell>
          <table:table-cell table:style-name="ce42" table:formula="of:=(ROUND(PRODUCT(([.C40]/25.4);1000);0)*10)" office:value-type="float" office:value="180" calcext:value-type="float">
            <text:p>180</text:p>
          </table:table-cell>
          <table:table-cell table:style-name="ce42" table:formula="of:=(ROUND(PRODUCT(([.D40]/25.4);1000);0)*10)" office:value-type="float" office:value="100" calcext:value-type="float">
            <text:p>100</text:p>
          </table:table-cell>
          <table:table-cell table:style-name="ce42" table:formula="of:=(ROUND(PRODUCT(([.E40]/25.4);1000);0)*10)" office:value-type="float" office:value="490" calcext:value-type="float">
            <text:p>490</text:p>
          </table:table-cell>
          <table:table-cell table:style-name="ce42" table:formula="of:=(ROUND(PRODUCT(([.F40]/25.4);1000);0)*10)" office:value-type="float" office:value="410" calcext:value-type="float">
            <text:p>410</text:p>
          </table:table-cell>
          <table:table-cell table:style-name="ce42" table:formula="of:=(ROUND(PRODUCT(([.G40]/25.4);1000);0)*10)" office:value-type="float" office:value="450" calcext:value-type="float">
            <text:p>450</text:p>
          </table:table-cell>
          <table:table-cell table:style-name="ce42" table:formula="of:=(ROUND(PRODUCT(([.H40]/25.4);1000);0)*10)" office:value-type="float" office:value="370" calcext:value-type="float">
            <text:p>37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F3];&quot; &quot;;[.E3])" office:value-type="string" office:string-value="DS -220 -300 220 -300 80 24" calcext:value-type="string" table:number-columns-spanned="3" table:number-rows-spanned="1">
            <text:p>DS -220 -300 220 -30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0.75" calcext:value-type="float">
            <text:p>0.75</text:p>
          </table:table-cell>
          <table:table-cell table:style-name="ce43" table:formula="of:=[.C14]/2" office:value-type="float" office:value="0.55" calcext:value-type="float">
            <text:p>0.55</text:p>
          </table:table-cell>
          <table:table-cell table:style-name="ce43" table:formula="of:=(([.C13]/2)-(0.3))" office:value-type="float" office:value="0.45" calcext:value-type="float">
            <text:p>0.45</text:p>
          </table:table-cell>
          <table:table-cell table:style-name="ce43" table:formula="of:=(([.C14]/2)-0.3)" office:value-type="float" office:value="0.25" calcext:value-type="float">
            <text:p>0.25</text:p>
          </table:table-cell>
          <table:table-cell table:style-name="ce43" table:formula="of:=MROUND(([.A40]+[.G8]);[.G9])" office:value-type="float" office:value="1.25" calcext:value-type="float">
            <text:p>1.25</text:p>
          </table:table-cell>
          <table:table-cell table:style-name="ce43" table:formula="of:=MROUND(([.B40]+[.G8]);[.G9])" office:value-type="float" office:value="1.05" calcext:value-type="float">
            <text:p>1.05</text:p>
          </table:table-cell>
          <table:table-cell table:style-name="ce43" table:formula="of:=MROUND((([.A40])+([.G6]));[.G9])" office:value-type="float" office:value="1.15" calcext:value-type="float">
            <text:p>1.15</text:p>
          </table:table-cell>
          <table:table-cell table:style-name="ce43" table:formula="of:=MROUND(([.B40]+([.G6]));[.G9])" office:value-type="float" office:value="0.95" calcext:value-type="float">
            <text:p>0.95</text:p>
          </table:table-cell>
          <table:table-cell table:style-name="ce60" table:formula="of:=CONCATENATE(&quot;DS&quot;; &quot; &quot;;[.B39];&quot; &quot;;&quot;-&quot;;[.A39];&quot; &quot;;[.B39];&quot; &quot;;[.A39];&quot; &quot;;[.F3];&quot; &quot;;[.E3])" office:value-type="string" office:string-value="DS 220 -300 220 300 80 24" calcext:value-type="string" table:number-columns-spanned="3" table:number-rows-spanned="1">
            <text:p>DS 220 -300 220 30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9];&quot; &quot;;[.A39];&quot; &quot;;[.B39];&quot; &quot;;[.A39];&quot; &quot;;[.F3];&quot; &quot;;[.E3])" office:value-type="string" office:string-value="DS -220 300 220 300 80 24" calcext:value-type="string" table:number-columns-spanned="3" table:number-rows-spanned="1">
            <text:p>DS -220 300 220 30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9];&quot; &quot;;&quot;-&quot;;[.A39];&quot; &quot;;&quot;-&quot;;[.B39];&quot; &quot;;[.A39];&quot; &quot;;[.F3];&quot; &quot;;[.E3])" office:value-type="string" office:string-value="DS -220 -300 -220 300 80 24" calcext:value-type="string" table:number-columns-spanned="3" table:number-rows-spanned="1">
            <text:p>DS -220 -300 -220 30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39];&quot; &quot;;&quot;-&quot;;[.C39];&quot; &quot;;&quot;-&quot;;[.D39];&quot; &quot;;&quot;-&quot;;[.A39];&quot; &quot;;[.F4];&quot; &quot;;[.E4])" office:value-type="string" office:string-value="DS -220 -180 -100 -300 80 24" calcext:value-type="string" table:number-columns-spanned="3" table:number-rows-spanned="1">
            <text:p>DS -220 -180 -100 -300 80 24</text:p>
          </table:table-cell>
          <table:covered-table-cell table:number-columns-repeated="2" table:style-name="ce8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office:annotation draw:style-name="gr2" draw:text-style-name="P2" svg:width="2.899cm" svg:height="0.596cm" svg:x="33.092cm" svg:y="18.476cm" draw:caption-point-x="-0.61cm" draw:caption-point-y="1.51cm">
              <dc:date>2013-07-13T00:00:00</dc:date>
              <text:p text:style-name="P2"><text:span text:style-name="T1">Polarity Mark</text:span></text:p>
            </office:annotation>
            <text:p>Dwgs.User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[.F39];&quot; &quot;;&quot;-&quot;;[.E39];&quot; &quot;;[.F7];&quot; &quot;;[.E7])" office:value-type="string" office:string-value="DS -410 -490 410 -490 20 0" calcext:value-type="string" table:number-columns-spanned="3" table:number-rows-spanned="1">
            <text:p>DS -410 -490 410 -4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9];&quot; &quot;;&quot;-&quot;;[.E39];&quot; &quot;;[.F39];&quot; &quot;;[.E39];&quot; &quot;;[.F7];&quot; &quot;;[.E7])" office:value-type="string" office:string-value="DS 410 -490 410 490 20 0" calcext:value-type="string" table:number-columns-spanned="3" table:number-rows-spanned="1">
            <text:p>DS 410 -490 410 4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[.E39];&quot; &quot;;[.F39];&quot; &quot;;[.E39];&quot; &quot;;[.F7];&quot; &quot;;[.E7])" office:value-type="string" office:string-value="DS -410 490 410 490 20 0" calcext:value-type="string" table:number-columns-spanned="3" table:number-rows-spanned="1">
            <text:p>DS -410 490 410 4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9];&quot; &quot;;&quot;-&quot;;[.E39];&quot; &quot;;&quot;-&quot;;[.F39];&quot; &quot;;[.E39];&quot; &quot;;[.F7];&quot; &quot;;[.E7])" office:value-type="string" office:string-value="DS -410 -490 -410 490 20 0" calcext:value-type="string" table:number-columns-spanned="3" table:number-rows-spanned="1">
            <text:p>DS -410 -490 -410 4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9];&quot; &quot;;&quot;-&quot;;[.G39];&quot; &quot;;&quot;-&quot;;[.H39];&quot; &quot;;&quot;-&quot;;[.G39];&quot; &quot;;[.F6];&quot; &quot;;[.E6])" office:value-type="string" office:string-value="DS -370 -450 -370 -450 150 21" calcext:value-type="string" table:number-columns-spanned="3" table:number-rows-spanned="1">
            <text:p>DS -370 -450 -370 -45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5])" office:value-type="float" office:value="0.75" calcext:value-type="float">
            <text:p>0.750000</text:p>
          </table:table-cell>
          <table:table-cell table:style-name="ce46" table:formula="of:=([.B55])" office:value-type="float" office:value="0.55" calcext:value-type="float">
            <text:p>0.550000</text:p>
          </table:table-cell>
          <table:table-cell table:style-name="ce46" table:formula="of:=([.C55])" office:value-type="float" office:value="0.45" calcext:value-type="float">
            <text:p>0.450000</text:p>
          </table:table-cell>
          <table:table-cell table:style-name="ce46" table:formula="of:=([.D55])" office:value-type="float" office:value="0.25" calcext:value-type="float">
            <text:p>0.250000</text:p>
          </table:table-cell>
          <table:table-cell table:style-name="ce46" table:formula="of:=([.E55])" office:value-type="float" office:value="1.25" calcext:value-type="float">
            <text:p>1.250000</text:p>
          </table:table-cell>
          <table:table-cell table:style-name="ce46" table:formula="of:=([.F55])" office:value-type="float" office:value="1.05" calcext:value-type="float">
            <text:p>1.050000</text:p>
          </table:table-cell>
          <table:table-cell table:style-name="ce46" table:formula="of:=([.G55])" office:value-type="float" office:value="1.15" calcext:value-type="float">
            <text:p>1.150000</text:p>
          </table:table-cell>
          <table:table-cell table:style-name="ce46" table:formula="of:=([.H55])" office:value-type="float" office:value="0.95" calcext:value-type="float">
            <text:p>0.950000</text:p>
          </table:table-cell>
          <table:table-cell table:style-name="ce59" table:formula="of:=CONCATENATE(&quot;DS&quot;; &quot; &quot;;&quot;-&quot;;[.B54];&quot; &quot;;&quot;-&quot;;[.A54];&quot; &quot;;[.B54];&quot; &quot;;&quot;-&quot;;[.A54];&quot; &quot;;[.G3];&quot; &quot;;[.E3])" office:value-type="string" office:string-value="DS -0.55 -0.75 0.55 -0.75 0.2 24" calcext:value-type="string" table:number-columns-spanned="3" table:number-rows-spanned="1">
            <text:p>DS -0.55 -0.75 0.55 -0.7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4];Space;Minus;[.A54];End;[.B54];Space;Minus;[.A54];Layer;[.D3];Width;[.G3];&quot;))&quot;)" office:value-type="string" office:string-value="  (fp_line (start -0.55 -0.75) (end 0.55 -0.75) (layer Dwgs.User) (width 0.2))" calcext:value-type="string" table:number-columns-spanned="6" table:number-rows-spanned="1">
            <text:p><text:s text:c="2"/>(fp_line (start -0.55 -0.75) (end 0.55 -0.7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0.75" calcext:value-type="float">
            <text:p>0.75</text:p>
          </table:table-cell>
          <table:table-cell table:style-name="ce43" table:formula="of:=[.C14]/2" office:value-type="float" office:value="0.55" calcext:value-type="float">
            <text:p>0.55</text:p>
          </table:table-cell>
          <table:table-cell table:style-name="ce43" table:formula="of:=(([.C13]/2)-(0.3))" office:value-type="float" office:value="0.45" calcext:value-type="float">
            <text:p>0.45</text:p>
          </table:table-cell>
          <table:table-cell table:style-name="ce43" table:formula="of:=(([.C14]/2)-0.3)" office:value-type="float" office:value="0.25" calcext:value-type="float">
            <text:p>0.25</text:p>
          </table:table-cell>
          <table:table-cell table:style-name="ce43" table:formula="of:=MROUND(([.A55]+[.G8]);[.G9])" office:value-type="float" office:value="1.25" calcext:value-type="float">
            <text:p>1.25</text:p>
          </table:table-cell>
          <table:table-cell table:style-name="ce43" table:formula="of:=MROUND(([.B55]+[.G8]);[.G9])" office:value-type="float" office:value="1.05" calcext:value-type="float">
            <text:p>1.05</text:p>
          </table:table-cell>
          <table:table-cell table:style-name="ce43" table:formula="of:=MROUND((([.A55])+([.G6]));[.G9])" office:value-type="float" office:value="1.15" calcext:value-type="float">
            <text:p>1.15</text:p>
          </table:table-cell>
          <table:table-cell table:style-name="ce43" table:formula="of:=MROUND(([.B55]+([.G6]));[.G9])" office:value-type="float" office:value="0.95" calcext:value-type="float">
            <text:p>0.95</text:p>
          </table:table-cell>
          <table:table-cell table:style-name="ce60" table:formula="of:=CONCATENATE(&quot;DS&quot;; &quot; &quot;;[.B54];&quot; &quot;;&quot;-&quot;;[.A54];&quot; &quot;;[.B54];&quot; &quot;;[.A54];&quot; &quot;;[.G3];&quot; &quot;;[.E3])" office:value-type="string" office:string-value="DS 0.55 -0.75 0.55 0.75 0.2 24" calcext:value-type="string" table:number-columns-spanned="3" table:number-rows-spanned="1">
            <text:p>DS 0.55 -0.75 0.55 0.7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4];Space;Minus;[.A54];End;[.B54];Space;[.A54];Layer;[.D3];Width;[.G3];&quot;))&quot;)" office:value-type="string" office:string-value="  (fp_line (start 0.55 -0.75) (end 0.55 0.75) (layer Dwgs.User) (width 0.2))" calcext:value-type="string" table:number-columns-spanned="6" table:number-rows-spanned="1">
            <text:p><text:s text:c="2"/>(fp_line (start 0.55 -0.75) (end 0.55 0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4];&quot; &quot;;[.A54];&quot; &quot;;[.B54];&quot; &quot;;[.A54];&quot; &quot;;[.G3];&quot; &quot;;[.E3])" office:value-type="string" office:string-value="DS -0.55 0.75 0.55 0.75 0.2 24" calcext:value-type="string" table:number-columns-spanned="3" table:number-rows-spanned="1">
            <text:p>DS -0.55 0.75 0.55 0.7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[.A54];End;[.B54];Space;[.A54];Layer;[.D3];Width;[.G3];&quot;))&quot;)" office:value-type="string" office:string-value="  (fp_line (start -0.55 0.75) (end 0.55 0.75) (layer Dwgs.User) (width 0.2))" calcext:value-type="string" table:number-columns-spanned="6" table:number-rows-spanned="1">
            <text:p><text:s text:c="2"/>(fp_line (start -0.55 0.75) (end 0.55 0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4];&quot; &quot;;&quot;-&quot;;[.A54];&quot; &quot;;&quot;-&quot;;[.B54];&quot; &quot;;[.A54];&quot; &quot;;[.G3];&quot; &quot;;[.E3])" office:value-type="string" office:string-value="DS -0.55 -0.75 -0.55 0.75 0.2 24" calcext:value-type="string" table:number-columns-spanned="3" table:number-rows-spanned="1">
            <text:p>DS -0.55 -0.75 -0.55 0.7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4];Space;Minus;[.A54];End;Minus;[.B54];Space;[.A54];Layer;[.D3];Width;[.G3];&quot;))&quot;)" office:value-type="string" office:string-value="  (fp_line (start -0.55 -0.75) (end -0.55 0.75) (layer Dwgs.User) (width 0.2))" calcext:value-type="string" table:number-columns-spanned="6" table:number-rows-spanned="1">
            <text:p><text:s text:c="2"/>(fp_line (start -0.55 -0.75) (end -0.55 0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54];&quot; &quot;;&quot;-&quot;;[.C54];&quot; &quot;;&quot;-&quot;;[.D54];&quot; &quot;;&quot;-&quot;;[.A54];&quot; &quot;;[.G4];&quot; &quot;;[.E4])" office:value-type="string" office:string-value="DS -0.55 -0.45 -0.25 -0.75 0.2 24" calcext:value-type="string" table:number-columns-spanned="3" table:number-rows-spanned="1">
            <text:p>DS -0.55 -0.45 -0.25 -0.75 0.2 24</text:p>
          </table:table-cell>
          <table:covered-table-cell table:number-columns-repeated="2" table:style-name="ce8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office:annotation draw:style-name="gr2" draw:text-style-name="P2" svg:width="2.899cm" svg:height="0.596cm" svg:x="33.092cm" svg:y="25.716cm" draw:caption-point-x="-0.61cm" draw:caption-point-y="1.51cm">
              <dc:date>2013-07-13T00:00:00</dc:date>
              <text:p text:style-name="P2"><text:span text:style-name="T1">Polarity Mark</text:span></text:p>
            </office:annotation>
            <text:p>Dwgs.User, Line</text:p>
          </table:table-cell>
          <table:covered-table-cell table:style-name="ce70"/>
          <table:table-cell table:style-name="ce60" table:formula="of:=CONCATENATE(fpLineStart;Minus;[.B54];Space;Minus;[.C54];End;Minus;[.D54];Space;Minus;[.A54];Layer;[.D3];Width;[.G3];&quot;))&quot;)" office:value-type="string" office:string-value="  (fp_line (start -0.55 -0.45) (end -0.25 -0.75) (layer Dwgs.User) (width 0.2))" calcext:value-type="string" table:number-columns-spanned="6" table:number-rows-spanned="1">
            <text:p><text:s text:c="2"/>(fp_line (start -0.55 -0.45) (end -0.25 -0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[.F54];&quot; &quot;;&quot;-&quot;;[.E54];&quot; &quot;;[.G7];&quot; &quot;;[.E7])" office:value-type="string" office:string-value="DS -1.05 -1.25 1.05 -1.25 0.05 0" calcext:value-type="string" table:number-columns-spanned="3" table:number-rows-spanned="1">
            <text:p>DS -1.05 -1.25 1.05 -1.2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[.F54];Space;Minus;[.E54];Layer;[.D7];Width;[.G7];&quot;))&quot;)" office:value-type="string" office:string-value="  (fp_line (start -1.05 -1.25) (end 1.05 -1.25) (layer F.CrtYd) (width 0.05))" calcext:value-type="string" table:number-columns-spanned="6" table:number-rows-spanned="1">
            <text:p><text:s text:c="2"/>(fp_line (start -1.05 -1.25) (end 1.05 -1.2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4];&quot; &quot;;&quot;-&quot;;[.E54];&quot; &quot;;[.F54];&quot; &quot;;[.E54];&quot; &quot;;[.G7];&quot; &quot;;[.E7])" office:value-type="string" office:string-value="DS 1.05 -1.25 1.05 1.25 0.05 0" calcext:value-type="string" table:number-columns-spanned="3" table:number-rows-spanned="1">
            <text:p>DS 1.05 -1.25 1.05 1.2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4];Space;Minus;[.E54];End;[.F54];Space;[.E54];Layer;[.D7];Width;[.G7];&quot;))&quot;)" office:value-type="string" office:string-value="  (fp_line (start 1.05 -1.25) (end 1.05 1.25) (layer F.CrtYd) (width 0.05))" calcext:value-type="string" table:number-columns-spanned="6" table:number-rows-spanned="1">
            <text:p><text:s text:c="2"/>(fp_line (start 1.05 -1.25) (end 1.05 1.2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[.E54];&quot; &quot;;[.F54];&quot; &quot;;[.E54];&quot; &quot;;[.G7];&quot; &quot;;[.E7])" office:value-type="string" office:string-value="DS -1.05 1.25 1.05 1.25 0.05 0" calcext:value-type="string" table:number-columns-spanned="3" table:number-rows-spanned="1">
            <text:p>DS -1.05 1.25 1.05 1.2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[.E54];End;[.F54];Space;[.E54];Layer;[.D7];Width;[.G7];&quot;))&quot;)" office:value-type="string" office:string-value="  (fp_line (start -1.05 1.25) (end 1.05 1.25) (layer F.CrtYd) (width 0.05))" calcext:value-type="string" table:number-columns-spanned="6" table:number-rows-spanned="1">
            <text:p><text:s text:c="2"/>(fp_line (start -1.05 1.25) (end 1.05 1.2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4];&quot; &quot;;&quot;-&quot;;[.E54];&quot; &quot;;&quot;-&quot;;[.F54];&quot; &quot;;[.E54];&quot; &quot;;[.G7];&quot; &quot;;[.E7])" office:value-type="string" office:string-value="DS -1.05 -1.25 -1.05 1.25 0.05 0" calcext:value-type="string" table:number-columns-spanned="3" table:number-rows-spanned="1">
            <text:p>DS -1.05 -1.25 -1.05 1.2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4];Space;Minus;[.E54];End;Minus;[.F54];Space;[.E54];Layer;[.D7];Width;[.G7];&quot;))&quot;)" office:value-type="string" office:string-value="  (fp_line (start -1.05 -1.25) (end -1.05 1.25) (layer F.CrtYd) (width 0.05))" calcext:value-type="string" table:number-columns-spanned="6" table:number-rows-spanned="1">
            <text:p><text:s text:c="2"/>(fp_line (start -1.05 -1.25) (end -1.05 1.2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4];&quot; &quot;;&quot;-&quot;;[.G54];&quot; &quot;;&quot;-&quot;;[.H54];&quot; &quot;;&quot;-&quot;;[.G54];&quot; &quot;;[.G6];&quot; &quot;;[.E6])" office:value-type="string" office:string-value="DS -0.95 -1.15 -0.95 -1.15 0.381 21" calcext:value-type="string" table:number-columns-spanned="3" table:number-rows-spanned="1">
            <text:p>DS -0.95 -1.15 -0.95 -1.1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4];Space;Minus;[.G54];End;Minus;[.H54];Space;Minus;[.G54];Layer;[.D6];Width;[.G6];&quot;))&quot;)" office:value-type="string" office:string-value="  (fp_line (start -0.95 -1.15) (end -0.95 -1.15) (layer F.SilkS) (width 0.381))" calcext:value-type="string" table:number-columns-spanned="6" table:number-rows-spanned="1">
            <text:p><text:s text:c="2"/>(fp_line (start -0.95 -1.15) (end -0.95 -1.1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LDL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27" draw:style-name="gr1" draw:text-style-name="P1" svg:width="9.26cm" svg:height="7.646cm" svg:x="19.995cm" svg:y="0cm">
            <draw:image xlink:href="Pictures/200000090000242D00001DDF18669255.svm" xlink:type="simple" xlink:show="embed" xlink:actuate="onLoad">
              <text:p/>
            </draw:image>
          </draw:frame>
          <draw:frame draw:z-index="1" draw:name="Graphics 30" draw:style-name="gr1" draw:text-style-name="P1" svg:width="7.329cm" svg:height="9.869cm" svg:x="29.994cm" svg:y="0.001cm">
            <draw:image xlink:href="Pictures/2000000900001CA20000268EAE9AC80C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8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8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8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8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8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10.3" calcext:value-type="float">
            <text:p>10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.05" calcext:value-type="float">
            <text:p>3.0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3.1" calcext:value-type="float">
            <text:p>3.1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05" calcext:value-type="float">
            <text:p>1.0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 2) + (Pad Centre to Centre / 2 [W]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Centre to Centre / 2 [W]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2030" calcext:value-type="float">
            <text:p>2030</text:p>
          </table:table-cell>
          <table:table-cell table:style-name="ce42" table:formula="of:=(ROUND(PRODUCT(([.B39]/25.4);1000);0)*10)" office:value-type="float" office:value="600" calcext:value-type="float">
            <text:p>600</text:p>
          </table:table-cell>
          <table:table-cell table:style-name="ce42" table:formula="of:=(ROUND(PRODUCT(([.C39]/25.4);1000);0)*10)" office:value-type="float" office:value="1730" calcext:value-type="float">
            <text:p>1730</text:p>
          </table:table-cell>
          <table:table-cell table:style-name="ce42" table:formula="of:=(ROUND(PRODUCT(([.D39]/25.4);1000);0)*10)" office:value-type="float" office:value="300" calcext:value-type="float">
            <text:p>300</text:p>
          </table:table-cell>
          <table:table-cell table:style-name="ce42" table:formula="of:=(ROUND(PRODUCT(([.E39]/25.4);1000);0)*10)" office:value-type="float" office:value="2130" calcext:value-type="float">
            <text:p>2130</text:p>
          </table:table-cell>
          <table:table-cell table:style-name="ce42" table:formula="of:=(ROUND(PRODUCT(([.F39]/25.4);1000);0)*10)" office:value-type="float" office:value="930" calcext:value-type="float">
            <text:p>930</text:p>
          </table:table-cell>
          <table:table-cell table:style-name="ce42" table:formula="of:=(ROUND(PRODUCT(([.G39]/25.4);1000);0)*10)" office:value-type="float" office:value="2320" calcext:value-type="float">
            <text:p>2320</text:p>
          </table:table-cell>
          <table:table-cell table:style-name="ce42" table:formula="of:=(ROUND(PRODUCT(([.H39]/25.4);1000);0)*10)" office:value-type="float" office:value="610" calcext:value-type="float">
            <text:p>61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600 -2030 600 -2030 80 24" calcext:value-type="string" table:number-columns-spanned="3" table:number-rows-spanned="1">
            <text:p>DS -600 -2030 600 -203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5.15" calcext:value-type="float">
            <text:p>5.15</text:p>
          </table:table-cell>
          <table:table-cell table:style-name="ce43" table:formula="of:=[.C14]/2" office:value-type="float" office:value="1.525" calcext:value-type="float">
            <text:p>1.53</text:p>
          </table:table-cell>
          <table:table-cell table:style-name="ce43" table:formula="of:=MROUND((([.C13]/2)-(2*[.G4]));[.G9])" office:value-type="float" office:value="4.4" calcext:value-type="float">
            <text:p>4.40</text:p>
          </table:table-cell>
          <table:table-cell table:style-name="ce43" table:formula="of:=MROUND((([.C14]/2)-(2*[.G4]));[.G9])" office:value-type="float" office:value="0.75" calcext:value-type="float">
            <text:p>0.75</text:p>
          </table:table-cell>
          <table:table-cell table:style-name="ce43" table:formula="of:=MROUND((([.A39])+[.G8]);[.G9])" office:value-type="float" office:value="5.4" calcext:value-type="float">
            <text:p>5.40</text:p>
          </table:table-cell>
          <table:table-cell table:style-name="ce43" table:formula="of:=MROUND((([.C16]/2)+([.C15]/2)+[.G8]);[.G9])" office:value-type="float" office:value="2.35" calcext:value-type="float">
            <text:p>2.35</text:p>
          </table:table-cell>
          <table:table-cell table:style-name="ce43" table:formula="of:=MROUND(([.A54]+(2*[.G6]));[.G9])" office:value-type="float" office:value="5.9" calcext:value-type="float">
            <text:p>5.90</text:p>
          </table:table-cell>
          <table:table-cell table:style-name="ce43" table:formula="of:=MROUND(([.C15]/2);[.G9])" office:value-type="float" office:value="1.55" calcext:value-type="float">
            <text:p>1.5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600 -2030 600 2030 80 24" calcext:value-type="string" table:number-columns-spanned="3" table:number-rows-spanned="1">
            <text:p>DS 600 -2030 600 203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600 2030 600 2030 80 24" calcext:value-type="string" table:number-columns-spanned="3" table:number-rows-spanned="1">
            <text:p>DS -600 2030 600 203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600 -2030 -600 2030 80 24" calcext:value-type="string" table:number-columns-spanned="3" table:number-rows-spanned="1">
            <text:p>DS -600 -2030 -600 203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8];&quot; &quot;;&quot;-&quot;;[.C38];&quot; &quot;;&quot;-&quot;;[.D38];&quot; &quot;;&quot;-&quot;;[.C38];&quot; &quot;;[.F4];&quot; &quot;;[.E4])" office:value-type="string" office:string-value="DS -300 -1730 -300 -1730 150 24" calcext:value-type="string" table:number-columns-spanned="3" table:number-rows-spanned="1">
            <text:p>DS -300 -1730 -300 -173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930 -2130 930 -2130 20 0" calcext:value-type="string" table:number-columns-spanned="3" table:number-rows-spanned="1">
            <text:p>DS -930 -2130 930 -21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930 -2130 930 2130 20 0" calcext:value-type="string" table:number-columns-spanned="3" table:number-rows-spanned="1">
            <text:p>DS 930 -2130 930 21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930 2130 930 2130 20 0" calcext:value-type="string" table:number-columns-spanned="3" table:number-rows-spanned="1">
            <text:p>DS -930 2130 930 21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930 -2130 -930 2130 20 0" calcext:value-type="string" table:number-columns-spanned="3" table:number-rows-spanned="1">
            <text:p>DS -930 -2130 -930 21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610 -2320 -610 -2320 150 21" calcext:value-type="string" table:number-columns-spanned="3" table:number-rows-spanned="1">
            <text:p>DS -610 -2320 -610 -232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5.15" calcext:value-type="float">
            <text:p>5.150000</text:p>
          </table:table-cell>
          <table:table-cell table:style-name="ce46" table:formula="of:=([.B54])" office:value-type="float" office:value="1.525" calcext:value-type="float">
            <text:p>1.525000</text:p>
          </table:table-cell>
          <table:table-cell table:style-name="ce46" table:formula="of:=([.C54])" office:value-type="float" office:value="4.4" calcext:value-type="float">
            <text:p>4.400000</text:p>
          </table:table-cell>
          <table:table-cell table:style-name="ce46" table:formula="of:=([.D54])" office:value-type="float" office:value="0.75" calcext:value-type="float">
            <text:p>0.750000</text:p>
          </table:table-cell>
          <table:table-cell table:style-name="ce46" table:formula="of:=([.E54])" office:value-type="float" office:value="5.4" calcext:value-type="float">
            <text:p>5.400000</text:p>
          </table:table-cell>
          <table:table-cell table:style-name="ce46" table:formula="of:=([.F54])" office:value-type="float" office:value="2.35" calcext:value-type="float">
            <text:p>2.350000</text:p>
          </table:table-cell>
          <table:table-cell table:style-name="ce46" table:formula="of:=([.G54])" office:value-type="float" office:value="5.9" calcext:value-type="float">
            <text:p>5.900000</text:p>
          </table:table-cell>
          <table:table-cell table:style-name="ce46" table:formula="of:=([.H54])" office:value-type="float" office:value="1.55" calcext:value-type="float">
            <text:p>1.5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1.525 -5.15 1.525 -5.15 0.2 24" calcext:value-type="string" table:number-columns-spanned="3" table:number-rows-spanned="1">
            <text:p>DS -1.525 -5.15 1.525 -5.1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1.525 -5.15) (end 1.525 -5.15) (layer Dwgs.User) (width 0.2))" calcext:value-type="string" table:number-columns-spanned="6" table:number-rows-spanned="1">
            <text:p><text:s text:c="2"/>(fp_line (start -1.525 -5.15) (end 1.525 -5.1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5.15" calcext:value-type="float">
            <text:p>5.15</text:p>
          </table:table-cell>
          <table:table-cell table:style-name="ce43" table:formula="of:=[.C14]/2" office:value-type="float" office:value="1.525" calcext:value-type="float">
            <text:p>1.53</text:p>
          </table:table-cell>
          <table:table-cell table:style-name="ce43" table:formula="of:=MROUND((([.C13]/2)-(2*[.G4]));[.G9])" office:value-type="float" office:value="4.4" calcext:value-type="float">
            <text:p>4.40</text:p>
          </table:table-cell>
          <table:table-cell table:style-name="ce43" table:formula="of:=MROUND((([.C14]/2)-(2*[.G4]));[.G9])" office:value-type="float" office:value="0.75" calcext:value-type="float">
            <text:p>0.75</text:p>
          </table:table-cell>
          <table:table-cell table:style-name="ce43" table:formula="of:=MROUND((([.A54])+[.G8]);[.G9])" office:value-type="float" office:value="5.4" calcext:value-type="float">
            <text:p>5.40</text:p>
          </table:table-cell>
          <table:table-cell table:style-name="ce43" table:formula="of:=MROUND((([.C16]/2)+([.C15]/2)+[.G8]);[.G9])" office:value-type="float" office:value="2.35" calcext:value-type="float">
            <text:p>2.35</text:p>
          </table:table-cell>
          <table:table-cell table:style-name="ce43" table:formula="of:=MROUND(([.A54]+(2*[.G6]));[.G9])" office:value-type="float" office:value="5.9" calcext:value-type="float">
            <text:p>5.90</text:p>
          </table:table-cell>
          <table:table-cell table:style-name="ce43" table:formula="of:=MROUND(([.C15]/2);[.G9])" office:value-type="float" office:value="1.55" calcext:value-type="float">
            <text:p>1.5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1.525 -5.15 1.525 5.15 0.2 24" calcext:value-type="string" table:number-columns-spanned="3" table:number-rows-spanned="1">
            <text:p>DS 1.525 -5.15 1.525 5.1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1.525 -5.15) (end 1.525 5.15) (layer Dwgs.User) (width 0.2))" calcext:value-type="string" table:number-columns-spanned="6" table:number-rows-spanned="1">
            <text:p><text:s text:c="2"/>(fp_line (start 1.525 -5.15) (end 1.525 5.1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1.525 5.15 1.525 5.15 0.2 24" calcext:value-type="string" table:number-columns-spanned="3" table:number-rows-spanned="1">
            <text:p>DS -1.525 5.15 1.525 5.1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1.525 5.15) (end 1.525 5.15) (layer Dwgs.User) (width 0.2))" calcext:value-type="string" table:number-columns-spanned="6" table:number-rows-spanned="1">
            <text:p><text:s text:c="2"/>(fp_line (start -1.525 5.15) (end 1.525 5.1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1.525 -5.15 -1.525 5.15 0.2 24" calcext:value-type="string" table:number-columns-spanned="3" table:number-rows-spanned="1">
            <text:p>DS -1.525 -5.15 -1.525 5.1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1.525 -5.15) (end -1.525 5.15) (layer Dwgs.User) (width 0.2))" calcext:value-type="string" table:number-columns-spanned="6" table:number-rows-spanned="1">
            <text:p><text:s text:c="2"/>(fp_line (start -1.525 -5.15) (end -1.525 5.1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3];&quot; &quot;;&quot;-&quot;;[.C53];&quot; &quot;;&quot;-&quot;;[.D53];&quot; &quot;;&quot;-&quot;;[.C53];&quot; &quot;;[.G4];&quot; &quot;;[.E4])" office:value-type="string" office:string-value="DS -0.75 -4.4 -0.75 -4.4 0.381 24" calcext:value-type="string" table:number-columns-spanned="3" table:number-rows-spanned="1">
            <text:p>DS -0.75 -4.4 -0.75 -4.4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3];Space;Minus;[.C53];End;Minus;[.D53];Space;Minus;[.C53];Layer;[.D3];Width;[.G3];&quot;))&quot;)" office:value-type="string" office:string-value="  (fp_line (start -0.75 -4.4) (end -0.75 -4.4) (layer Dwgs.User) (width 0.2))" calcext:value-type="string" table:number-columns-spanned="6" table:number-rows-spanned="1">
            <text:p><text:s text:c="2"/>(fp_line (start -0.75 -4.4) (end -0.75 -4.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2.35 -5.4 2.35 -5.4 0.05 0" calcext:value-type="string" table:number-columns-spanned="3" table:number-rows-spanned="1">
            <text:p>DS -2.35 -5.4 2.35 -5.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6];Width;[.G6];&quot;))&quot;)" office:value-type="string" office:string-value="  (fp_line (start -2.35 -5.4) (end 2.35 -5.4) (layer F.SilkS) (width 0.381))" calcext:value-type="string" table:number-columns-spanned="6" table:number-rows-spanned="1">
            <text:p><text:s text:c="2"/>(fp_line (start -2.35 -5.4) (end 2.35 -5.4) (layer F.SilkS) (width 0.381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2.35 -5.4 2.35 5.4 0.05 0" calcext:value-type="string" table:number-columns-spanned="3" table:number-rows-spanned="1">
            <text:p>DS 2.35 -5.4 2.35 5.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6];Width;[.G6];&quot;))&quot;)" office:value-type="string" office:string-value="  (fp_line (start 2.35 -5.4) (end 2.35 5.4) (layer F.SilkS) (width 0.381))" calcext:value-type="string" table:number-columns-spanned="6" table:number-rows-spanned="1">
            <text:p><text:s text:c="2"/>(fp_line (start 2.35 -5.4) (end 2.35 5.4) (layer F.SilkS) (width 0.381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2.35 5.4 2.35 5.4 0.05 0" calcext:value-type="string" table:number-columns-spanned="3" table:number-rows-spanned="1">
            <text:p>DS -2.35 5.4 2.35 5.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6];Width;[.G6];&quot;))&quot;)" office:value-type="string" office:string-value="  (fp_line (start -2.35 5.4) (end 2.35 5.4) (layer F.SilkS) (width 0.381))" calcext:value-type="string" table:number-columns-spanned="6" table:number-rows-spanned="1">
            <text:p><text:s text:c="2"/>(fp_line (start -2.35 5.4) (end 2.35 5.4) (layer F.SilkS) (width 0.381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G7];&quot; &quot;;[.E7])" office:value-type="string" office:string-value="DS -2.35 -5.4 -2.35 5.4 0.05 0" calcext:value-type="string" table:number-columns-spanned="3" table:number-rows-spanned="1">
            <text:p>DS -2.35 -5.4 -2.35 5.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6];Width;[.G6];&quot;))&quot;)" office:value-type="string" office:string-value="  (fp_line (start -2.35 -5.4) (end -2.35 5.4) (layer F.SilkS) (width 0.381))" calcext:value-type="string" table:number-columns-spanned="6" table:number-rows-spanned="1">
            <text:p><text:s text:c="2"/>(fp_line (start -2.35 -5.4) (end -2.35 5.4) (layer F.SilkS) (width 0.381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1.55 -5.9 -1.55 -5.9 0.381 21" calcext:value-type="string" table:number-columns-spanned="3" table:number-rows-spanned="1">
            <text:p>DS -1.55 -5.9 -1.55 -5.9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5];Width;[.G5];&quot;))&quot;)" office:value-type="string" office:string-value="  (fp_line (start -1.55 -5.9) (end -1.55 -5.9) (layer F.SilkS) (width 0.2))" calcext:value-type="string" table:number-columns-spanned="6" table:number-rows-spanned="1">
            <text:p><text:s text:c="2"/>(fp_line (start -1.55 -5.9) (end -1.55 -5.9) (layer F.SilkS) (width 0.2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LDL_B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29" draw:style-name="gr1" draw:text-style-name="P1" svg:width="8.387cm" svg:height="6.376cm" svg:x="19.995cm" svg:y="0cm">
            <draw:image xlink:href="Pictures/20000009000020C4000018E952E69524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9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9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19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19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19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3.2" calcext:value-type="float">
            <text:p>3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.5" calcext:value-type="float">
            <text:p>1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1.7" calcext:value-type="float">
            <text:p>1.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0.8" calcext:value-type="float">
            <text:p>0.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 2) + (Pad Centre to Centre / 2 [W]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Centre to Centre / 2 [W]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630" calcext:value-type="float">
            <text:p>630</text:p>
          </table:table-cell>
          <table:table-cell table:style-name="ce42" table:formula="of:=(ROUND(PRODUCT(([.B39]/25.4);1000);0)*10)" office:value-type="float" office:value="300" calcext:value-type="float">
            <text:p>300</text:p>
          </table:table-cell>
          <table:table-cell table:style-name="ce42" table:formula="of:=(ROUND(PRODUCT(([.C39]/25.4);1000);0)*10)" office:value-type="float" office:value="510" calcext:value-type="float">
            <text:p>510</text:p>
          </table:table-cell>
          <table:table-cell table:style-name="ce42" table:formula="of:=(ROUND(PRODUCT(([.D39]/25.4);1000);0)*10)" office:value-type="float" office:value="180" calcext:value-type="float">
            <text:p>180</text:p>
          </table:table-cell>
          <table:table-cell table:style-name="ce42" table:formula="of:=(ROUND(PRODUCT(([.E39]/25.4);1000);0)*10)" office:value-type="float" office:value="730" calcext:value-type="float">
            <text:p>730</text:p>
          </table:table-cell>
          <table:table-cell table:style-name="ce42" table:formula="of:=(ROUND(PRODUCT(([.F39]/25.4);1000);0)*10)" office:value-type="float" office:value="590" calcext:value-type="float">
            <text:p>590</text:p>
          </table:table-cell>
          <table:table-cell table:style-name="ce42" table:formula="of:=(ROUND(PRODUCT(([.G39]/25.4);1000);0)*10)" office:value-type="float" office:value="930" calcext:value-type="float">
            <text:p>930</text:p>
          </table:table-cell>
          <table:table-cell table:style-name="ce42" table:formula="of:=(ROUND(PRODUCT(([.H39]/25.4);1000);0)*10)" office:value-type="float" office:value="330" calcext:value-type="float">
            <text:p>33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300 -630 300 -630 80 24" calcext:value-type="string" table:number-columns-spanned="3" table:number-rows-spanned="1">
            <text:p>DS -300 -630 300 -63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3">
          <table:table-cell table:style-name="ce43" table:formula="of:=[.C13]/2" office:value-type="float" office:value="1.6" calcext:value-type="float">
            <text:p>1.60</text:p>
          </table:table-cell>
          <table:table-cell table:style-name="ce43" table:formula="of:=[.C14]/2" office:value-type="float" office:value="0.75" calcext:value-type="float">
            <text:p>0.75</text:p>
          </table:table-cell>
          <table:table-cell table:style-name="ce43" table:formula="of:=(([.C13]/2)-(0.3))" office:value-type="float" office:value="1.3" calcext:value-type="float">
            <text:p>1.30</text:p>
          </table:table-cell>
          <table:table-cell table:style-name="ce43" table:formula="of:=(([.C14]/2)-0.3)" office:value-type="float" office:value="0.45" calcext:value-type="float">
            <text:p>0.45</text:p>
          </table:table-cell>
          <table:table-cell table:style-name="ce43" table:formula="of:=MROUND((([.A39])+[.G8]);[.G9])" office:value-type="float" office:value="1.85" calcext:value-type="float">
            <text:p>1.85</text:p>
          </table:table-cell>
          <table:table-cell table:style-name="ce43" table:formula="of:=MROUND((([.C16]/2)+([.C15]/2)+[.G8]);[.G9])" office:value-type="float" office:value="1.5" calcext:value-type="float">
            <text:p>1.50</text:p>
          </table:table-cell>
          <table:table-cell table:style-name="ce43" table:formula="of:=MROUND(([.A54]+(2*[.G6]));[.G9])" office:value-type="float" office:value="2.35" calcext:value-type="float">
            <text:p>2.35</text:p>
          </table:table-cell>
          <table:table-cell table:style-name="ce43" table:formula="of:=MROUND(([.C15]/2);[.G9])" office:value-type="float" office:value="0.85" calcext:value-type="float">
            <text:p>0.8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300 -630 300 630 80 24" calcext:value-type="string" table:number-columns-spanned="3" table:number-rows-spanned="1">
            <text:p>DS 300 -630 300 63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3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300 630 300 630 80 24" calcext:value-type="string" table:number-columns-spanned="3" table:number-rows-spanned="1">
            <text:p>DS -300 630 300 63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3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300 -630 -300 630 80 24" calcext:value-type="string" table:number-columns-spanned="3" table:number-rows-spanned="1">
            <text:p>DS -300 -630 -300 63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38];&quot; &quot;;&quot;-&quot;;[.C38];&quot; &quot;;&quot;-&quot;;[.D38];&quot; &quot;;&quot;-&quot;;[.A38];&quot; &quot;;[.F4];&quot; &quot;;[.E4])" office:value-type="string" office:string-value="DS -300 -510 -180 -630 150 24" calcext:value-type="string" table:number-columns-spanned="3" table:number-rows-spanned="1">
            <text:p>DS -300 -510 -180 -630 150 24</text:p>
          </table:table-cell>
          <table:covered-table-cell table:number-columns-repeated="2" table:style-name="ce8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office:annotation draw:style-name="gr2" draw:text-style-name="P2" svg:width="2.899cm" svg:height="0.596cm" svg:x="33.092cm" svg:y="17.978cm" draw:caption-point-x="-0.61cm" draw:caption-point-y="1.508cm">
              <dc:date>2013-07-13T00:00:00</dc:date>
              <text:p text:style-name="P2"><text:span text:style-name="T1">Polarity Mark</text:span></text:p>
            </office:annotation>
            <text:p>Dwgs.User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590 -730 590 -730 20 0" calcext:value-type="string" table:number-columns-spanned="3" table:number-rows-spanned="1">
            <text:p>DS -590 -730 590 -7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590 -730 590 730 20 0" calcext:value-type="string" table:number-columns-spanned="3" table:number-rows-spanned="1">
            <text:p>DS 590 -730 590 7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590 730 590 730 20 0" calcext:value-type="string" table:number-columns-spanned="3" table:number-rows-spanned="1">
            <text:p>DS -590 730 590 7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590 -730 -590 730 20 0" calcext:value-type="string" table:number-columns-spanned="3" table:number-rows-spanned="1">
            <text:p>DS -590 -730 -590 73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330 -930 -330 -930 150 21" calcext:value-type="string" table:number-columns-spanned="3" table:number-rows-spanned="1">
            <text:p>DS -330 -930 -330 -93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3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1.6" calcext:value-type="float">
            <text:p>1.600000</text:p>
          </table:table-cell>
          <table:table-cell table:style-name="ce46" table:formula="of:=([.B54])" office:value-type="float" office:value="0.75" calcext:value-type="float">
            <text:p>0.750000</text:p>
          </table:table-cell>
          <table:table-cell table:style-name="ce46" table:formula="of:=([.C54])" office:value-type="float" office:value="1.3" calcext:value-type="float">
            <text:p>1.300000</text:p>
          </table:table-cell>
          <table:table-cell table:style-name="ce46" table:formula="of:=([.D54])" office:value-type="float" office:value="0.45" calcext:value-type="float">
            <text:p>0.450000</text:p>
          </table:table-cell>
          <table:table-cell table:style-name="ce46" table:formula="of:=([.E54])" office:value-type="float" office:value="1.85" calcext:value-type="float">
            <text:p>1.850000</text:p>
          </table:table-cell>
          <table:table-cell table:style-name="ce46" table:formula="of:=([.F54])" office:value-type="float" office:value="1.5" calcext:value-type="float">
            <text:p>1.500000</text:p>
          </table:table-cell>
          <table:table-cell table:style-name="ce46" table:formula="of:=([.G54])" office:value-type="float" office:value="2.35" calcext:value-type="float">
            <text:p>2.350000</text:p>
          </table:table-cell>
          <table:table-cell table:style-name="ce46" table:formula="of:=([.H54])" office:value-type="float" office:value="0.85" calcext:value-type="float">
            <text:p>0.8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0.75 -1.6 0.75 -1.6 0.2 24" calcext:value-type="string" table:number-columns-spanned="3" table:number-rows-spanned="1">
            <text:p>DS -0.75 -1.6 0.75 -1.6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0.75 -1.6) (end 0.75 -1.6) (layer Dwgs.User) (width 0.2))" calcext:value-type="string" table:number-columns-spanned="6" table:number-rows-spanned="1">
            <text:p><text:s text:c="2"/>(fp_line (start -0.75 -1.6) (end 0.75 -1.6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1.6" calcext:value-type="float">
            <text:p>1.60</text:p>
          </table:table-cell>
          <table:table-cell table:style-name="ce43" table:formula="of:=[.C14]/2" office:value-type="float" office:value="0.75" calcext:value-type="float">
            <text:p>0.75</text:p>
          </table:table-cell>
          <table:table-cell table:style-name="ce43" table:formula="of:=(([.C13]/2)-(0.3))" office:value-type="float" office:value="1.3" calcext:value-type="float">
            <text:p>1.30</text:p>
          </table:table-cell>
          <table:table-cell table:style-name="ce43" table:formula="of:=(([.C14]/2)-0.3)" office:value-type="float" office:value="0.45" calcext:value-type="float">
            <text:p>0.45</text:p>
          </table:table-cell>
          <table:table-cell table:style-name="ce43" table:formula="of:=MROUND((([.A54])+[.G8]);[.G9])" office:value-type="float" office:value="1.85" calcext:value-type="float">
            <text:p>1.85</text:p>
          </table:table-cell>
          <table:table-cell table:style-name="ce43" table:formula="of:=MROUND((([.C16]/2)+([.C15]/2)+[.G8]);[.G9])" office:value-type="float" office:value="1.5" calcext:value-type="float">
            <text:p>1.50</text:p>
          </table:table-cell>
          <table:table-cell table:style-name="ce43" table:formula="of:=MROUND(([.A54]+(2*[.G6]));[.G9])" office:value-type="float" office:value="2.35" calcext:value-type="float">
            <text:p>2.35</text:p>
          </table:table-cell>
          <table:table-cell table:style-name="ce43" table:formula="of:=MROUND(([.C15]/2);[.G9])" office:value-type="float" office:value="0.85" calcext:value-type="float">
            <text:p>0.8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0.75 -1.6 0.75 1.6 0.2 24" calcext:value-type="string" table:number-columns-spanned="3" table:number-rows-spanned="1">
            <text:p>DS 0.75 -1.6 0.75 1.6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0.75 -1.6) (end 0.75 1.6) (layer Dwgs.User) (width 0.2))" calcext:value-type="string" table:number-columns-spanned="6" table:number-rows-spanned="1">
            <text:p><text:s text:c="2"/>(fp_line (start 0.75 -1.6) (end 0.75 1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0.75 1.6 0.75 1.6 0.2 24" calcext:value-type="string" table:number-columns-spanned="3" table:number-rows-spanned="1">
            <text:p>DS -0.75 1.6 0.75 1.6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0.75 1.6) (end 0.75 1.6) (layer Dwgs.User) (width 0.2))" calcext:value-type="string" table:number-columns-spanned="6" table:number-rows-spanned="1">
            <text:p><text:s text:c="2"/>(fp_line (start -0.75 1.6) (end 0.75 1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0.75 -1.6 -0.75 1.6 0.2 24" calcext:value-type="string" table:number-columns-spanned="3" table:number-rows-spanned="1">
            <text:p>DS -0.75 -1.6 -0.75 1.6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0.75 -1.6) (end -0.75 1.6) (layer Dwgs.User) (width 0.2))" calcext:value-type="string" table:number-columns-spanned="6" table:number-rows-spanned="1">
            <text:p><text:s text:c="2"/>(fp_line (start -0.75 -1.6) (end -0.75 1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0" table:formula="of:=CONCATENATE(&quot;DS&quot;; &quot; &quot;;&quot;-&quot;;[.B53];&quot; &quot;;&quot;-&quot;;[.C53];&quot; &quot;;&quot;-&quot;;[.D53];&quot; &quot;;&quot;-&quot;;[.A53];&quot; &quot;;[.G3];&quot; &quot;;[.E3])" office:value-type="string" office:string-value="DS -0.75 -1.3 -0.45 -1.6 0.2 24" calcext:value-type="string" table:number-columns-spanned="3" table:number-rows-spanned="1">
            <text:p>DS -0.75 -1.3 -0.45 -1.6 0.2 24</text:p>
          </table:table-cell>
          <table:covered-table-cell table:number-columns-repeated="2" table:style-name="ce84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office:annotation draw:style-name="gr2" draw:text-style-name="P2" svg:width="2.899cm" svg:height="0.596cm" svg:x="33.092cm" svg:y="25.215cm" draw:caption-point-x="-0.61cm" draw:caption-point-y="1.507cm">
              <dc:date>2013-07-13T00:00:00</dc:date>
              <text:p text:style-name="P2"><text:span text:style-name="T1">Polarity Mark</text:span></text:p>
            </office:annotation>
            <text:p>Dwgs.User, Line</text:p>
          </table:table-cell>
          <table:covered-table-cell table:style-name="ce70"/>
          <table:table-cell table:style-name="ce60" table:formula="of:=CONCATENATE(fpLineStart;Minus;[.B53];Space;Minus;[.C53];End;Minus;[.D53];Space;Minus;[.A53];Layer;[.D3];Width;[.G3];&quot;))&quot;)" office:value-type="string" office:string-value="  (fp_line (start -0.75 -1.3) (end -0.45 -1.6) (layer Dwgs.User) (width 0.2))" calcext:value-type="string" table:number-columns-spanned="6" table:number-rows-spanned="1">
            <text:p><text:s text:c="2"/>(fp_line (start -0.75 -1.3) (end -0.45 -1.6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1.5 -1.85 1.5 -1.85 0.05 0" calcext:value-type="string" table:number-columns-spanned="3" table:number-rows-spanned="1">
            <text:p>DS -1.5 -1.85 1.5 -1.8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7];Width;[.G7];&quot;))&quot;)" office:value-type="string" office:string-value="  (fp_line (start -1.5 -1.85) (end 1.5 -1.85) (layer F.CrtYd) (width 0.05))" calcext:value-type="string" table:number-columns-spanned="6" table:number-rows-spanned="1">
            <text:p><text:s text:c="2"/>(fp_line (start -1.5 -1.85) (end 1.5 -1.8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3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1.5 -1.85 1.5 1.85 0.05 0" calcext:value-type="string" table:number-columns-spanned="3" table:number-rows-spanned="1">
            <text:p>DS 1.5 -1.85 1.5 1.8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7];Width;[.G7];&quot;))&quot;)" office:value-type="string" office:string-value="  (fp_line (start 1.5 -1.85) (end 1.5 1.85) (layer F.CrtYd) (width 0.05))" calcext:value-type="string" table:number-columns-spanned="6" table:number-rows-spanned="1">
            <text:p><text:s text:c="2"/>(fp_line (start 1.5 -1.85) (end 1.5 1.8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1.5 1.85 1.5 1.85 0.05 0" calcext:value-type="string" table:number-columns-spanned="3" table:number-rows-spanned="1">
            <text:p>DS -1.5 1.85 1.5 1.8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7];Width;[.G7];&quot;))&quot;)" office:value-type="string" office:string-value="  (fp_line (start -1.5 1.85) (end 1.5 1.85) (layer F.CrtYd) (width 0.05))" calcext:value-type="string" table:number-columns-spanned="6" table:number-rows-spanned="1">
            <text:p><text:s text:c="2"/>(fp_line (start -1.5 1.85) (end 1.5 1.8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G7];&quot; &quot;;[.E7])" office:value-type="string" office:string-value="DS -1.5 -1.85 -1.5 1.85 0.05 0" calcext:value-type="string" table:number-columns-spanned="3" table:number-rows-spanned="1">
            <text:p>DS -1.5 -1.85 -1.5 1.8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7];Width;[.G7];&quot;))&quot;)" office:value-type="string" office:string-value="  (fp_line (start -1.5 -1.85) (end -1.5 1.85) (layer F.CrtYd) (width 0.05))" calcext:value-type="string" table:number-columns-spanned="6" table:number-rows-spanned="1">
            <text:p><text:s text:c="2"/>(fp_line (start -1.5 -1.85) (end -1.5 1.8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0.85 -2.35 -0.85 -2.35 0.381 21" calcext:value-type="string" table:number-columns-spanned="3" table:number-rows-spanned="1">
            <text:p>DS -0.85 -2.35 -0.85 -2.3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6];Width;[.G6];&quot;))&quot;)" office:value-type="string" office:string-value="  (fp_line (start -0.85 -2.35) (end -0.85 -2.35) (layer F.SilkS) (width 0.381))" calcext:value-type="string" table:number-columns-spanned="6" table:number-rows-spanned="1">
            <text:p><text:s text:c="2"/>(fp_line (start -0.85 -2.35) (end -0.85 -2.3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LDL_C" table:style-name="ta2">
        <office:forms form:automatic-focus="false" form:apply-design-mode="false"/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0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0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0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0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0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7.46" calcext:value-type="float">
            <text:p>7.4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.05" calcext:value-type="float">
            <text:p>3.0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3.47" calcext:value-type="float">
            <text:p>3.4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2.13" calcext:value-type="float">
            <text:p>2.1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 2) + (Pad Centre to Centre / 2 [W]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Centre to Centre / 2 [W]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1470" calcext:value-type="float">
            <text:p>1470</text:p>
          </table:table-cell>
          <table:table-cell table:style-name="ce42" table:formula="of:=(ROUND(PRODUCT(([.B39]/25.4);1000);0)*10)" office:value-type="float" office:value="600" calcext:value-type="float">
            <text:p>600</text:p>
          </table:table-cell>
          <table:table-cell table:style-name="ce42" table:formula="of:=(ROUND(PRODUCT(([.C39]/25.4);1000);0)*10)" office:value-type="float" office:value="1160" calcext:value-type="float">
            <text:p>1160</text:p>
          </table:table-cell>
          <table:table-cell table:style-name="ce42" table:formula="of:=(ROUND(PRODUCT(([.D39]/25.4);1000);0)*10)" office:value-type="float" office:value="300" calcext:value-type="float">
            <text:p>300</text:p>
          </table:table-cell>
          <table:table-cell table:style-name="ce42" table:formula="of:=(ROUND(PRODUCT(([.E39]/25.4);1000);0)*10)" office:value-type="float" office:value="1570" calcext:value-type="float">
            <text:p>1570</text:p>
          </table:table-cell>
          <table:table-cell table:style-name="ce42" table:formula="of:=(ROUND(PRODUCT(([.F39]/25.4);1000);0)*10)" office:value-type="float" office:value="1200" calcext:value-type="float">
            <text:p>1200</text:p>
          </table:table-cell>
          <table:table-cell table:style-name="ce42" table:formula="of:=(ROUND(PRODUCT(([.G39]/25.4);1000);0)*10)" office:value-type="float" office:value="1770" calcext:value-type="float">
            <text:p>1770</text:p>
          </table:table-cell>
          <table:table-cell table:style-name="ce42" table:formula="of:=(ROUND(PRODUCT(([.H39]/25.4);1000);0)*10)" office:value-type="float" office:value="690" calcext:value-type="float">
            <text:p>69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600 -1470 600 -1470 80 24" calcext:value-type="string" table:number-columns-spanned="3" table:number-rows-spanned="1">
            <text:p>DS -600 -1470 600 -147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3">
          <table:table-cell table:style-name="ce43" table:formula="of:=[.C13]/2" office:value-type="float" office:value="3.73" calcext:value-type="float">
            <text:p>3.73</text:p>
          </table:table-cell>
          <table:table-cell table:style-name="ce43" table:formula="of:=[.C14]/2" office:value-type="float" office:value="1.525" calcext:value-type="float">
            <text:p>1.53</text:p>
          </table:table-cell>
          <table:table-cell table:style-name="ce43" table:formula="of:=MROUND((([.C13]/2)-(2*[.G4]));[.G9])" office:value-type="float" office:value="2.95" calcext:value-type="float">
            <text:p>2.95</text:p>
          </table:table-cell>
          <table:table-cell table:style-name="ce43" table:formula="of:=MROUND((([.C14]/2)-(2*[.G4]));[.G9])" office:value-type="float" office:value="0.75" calcext:value-type="float">
            <text:p>0.75</text:p>
          </table:table-cell>
          <table:table-cell table:style-name="ce43" table:formula="of:=MROUND((([.A39])+[.G8]);[.G9])" office:value-type="float" office:value="4" calcext:value-type="float">
            <text:p>4.00</text:p>
          </table:table-cell>
          <table:table-cell table:style-name="ce43" table:formula="of:=MROUND((([.C16]/2)+([.C15]/2)+[.G8]);[.G9])" office:value-type="float" office:value="3.05" calcext:value-type="float">
            <text:p>3.05</text:p>
          </table:table-cell>
          <table:table-cell table:style-name="ce43" table:formula="of:=MROUND(([.A54]+(2*[.G6]));[.G9])" office:value-type="float" office:value="4.5" calcext:value-type="float">
            <text:p>4.50</text:p>
          </table:table-cell>
          <table:table-cell table:style-name="ce43" table:formula="of:=MROUND(([.C15]/2);[.G9])" office:value-type="float" office:value="1.75" calcext:value-type="float">
            <text:p>1.7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600 -1470 600 1470 80 24" calcext:value-type="string" table:number-columns-spanned="3" table:number-rows-spanned="1">
            <text:p>DS 600 -1470 600 14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600 1470 600 1470 80 24" calcext:value-type="string" table:number-columns-spanned="3" table:number-rows-spanned="1">
            <text:p>DS -600 1470 600 14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600 -1470 -600 1470 80 24" calcext:value-type="string" table:number-columns-spanned="3" table:number-rows-spanned="1">
            <text:p>DS -600 -1470 -600 14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8];&quot; &quot;;&quot;-&quot;;[.C38];&quot; &quot;;&quot;-&quot;;[.D38];&quot; &quot;;&quot;-&quot;;[.C38];&quot; &quot;;[.F4];&quot; &quot;;[.E4])" office:value-type="string" office:string-value="DS -300 -1160 -300 -1160 150 24" calcext:value-type="string" table:number-columns-spanned="3" table:number-rows-spanned="1">
            <text:p>DS -300 -1160 -300 -116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1200 -1570 1200 -1570 20 0" calcext:value-type="string" table:number-columns-spanned="3" table:number-rows-spanned="1">
            <text:p>DS -1200 -1570 1200 -15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1200 -1570 1200 1570 20 0" calcext:value-type="string" table:number-columns-spanned="3" table:number-rows-spanned="1">
            <text:p>DS 1200 -1570 1200 15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1200 1570 1200 1570 20 0" calcext:value-type="string" table:number-columns-spanned="3" table:number-rows-spanned="1">
            <text:p>DS -1200 1570 1200 15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1200 -1570 -1200 1570 20 0" calcext:value-type="string" table:number-columns-spanned="3" table:number-rows-spanned="1">
            <text:p>DS -1200 -1570 -1200 157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690 -1770 -690 -1770 150 21" calcext:value-type="string" table:number-columns-spanned="3" table:number-rows-spanned="1">
            <text:p>DS -690 -1770 -690 -177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3.73" calcext:value-type="float">
            <text:p>3.730000</text:p>
          </table:table-cell>
          <table:table-cell table:style-name="ce46" table:formula="of:=([.B54])" office:value-type="float" office:value="1.525" calcext:value-type="float">
            <text:p>1.525000</text:p>
          </table:table-cell>
          <table:table-cell table:style-name="ce46" table:formula="of:=([.C54])" office:value-type="float" office:value="2.95" calcext:value-type="float">
            <text:p>2.950000</text:p>
          </table:table-cell>
          <table:table-cell table:style-name="ce46" table:formula="of:=([.D54])" office:value-type="float" office:value="0.75" calcext:value-type="float">
            <text:p>0.750000</text:p>
          </table:table-cell>
          <table:table-cell table:style-name="ce46" table:formula="of:=([.E54])" office:value-type="float" office:value="4" calcext:value-type="float">
            <text:p>4.000000</text:p>
          </table:table-cell>
          <table:table-cell table:style-name="ce46" table:formula="of:=([.F54])" office:value-type="float" office:value="3.05" calcext:value-type="float">
            <text:p>3.050000</text:p>
          </table:table-cell>
          <table:table-cell table:style-name="ce46" table:formula="of:=([.G54])" office:value-type="float" office:value="4.5" calcext:value-type="float">
            <text:p>4.500000</text:p>
          </table:table-cell>
          <table:table-cell table:style-name="ce46" table:formula="of:=([.H54])" office:value-type="float" office:value="1.75" calcext:value-type="float">
            <text:p>1.7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1.525 -3.73 1.525 -3.73 0.2 24" calcext:value-type="string" table:number-columns-spanned="3" table:number-rows-spanned="1">
            <text:p>DS -1.525 -3.73 1.525 -3.73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1.525 -3.73) (end 1.525 -3.73) (layer Dwgs.User) (width 0.2))" calcext:value-type="string" table:number-columns-spanned="6" table:number-rows-spanned="1">
            <text:p><text:s text:c="2"/>(fp_line (start -1.525 -3.73) (end 1.525 -3.73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3">
          <table:table-cell table:style-name="ce43" table:formula="of:=[.C13]/2" office:value-type="float" office:value="3.73" calcext:value-type="float">
            <text:p>3.73</text:p>
          </table:table-cell>
          <table:table-cell table:style-name="ce43" table:formula="of:=[.C14]/2" office:value-type="float" office:value="1.525" calcext:value-type="float">
            <text:p>1.53</text:p>
          </table:table-cell>
          <table:table-cell table:style-name="ce43" table:formula="of:=MROUND((([.C13]/2)-(2*[.G4]));[.G9])" office:value-type="float" office:value="2.95" calcext:value-type="float">
            <text:p>2.95</text:p>
          </table:table-cell>
          <table:table-cell table:style-name="ce43" table:formula="of:=MROUND((([.C14]/2)-(2*[.G4]));[.G9])" office:value-type="float" office:value="0.75" calcext:value-type="float">
            <text:p>0.75</text:p>
          </table:table-cell>
          <table:table-cell table:style-name="ce43" table:formula="of:=MROUND((([.A54])+[.G8]);[.G9])" office:value-type="float" office:value="4" calcext:value-type="float">
            <text:p>4.00</text:p>
          </table:table-cell>
          <table:table-cell table:style-name="ce43" table:formula="of:=MROUND((([.C16]/2)+([.C15]/2)+[.G8]);[.G9])" office:value-type="float" office:value="3.05" calcext:value-type="float">
            <text:p>3.05</text:p>
          </table:table-cell>
          <table:table-cell table:style-name="ce43" table:formula="of:=MROUND(([.A54]+(2*[.G6]));[.G9])" office:value-type="float" office:value="4.5" calcext:value-type="float">
            <text:p>4.50</text:p>
          </table:table-cell>
          <table:table-cell table:style-name="ce43" table:formula="of:=MROUND(([.C15]/2);[.G9])" office:value-type="float" office:value="1.75" calcext:value-type="float">
            <text:p>1.7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1.525 -3.73 1.525 3.73 0.2 24" calcext:value-type="string" table:number-columns-spanned="3" table:number-rows-spanned="1">
            <text:p>DS 1.525 -3.73 1.525 3.7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1.525 -3.73) (end 1.525 3.73) (layer Dwgs.User) (width 0.2))" calcext:value-type="string" table:number-columns-spanned="6" table:number-rows-spanned="1">
            <text:p><text:s text:c="2"/>(fp_line (start 1.525 -3.73) (end 1.525 3.7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1.525 3.73 1.525 3.73 0.2 24" calcext:value-type="string" table:number-columns-spanned="3" table:number-rows-spanned="1">
            <text:p>DS -1.525 3.73 1.525 3.7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1.525 3.73) (end 1.525 3.73) (layer Dwgs.User) (width 0.2))" calcext:value-type="string" table:number-columns-spanned="6" table:number-rows-spanned="1">
            <text:p><text:s text:c="2"/>(fp_line (start -1.525 3.73) (end 1.525 3.7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1.525 -3.73 -1.525 3.73 0.2 24" calcext:value-type="string" table:number-columns-spanned="3" table:number-rows-spanned="1">
            <text:p>DS -1.525 -3.73 -1.525 3.7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1.525 -3.73) (end -1.525 3.73) (layer Dwgs.User) (width 0.2))" calcext:value-type="string" table:number-columns-spanned="6" table:number-rows-spanned="1">
            <text:p><text:s text:c="2"/>(fp_line (start -1.525 -3.73) (end -1.525 3.7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3];&quot; &quot;;&quot;-&quot;;[.C53];&quot; &quot;;&quot;-&quot;;[.D53];&quot; &quot;;&quot;-&quot;;[.C53];&quot; &quot;;[.G4];&quot; &quot;;[.E4])" office:value-type="string" office:string-value="DS -0.75 -2.95 -0.75 -2.95 0.381 24" calcext:value-type="string" table:number-columns-spanned="3" table:number-rows-spanned="1">
            <text:p>DS -0.75 -2.95 -0.75 -2.9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3];Space;Minus;[.C53];End;Minus;[.D53];Space;Minus;[.C53];Layer;[.D3];Width;[.G3];&quot;))&quot;)" office:value-type="string" office:string-value="  (fp_line (start -0.75 -2.95) (end -0.75 -2.95) (layer Dwgs.User) (width 0.2))" calcext:value-type="string" table:number-columns-spanned="6" table:number-rows-spanned="1">
            <text:p><text:s text:c="2"/>(fp_line (start -0.75 -2.95) (end -0.75 -2.9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3.05 -4 3.05 -4 0.05 0" calcext:value-type="string" table:number-columns-spanned="3" table:number-rows-spanned="1">
            <text:p>DS -3.05 -4 3.05 -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6];Width;[.G6];&quot;))&quot;)" office:value-type="string" office:string-value="  (fp_line (start -3.05 -4) (end 3.05 -4) (layer F.SilkS) (width 0.381))" calcext:value-type="string" table:number-columns-spanned="6" table:number-rows-spanned="1">
            <text:p><text:s text:c="2"/>(fp_line (start -3.05 -4) (end 3.05 -4) (layer F.SilkS) (width 0.381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3.05 -4 3.05 4 0.05 0" calcext:value-type="string" table:number-columns-spanned="3" table:number-rows-spanned="1">
            <text:p>DS 3.05 -4 3.05 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6];Width;[.G6];&quot;))&quot;)" office:value-type="string" office:string-value="  (fp_line (start 3.05 -4) (end 3.05 4) (layer F.SilkS) (width 0.381))" calcext:value-type="string" table:number-columns-spanned="6" table:number-rows-spanned="1">
            <text:p><text:s text:c="2"/>(fp_line (start 3.05 -4) (end 3.05 4) (layer F.SilkS) (width 0.381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3.05 4 3.05 4 0.05 0" calcext:value-type="string" table:number-columns-spanned="3" table:number-rows-spanned="1">
            <text:p>DS -3.05 4 3.05 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6];Width;[.G6];&quot;))&quot;)" office:value-type="string" office:string-value="  (fp_line (start -3.05 4) (end 3.05 4) (layer F.SilkS) (width 0.381))" calcext:value-type="string" table:number-columns-spanned="6" table:number-rows-spanned="1">
            <text:p><text:s text:c="2"/>(fp_line (start -3.05 4) (end 3.05 4) (layer F.SilkS) (width 0.381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G7];&quot; &quot;;[.E7])" office:value-type="string" office:string-value="DS -3.05 -4 -3.05 4 0.05 0" calcext:value-type="string" table:number-columns-spanned="3" table:number-rows-spanned="1">
            <text:p>DS -3.05 -4 -3.05 4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6];Width;[.G6];&quot;))&quot;)" office:value-type="string" office:string-value="  (fp_line (start -3.05 -4) (end -3.05 4) (layer F.SilkS) (width 0.381))" calcext:value-type="string" table:number-columns-spanned="6" table:number-rows-spanned="1">
            <text:p><text:s text:c="2"/>(fp_line (start -3.05 -4) (end -3.05 4) (layer F.SilkS) (width 0.381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1.75 -4.5 -1.75 -4.5 0.381 21" calcext:value-type="string" table:number-columns-spanned="3" table:number-rows-spanned="1">
            <text:p>DS -1.75 -4.5 -1.75 -4.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5];Width;[.G5];&quot;))&quot;)" office:value-type="string" office:string-value="  (fp_line (start -1.75 -4.5) (end -1.75 -4.5) (layer F.SilkS) (width 0.2))" calcext:value-type="string" table:number-columns-spanned="6" table:number-rows-spanned="1">
            <text:p><text:s text:c="2"/>(fp_line (start -1.75 -4.5) (end -1.75 -4.5) (layer F.SilkS) (width 0.2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NDL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1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1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1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1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1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3" calcext:value-type="float">
            <text:p>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" calcext:value-type="float">
            <text:p>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2.5" calcext:value-type="float">
            <text:p>2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0.75" calcext:value-type="float">
            <text:p>0.7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office:value-type="string" calcext:value-type="string">
            <text:p>Note: Polarity Marks for very small components may have to be moved manually towards the corner of the body outline</text:p>
          </table:table-cell>
          <table:table-cell table:number-columns-repeated="1016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103" office:value-type="string" calcext:value-type="string" table:number-columns-spanned="5" table:number-rows-spanned="1">
            <text:p>(Body Length /2) + Courtyard.Excess </text:p>
          </table:table-cell>
          <table:covered-table-cell table:number-columns-repeated="4" table:style-name="ce103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103" office:value-type="string" calcext:value-type="string" table:number-columns-spanned="5" table:number-rows-spanned="1">
            <text:p>(Pad Length /2) + Courtyard.Excess + (Pad Centre to Centre [W] / 2)</text:p>
          </table:table-cell>
          <table:covered-table-cell table:number-columns-repeated="4" table:style-name="ce103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Body Width /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590" calcext:value-type="float">
            <text:p>590</text:p>
          </table:table-cell>
          <table:table-cell table:style-name="ce42" table:formula="of:=(ROUND(PRODUCT(([.B39]/25.4);1000);0)*10)" office:value-type="float" office:value="590" calcext:value-type="float">
            <text:p>590</text:p>
          </table:table-cell>
          <table:table-cell table:style-name="ce42" table:formula="of:=(ROUND(PRODUCT(([.C39]/25.4);1000);0)*10)" office:value-type="float" office:value="300" calcext:value-type="float">
            <text:p>300</text:p>
          </table:table-cell>
          <table:table-cell table:style-name="ce42" table:formula="of:=(ROUND(PRODUCT(([.D39]/25.4);1000);0)*10)" office:value-type="float" office:value="300" calcext:value-type="float">
            <text:p>300</text:p>
          </table:table-cell>
          <table:table-cell table:style-name="ce42" table:formula="of:=(ROUND(PRODUCT(([.E39]/25.4);1000);0)*10)" office:value-type="float" office:value="690" calcext:value-type="float">
            <text:p>690</text:p>
          </table:table-cell>
          <table:table-cell table:style-name="ce42" table:formula="of:=(ROUND(PRODUCT(([.F39]/25.4);1000);0)*10)" office:value-type="float" office:value="750" calcext:value-type="float">
            <text:p>750</text:p>
          </table:table-cell>
          <table:table-cell table:style-name="ce42" table:formula="of:=(ROUND(PRODUCT(([.G39]/25.4);1000);0)*10)" office:value-type="float" office:value="300" calcext:value-type="float">
            <text:p>300</text:p>
          </table:table-cell>
          <table:table-cell table:style-name="ce42" table:formula="of:=(ROUND(PRODUCT(([.H39]/25.4);1000);0)*10)" office:value-type="float" office:value="890" calcext:value-type="float">
            <text:p>89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590 -590 590 -590 80 24" calcext:value-type="string" table:number-columns-spanned="3" table:number-rows-spanned="1">
            <text:p>DS -590 -590 590 -59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1.5" calcext:value-type="float">
            <text:p>1.50</text:p>
          </table:table-cell>
          <table:table-cell table:style-name="ce43" table:formula="of:=[.C14]/2" office:value-type="float" office:value="1.5" calcext:value-type="float">
            <text:p>1.50</text:p>
          </table:table-cell>
          <table:table-cell table:style-name="ce43" table:formula="of:=MROUND((([.C13]/2)-(2*[.G4]));[.G9])" office:value-type="float" office:value="0.75" calcext:value-type="float">
            <text:p>0.75</text:p>
          </table:table-cell>
          <table:table-cell table:style-name="ce43" table:formula="of:=MROUND((([.C14]/2)-(2*[.G4]));[.G9])" office:value-type="float" office:value="0.75" calcext:value-type="float">
            <text:p>0.75</text:p>
          </table:table-cell>
          <table:table-cell table:style-name="ce43" table:formula="of:=MROUND((([.A39])+[.G8]);[.G9])" office:value-type="float" office:value="1.75" calcext:value-type="float">
            <text:p>1.75</text:p>
          </table:table-cell>
          <table:table-cell table:style-name="ce43" table:formula="of:=MROUND((([.C16]/2)+([.C15]/2)+[.G8]);[.G9])" office:value-type="float" office:value="1.9" calcext:value-type="float">
            <text:p>1.90</text:p>
          </table:table-cell>
          <table:table-cell table:style-name="ce43" table:formula="of:=MROUND(([.A39]-(2*[.G6]));[.G9])" office:value-type="float" office:value="0.75" calcext:value-type="float">
            <text:p>0.75</text:p>
          </table:table-cell>
          <table:table-cell table:style-name="ce43" table:formula="of:=MROUND(([.B39]+(2*[.G6]));[.G9])" office:value-type="float" office:value="2.25" calcext:value-type="float">
            <text:p>2.2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590 -590 590 590 80 24" calcext:value-type="string" table:number-columns-spanned="3" table:number-rows-spanned="1">
            <text:p>DS 590 -590 590 5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590 590 590 590 80 24" calcext:value-type="string" table:number-columns-spanned="3" table:number-rows-spanned="1">
            <text:p>DS -590 590 590 5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590 -590 -590 590 80 24" calcext:value-type="string" table:number-columns-spanned="3" table:number-rows-spanned="1">
            <text:p>DS -590 -590 -590 59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8];&quot; &quot;;&quot;-&quot;;[.C38];&quot; &quot;;&quot;-&quot;;[.D38];&quot; &quot;;&quot;-&quot;;[.C38];&quot; &quot;;[.F4];&quot; &quot;;[.E4])" office:value-type="string" office:string-value="DS -300 -300 -300 -300 150 24" calcext:value-type="string" table:number-columns-spanned="3" table:number-rows-spanned="1">
            <text:p>DS -300 -300 -300 -30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750 -690 750 -690 20 0" calcext:value-type="string" table:number-columns-spanned="3" table:number-rows-spanned="1">
            <text:p>DS -750 -690 750 -6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750 -690 750 690 20 0" calcext:value-type="string" table:number-columns-spanned="3" table:number-rows-spanned="1">
            <text:p>DS 750 -690 750 6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750 690 750 690 20 0" calcext:value-type="string" table:number-columns-spanned="3" table:number-rows-spanned="1">
            <text:p>DS -750 690 750 6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750 -690 -750 690 20 0" calcext:value-type="string" table:number-columns-spanned="3" table:number-rows-spanned="1">
            <text:p>DS -750 -690 -750 69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890 -300 -890 -300 150 21" calcext:value-type="string" table:number-columns-spanned="3" table:number-rows-spanned="1">
            <text:p>DS -890 -300 -890 -30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1.5" calcext:value-type="float">
            <text:p>1.500000</text:p>
          </table:table-cell>
          <table:table-cell table:style-name="ce46" table:formula="of:=([.B54])" office:value-type="float" office:value="1.5" calcext:value-type="float">
            <text:p>1.500000</text:p>
          </table:table-cell>
          <table:table-cell table:style-name="ce46" table:formula="of:=([.C54])" office:value-type="float" office:value="0.75" calcext:value-type="float">
            <text:p>0.750000</text:p>
          </table:table-cell>
          <table:table-cell table:style-name="ce46" table:formula="of:=([.D54])" office:value-type="float" office:value="0.75" calcext:value-type="float">
            <text:p>0.750000</text:p>
          </table:table-cell>
          <table:table-cell table:style-name="ce46" table:formula="of:=([.E54])" office:value-type="float" office:value="1.75" calcext:value-type="float">
            <text:p>1.750000</text:p>
          </table:table-cell>
          <table:table-cell table:style-name="ce46" table:formula="of:=([.F54])" office:value-type="float" office:value="1.9" calcext:value-type="float">
            <text:p>1.900000</text:p>
          </table:table-cell>
          <table:table-cell table:style-name="ce46" table:formula="of:=([.G54])" office:value-type="float" office:value="0.75" calcext:value-type="float">
            <text:p>0.750000</text:p>
          </table:table-cell>
          <table:table-cell table:style-name="ce46" table:formula="of:=([.H54])" office:value-type="float" office:value="2.25" calcext:value-type="float">
            <text:p>2.2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1.5 -1.5 1.5 -1.5 0.2 24" calcext:value-type="string" table:number-columns-spanned="3" table:number-rows-spanned="1">
            <text:p>DS -1.5 -1.5 1.5 -1.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1.5 -1.5) (end 1.5 -1.5) (layer Dwgs.User) (width 0.2))" calcext:value-type="string" table:number-columns-spanned="6" table:number-rows-spanned="1">
            <text:p><text:s text:c="2"/>(fp_line (start -1.5 -1.5) (end 1.5 -1.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3">
          <table:table-cell table:style-name="ce43" table:formula="of:=[.C13]/2" office:value-type="float" office:value="1.5" calcext:value-type="float">
            <text:p>1.50</text:p>
          </table:table-cell>
          <table:table-cell table:style-name="ce43" table:formula="of:=[.C14]/2" office:value-type="float" office:value="1.5" calcext:value-type="float">
            <text:p>1.50</text:p>
          </table:table-cell>
          <table:table-cell table:style-name="ce43" table:formula="of:=MROUND((([.C13]/2)-(2*[.G4]));[.G9])" office:value-type="float" office:value="0.75" calcext:value-type="float">
            <text:p>0.75</text:p>
          </table:table-cell>
          <table:table-cell table:style-name="ce43" table:formula="of:=MROUND((([.C14]/2)-(2*[.G4]));[.G9])" office:value-type="float" office:value="0.75" calcext:value-type="float">
            <text:p>0.75</text:p>
          </table:table-cell>
          <table:table-cell table:style-name="ce43" table:formula="of:=MROUND((([.A54])+[.G8]);[.G9])" office:value-type="float" office:value="1.75" calcext:value-type="float">
            <text:p>1.75</text:p>
          </table:table-cell>
          <table:table-cell table:style-name="ce43" table:formula="of:=MROUND((([.C16]/2)+([.C15]/2)+[.G8]);[.G9])" office:value-type="float" office:value="1.9" calcext:value-type="float">
            <text:p>1.90</text:p>
          </table:table-cell>
          <table:table-cell table:style-name="ce43" table:formula="of:=MROUND(([.A54]-(2*[.G6]));[.G9])" office:value-type="float" office:value="0.75" calcext:value-type="float">
            <text:p>0.75</text:p>
          </table:table-cell>
          <table:table-cell table:style-name="ce43" table:formula="of:=MROUND(([.B54]+(2*[.G6]));[.G9])" office:value-type="float" office:value="2.25" calcext:value-type="float">
            <text:p>2.2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1.5 -1.5 1.5 1.5 0.2 24" calcext:value-type="string" table:number-columns-spanned="3" table:number-rows-spanned="1">
            <text:p>DS 1.5 -1.5 1.5 1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1.5 -1.5) (end 1.5 1.5) (layer Dwgs.User) (width 0.2))" calcext:value-type="string" table:number-columns-spanned="6" table:number-rows-spanned="1">
            <text:p><text:s text:c="2"/>(fp_line (start 1.5 -1.5) (end 1.5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1.5 1.5 1.5 1.5 0.2 24" calcext:value-type="string" table:number-columns-spanned="3" table:number-rows-spanned="1">
            <text:p>DS -1.5 1.5 1.5 1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1.5 1.5) (end 1.5 1.5) (layer Dwgs.User) (width 0.2))" calcext:value-type="string" table:number-columns-spanned="6" table:number-rows-spanned="1">
            <text:p><text:s text:c="2"/>(fp_line (start -1.5 1.5) (end 1.5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1.5 -1.5 -1.5 1.5 0.2 24" calcext:value-type="string" table:number-columns-spanned="3" table:number-rows-spanned="1">
            <text:p>DS -1.5 -1.5 -1.5 1.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1.5 -1.5) (end -1.5 1.5) (layer Dwgs.User) (width 0.2))" calcext:value-type="string" table:number-columns-spanned="6" table:number-rows-spanned="1">
            <text:p><text:s text:c="2"/>(fp_line (start -1.5 -1.5) (end -1.5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3];&quot; &quot;;&quot;-&quot;;[.C53];&quot; &quot;;&quot;-&quot;;[.D53];&quot; &quot;;&quot;-&quot;;[.C53];&quot; &quot;;[.G4];&quot; &quot;;[.E4])" office:value-type="string" office:string-value="DS -0.75 -0.75 -0.75 -0.75 0.381 24" calcext:value-type="string" table:number-columns-spanned="3" table:number-rows-spanned="1">
            <text:p>DS -0.75 -0.75 -0.75 -0.7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3];Space;Minus;[.C53];End;Minus;[.D53];Space;Minus;[.C53];Layer;[.D4];Width;[.G4];&quot;))&quot;)" office:value-type="string" office:string-value="  (fp_line (start -0.75 -0.75) (end -0.75 -0.75) (layer Dwgs.User) (width 0.381))" calcext:value-type="string" table:number-columns-spanned="6" table:number-rows-spanned="1">
            <text:p><text:s text:c="2"/>(fp_line (start -0.75 -0.75) (end -0.75 -0.7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1.9 -1.75 1.9 -1.75 0.05 0" calcext:value-type="string" table:number-columns-spanned="3" table:number-rows-spanned="1">
            <text:p>DS -1.9 -1.75 1.9 -1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7];Width;[.G7];&quot;))&quot;)" office:value-type="string" office:string-value="  (fp_line (start -1.9 -1.75) (end 1.9 -1.75) (layer F.CrtYd) (width 0.05))" calcext:value-type="string" table:number-columns-spanned="6" table:number-rows-spanned="1">
            <text:p><text:s text:c="2"/>(fp_line (start -1.9 -1.75) (end 1.9 -1.7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1.9 -1.75 1.9 1.75 0.05 0" calcext:value-type="string" table:number-columns-spanned="3" table:number-rows-spanned="1">
            <text:p>DS 1.9 -1.75 1.9 1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7];Width;[.G7];&quot;))&quot;)" office:value-type="string" office:string-value="  (fp_line (start 1.9 -1.75) (end 1.9 1.75) (layer F.CrtYd) (width 0.05))" calcext:value-type="string" table:number-columns-spanned="6" table:number-rows-spanned="1">
            <text:p><text:s text:c="2"/>(fp_line (start 1.9 -1.75) (end 1.9 1.7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1.9 1.75 1.9 1.75 0.05 0" calcext:value-type="string" table:number-columns-spanned="3" table:number-rows-spanned="1">
            <text:p>DS -1.9 1.75 1.9 1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7];Width;[.G7];&quot;))&quot;)" office:value-type="string" office:string-value="  (fp_line (start -1.9 1.75) (end 1.9 1.75) (layer F.CrtYd) (width 0.05))" calcext:value-type="string" table:number-columns-spanned="6" table:number-rows-spanned="1">
            <text:p><text:s text:c="2"/>(fp_line (start -1.9 1.75) (end 1.9 1.7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G7];&quot; &quot;;[.E7])" office:value-type="string" office:string-value="DS -1.9 -1.75 -1.9 1.75 0.05 0" calcext:value-type="string" table:number-columns-spanned="3" table:number-rows-spanned="1">
            <text:p>DS -1.9 -1.75 -1.9 1.7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7];Width;[.G7];&quot;))&quot;)" office:value-type="string" office:string-value="  (fp_line (start -1.9 -1.75) (end -1.9 1.75) (layer F.CrtYd) (width 0.05))" calcext:value-type="string" table:number-columns-spanned="6" table:number-rows-spanned="1">
            <text:p><text:s text:c="2"/>(fp_line (start -1.9 -1.75) (end -1.9 1.7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2.25 -0.75 -2.25 -0.75 0.381 21" calcext:value-type="string" table:number-columns-spanned="3" table:number-rows-spanned="1">
            <text:p>DS -2.25 -0.75 -2.25 -0.7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6];Width;[.G6];&quot;))&quot;)" office:value-type="string" office:string-value="  (fp_line (start -2.25 -0.75) (end -2.25 -0.75) (layer F.SilkS) (width 0.381))" calcext:value-type="string" table:number-columns-spanned="6" table:number-rows-spanned="1">
            <text:p><text:s text:c="2"/>(fp_line (start -2.25 -0.75) (end -2.25 -0.7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XLSO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7" draw:style-name="gr1" draw:text-style-name="P1" svg:width="10.001cm" svg:height="9.525cm" svg:x="19.995cm" svg:y="0cm">
            <draw:image xlink:href="Pictures/2000000900002712000025362C6B10FC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2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104" table:formula="of:=[.C3]" office:value-type="float" office:value="0.2" calcext:value-type="float">
            <text:p>0.2</text:p>
          </table:table-cell>
          <table:table-cell table:style-name="ce54" table:content-validation-name="val22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80" calcext:value-type="float">
            <text:p>80</text:p>
          </table:table-cell>
          <table:table-cell table:style-name="ce46" table:formula="of:=([.C4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2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2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2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.9" calcext:value-type="float">
            <text:p>2.9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.6" calcext:value-type="float">
            <text:p>1.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2.5" calcext:value-type="float">
            <text:p>2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1.2" calcext:value-type="float">
            <text:p>1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103" office:value-type="string" calcext:value-type="string" table:number-columns-spanned="5" table:number-rows-spanned="1">
            <text:p>(Pad Length / 2) + (Pad Centre to Centre / 2 [W]) + Courtyard.Excess</text:p>
          </table:table-cell>
          <table:covered-table-cell table:number-columns-repeated="4" table:style-name="ce103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Body Leng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Centre to Centre / 2 [W]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570" calcext:value-type="float">
            <text:p>570</text:p>
          </table:table-cell>
          <table:table-cell table:style-name="ce42" table:formula="of:=(ROUND(PRODUCT(([.B39]/25.4);1000);0)*10)" office:value-type="float" office:value="310" calcext:value-type="float">
            <text:p>310</text:p>
          </table:table-cell>
          <table:table-cell table:style-name="ce42" table:formula="of:=(ROUND(PRODUCT(([.C39]/25.4);1000);0)*10)" office:value-type="float" office:value="450" calcext:value-type="float">
            <text:p>450</text:p>
          </table:table-cell>
          <table:table-cell table:style-name="ce42" table:formula="of:=(ROUND(PRODUCT(([.D39]/25.4);1000);0)*10)" office:value-type="float" office:value="200" calcext:value-type="float">
            <text:p>200</text:p>
          </table:table-cell>
          <table:table-cell table:style-name="ce42" table:formula="of:=(ROUND(PRODUCT(([.E39]/25.4);1000);0)*10)" office:value-type="float" office:value="670" calcext:value-type="float">
            <text:p>670</text:p>
          </table:table-cell>
          <table:table-cell table:style-name="ce42" table:formula="of:=(ROUND(PRODUCT(([.F39]/25.4);1000);0)*10)" office:value-type="float" office:value="830" calcext:value-type="float">
            <text:p>830</text:p>
          </table:table-cell>
          <table:table-cell table:style-name="ce42" table:formula="of:=(ROUND(PRODUCT(([.G39]/25.4);1000);0)*10)" office:value-type="float" office:value="870" calcext:value-type="float">
            <text:p>870</text:p>
          </table:table-cell>
          <table:table-cell table:style-name="ce42" table:formula="of:=(ROUND(PRODUCT(([.H39]/25.4);1000);0)*10)" office:value-type="float" office:value="490" calcext:value-type="float">
            <text:p>49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310 -570 310 -570 80 24" calcext:value-type="string" table:number-columns-spanned="3" table:number-rows-spanned="1">
            <text:p>DS -310 -570 310 -570 80 24</text:p>
          </table:table-cell>
          <table:covered-table-cell table:number-columns-repeated="2"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3]/2" office:value-type="float" office:value="1.45" calcext:value-type="float">
            <text:p>1.45</text:p>
          </table:table-cell>
          <table:table-cell table:style-name="ce43" table:formula="of:=[.C14]/2" office:value-type="float" office:value="0.8" calcext:value-type="float">
            <text:p>0.80</text:p>
          </table:table-cell>
          <table:table-cell table:style-name="ce43" table:formula="of:=((([.C13]/2)-(0.3)))" office:value-type="float" office:value="1.15" calcext:value-type="float">
            <text:p>1.15</text:p>
          </table:table-cell>
          <table:table-cell table:style-name="ce43" table:formula="of:=((([.C14]/2)-(0.3)))" office:value-type="float" office:value="0.5" calcext:value-type="float">
            <text:p>0.50</text:p>
          </table:table-cell>
          <table:table-cell table:style-name="ce43" table:formula="of:=MROUND((([.A39])+[.G8]);[.G9])" office:value-type="float" office:value="1.7" calcext:value-type="float">
            <text:p>1.70</text:p>
          </table:table-cell>
          <table:table-cell table:style-name="ce43" table:formula="of:=MROUND((([.C16]/2)+([.C15]/2)+[.G8]);[.G9])" office:value-type="float" office:value="2.1" calcext:value-type="float">
            <text:p>2.10</text:p>
          </table:table-cell>
          <table:table-cell table:style-name="ce43" table:formula="of:=MROUND(([.A39]+(2*[.G6]));[.G9])" office:value-type="float" office:value="2.2" calcext:value-type="float">
            <text:p>2.20</text:p>
          </table:table-cell>
          <table:table-cell table:style-name="ce43" table:formula="of:=MROUND(([.C15]/2);[.G9])" office:value-type="float" office:value="1.25" calcext:value-type="float">
            <text:p>1.2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310 -570 310 570 80 24" calcext:value-type="string" table:number-columns-spanned="3" table:number-rows-spanned="1">
            <text:p>DS 310 -570 310 570 80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310 570 310 570 80 24" calcext:value-type="string" table:number-columns-spanned="3" table:number-rows-spanned="1">
            <text:p>DS -310 570 310 570 80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310 -570 -310 570 80 24" calcext:value-type="string" table:number-columns-spanned="3" table:number-rows-spanned="1">
            <text:p>DS -310 -570 -310 570 80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38];&quot; &quot;;&quot;-&quot;;[.C38];&quot; &quot;;&quot;-&quot;;[.D38];&quot; &quot;;&quot;-&quot;;[.A38];&quot; &quot;;[.F4];&quot; &quot;;[.E3])" office:value-type="string" office:string-value="DS -310 -450 -200 -570 80 24" calcext:value-type="string" table:number-columns-spanned="3" table:number-rows-spanned="1">
            <text:p>DS -310 -450 -200 -57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3.092cm" svg:y="18.022cm" draw:caption-point-x="-0.61cm" draw:caption-point-y="1.51cm">
              <dc:date>2013-03-25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830 -670 830 -670 20 0" calcext:value-type="string" table:number-columns-spanned="3" table:number-rows-spanned="1">
            <text:p>DS -830 -670 830 -670 20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830 -670 830 670 20 0" calcext:value-type="string" table:number-columns-spanned="3" table:number-rows-spanned="1">
            <text:p>DS 830 -670 830 670 20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830 670 830 670 20 0" calcext:value-type="string" table:number-columns-spanned="3" table:number-rows-spanned="1">
            <text:p>DS -830 670 830 670 20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830 -670 -830 670 20 0" calcext:value-type="string" table:number-columns-spanned="3" table:number-rows-spanned="1">
            <text:p>DS -830 -670 -830 670 20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G6];&quot; &quot;;[.E6])" office:value-type="string" office:string-value="DS -490 -870 -490 -870 0.381 21" calcext:value-type="string" table:number-columns-spanned="3" table:number-rows-spanned="1">
            <text:p>DS -490 -870 -490 -870 0.381 21</text:p>
          </table:table-cell>
          <table:covered-table-cell table:number-columns-repeated="2"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110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1.45" calcext:value-type="float">
            <text:p>1.450000</text:p>
          </table:table-cell>
          <table:table-cell table:style-name="ce46" table:formula="of:=([.B54])" office:value-type="float" office:value="0.8" calcext:value-type="float">
            <text:p>0.800000</text:p>
          </table:table-cell>
          <table:table-cell table:style-name="ce46" table:formula="of:=([.C54])" office:value-type="float" office:value="1.15" calcext:value-type="float">
            <text:p>1.150000</text:p>
          </table:table-cell>
          <table:table-cell table:style-name="ce46" table:formula="of:=([.D54])" office:value-type="float" office:value="0.5" calcext:value-type="float">
            <text:p>0.500000</text:p>
          </table:table-cell>
          <table:table-cell table:style-name="ce46" table:formula="of:=([.E54])" office:value-type="float" office:value="1.7" calcext:value-type="float">
            <text:p>1.700000</text:p>
          </table:table-cell>
          <table:table-cell table:style-name="ce46" table:formula="of:=([.F54])" office:value-type="float" office:value="2.1" calcext:value-type="float">
            <text:p>2.100000</text:p>
          </table:table-cell>
          <table:table-cell table:style-name="ce46" table:formula="of:=([.G54])" office:value-type="float" office:value="2.2" calcext:value-type="float">
            <text:p>2.200000</text:p>
          </table:table-cell>
          <table:table-cell table:style-name="ce46" table:formula="of:=([.H54])" office:value-type="float" office:value="1.25" calcext:value-type="float">
            <text:p>1.2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0.8 -1.45 0.8 -1.45 0.2 24" calcext:value-type="string" table:number-columns-spanned="3" table:number-rows-spanned="1">
            <text:p>DS -0.8 -1.45 0.8 -1.45 0.2 24</text:p>
          </table:table-cell>
          <table:covered-table-cell table:number-columns-repeated="2"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style-name="ce59" table:formula="of:=CONCATENATE(fpLineStart;Minus;[.B53];Space;Minus;[.A53];End;[.B53];Space;Minus;[.A53];Layer;[.D3];Width;[.G3];&quot;))&quot;)" office:value-type="string" office:string-value="  (fp_line (start -0.8 -1.45) (end 0.8 -1.45) (layer Dwgs.User) (width 0.2))" calcext:value-type="string" table:number-columns-spanned="6" table:number-rows-spanned="1">
            <text:p><text:s text:c="2"/>(fp_line (start -0.8 -1.45) (end 0.8 -1.4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3]/2" office:value-type="float" office:value="1.45" calcext:value-type="float">
            <text:p>1.45</text:p>
          </table:table-cell>
          <table:table-cell table:style-name="ce43" table:formula="of:=[.C14]/2" office:value-type="float" office:value="0.8" calcext:value-type="float">
            <text:p>0.80</text:p>
          </table:table-cell>
          <table:table-cell table:style-name="ce43" table:formula="of:=((([.C13]/2)-(0.3)))" office:value-type="float" office:value="1.15" calcext:value-type="float">
            <text:p>1.15</text:p>
          </table:table-cell>
          <table:table-cell table:style-name="ce43" table:formula="of:=((([.C14]/2)-(0.3)))" office:value-type="float" office:value="0.5" calcext:value-type="float">
            <text:p>0.50</text:p>
          </table:table-cell>
          <table:table-cell table:style-name="ce43" table:formula="of:=MROUND((([.A54])+[.G8]);[.G9])" office:value-type="float" office:value="1.7" calcext:value-type="float">
            <text:p>1.70</text:p>
          </table:table-cell>
          <table:table-cell table:style-name="ce43" table:formula="of:=MROUND((([.C16]/2)+([.C15]/2)+[.G8]);[.G9])" office:value-type="float" office:value="2.1" calcext:value-type="float">
            <text:p>2.10</text:p>
          </table:table-cell>
          <table:table-cell table:style-name="ce43" table:formula="of:=MROUND(([.A54]+(2*[.G6]));[.G9])" office:value-type="float" office:value="2.2" calcext:value-type="float">
            <text:p>2.20</text:p>
          </table:table-cell>
          <table:table-cell table:style-name="ce43" table:formula="of:=MROUND(([.C15]/2);[.G9])" office:value-type="float" office:value="1.25" calcext:value-type="float">
            <text:p>1.2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0.8 -1.45 0.8 1.45 0.2 24" calcext:value-type="string" table:number-columns-spanned="3" table:number-rows-spanned="1">
            <text:p>DS 0.8 -1.45 0.8 1.45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[.B53];Space;Minus;[.A53];End;[.B53];Space;[.A53];Layer;[.D3];Width;[.G3];&quot;))&quot;)" office:value-type="string" office:string-value="  (fp_line (start 0.8 -1.45) (end 0.8 1.45) (layer Dwgs.User) (width 0.2))" calcext:value-type="string" table:number-columns-spanned="6" table:number-rows-spanned="1">
            <text:p><text:s text:c="2"/>(fp_line (start 0.8 -1.45) (end 0.8 1.4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0.8 1.45 0.8 1.45 0.2 24" calcext:value-type="string" table:number-columns-spanned="3" table:number-rows-spanned="1">
            <text:p>DS -0.8 1.45 0.8 1.45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53];Space;[.A53];End;[.B53];Space;[.A53];Layer;[.D3];Width;[.G3];&quot;))&quot;)" office:value-type="string" office:string-value="  (fp_line (start -0.8 1.45) (end 0.8 1.45) (layer Dwgs.User) (width 0.2))" calcext:value-type="string" table:number-columns-spanned="6" table:number-rows-spanned="1">
            <text:p><text:s text:c="2"/>(fp_line (start -0.8 1.45) (end 0.8 1.4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0.8 -1.45 -0.8 1.45 0.2 24" calcext:value-type="string" table:number-columns-spanned="3" table:number-rows-spanned="1">
            <text:p>DS -0.8 -1.45 -0.8 1.45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53];Space;Minus;[.A53];End;Minus;[.B53];Space;[.A53];Layer;[.D3];Width;[.G3];&quot;))&quot;)" office:value-type="string" office:string-value="  (fp_line (start -0.8 -1.45) (end -0.8 1.45) (layer Dwgs.User) (width 0.2))" calcext:value-type="string" table:number-columns-spanned="6" table:number-rows-spanned="1">
            <text:p><text:s text:c="2"/>(fp_line (start -0.8 -1.45) (end -0.8 1.4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53];&quot; &quot;;&quot;-&quot;;[.C53];&quot; &quot;;&quot;-&quot;;[.D53];&quot; &quot;;&quot;-&quot;;[.A53];&quot; &quot;;[.G4];&quot; &quot;;[.E3])" office:value-type="string" office:string-value="DS -0.8 -1.15 -0.5 -1.45 0.2 24" calcext:value-type="string" table:number-columns-spanned="3" table:number-rows-spanned="1">
            <text:p>DS -0.8 -1.15 -0.5 -1.4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0.593cm" svg:y="25.263cm" draw:caption-point-x="1.889cm" draw:caption-point-y="1.51cm">
              <dc:date>2013-03-25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style-name="ce60" table:formula="of:=CONCATENATE(fpLineStart;Minus;[.B53];Space;Minus;[.C53];End;Minus;[.D53];Space;Minus;[.A53];Layer;[.D3];Width;[.G3];&quot;))&quot;)" office:value-type="string" office:string-value="  (fp_line (start -0.8 -1.15) (end -0.5 -1.45) (layer Dwgs.User) (width 0.2))" calcext:value-type="string" table:number-columns-spanned="6" table:number-rows-spanned="1">
            <text:p><text:s text:c="2"/>(fp_line (start -0.8 -1.15) (end -0.5 -1.4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2.1 -1.7 2.1 -1.7 0.05 0" calcext:value-type="string" table:number-columns-spanned="3" table:number-rows-spanned="1">
            <text:p>DS -2.1 -1.7 2.1 -1.7 0.05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style-name="ce61" table:formula="of:=CONCATENATE(fpLineStart;Minus;[.F53];Space;Minus;[.E53];End;[.F53];Space;Minus;[.E53];Layer;[.D7];Width;[.G7];&quot;))&quot;)" office:value-type="string" office:string-value="  (fp_line (start -2.1 -1.7) (end 2.1 -1.7) (layer F.CrtYd) (width 0.05))" calcext:value-type="string" table:number-columns-spanned="6" table:number-rows-spanned="1">
            <text:p><text:s text:c="2"/>(fp_line (start -2.1 -1.7) (end 2.1 -1.7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2.1 -1.7 2.1 1.7 0.05 0" calcext:value-type="string" table:number-columns-spanned="3" table:number-rows-spanned="1">
            <text:p>DS 2.1 -1.7 2.1 1.7 0.05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style-name="ce61" table:formula="of:=CONCATENATE(fpLineStart;[.F53];Space;Minus;[.E53];End;[.F53];Space;[.E53];Layer;[.D7];Width;[.G7];&quot;))&quot;)" office:value-type="string" office:string-value="  (fp_line (start 2.1 -1.7) (end 2.1 1.7) (layer F.CrtYd) (width 0.05))" calcext:value-type="string" table:number-columns-spanned="6" table:number-rows-spanned="1">
            <text:p><text:s text:c="2"/>(fp_line (start 2.1 -1.7) (end 2.1 1.7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2.1 1.7 2.1 1.7 0.05 0" calcext:value-type="string" table:number-columns-spanned="3" table:number-rows-spanned="1">
            <text:p>DS -2.1 1.7 2.1 1.7 0.05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style-name="ce61" table:formula="of:=CONCATENATE(fpLineStart;Minus;[.F53];Space;[.E53];End;[.F53];Space;[.E53];Layer;[.D7];Width;[.G7];&quot;))&quot;)" office:value-type="string" office:string-value="  (fp_line (start -2.1 1.7) (end 2.1 1.7) (layer F.CrtYd) (width 0.05))" calcext:value-type="string" table:number-columns-spanned="6" table:number-rows-spanned="1">
            <text:p><text:s text:c="2"/>(fp_line (start -2.1 1.7) (end 2.1 1.7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G7];&quot; &quot;;[.E7])" office:value-type="string" office:string-value="DS -2.1 -1.7 -2.1 1.7 0.05 0" calcext:value-type="string" table:number-columns-spanned="3" table:number-rows-spanned="1">
            <text:p>DS -2.1 -1.7 -2.1 1.7 0.05 0</text:p>
          </table:table-cell>
          <table:covered-table-cell table:number-columns-repeated="2" table:style-name="ce61"/>
          <table:table-cell table:style-name="ce101" office:value-type="string" calcext:value-type="string" table:number-columns-spanned="2" table:number-rows-spanned="1">
            <text:p>Comment, Line</text:p>
          </table:table-cell>
          <table:covered-table-cell table:style-name="ce109"/>
          <table:table-cell table:style-name="ce61" table:formula="of:=CONCATENATE(fpLineStart;Minus;[.F53];Space;Minus;[.E53];End;Minus;[.F53];Space;[.E53];Layer;[.D7];Width;[.G7];&quot;))&quot;)" office:value-type="string" office:string-value="  (fp_line (start -2.1 -1.7) (end -2.1 1.7) (layer F.CrtYd) (width 0.05))" calcext:value-type="string" table:number-columns-spanned="6" table:number-rows-spanned="1">
            <text:p><text:s text:c="2"/>(fp_line (start -2.1 -1.7) (end -2.1 1.7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1.25 -2.2 -1.25 -2.2 0.381 21" calcext:value-type="string" table:number-columns-spanned="3" table:number-rows-spanned="1">
            <text:p>DS -1.25 -2.2 -1.25 -2.2 0.381 21</text:p>
          </table:table-cell>
          <table:covered-table-cell table:number-columns-repeated="2"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110"/>
          <table:table-cell table:style-name="ce85" table:formula="of:=CONCATENATE(fpLineStart;Minus;[.H53];Space;Minus;[.G53];End;Minus;[.H53];Space;Minus;[.G53];Layer;[.D6];Width;[.G6];&quot;))&quot;)" office:value-type="string" office:string-value="  (fp_line (start -1.25 -2.2) (end -1.25 -2.2) (layer F.SilkS) (width 0.381))" calcext:value-type="string" table:number-columns-spanned="6" table:number-rows-spanned="1">
            <text:p><text:s text:c="2"/>(fp_line (start -1.25 -2.2) (end -1.25 -2.2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PLMO_A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8" draw:style-name="gr1" draw:text-style-name="P1" svg:width="14.023cm" svg:height="6.138cm" svg:x="19.995cm" svg:y="0cm">
            <draw:image xlink:href="Pictures/20000009000036C8000017FB3F6B6B7A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3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3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3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3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3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5.2" calcext:value-type="float">
            <text:p>5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2.6" calcext:value-type="float">
            <text:p>2.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4" calcext:value-type="float">
            <text:p>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2.3" calcext:value-type="float">
            <text:p>2.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– 0.381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510" calcext:value-type="float">
            <text:p>510</text:p>
          </table:table-cell>
          <table:table-cell table:style-name="ce42" table:formula="of:=(ROUND(PRODUCT(([.B39]/25.4);1000);0)*10)" office:value-type="float" office:value="1020" calcext:value-type="float">
            <text:p>1020</text:p>
          </table:table-cell>
          <table:table-cell table:style-name="ce42" table:formula="of:=(ROUND(PRODUCT(([.C39]/25.4);1000);0)*10)" office:value-type="float" office:value="0" calcext:value-type="float">
            <text:p>0</text:p>
          </table:table-cell>
          <table:table-cell table:style-name="ce42" table:formula="of:=(ROUND(PRODUCT(([.D39]/25.4);1000);0)*10)" office:value-type="float" office:value="870" calcext:value-type="float">
            <text:p>870</text:p>
          </table:table-cell>
          <table:table-cell table:style-name="ce42" table:formula="of:=(ROUND(PRODUCT(([.E39]/25.4);1000);0)*10)" office:value-type="float" office:value="610" calcext:value-type="float">
            <text:p>610</text:p>
          </table:table-cell>
          <table:table-cell table:style-name="ce42" table:formula="of:=(ROUND(PRODUCT(([.F39]/25.4);1000);0)*10)" office:value-type="float" office:value="1340" calcext:value-type="float">
            <text:p>1340</text:p>
          </table:table-cell>
          <table:table-cell table:style-name="ce42" table:formula="of:=(ROUND(PRODUCT(([.G39]/25.4);1000);0)*10)" office:value-type="float" office:value="0" calcext:value-type="float">
            <text:p>0</text:p>
          </table:table-cell>
          <table:table-cell table:style-name="ce42" table:formula="of:=(ROUND(PRODUCT(([.H39]/25.4);1000);0)*10)" office:value-type="float" office:value="1540" calcext:value-type="float">
            <text:p>154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1020 -510 1020 -510 80 24" calcext:value-type="string" table:number-columns-spanned="3" table:number-rows-spanned="1">
            <text:p>DS -1020 -510 1020 -51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1.3" calcext:value-type="float">
            <text:p>1.30</text:p>
          </table:table-cell>
          <table:table-cell table:style-name="ce43" table:formula="of:=[.C13]/2" office:value-type="float" office:value="2.6" calcext:value-type="float">
            <text:p>2.6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(([.C13]/2)-0.381)" office:value-type="float" office:value="2.219" calcext:value-type="float">
            <text:p>2.22</text:p>
          </table:table-cell>
          <table:table-cell table:style-name="ce43" table:formula="of:=MROUND((([.C14]/2)+[.G8]);[.G9])" office:value-type="float" office:value="1.55" calcext:value-type="float">
            <text:p>1.55</text:p>
          </table:table-cell>
          <table:table-cell table:style-name="ce43" table:formula="of:=MROUND((([.C16]/2)+[.G8]+([.C15]/2));[.G9])" office:value-type="float" office:value="3.4" calcext:value-type="float">
            <text:p>3.4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3.9" calcext:value-type="float">
            <text:p>3.90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1020 -510 1020 510 80 24" calcext:value-type="string" table:number-columns-spanned="3" table:number-rows-spanned="1">
            <text:p>DS 1020 -510 1020 5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1020 510 1020 510 80 24" calcext:value-type="string" table:number-columns-spanned="3" table:number-rows-spanned="1">
            <text:p>DS -1020 510 1020 5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1020 -510 -1020 510 80 24" calcext:value-type="string" table:number-columns-spanned="3" table:number-rows-spanned="1">
            <text:p>DS -1020 -510 -1020 51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8];&quot; &quot;;&quot;-&quot;;[.C38];&quot; &quot;;&quot;-&quot;;[.D38];&quot; &quot;;&quot;-&quot;;[.C38];&quot; &quot;;[.F4];&quot; &quot;;[.E4])" office:value-type="string" office:string-value="DS -870 -0 -870 -0 150 24" calcext:value-type="string" table:number-columns-spanned="3" table:number-rows-spanned="1">
            <text:p>DS -870 -0 -870 -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1340 -610 1340 -610 20 0" calcext:value-type="string" table:number-columns-spanned="3" table:number-rows-spanned="1">
            <text:p>DS -1340 -610 1340 -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1340 -610 1340 610 20 0" calcext:value-type="string" table:number-columns-spanned="3" table:number-rows-spanned="1">
            <text:p>DS 1340 -610 1340 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1340 610 1340 610 20 0" calcext:value-type="string" table:number-columns-spanned="3" table:number-rows-spanned="1">
            <text:p>DS -1340 610 1340 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1340 -610 -1340 610 20 0" calcext:value-type="string" table:number-columns-spanned="3" table:number-rows-spanned="1">
            <text:p>DS -1340 -610 -1340 61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1540 -0 -1540 -0 150 21" calcext:value-type="string" table:number-columns-spanned="3" table:number-rows-spanned="1">
            <text:p>DS -1540 -0 -154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1.3" calcext:value-type="float">
            <text:p>1.300000</text:p>
          </table:table-cell>
          <table:table-cell table:style-name="ce46" table:formula="of:=([.B54])" office:value-type="float" office:value="2.6" calcext:value-type="float">
            <text:p>2.600000</text:p>
          </table:table-cell>
          <table:table-cell table:style-name="ce46" table:formula="of:=([.C54])" office:value-type="float" office:value="0" calcext:value-type="float">
            <text:p>0.000000</text:p>
          </table:table-cell>
          <table:table-cell table:style-name="ce46" table:formula="of:=([.D54])" office:value-type="float" office:value="2.219" calcext:value-type="float">
            <text:p>2.219000</text:p>
          </table:table-cell>
          <table:table-cell table:style-name="ce46" table:formula="of:=([.E54])" office:value-type="float" office:value="1.55" calcext:value-type="float">
            <text:p>1.550000</text:p>
          </table:table-cell>
          <table:table-cell table:style-name="ce46" table:formula="of:=([.F54])" office:value-type="float" office:value="3.4" calcext:value-type="float">
            <text:p>3.400000</text:p>
          </table:table-cell>
          <table:table-cell table:style-name="ce46" table:formula="of:=([.G54])" office:value-type="float" office:value="0" calcext:value-type="float">
            <text:p>0.000000</text:p>
          </table:table-cell>
          <table:table-cell table:style-name="ce46" table:formula="of:=([.H54])" office:value-type="float" office:value="3.9" calcext:value-type="float">
            <text:p>3.90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2.6 -1.3 2.6 -1.3 0.2 24" calcext:value-type="string" table:number-columns-spanned="3" table:number-rows-spanned="1">
            <text:p>DS -2.6 -1.3 2.6 -1.3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2.6 -1.3) (end 2.6 -1.3) (layer Dwgs.User) (width 0.2))" calcext:value-type="string" table:number-columns-spanned="6" table:number-rows-spanned="1">
            <text:p><text:s text:c="2"/>(fp_line (start -2.6 -1.3) (end 2.6 -1.3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1.3" calcext:value-type="float">
            <text:p>1.30</text:p>
          </table:table-cell>
          <table:table-cell table:style-name="ce43" table:formula="of:=[.C13]/2" office:value-type="float" office:value="2.6" calcext:value-type="float">
            <text:p>2.6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(([.C13]/2)-0.381)" office:value-type="float" office:value="2.219" calcext:value-type="float">
            <text:p>2.22</text:p>
          </table:table-cell>
          <table:table-cell table:style-name="ce43" table:formula="of:=MROUND((([.C14]/2)+[.G8]);[.G9])" office:value-type="float" office:value="1.55" calcext:value-type="float">
            <text:p>1.55</text:p>
          </table:table-cell>
          <table:table-cell table:style-name="ce43" table:formula="of:=MROUND((([.C16]/2)+[.G8]+([.C15]/2));[.G9])" office:value-type="float" office:value="3.4" calcext:value-type="float">
            <text:p>3.4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3.9" calcext:value-type="float">
            <text:p>3.90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2.6 -1.3 2.6 1.3 0.2 24" calcext:value-type="string" table:number-columns-spanned="3" table:number-rows-spanned="1">
            <text:p>DS 2.6 -1.3 2.6 1.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2.6 -1.3) (end 2.6 1.3) (layer Dwgs.User) (width 0.2))" calcext:value-type="string" table:number-columns-spanned="6" table:number-rows-spanned="1">
            <text:p><text:s text:c="2"/>(fp_line (start 2.6 -1.3) (end 2.6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2.6 1.3 2.6 1.3 0.2 24" calcext:value-type="string" table:number-columns-spanned="3" table:number-rows-spanned="1">
            <text:p>DS -2.6 1.3 2.6 1.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2.6 1.3) (end 2.6 1.3) (layer Dwgs.User) (width 0.2))" calcext:value-type="string" table:number-columns-spanned="6" table:number-rows-spanned="1">
            <text:p><text:s text:c="2"/>(fp_line (start -2.6 1.3) (end 2.6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2.6 -1.3 -2.6 1.3 0.2 24" calcext:value-type="string" table:number-columns-spanned="3" table:number-rows-spanned="1">
            <text:p>DS -2.6 -1.3 -2.6 1.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2.6 -1.3) (end -2.6 1.3) (layer Dwgs.User) (width 0.2))" calcext:value-type="string" table:number-columns-spanned="6" table:number-rows-spanned="1">
            <text:p><text:s text:c="2"/>(fp_line (start -2.6 -1.3) (end -2.6 1.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3];&quot; &quot;;&quot;-&quot;;[.C53];&quot; &quot;;&quot;-&quot;;[.D53];&quot; &quot;;&quot;-&quot;;[.C53];&quot; &quot;;[.G4];&quot; &quot;;[.E4])" office:value-type="string" office:string-value="DS -2.219 -0 -2.219 -0 0.381 24" calcext:value-type="string" table:number-columns-spanned="3" table:number-rows-spanned="1">
            <text:p>DS -2.219 -0 -2.219 -0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53];Space;Minus;[.C53];End;Minus;[.D53];Space;Minus;[.C53];Layer;[.D4];Width;[.G4];&quot;))&quot;)" office:value-type="string" office:string-value="  (fp_line (start -2.219 -0) (end -2.219 -0) (layer Dwgs.User) (width 0.381))" calcext:value-type="string" table:number-columns-spanned="6" table:number-rows-spanned="1">
            <text:p><text:s text:c="2"/>(fp_line (start -2.219 -0) (end -2.219 -0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3.4 -1.55 3.4 -1.55 0.05 0" calcext:value-type="string" table:number-columns-spanned="3" table:number-rows-spanned="1">
            <text:p>DS -3.4 -1.55 3.4 -1.5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7];Width;[.G7];&quot;))&quot;)" office:value-type="string" office:string-value="  (fp_line (start -3.4 -1.55) (end 3.4 -1.55) (layer F.CrtYd) (width 0.05))" calcext:value-type="string" table:number-columns-spanned="6" table:number-rows-spanned="1">
            <text:p><text:s text:c="2"/>(fp_line (start -3.4 -1.55) (end 3.4 -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3.4 -1.55 3.4 1.55 0.05 0" calcext:value-type="string" table:number-columns-spanned="3" table:number-rows-spanned="1">
            <text:p>DS 3.4 -1.55 3.4 1.5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7];Width;[.G7];&quot;))&quot;)" office:value-type="string" office:string-value="  (fp_line (start 3.4 -1.55) (end 3.4 1.55) (layer F.CrtYd) (width 0.05))" calcext:value-type="string" table:number-columns-spanned="6" table:number-rows-spanned="1">
            <text:p><text:s text:c="2"/>(fp_line (start 3.4 -1.55) (end 3.4 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3.4 1.55 3.4 1.55 0.05 0" calcext:value-type="string" table:number-columns-spanned="3" table:number-rows-spanned="1">
            <text:p>DS -3.4 1.55 3.4 1.5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7];Width;[.G7];&quot;))&quot;)" office:value-type="string" office:string-value="  (fp_line (start -3.4 1.55) (end 3.4 1.55) (layer F.CrtYd) (width 0.05))" calcext:value-type="string" table:number-columns-spanned="6" table:number-rows-spanned="1">
            <text:p><text:s text:c="2"/>(fp_line (start -3.4 1.55) (end 3.4 1.5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F7];&quot; &quot;;[.E7])" office:value-type="string" office:string-value="DS -3.4 -1.55 -3.4 1.55 20 0" calcext:value-type="string" table:number-columns-spanned="3" table:number-rows-spanned="1">
            <text:p>DS -3.4 -1.55 -3.4 1.55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7];Width;[.G7];&quot;))&quot;)" office:value-type="string" office:string-value="  (fp_line (start -3.4 -1.55) (end -3.4 1.55) (layer F.CrtYd) (width 0.05))" calcext:value-type="string" table:number-columns-spanned="6" table:number-rows-spanned="1">
            <text:p><text:s text:c="2"/>(fp_line (start -3.4 -1.55) (end -3.4 1.5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3.9 -0 -3.9 -0 0.381 21" calcext:value-type="string" table:number-columns-spanned="3" table:number-rows-spanned="1">
            <text:p>DS -3.9 -0 -3.9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6];Width;[.G6];&quot;))&quot;)" office:value-type="string" office:string-value="  (fp_line (start -3.9 -0) (end -3.9 -0) (layer F.SilkS) (width 0.381))" calcext:value-type="string" table:number-columns-spanned="6" table:number-rows-spanned="1">
            <text:p><text:s text:c="2"/>(fp_line (start -3.9 -0) (end -3.9 -0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D-PLMO_B" table:style-name="ta2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10" draw:style-name="gr1" draw:text-style-name="P1" svg:width="10.716cm" svg:height="7.541cm" svg:x="19.995cm" svg:y="0.001cm">
            <draw:image xlink:href="Pictures/20000009000029DD00001D76E9C9277F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4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104" table:formula="of:=[.C3]" office:value-type="float" office:value="0.2" calcext:value-type="float">
            <text:p>0.2</text:p>
          </table:table-cell>
          <table:table-cell table:style-name="ce54" table:content-validation-name="val24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80" calcext:value-type="float">
            <text:p>80</text:p>
          </table:table-cell>
          <table:table-cell table:style-name="ce46" table:formula="of:=([.C4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4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4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4" office:value-type="string" calcext:value-type="string">
            <text:p>F.CrtYd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0" calcext:value-type="float">
            <text:p>0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1.2" calcext:value-type="float">
            <text:p>1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0.8" calcext:value-type="float">
            <text:p>0.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</text:p>
          </table:table-cell>
          <table:covered-table-cell table:style-name="ce36"/>
          <table:table-cell table:style-name="ce55" office:value-type="float" office:value="1.6" calcext:value-type="float">
            <text:p>1.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Length</text:p>
          </table:table-cell>
          <table:covered-table-cell table:style-name="ce36"/>
          <table:table-cell table:style-name="ce55" office:value-type="float" office:value="0.54" calcext:value-type="float">
            <text:p>0.5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Wid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– 0.3 mm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Width /2) + Courtyard.Excess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Length /2) + Courtyard.Excess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ad Length /2) + (2 * Line Width) + 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160" calcext:value-type="float">
            <text:p>160</text:p>
          </table:table-cell>
          <table:table-cell table:style-name="ce42" table:formula="of:=(ROUND(PRODUCT(([.B39]/25.4);1000);0)*10)" office:value-type="float" office:value="240" calcext:value-type="float">
            <text:p>240</text:p>
          </table:table-cell>
          <table:table-cell table:style-name="ce42" table:formula="of:=(ROUND(PRODUCT(([.C39]/25.4);1000);0)*10)" office:value-type="float" office:value="40" calcext:value-type="float">
            <text:p>40</text:p>
          </table:table-cell>
          <table:table-cell table:style-name="ce42" table:formula="of:=(ROUND(PRODUCT(([.D39]/25.4);1000);0)*10)" office:value-type="float" office:value="120" calcext:value-type="float">
            <text:p>120</text:p>
          </table:table-cell>
          <table:table-cell table:style-name="ce42" table:formula="of:=(ROUND(PRODUCT(([.E39]/25.4);1000);0)*10)" office:value-type="float" office:value="260" calcext:value-type="float">
            <text:p>260</text:p>
          </table:table-cell>
          <table:table-cell table:style-name="ce42" table:formula="of:=(ROUND(PRODUCT(([.F39]/25.4);1000);0)*10)" office:value-type="float" office:value="510" calcext:value-type="float">
            <text:p>510</text:p>
          </table:table-cell>
          <table:table-cell table:style-name="ce42" table:formula="of:=(ROUND(PRODUCT(([.G39]/25.4);1000);0)*10)" office:value-type="float" office:value="0" calcext:value-type="float">
            <text:p>0</text:p>
          </table:table-cell>
          <table:table-cell table:style-name="ce42" table:formula="of:=(ROUND(PRODUCT(([.H39]/25.4);1000);0)*10)" office:value-type="float" office:value="730" calcext:value-type="float">
            <text:p>73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240 -160 240 -160 80 24" calcext:value-type="string" table:number-columns-spanned="3" table:number-rows-spanned="1">
            <text:p>DS -240 -160 240 -16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0.4" calcext:value-type="float">
            <text:p>0.40</text:p>
          </table:table-cell>
          <table:table-cell table:style-name="ce43" table:formula="of:=[.C13]/2" office:value-type="float" office:value="0.6" calcext:value-type="float">
            <text:p>0.60</text:p>
          </table:table-cell>
          <table:table-cell table:style-name="ce43" table:formula="of:=(([.C14]/2)-(0.3))" office:value-type="float" office:value="0.1" calcext:value-type="float">
            <text:p>0.10</text:p>
          </table:table-cell>
          <table:table-cell table:style-name="ce43" table:formula="of:=(([.C13]/2)-0.3)" office:value-type="float" office:value="0.3" calcext:value-type="float">
            <text:p>0.30</text:p>
          </table:table-cell>
          <table:table-cell table:style-name="ce43" table:formula="of:=MROUND((([.C14]/2)+[.G8]);[.G9])" office:value-type="float" office:value="0.65" calcext:value-type="float">
            <text:p>0.65</text:p>
          </table:table-cell>
          <table:table-cell table:style-name="ce43" table:formula="of:=MROUND((([.C16]/2)+[.G8]+([.C15]/2));[.G9])" office:value-type="float" office:value="1.3" calcext:value-type="float">
            <text:p>1.3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1.85" calcext:value-type="float">
            <text:p>1.85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240 -160 240 160 80 24" calcext:value-type="string" table:number-columns-spanned="3" table:number-rows-spanned="1">
            <text:p>DS 240 -160 240 16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240 160 240 160 80 24" calcext:value-type="string" table:number-columns-spanned="3" table:number-rows-spanned="1">
            <text:p>DS -240 160 240 16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240 -160 -240 160 80 24" calcext:value-type="string" table:number-columns-spanned="3" table:number-rows-spanned="1">
            <text:p>DS -240 -160 -240 16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38];&quot; &quot;;&quot;-&quot;;[.C38];&quot; &quot;;&quot;-&quot;;[.D38];&quot; &quot;;&quot;-&quot;;[.A38];&quot; &quot;;[.F4];&quot; &quot;;[.E3])" office:value-type="string" office:string-value="DS -240 -40 -120 -160 80 24" calcext:value-type="string" table:number-columns-spanned="3" table:number-rows-spanned="1">
            <text:p>DS -240 -40 -120 -16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3.092cm" svg:y="18.022cm" draw:caption-point-x="-0.61cm" draw:caption-point-y="1.51cm">
              <dc:date>2013-07-13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[.F38];&quot; &quot;;&quot;-&quot;;[.E38];&quot; &quot;;[.F7];&quot; &quot;;[.E7])" office:value-type="string" office:string-value="DS -510 -260 510 -260 20 0" calcext:value-type="string" table:number-columns-spanned="3" table:number-rows-spanned="1">
            <text:p>DS -510 -260 510 -2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38];&quot; &quot;;&quot;-&quot;;[.E38];&quot; &quot;;[.F38];&quot; &quot;;[.E38];&quot; &quot;;[.F7];&quot; &quot;;[.E7])" office:value-type="string" office:string-value="DS 510 -260 510 260 20 0" calcext:value-type="string" table:number-columns-spanned="3" table:number-rows-spanned="1">
            <text:p>DS 510 -260 510 2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[.E38];&quot; &quot;;[.F38];&quot; &quot;;[.E38];&quot; &quot;;[.F7];&quot; &quot;;[.E7])" office:value-type="string" office:string-value="DS -510 260 510 260 20 0" calcext:value-type="string" table:number-columns-spanned="3" table:number-rows-spanned="1">
            <text:p>DS -510 260 510 2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38];&quot; &quot;;&quot;-&quot;;[.E38];&quot; &quot;;&quot;-&quot;;[.F38];&quot; &quot;;[.E38];&quot; &quot;;[.F7];&quot; &quot;;[.E7])" office:value-type="string" office:string-value="DS -510 -260 -510 260 20 0" calcext:value-type="string" table:number-columns-spanned="3" table:number-rows-spanned="1">
            <text:p>DS -510 -260 -510 260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70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730 -0 -730 -0 150 21" calcext:value-type="string" table:number-columns-spanned="3" table:number-rows-spanned="1">
            <text:p>DS -730 -0 -730 -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urtyard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4])" office:value-type="float" office:value="0.4" calcext:value-type="float">
            <text:p>0.400000</text:p>
          </table:table-cell>
          <table:table-cell table:style-name="ce46" table:formula="of:=([.B54])" office:value-type="float" office:value="0.6" calcext:value-type="float">
            <text:p>0.600000</text:p>
          </table:table-cell>
          <table:table-cell table:style-name="ce46" table:formula="of:=([.C54])" office:value-type="float" office:value="0.1" calcext:value-type="float">
            <text:p>0.100000</text:p>
          </table:table-cell>
          <table:table-cell table:style-name="ce46" table:formula="of:=([.D54])" office:value-type="float" office:value="0.3" calcext:value-type="float">
            <text:p>0.300000</text:p>
          </table:table-cell>
          <table:table-cell table:style-name="ce46" table:formula="of:=([.E54])" office:value-type="float" office:value="0.65" calcext:value-type="float">
            <text:p>0.650000</text:p>
          </table:table-cell>
          <table:table-cell table:style-name="ce46" table:formula="of:=([.F54])" office:value-type="float" office:value="1.3" calcext:value-type="float">
            <text:p>1.300000</text:p>
          </table:table-cell>
          <table:table-cell table:style-name="ce46" table:formula="of:=([.G54])" office:value-type="float" office:value="0" calcext:value-type="float">
            <text:p>0.000000</text:p>
          </table:table-cell>
          <table:table-cell table:style-name="ce46" table:formula="of:=([.H54])" office:value-type="float" office:value="1.85" calcext:value-type="float">
            <text:p>1.850000</text:p>
          </table:table-cell>
          <table:table-cell table:style-name="ce59" table:formula="of:=CONCATENATE(&quot;DS&quot;; &quot; &quot;;&quot;-&quot;;[.B53];&quot; &quot;;&quot;-&quot;;[.A53];&quot; &quot;;[.B53];&quot; &quot;;&quot;-&quot;;[.A53];&quot; &quot;;[.G3];&quot; &quot;;[.E3])" office:value-type="string" office:string-value="DS -0.6 -0.4 0.6 -0.4 0.2 24" calcext:value-type="string" table:number-columns-spanned="3" table:number-rows-spanned="1">
            <text:p>DS -0.6 -0.4 0.6 -0.4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53];Space;Minus;[.A53];End;[.B53];Space;Minus;[.A53];Layer;[.D3];Width;[.G3];&quot;))&quot;)" office:value-type="string" office:string-value="  (fp_line (start -0.6 -0.4) (end 0.6 -0.4) (layer Dwgs.User) (width 0.2))" calcext:value-type="string" table:number-columns-spanned="6" table:number-rows-spanned="1">
            <text:p><text:s text:c="2"/>(fp_line (start -0.6 -0.4) (end 0.6 -0.4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0.4" calcext:value-type="float">
            <text:p>0.40</text:p>
          </table:table-cell>
          <table:table-cell table:style-name="ce43" table:formula="of:=[.C13]/2" office:value-type="float" office:value="0.6" calcext:value-type="float">
            <text:p>0.60</text:p>
          </table:table-cell>
          <table:table-cell table:style-name="ce43" table:formula="of:=(([.C14]/2)-(0.3))" office:value-type="float" office:value="0.1" calcext:value-type="float">
            <text:p>0.10</text:p>
          </table:table-cell>
          <table:table-cell table:style-name="ce43" table:formula="of:=(([.C13]/2)-0.3)" office:value-type="float" office:value="0.3" calcext:value-type="float">
            <text:p>0.30</text:p>
          </table:table-cell>
          <table:table-cell table:style-name="ce43" table:formula="of:=MROUND((([.C14]/2)+[.G8]);[.G9])" office:value-type="float" office:value="0.65" calcext:value-type="float">
            <text:p>0.65</text:p>
          </table:table-cell>
          <table:table-cell table:style-name="ce43" table:formula="of:=MROUND((([.C16]/2)+[.G8]+([.C15]/2));[.G9])" office:value-type="float" office:value="1.3" calcext:value-type="float">
            <text:p>1.30</text:p>
          </table:table-cell>
          <table:table-cell table:style-name="ce83" office:value-type="float" office:value="0" calcext:value-type="float">
            <text:p>0</text:p>
          </table:table-cell>
          <table:table-cell table:style-name="ce43" table:formula="of:=MROUND((([.C16]/2)+(2*[.G6])+([.C15]/2));[.G9])" office:value-type="float" office:value="1.85" calcext:value-type="float">
            <text:p>1.85</text:p>
          </table:table-cell>
          <table:table-cell table:style-name="ce60" table:formula="of:=CONCATENATE(&quot;DS&quot;; &quot; &quot;;[.B53];&quot; &quot;;&quot;-&quot;;[.A53];&quot; &quot;;[.B53];&quot; &quot;;[.A53];&quot; &quot;;[.G3];&quot; &quot;;[.E3])" office:value-type="string" office:string-value="DS 0.6 -0.4 0.6 0.4 0.2 24" calcext:value-type="string" table:number-columns-spanned="3" table:number-rows-spanned="1">
            <text:p>DS 0.6 -0.4 0.6 0.4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53];Space;Minus;[.A53];End;[.B53];Space;[.A53];Layer;[.D3];Width;[.G3];&quot;))&quot;)" office:value-type="string" office:string-value="  (fp_line (start 0.6 -0.4) (end 0.6 0.4) (layer Dwgs.User) (width 0.2))" calcext:value-type="string" table:number-columns-spanned="6" table:number-rows-spanned="1">
            <text:p><text:s text:c="2"/>(fp_line (start 0.6 -0.4) (end 0.6 0.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44" table:number-columns-spanned="1" table:number-rows-spanned="8"/>
          <table:table-cell table:style-name="ce60" table:formula="of:=CONCATENATE(&quot;DS&quot;; &quot; &quot;;&quot;-&quot;;[.B53];&quot; &quot;;[.A53];&quot; &quot;;[.B53];&quot; &quot;;[.A53];&quot; &quot;;[.G3];&quot; &quot;;[.E3])" office:value-type="string" office:string-value="DS -0.6 0.4 0.6 0.4 0.2 24" calcext:value-type="string" table:number-columns-spanned="3" table:number-rows-spanned="1">
            <text:p>DS -0.6 0.4 0.6 0.4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[.A53];End;[.B53];Space;[.A53];Layer;[.D3];Width;[.G3];&quot;))&quot;)" office:value-type="string" office:string-value="  (fp_line (start -0.6 0.4) (end 0.6 0.4) (layer Dwgs.User) (width 0.2))" calcext:value-type="string" table:number-columns-spanned="6" table:number-rows-spanned="1">
            <text:p><text:s text:c="2"/>(fp_line (start -0.6 0.4) (end 0.6 0.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3];&quot; &quot;;&quot;-&quot;;[.A53];&quot; &quot;;&quot;-&quot;;[.B53];&quot; &quot;;[.A53];&quot; &quot;;[.G3];&quot; &quot;;[.E3])" office:value-type="string" office:string-value="DS -0.6 -0.4 -0.6 0.4 0.2 24" calcext:value-type="string" table:number-columns-spanned="3" table:number-rows-spanned="1">
            <text:p>DS -0.6 -0.4 -0.6 0.4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53];Space;Minus;[.A53];End;Minus;[.B53];Space;[.A53];Layer;[.D3];Width;[.G3];&quot;))&quot;)" office:value-type="string" office:string-value="  (fp_line (start -0.6 -0.4) (end -0.6 0.4) (layer Dwgs.User) (width 0.2))" calcext:value-type="string" table:number-columns-spanned="6" table:number-rows-spanned="1">
            <text:p><text:s text:c="2"/>(fp_line (start -0.6 -0.4) (end -0.6 0.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0" table:formula="of:=CONCATENATE(&quot;DS&quot;; &quot; &quot;;&quot;-&quot;;[.B53];&quot; &quot;;&quot;-&quot;;[.C53];&quot; &quot;;&quot;-&quot;;[.D53];&quot; &quot;;&quot;-&quot;;[.A53];&quot; &quot;;[.G4];&quot; &quot;;[.E3])" office:value-type="string" office:string-value="DS -0.6 -0.1 -0.3 -0.4 0.2 24" calcext:value-type="string" table:number-columns-spanned="3" table:number-rows-spanned="1">
            <text:p>DS -0.6 -0.1 -0.3 -0.4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office:annotation draw:style-name="gr2" draw:text-style-name="P2" svg:width="2.899cm" svg:height="0.596cm" svg:x="33.092cm" svg:y="25.263cm" draw:caption-point-x="-0.61cm" draw:caption-point-y="1.51cm">
              <dc:date>2013-07-13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92"/>
          <table:table-cell table:style-name="ce60" table:formula="of:=CONCATENATE(fpLineStart;Minus;[.B53];Space;Minus;[.C53];End;Minus;[.D53];Space;Minus;[.A53];Layer;[.D3];Width;[.G3];&quot;))&quot;)" office:value-type="string" office:string-value="  (fp_line (start -0.6 -0.1) (end -0.3 -0.4) (layer Dwgs.User) (width 0.2))" calcext:value-type="string" table:number-columns-spanned="6" table:number-rows-spanned="1">
            <text:p><text:s text:c="2"/>(fp_line (start -0.6 -0.1) (end -0.3 -0.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[.F53];&quot; &quot;;&quot;-&quot;;[.E53];&quot; &quot;;[.G7];&quot; &quot;;[.E7])" office:value-type="string" office:string-value="DS -1.3 -0.65 1.3 -0.65 0.05 0" calcext:value-type="string" table:number-columns-spanned="3" table:number-rows-spanned="1">
            <text:p>DS -1.3 -0.65 1.3 -0.6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[.F53];Space;Minus;[.E53];Layer;[.D7];Width;[.G7];&quot;))&quot;)" office:value-type="string" office:string-value="  (fp_line (start -1.3 -0.65) (end 1.3 -0.65) (layer F.CrtYd) (width 0.05))" calcext:value-type="string" table:number-columns-spanned="6" table:number-rows-spanned="1">
            <text:p><text:s text:c="2"/>(fp_line (start -1.3 -0.65) (end 1.3 -0.6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[.F53];&quot; &quot;;&quot;-&quot;;[.E53];&quot; &quot;;[.F53];&quot; &quot;;[.E53];&quot; &quot;;[.G7];&quot; &quot;;[.E7])" office:value-type="string" office:string-value="DS 1.3 -0.65 1.3 0.65 0.05 0" calcext:value-type="string" table:number-columns-spanned="3" table:number-rows-spanned="1">
            <text:p>DS 1.3 -0.65 1.3 0.6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[.F53];Space;Minus;[.E53];End;[.F53];Space;[.E53];Layer;[.D7];Width;[.G7];&quot;))&quot;)" office:value-type="string" office:string-value="  (fp_line (start 1.3 -0.65) (end 1.3 0.65) (layer F.CrtYd) (width 0.05))" calcext:value-type="string" table:number-columns-spanned="6" table:number-rows-spanned="1">
            <text:p><text:s text:c="2"/>(fp_line (start 1.3 -0.65) (end 1.3 0.6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[.E53];&quot; &quot;;[.F53];&quot; &quot;;[.E53];&quot; &quot;;[.G7];&quot; &quot;;[.E7])" office:value-type="string" office:string-value="DS -1.3 0.65 1.3 0.65 0.05 0" calcext:value-type="string" table:number-columns-spanned="3" table:number-rows-spanned="1">
            <text:p>DS -1.3 0.65 1.3 0.65 0.05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[.E53];End;[.F53];Space;[.E53];Layer;[.D7];Width;[.G7];&quot;))&quot;)" office:value-type="string" office:string-value="  (fp_line (start -1.3 0.65) (end 1.3 0.65) (layer F.CrtYd) (width 0.05))" calcext:value-type="string" table:number-columns-spanned="6" table:number-rows-spanned="1">
            <text:p><text:s text:c="2"/>(fp_line (start -1.3 0.65) (end 1.3 0.65) (layer F.CrtYd) (width 0.05))</text:p>
          </table:table-cell>
          <table:covered-table-cell table:number-columns-repeated="4" table:style-name="ce74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61" table:formula="of:=CONCATENATE(&quot;DS&quot;; &quot; &quot;;&quot;-&quot;;[.F53];&quot; &quot;;&quot;-&quot;;[.E53];&quot; &quot;;&quot;-&quot;;[.F53];&quot; &quot;;[.E53];&quot; &quot;;[.F7];&quot; &quot;;[.E7])" office:value-type="string" office:string-value="DS -1.3 -0.65 -1.3 0.65 20 0" calcext:value-type="string" table:number-columns-spanned="3" table:number-rows-spanned="1">
            <text:p>DS -1.3 -0.65 -1.3 0.65 20 0</text:p>
          </table:table-cell>
          <table:covered-table-cell table:number-columns-repeated="2" table:style-name="ce61"/>
          <table:table-cell table:style-name="ce61" table:formula="of:=CONCATENATE([.D7];&quot;, &quot;;&quot;Line&quot;)" office:value-type="string" office:string-value="F.CrtYd, Line" calcext:value-type="string" table:number-columns-spanned="2" table:number-rows-spanned="1">
            <text:p>F.CrtYd, Line</text:p>
          </table:table-cell>
          <table:covered-table-cell table:style-name="ce69"/>
          <table:table-cell table:style-name="ce61" table:formula="of:=CONCATENATE(fpLineStart;Minus;[.F53];Space;Minus;[.E53];End;Minus;[.F53];Space;[.E53];Layer;[.D7];Width;[.G7];&quot;))&quot;)" office:value-type="string" office:string-value="  (fp_line (start -1.3 -0.65) (end -1.3 0.65) (layer F.CrtYd) (width 0.05))" calcext:value-type="string" table:number-columns-spanned="6" table:number-rows-spanned="1">
            <text:p><text:s text:c="2"/>(fp_line (start -1.3 -0.65) (end -1.3 0.65) (layer F.CrtYd) (width 0.05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3];&quot; &quot;;&quot;-&quot;;[.G53];&quot; &quot;;&quot;-&quot;;[.H53];&quot; &quot;;&quot;-&quot;;[.G53];&quot; &quot;;[.G6];&quot; &quot;;[.E6])" office:value-type="string" office:string-value="DS -1.85 -0 -1.85 -0 0.381 21" calcext:value-type="string" table:number-columns-spanned="3" table:number-rows-spanned="1">
            <text:p>DS -1.85 -0 -1.85 -0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H53];Space;Minus;[.G53];End;Minus;[.H53];Space;Minus;[.G53];Layer;[.D6];Width;[.G6];&quot;))&quot;)" office:value-type="string" office:string-value="  (fp_line (start -1.85 -0) (end -1.85 -0) (layer F.SilkS) (width 0.381))" calcext:value-type="string" table:number-columns-spanned="6" table:number-rows-spanned="1">
            <text:p><text:s text:c="2"/>(fp_line (start -1.85 -0) (end -1.85 -0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XILX_A" table:style-name="ta3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Graphics 7" draw:style-name="gr1" draw:text-style-name="P1" svg:width="5.741cm" svg:height="10.319cm" svg:x="19.996cm" svg:y="0.001cm">
            <draw:image xlink:href="Pictures/200000090000166E0000285064250BB3.svm" xlink:type="simple" xlink:show="embed" xlink:actuate="onLoad">
              <text:p/>
            </draw:image>
          </draw:frame>
          <draw:frame draw:z-index="1" draw:name="Graphics 20" draw:style-name="gr1" draw:text-style-name="P1" svg:width="5.212cm" svg:height="7.435cm" svg:x="27.494cm" svg:y="0.001cm">
            <draw:image xlink:href="Pictures/200000090000145D00001D0CD74C03B2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32.28" calcext:value-type="float">
            <text:p>32.2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6.7" calcext:value-type="float">
            <text:p>6.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7.62" calcext:value-type="float">
            <text:p>7.6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Pad Centre to Centre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1" table:number-rows-spanned="1">
            <text:p>V1</text:p>
          </table:table-cell>
          <table:covered-table-cell table:number-columns-repeated="10" table:style-name="ce51"/>
          <table:table-cell table:style-name="ce51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3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3"/>
        </table:table-row>
        <table:table-row table:style-name="ro5">
          <table:table-cell table:style-name="ce42" table:formula="of:=(ROUND(PRODUCT(([.A36]/25.4);1000);0)*10)" office:value-type="float" office:value="6350" calcext:value-type="float">
            <text:p>6350</text:p>
          </table:table-cell>
          <table:table-cell table:style-name="ce42" table:formula="of:=(ROUND(PRODUCT(([.B36]/25.4);1000);0)*10)" office:value-type="float" office:value="1320" calcext:value-type="float">
            <text:p>1320</text:p>
          </table:table-cell>
          <table:table-cell table:style-name="ce42" table:formula="of:=(ROUND(PRODUCT(([.C36]/25.4);1000);0)*10)" office:value-type="float" office:value="6060" calcext:value-type="float">
            <text:p>6060</text:p>
          </table:table-cell>
          <table:table-cell table:style-name="ce42" table:formula="of:=(ROUND(PRODUCT(([.D36]/25.4);1000);0)*10)" office:value-type="float" office:value="1020" calcext:value-type="float">
            <text:p>1020</text:p>
          </table:table-cell>
          <table:table-cell table:style-name="ce42" table:formula="of:=(ROUND(PRODUCT(([.E36]/25.4);1000);0)*10)" office:value-type="float" office:value="6650" calcext:value-type="float">
            <text:p>6650</text:p>
          </table:table-cell>
          <table:table-cell table:style-name="ce42" table:formula="of:=(ROUND(PRODUCT(([.F36]/25.4);1000);0)*10)" office:value-type="float" office:value="1500" calcext:value-type="float">
            <text:p>1500</text:p>
          </table:table-cell>
          <table:table-cell table:style-name="ce59" table:formula="of:=CONCATENATE(&quot;DS&quot;; &quot; &quot;;&quot;-&quot;;[.B35];&quot; &quot;;&quot;-&quot;;[.A35];&quot; &quot;;[.B35];&quot; &quot;;&quot;-&quot;;[.A35];&quot; &quot;;[.F3];&quot; &quot;;[.E3])" office:value-type="string" office:string-value="DS -1320 -6350 1320 -6350 80 24" calcext:value-type="string" table:number-columns-spanned="3" table:number-rows-spanned="1">
            <text:p>DS -1320 -6350 1320 -635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 table:number-columns-repeated="3"/>
        </table:table-row>
        <table:table-row table:style-name="ro1">
          <table:table-cell table:style-name="ce43" table:formula="of:=[.C13]/2" office:value-type="float" office:value="16.14" calcext:value-type="float">
            <text:p>16.14</text:p>
          </table:table-cell>
          <table:table-cell table:style-name="ce43" table:formula="of:=[.C14]/2" office:value-type="float" office:value="3.35" calcext:value-type="float">
            <text:p>3.35</text:p>
          </table:table-cell>
          <table:table-cell table:style-name="ce43" table:formula="of:=MROUND((([.C13]/2)-(2*[.G4]));[.G9])" office:value-type="float" office:value="15.4" calcext:value-type="float">
            <text:p>15.40</text:p>
          </table:table-cell>
          <table:table-cell table:style-name="ce43" table:formula="of:=MROUND((([.C14]/2)-(2*[.G4]));[.G9])" office:value-type="float" office:value="2.6" calcext:value-type="float">
            <text:p>2.60</text:p>
          </table:table-cell>
          <table:table-cell table:style-name="ce43" table:formula="of:=MROUND(([.A47]+(2*[.G6]));[.G9])" office:value-type="float" office:value="16.9" calcext:value-type="float">
            <text:p>16.90</text:p>
          </table:table-cell>
          <table:table-cell table:style-name="ce43" table:formula="of:=MROUND(([.C15]/2);[.G9])" office:value-type="float" office:value="3.8" calcext:value-type="float">
            <text:p>3.80</text:p>
          </table:table-cell>
          <table:table-cell table:style-name="ce60" table:formula="of:=CONCATENATE(&quot;DS&quot;; &quot; &quot;;[.B35];&quot; &quot;;&quot;-&quot;;[.A35];&quot; &quot;;[.B35];&quot; &quot;;[.A35];&quot; &quot;;[.F3];&quot; &quot;;[.E3])" office:value-type="string" office:string-value="DS 1320 -6350 1320 6350 80 24" calcext:value-type="string" table:number-columns-spanned="3" table:number-rows-spanned="1">
            <text:p>DS 1320 -6350 1320 63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 table:number-columns-repeated="3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35];&quot; &quot;;[.A35];&quot; &quot;;[.B35];&quot; &quot;;[.A35];&quot; &quot;;[.F3];&quot; &quot;;[.E3])" office:value-type="string" office:string-value="DS -1320 6350 1320 6350 80 24" calcext:value-type="string" table:number-columns-spanned="3" table:number-rows-spanned="1">
            <text:p>DS -1320 6350 1320 63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 table:number-columns-repeated="3"/>
        </table:table-row>
        <table:table-row table:style-name="ro1">
          <table:covered-table-cell table:number-columns-repeated="6" table:style-name="ce44"/>
          <table:table-cell table:style-name="ce60" table:formula="of:=CONCATENATE(&quot;DS&quot;; &quot; &quot;;&quot;-&quot;;[.B35];&quot; &quot;;&quot;-&quot;;[.A35];&quot; &quot;;&quot;-&quot;;[.B35];&quot; &quot;;[.A35];&quot; &quot;;[.F3];&quot; &quot;;[.E3])" office:value-type="string" office:string-value="DS -1320 -6350 -1320 6350 80 24" calcext:value-type="string" table:number-columns-spanned="3" table:number-rows-spanned="1">
            <text:p>DS -1320 -6350 -1320 635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4" table:formula="of:=CONCATENATE(&quot;DS&quot;; &quot; &quot;;&quot;-&quot;;[.D35];&quot; &quot;;&quot;-&quot;;[.C35];&quot; &quot;;&quot;-&quot;;[.D35];&quot; &quot;;&quot;-&quot;;[.C35];&quot; &quot;;[.F4];&quot; &quot;;[.E4])" office:value-type="string" office:string-value="DS -1020 -6060 -1020 -6060 150 24" calcext:value-type="string" table:number-columns-spanned="3" table:number-rows-spanned="1">
            <text:p>DS -1020 -6060 -1020 -606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 table:number-columns-repeated="3"/>
        </table:table-row>
        <table:table-row table:style-name="ro3">
          <table:covered-table-cell table:number-columns-repeated="6" table:style-name="ce45"/>
          <table:table-cell table:style-name="ce85" table:formula="of:=CONCATENATE(&quot;DS&quot;;&quot; &quot;;&quot;-&quot;;[.F35];&quot; &quot;;&quot;-&quot;;[.E35];&quot; &quot;;&quot;-&quot;;[.F35];&quot; &quot;;&quot;-&quot;;[.E35];&quot; &quot;;[.F6];&quot; &quot;;[.E6])" office:value-type="string" office:string-value="DS -1500 -6650 -1500 -6650 150 21" calcext:value-type="string" table:number-columns-spanned="3" table:number-rows-spanned="1">
            <text:p>DS -1500 -6650 -1500 -665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 table:number-columns-repeated="3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1" table:number-rows-spanned="1">
            <text:p>V2</text:p>
          </table:table-cell>
          <table:covered-table-cell table:number-columns-repeated="10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5">
          <table:table-cell table:style-name="ce46" table:formula="of:=([.A47])" office:value-type="float" office:value="16.14" calcext:value-type="float">
            <text:p>16.140000</text:p>
          </table:table-cell>
          <table:table-cell table:style-name="ce46" table:formula="of:=([.B47])" office:value-type="float" office:value="3.35" calcext:value-type="float">
            <text:p>3.350000</text:p>
          </table:table-cell>
          <table:table-cell table:style-name="ce46" table:formula="of:=([.C47])" office:value-type="float" office:value="15.4" calcext:value-type="float">
            <text:p>15.400000</text:p>
          </table:table-cell>
          <table:table-cell table:style-name="ce46" table:formula="of:=([.D47])" office:value-type="float" office:value="2.6" calcext:value-type="float">
            <text:p>2.600000</text:p>
          </table:table-cell>
          <table:table-cell table:style-name="ce46" table:formula="of:=([.E47])" office:value-type="float" office:value="16.9" calcext:value-type="float">
            <text:p>16.900000</text:p>
          </table:table-cell>
          <table:table-cell table:style-name="ce46" table:formula="of:=([.F47])" office:value-type="float" office:value="3.8" calcext:value-type="float">
            <text:p>3.800000</text:p>
          </table:table-cell>
          <table:table-cell table:style-name="ce59" table:formula="of:=CONCATENATE(&quot;DS&quot;; &quot; &quot;;&quot;-&quot;;[.B46];&quot; &quot;;&quot;-&quot;;[.A46];&quot; &quot;;[.B46];&quot; &quot;;&quot;-&quot;;[.A46];&quot; &quot;;[.G3];&quot; &quot;;[.E3])" office:value-type="string" office:string-value="DS -3.35 -16.14 3.35 -16.14 0.2 24" calcext:value-type="string" table:number-columns-spanned="3" table:number-rows-spanned="1">
            <text:p>DS -3.35 -16.14 3.35 -16.14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46];Space;Minus;[.A46];End;[.B46];Space;Minus;[.A46];Layer;[.D3];Width;[.G3];&quot;))&quot;)" office:value-type="string" office:string-value="  (fp_line (start -3.35 -16.14) (end 3.35 -16.14) (layer Dwgs.User) (width 0.2))" calcext:value-type="string" table:number-columns-spanned="6" table:number-rows-spanned="1">
            <text:p><text:s text:c="2"/>(fp_line (start -3.35 -16.14) (end 3.35 -16.14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3"/>
        </table:table-row>
        <table:table-row table:style-name="ro3">
          <table:table-cell table:style-name="ce43" table:formula="of:=[.C13]/2" office:value-type="float" office:value="16.14" calcext:value-type="float">
            <text:p>16.14</text:p>
          </table:table-cell>
          <table:table-cell table:style-name="ce43" table:formula="of:=[.C14]/2" office:value-type="float" office:value="3.35" calcext:value-type="float">
            <text:p>3.35</text:p>
          </table:table-cell>
          <table:table-cell table:style-name="ce43" table:formula="of:=MROUND((([.C13]/2)-(2*[.G4]));[.G9])" office:value-type="float" office:value="15.4" calcext:value-type="float">
            <text:p>15.40</text:p>
          </table:table-cell>
          <table:table-cell table:style-name="ce43" table:formula="of:=MROUND((([.C14]/2)-(2*[.G4]));[.G9])" office:value-type="float" office:value="2.6" calcext:value-type="float">
            <text:p>2.60</text:p>
          </table:table-cell>
          <table:table-cell table:style-name="ce43" table:formula="of:=MROUND(([.A47]+(2*[.G6]));[.G9])" office:value-type="float" office:value="16.9" calcext:value-type="float">
            <text:p>16.90</text:p>
          </table:table-cell>
          <table:table-cell table:style-name="ce43" table:formula="of:=MROUND(([.C15]/2);[.G9])" office:value-type="float" office:value="3.8" calcext:value-type="float">
            <text:p>3.80</text:p>
          </table:table-cell>
          <table:table-cell table:style-name="ce60" table:formula="of:=CONCATENATE(&quot;DS&quot;; &quot; &quot;;[.B46];&quot; &quot;;&quot;-&quot;;[.A46];&quot; &quot;;[.B46];&quot; &quot;;[.A46];&quot; &quot;;[.G3];&quot; &quot;;[.E3])" office:value-type="string" office:string-value="DS 3.35 -16.14 3.35 16.14 0.2 24" calcext:value-type="string" table:number-columns-spanned="3" table:number-rows-spanned="1">
            <text:p>DS 3.35 -16.14 3.35 16.14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46];Space;Minus;[.A46];End;[.B46];Space;[.A46];Layer;[.D3];Width;[.G3];&quot;))&quot;)" office:value-type="string" office:string-value="  (fp_line (start 3.35 -16.14) (end 3.35 16.14) (layer Dwgs.User) (width 0.2))" calcext:value-type="string" table:number-columns-spanned="6" table:number-rows-spanned="1">
            <text:p><text:s text:c="2"/>(fp_line (start 3.35 -16.14) (end 3.35 16.1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3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46];&quot; &quot;;[.A46];&quot; &quot;;[.B46];&quot; &quot;;[.A46];&quot; &quot;;[.G3];&quot; &quot;;[.E3])" office:value-type="string" office:string-value="DS -3.35 16.14 3.35 16.14 0.2 24" calcext:value-type="string" table:number-columns-spanned="3" table:number-rows-spanned="1">
            <text:p>DS -3.35 16.14 3.35 16.14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6];Space;[.A46];End;[.B46];Space;[.A46];Layer;[.D3];Width;[.G3];&quot;))&quot;)" office:value-type="string" office:string-value="  (fp_line (start -3.35 16.14) (end 3.35 16.14) (layer Dwgs.User) (width 0.2))" calcext:value-type="string" table:number-columns-spanned="6" table:number-rows-spanned="1">
            <text:p><text:s text:c="2"/>(fp_line (start -3.35 16.14) (end 3.35 16.1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3">
          <table:covered-table-cell table:number-columns-repeated="6" table:style-name="ce44"/>
          <table:table-cell table:style-name="ce60" table:formula="of:=CONCATENATE(&quot;DS&quot;; &quot; &quot;;&quot;-&quot;;[.B46];&quot; &quot;;&quot;-&quot;;[.A46];&quot; &quot;;&quot;-&quot;;[.B46];&quot; &quot;;[.A46];&quot; &quot;;[.G3];&quot; &quot;;[.E3])" office:value-type="string" office:string-value="DS -3.35 -16.14 -3.35 16.14 0.2 24" calcext:value-type="string" table:number-columns-spanned="3" table:number-rows-spanned="1">
            <text:p>DS -3.35 -16.14 -3.35 16.14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6];Space;Minus;[.A46];End;Minus;[.B46];Space;[.A46];Layer;[.D3];Width;[.G3];&quot;))&quot;)" office:value-type="string" office:string-value="  (fp_line (start -3.35 -16.14) (end -3.35 16.14) (layer Dwgs.User) (width 0.2))" calcext:value-type="string" table:number-columns-spanned="6" table:number-rows-spanned="1">
            <text:p><text:s text:c="2"/>(fp_line (start -3.35 -16.14) (end -3.35 16.14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4" table:formula="of:=CONCATENATE(&quot;DS&quot;; &quot; &quot;;&quot;-&quot;;[.D46];&quot; &quot;;&quot;-&quot;;[.C46];&quot; &quot;;&quot;-&quot;;[.D46];&quot; &quot;;&quot;-&quot;;[.C46];&quot; &quot;;[.G4];&quot; &quot;;[.E4])" office:value-type="string" office:string-value="DS -2.6 -15.4 -2.6 -15.4 0.381 24" calcext:value-type="string" table:number-columns-spanned="3" table:number-rows-spanned="1">
            <text:p>DS -2.6 -15.4 -2.6 -15.4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46];Space;Minus;[.C46];End;Minus;[.D46];Space;Minus;[.C46];Layer;[.D4];Width;[.G4];&quot;))&quot;)" office:value-type="string" office:string-value="  (fp_line (start -2.6 -15.4) (end -2.6 -15.4) (layer Dwgs.User) (width 0.381))" calcext:value-type="string" table:number-columns-spanned="6" table:number-rows-spanned="1">
            <text:p><text:s text:c="2"/>(fp_line (start -2.6 -15.4) (end -2.6 -15.4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3">
          <table:covered-table-cell table:number-columns-repeated="6" table:style-name="ce45"/>
          <table:table-cell table:style-name="ce85" table:formula="of:=CONCATENATE(&quot;DS&quot;;&quot; &quot;;&quot;-&quot;;[.F46];&quot; &quot;;&quot;-&quot;;[.E46];&quot; &quot;;&quot;-&quot;;[.F46];&quot; &quot;;&quot;-&quot;;[.E46];&quot; &quot;;[.G6];&quot; &quot;;[.E6])" office:value-type="string" office:string-value="DS -3.8 -16.9 -3.8 -16.9 0.381 21" calcext:value-type="string" table:number-columns-spanned="3" table:number-rows-spanned="1">
            <text:p>DS -3.8 -16.9 -3.8 -16.9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F46];Space;Minus;[.E46];End;Minus;[.F46];Space;Minus;[.E46];Layer;[.D6];Width;[.G6];&quot;))&quot;)" office:value-type="string" office:string-value="  (fp_line (start -3.8 -16.9) (end -3.8 -16.9) (layer F.SilkS) (width 0.381))" calcext:value-type="string" table:number-columns-spanned="6" table:number-rows-spanned="1">
            <text:p><text:s text:c="2"/>(fp_line (start -3.8 -16.9) (end -3.8 -16.9) (layer F.SilkS) (width 0.381))</text:p>
          </table:table-cell>
          <table:covered-table-cell table:number-columns-repeated="4" table:style-name="ce75"/>
          <table:covered-table-cell table:style-name="ce79"/>
          <table:table-cell table:number-columns-repeated="100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XILX_B" table:style-name="ta3" table:protected="true">
        <loext:table-protection loext:select-protected-cells="true" loext:select-unprotected-cells="true"/>
        <table:shapes>
          <draw:frame draw:z-index="0" draw:name="Graphics 12" draw:style-name="gr1" draw:text-style-name="P1" svg:width="5.53cm" svg:height="9.155cm" svg:x="19.995cm" svg:y="0.001cm">
            <draw:image xlink:href="Pictures/200000090000159B000023C467279AA9.svm" xlink:type="simple" xlink:show="embed" xlink:actuate="onLoad">
              <text:p/>
            </draw:image>
          </draw:frame>
          <draw:frame draw:z-index="1" draw:name="Graphics 19" draw:style-name="gr1" draw:text-style-name="P1" svg:width="6.033cm" svg:height="10.054cm" svg:x="26.002cm" svg:y="-0.032cm">
            <draw:image xlink:href="Pictures/20000009000017920000274707F0971B.svm" xlink:type="simple" xlink:show="embed" xlink:actuate="onLoad">
              <text:p/>
            </draw:image>
          </draw:frame>
          <draw:frame draw:z-index="2" draw:name="Graphics 17" draw:style-name="gr1" draw:text-style-name="P1" svg:width="2.593cm" svg:height="10.213cm" svg:x="32.462cm" svg:y="0.008cm">
            <draw:image xlink:href="Pictures/2000000900000A22000027E635DA64EC.svm" xlink:type="simple" xlink:show="embed" xlink:actuate="onLoad">
              <text:p/>
            </draw:image>
          </draw:frame>
          <draw:frame draw:z-index="3" draw:name="Graphics 16" draw:style-name="gr1" draw:text-style-name="P1" svg:width="5.794cm" svg:height="5.662cm" svg:x="35.545cm" svg:y="0.008cm">
            <draw:image xlink:href="Pictures/20000009000016A30000161F585B872E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22.86" calcext:value-type="float">
            <text:p>22.86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7.2" calcext:value-type="float">
            <text:p>17.2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Body Wid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1" table:number-rows-spanned="1">
            <text:p>V1</text:p>
          </table:table-cell>
          <table:covered-table-cell table:number-columns-repeated="10" table:style-name="ce51"/>
          <table:table-cell table:style-name="ce51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3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3"/>
        </table:table-row>
        <table:table-row table:style-name="ro5">
          <table:table-cell table:style-name="ce42" table:formula="of:=(ROUND(PRODUCT(([.A35]/25.4);1000);0)*10)" office:value-type="float" office:value="4500" calcext:value-type="float">
            <text:p>4500</text:p>
          </table:table-cell>
          <table:table-cell table:style-name="ce42" table:formula="of:=(ROUND(PRODUCT(([.B35]/25.4);1000);0)*10)" office:value-type="float" office:value="3390" calcext:value-type="float">
            <text:p>3390</text:p>
          </table:table-cell>
          <table:table-cell table:style-name="ce42" table:formula="of:=(ROUND(PRODUCT(([.C35]/25.4);1000);0)*10)" office:value-type="float" office:value="4190" calcext:value-type="float">
            <text:p>4190</text:p>
          </table:table-cell>
          <table:table-cell table:style-name="ce42" table:formula="of:=(ROUND(PRODUCT(([.D35]/25.4);1000);0)*10)" office:value-type="float" office:value="3090" calcext:value-type="float">
            <text:p>3090</text:p>
          </table:table-cell>
          <table:table-cell table:style-name="ce42" table:formula="of:=(ROUND(PRODUCT(([.E35]/25.4);1000);0)*10)" office:value-type="float" office:value="4190" calcext:value-type="float">
            <text:p>4190</text:p>
          </table:table-cell>
          <table:table-cell table:style-name="ce42" table:formula="of:=(ROUND(PRODUCT(([.F35]/25.4);1000);0)*10)" office:value-type="float" office:value="3680" calcext:value-type="float">
            <text:p>3680</text:p>
          </table:table-cell>
          <table:table-cell table:style-name="ce59" table:formula="of:=CONCATENATE(&quot;DS&quot;; &quot; &quot;;&quot;-&quot;;[.B34];&quot; &quot;;&quot;-&quot;;[.A34];&quot; &quot;;[.B34];&quot; &quot;;&quot;-&quot;;[.A34];&quot; &quot;;[.F3];&quot; &quot;;[.E3])" office:value-type="string" office:string-value="DS -3390 -4500 3390 -4500 80 24" calcext:value-type="string" table:number-columns-spanned="3" table:number-rows-spanned="1">
            <text:p>DS -3390 -4500 3390 -450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 table:number-columns-repeated="3"/>
        </table:table-row>
        <table:table-row table:style-name="ro1">
          <table:table-cell table:style-name="ce43" table:formula="of:=[.C13]/2" office:value-type="float" office:value="11.43" calcext:value-type="float">
            <text:p>11.43</text:p>
          </table:table-cell>
          <table:table-cell table:style-name="ce43" table:formula="of:=[.C14]/2" office:value-type="float" office:value="8.6" calcext:value-type="float">
            <text:p>8.60</text:p>
          </table:table-cell>
          <table:table-cell table:style-name="ce43" table:formula="of:=MROUND((([.C13]/2)-(2*[.G4]));[.G9])" office:value-type="float" office:value="10.65" calcext:value-type="float">
            <text:p>10.65</text:p>
          </table:table-cell>
          <table:table-cell table:style-name="ce43" table:formula="of:=MROUND((([.C14]/2)-(2*[.G4]));[.G9])" office:value-type="float" office:value="7.85" calcext:value-type="float">
            <text:p>7.85</text:p>
          </table:table-cell>
          <table:table-cell table:style-name="ce94" table:formula="of:=MROUND((([.C13]/2)-(2*[.G6]));[.G9])" office:value-type="float" office:value="10.65" calcext:value-type="float">
            <text:p>10.65</text:p>
          </table:table-cell>
          <table:table-cell table:style-name="ce94" table:formula="of:=MROUND((([.C14]/2)+(2*[.G6]));[.G9])" office:value-type="float" office:value="9.35" calcext:value-type="float">
            <text:p>9.35</text:p>
          </table:table-cell>
          <table:table-cell table:style-name="ce60" table:formula="of:=CONCATENATE(&quot;DS&quot;; &quot; &quot;;[.B34];&quot; &quot;;&quot;-&quot;;[.A34];&quot; &quot;;[.B34];&quot; &quot;;[.A34];&quot; &quot;;[.F3];&quot; &quot;;[.E3])" office:value-type="string" office:string-value="DS 3390 -4500 3390 4500 80 24" calcext:value-type="string" table:number-columns-spanned="3" table:number-rows-spanned="1">
            <text:p>DS 3390 -4500 3390 450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 table:number-columns-repeated="3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34];&quot; &quot;;[.A34];&quot; &quot;;[.B34];&quot; &quot;;[.A34];&quot; &quot;;[.F3];&quot; &quot;;[.E3])" office:value-type="string" office:string-value="DS -3390 4500 3390 4500 80 24" calcext:value-type="string" table:number-columns-spanned="3" table:number-rows-spanned="1">
            <text:p>DS -3390 4500 3390 450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 table:number-columns-repeated="3"/>
        </table:table-row>
        <table:table-row table:style-name="ro1">
          <table:covered-table-cell table:number-columns-repeated="6" table:style-name="ce44"/>
          <table:table-cell table:style-name="ce60" table:formula="of:=CONCATENATE(&quot;DS&quot;; &quot; &quot;;&quot;-&quot;;[.B34];&quot; &quot;;&quot;-&quot;;[.A34];&quot; &quot;;&quot;-&quot;;[.B34];&quot; &quot;;[.A34];&quot; &quot;;[.F3];&quot; &quot;;[.E3])" office:value-type="string" office:string-value="DS -3390 -4500 -3390 4500 80 24" calcext:value-type="string" table:number-columns-spanned="3" table:number-rows-spanned="1">
            <text:p>DS -3390 -4500 -3390 450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4" table:formula="of:=CONCATENATE(&quot;DS&quot;; &quot; &quot;;&quot;-&quot;;[.D34];&quot; &quot;;&quot;-&quot;;[.C34];&quot; &quot;;&quot;-&quot;;[.D34];&quot; &quot;;&quot;-&quot;;[.C34];&quot; &quot;;[.F4];&quot; &quot;;[.E4])" office:value-type="string" office:string-value="DS -3090 -4190 -3090 -4190 150 24" calcext:value-type="string" table:number-columns-spanned="3" table:number-rows-spanned="1">
            <text:p>DS -3090 -4190 -3090 -419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5" table:formula="of:=CONCATENATE(&quot;DS&quot;;&quot; &quot;;&quot;-&quot;;[.F34];&quot; &quot;;&quot;-&quot;;[.E34];&quot; &quot;;&quot;-&quot;;[.F34];&quot; &quot;;&quot;-&quot;;[.E34];&quot; &quot;;[.F6];&quot; &quot;;[.E6])" office:value-type="string" office:string-value="DS -3680 -4190 -3680 -4190 150 21" calcext:value-type="string" table:number-columns-spanned="3" table:number-rows-spanned="1">
            <text:p>DS -3680 -4190 -3680 -419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 table:number-columns-repeated="3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1" table:number-rows-spanned="1">
            <text:p>V2</text:p>
          </table:table-cell>
          <table:covered-table-cell table:number-columns-repeated="10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5">
          <table:table-cell table:style-name="ce46" table:formula="of:=([.A46])" office:value-type="float" office:value="11.43" calcext:value-type="float">
            <text:p>11.430000</text:p>
          </table:table-cell>
          <table:table-cell table:style-name="ce46" table:formula="of:=([.B46])" office:value-type="float" office:value="8.6" calcext:value-type="float">
            <text:p>8.600000</text:p>
          </table:table-cell>
          <table:table-cell table:style-name="ce46" table:formula="of:=([.C46])" office:value-type="float" office:value="10.65" calcext:value-type="float">
            <text:p>10.650000</text:p>
          </table:table-cell>
          <table:table-cell table:style-name="ce46" table:formula="of:=([.D46])" office:value-type="float" office:value="7.85" calcext:value-type="float">
            <text:p>7.850000</text:p>
          </table:table-cell>
          <table:table-cell table:style-name="ce46" table:formula="of:=([.E46])" office:value-type="float" office:value="10.65" calcext:value-type="float">
            <text:p>10.650000</text:p>
          </table:table-cell>
          <table:table-cell table:style-name="ce46" table:formula="of:=([.F46])" office:value-type="float" office:value="9.35" calcext:value-type="float">
            <text:p>9.350000</text:p>
          </table:table-cell>
          <table:table-cell table:style-name="ce59" table:formula="of:=CONCATENATE(&quot;DS&quot;; &quot; &quot;;&quot;-&quot;;[.B45];&quot; &quot;;&quot;-&quot;;[.A45];&quot; &quot;;[.B45];&quot; &quot;;&quot;-&quot;;[.A45];&quot; &quot;;[.G3];&quot; &quot;;[.E3])" office:value-type="string" office:string-value="DS -8.6 -11.43 8.6 -11.43 0.2 24" calcext:value-type="string" table:number-columns-spanned="3" table:number-rows-spanned="1">
            <text:p>DS -8.6 -11.43 8.6 -11.43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45];Space;Minus;[.A45];End;[.B45];Space;Minus;[.A45];Layer;[.D3];Width;[.G3];&quot;))&quot;)" office:value-type="string" office:string-value="  (fp_line (start -8.6 -11.43) (end 8.6 -11.43) (layer Dwgs.User) (width 0.2))" calcext:value-type="string" table:number-columns-spanned="6" table:number-rows-spanned="1">
            <text:p><text:s text:c="2"/>(fp_line (start -8.6 -11.43) (end 8.6 -11.43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43" table:formula="of:=[.C13]/2" office:value-type="float" office:value="11.43" calcext:value-type="float">
            <text:p>11.43</text:p>
          </table:table-cell>
          <table:table-cell table:style-name="ce43" table:formula="of:=[.C14]/2" office:value-type="float" office:value="8.6" calcext:value-type="float">
            <text:p>8.60</text:p>
          </table:table-cell>
          <table:table-cell table:style-name="ce43" table:formula="of:=MROUND((([.C13]/2)-(2*[.G4]));[.G9])" office:value-type="float" office:value="10.65" calcext:value-type="float">
            <text:p>10.65</text:p>
          </table:table-cell>
          <table:table-cell table:style-name="ce43" table:formula="of:=MROUND((([.C14]/2)-(2*[.G4]));[.G9])" office:value-type="float" office:value="7.85" calcext:value-type="float">
            <text:p>7.85</text:p>
          </table:table-cell>
          <table:table-cell table:style-name="ce94" table:formula="of:=MROUND((([.C13]/2)-(2*[.G6]));[.G9])" office:value-type="float" office:value="10.65" calcext:value-type="float">
            <text:p>10.65</text:p>
          </table:table-cell>
          <table:table-cell table:style-name="ce94" table:formula="of:=MROUND((([.C14]/2)+(2*[.G6]));[.G9])" office:value-type="float" office:value="9.35" calcext:value-type="float">
            <text:p>9.35</text:p>
          </table:table-cell>
          <table:table-cell table:style-name="ce60" table:formula="of:=CONCATENATE(&quot;DS&quot;; &quot; &quot;;[.B45];&quot; &quot;;&quot;-&quot;;[.A45];&quot; &quot;;[.B45];&quot; &quot;;[.A45];&quot; &quot;;[.G3];&quot; &quot;;[.E3])" office:value-type="string" office:string-value="DS 8.6 -11.43 8.6 11.43 0.2 24" calcext:value-type="string" table:number-columns-spanned="3" table:number-rows-spanned="1">
            <text:p>DS 8.6 -11.43 8.6 11.4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45];Space;Minus;[.A45];End;[.B45];Space;[.A45];Layer;[.D3];Width;[.G3];&quot;))&quot;)" office:value-type="string" office:string-value="  (fp_line (start 8.6 -11.43) (end 8.6 11.43) (layer Dwgs.User) (width 0.2))" calcext:value-type="string" table:number-columns-spanned="6" table:number-rows-spanned="1">
            <text:p><text:s text:c="2"/>(fp_line (start 8.6 -11.43) (end 8.6 11.4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45];&quot; &quot;;[.A45];&quot; &quot;;[.B45];&quot; &quot;;[.A45];&quot; &quot;;[.G3];&quot; &quot;;[.E3])" office:value-type="string" office:string-value="DS -8.6 11.43 8.6 11.43 0.2 24" calcext:value-type="string" table:number-columns-spanned="3" table:number-rows-spanned="1">
            <text:p>DS -8.6 11.43 8.6 11.4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5];Space;[.A45];End;[.B45];Space;[.A45];Layer;[.D3];Width;[.G3];&quot;))&quot;)" office:value-type="string" office:string-value="  (fp_line (start -8.6 11.43) (end 8.6 11.43) (layer Dwgs.User) (width 0.2))" calcext:value-type="string" table:number-columns-spanned="6" table:number-rows-spanned="1">
            <text:p><text:s text:c="2"/>(fp_line (start -8.6 11.43) (end 8.6 11.4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4"/>
          <table:table-cell table:style-name="ce60" table:formula="of:=CONCATENATE(&quot;DS&quot;; &quot; &quot;;&quot;-&quot;;[.B45];&quot; &quot;;&quot;-&quot;;[.A45];&quot; &quot;;&quot;-&quot;;[.B45];&quot; &quot;;[.A45];&quot; &quot;;[.G3];&quot; &quot;;[.E3])" office:value-type="string" office:string-value="DS -8.6 -11.43 -8.6 11.43 0.2 24" calcext:value-type="string" table:number-columns-spanned="3" table:number-rows-spanned="1">
            <text:p>DS -8.6 -11.43 -8.6 11.43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5];Space;Minus;[.A45];End;Minus;[.B45];Space;[.A45];Layer;[.D3];Width;[.G3];&quot;))&quot;)" office:value-type="string" office:string-value="  (fp_line (start -8.6 -11.43) (end -8.6 11.43) (layer Dwgs.User) (width 0.2))" calcext:value-type="string" table:number-columns-spanned="6" table:number-rows-spanned="1">
            <text:p><text:s text:c="2"/>(fp_line (start -8.6 -11.43) (end -8.6 11.43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4" table:formula="of:=CONCATENATE(&quot;DS&quot;; &quot; &quot;;&quot;-&quot;;[.D45];&quot; &quot;;&quot;-&quot;;[.C45];&quot; &quot;;&quot;-&quot;;[.D45];&quot; &quot;;&quot;-&quot;;[.C45];&quot; &quot;;[.G4];&quot; &quot;;[.E4])" office:value-type="string" office:string-value="DS -7.85 -10.65 -7.85 -10.65 0.381 24" calcext:value-type="string" table:number-columns-spanned="3" table:number-rows-spanned="1">
            <text:p>DS -7.85 -10.65 -7.85 -10.6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45];Space;Minus;[.C45];End;Minus;[.D45];Space;Minus;[.C45];Layer;[.D4];Width;[.G4];&quot;))&quot;)" office:value-type="string" office:string-value="  (fp_line (start -7.85 -10.65) (end -7.85 -10.65) (layer Dwgs.User) (width 0.381))" calcext:value-type="string" table:number-columns-spanned="6" table:number-rows-spanned="1">
            <text:p><text:s text:c="2"/>(fp_line (start -7.85 -10.65) (end -7.85 -10.6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5" table:formula="of:=CONCATENATE(&quot;DS&quot;;&quot; &quot;;&quot;-&quot;;[.F45];&quot; &quot;;&quot;-&quot;;[.E45];&quot; &quot;;&quot;-&quot;;[.F45];&quot; &quot;;&quot;-&quot;;[.E45];&quot; &quot;;[.G6];&quot; &quot;;[.E6])" office:value-type="string" office:string-value="DS -9.35 -10.65 -9.35 -10.65 0.381 21" calcext:value-type="string" table:number-columns-spanned="3" table:number-rows-spanned="1">
            <text:p>DS -9.35 -10.65 -9.35 -10.6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F45];Space;Minus;[.E45];End;Minus;[.F45];Space;Minus;[.E45];Layer;[.D6];Width;[.G6];&quot;))&quot;)" office:value-type="string" office:string-value="  (fp_line (start -9.35 -10.65) (end -9.35 -10.65) (layer F.SilkS) (width 0.381))" calcext:value-type="string" table:number-columns-spanned="6" table:number-rows-spanned="1">
            <text:p><text:s text:c="2"/>(fp_line (start -9.35 -10.65) (end -9.35 -10.65) (layer F.SilkS) (width 0.381))</text:p>
          </table:table-cell>
          <table:covered-table-cell table:number-columns-repeated="4" table:style-name="ce75"/>
          <table:covered-table-cell table:style-name="ce79"/>
          <table:table-cell table:number-columns-repeated="1004"/>
          <table:table-cell table:style-name="Default" table:number-columns-repeated="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PAAH" table:style-name="ta3" table:protected="true">
        <loext:table-protection loext:select-protected-cells="true" loext:select-unprotected-cells="true"/>
        <table:shapes>
          <draw:frame draw:z-index="0" draw:name="Graphics 8" draw:style-name="gr1" draw:text-style-name="P1" svg:width="12.012cm" svg:height="4.551cm" svg:x="19.995cm" svg:y="0.001cm">
            <draw:image xlink:href="Pictures/2000000900002EED000011C86874487A.svm" xlink:type="simple" xlink:show="embed" xlink:actuate="onLoad">
              <text:p/>
            </draw:image>
          </draw:frame>
          <draw:frame draw:z-index="1" draw:name="Graphics 15" draw:style-name="gr1" draw:text-style-name="P1" svg:width="13.282cm" svg:height="5.186cm" svg:x="19.995cm" svg:y="4.996cm">
            <draw:image xlink:href="Pictures/20000009000033E300001443B67A5173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7.5" calcext:value-type="float">
            <text:p>7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4.5" calcext:value-type="float">
            <text:p>4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18" calcext:value-type="float">
            <text:p>18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Size</text:p>
          </table:table-cell>
          <table:covered-table-cell table:style-name="ce36"/>
          <table:table-cell table:style-name="ce55" office:value-type="float" office:value="2.15" calcext:value-type="float">
            <text:p>2.1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Length / 2) * 0.7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Pitch / 2)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B</text:p>
          </table:table-cell>
          <table:table-cell table:style-name="ce50" office:value-type="string" calcext:value-type="string" table:number-columns-spanned="5" table:number-rows-spanned="1">
            <text:p>(Pad Size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B</text:p>
          </table:table-cell>
          <table:table-cell table:style-name="ce50" office:value-type="string" calcext:value-type="string" table:number-columns-spanned="5" table:number-rows-spanned="1">
            <text:p>(Pitch / 2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3" table:number-rows-spanned="1">
            <text:p>V1</text:p>
          </table:table-cell>
          <table:covered-table-cell table:number-columns-repeated="11" table:style-name="ce51"/>
          <table:covered-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in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/>
        </table:table-row>
        <table:table-row table:style-name="ro5">
          <table:table-cell table:style-name="ce42" table:formula="of:=(ROUND(PRODUCT(([.A39]/25.4);1000);0)*10)" office:value-type="float" office:value="890" calcext:value-type="float">
            <text:p>890</text:p>
          </table:table-cell>
          <table:table-cell table:style-name="ce42" table:formula="of:=(ROUND(PRODUCT(([.B39]/25.4);1000);0)*10)" office:value-type="float" office:value="1480" calcext:value-type="float">
            <text:p>1480</text:p>
          </table:table-cell>
          <table:table-cell table:style-name="ce42" table:formula="of:=(ROUND(PRODUCT(([.C39]/25.4);1000);0)*10)" office:value-type="float" office:value="890" calcext:value-type="float">
            <text:p>890</text:p>
          </table:table-cell>
          <table:table-cell table:style-name="ce42" table:formula="of:=(ROUND(PRODUCT(([.D39]/25.4);1000);0)*10)" office:value-type="float" office:value="1030" calcext:value-type="float">
            <text:p>1030</text:p>
          </table:table-cell>
          <table:table-cell table:style-name="ce42" table:formula="of:=(ROUND(PRODUCT(([.E39]/25.4);1000);0)*10)" office:value-type="float" office:value="3540" calcext:value-type="float">
            <text:p>3540</text:p>
          </table:table-cell>
          <table:table-cell table:style-name="ce42" table:formula="of:=(ROUND(PRODUCT(([.F39]/25.4);1000);0)*10)" office:value-type="float" office:value="1480" calcext:value-type="float">
            <text:p>1480</text:p>
          </table:table-cell>
          <table:table-cell table:style-name="ce42" table:formula="of:=(ROUND(PRODUCT(([.G39]/25.4);1000);0)*10)" office:value-type="float" office:value="730" calcext:value-type="float">
            <text:p>730</text:p>
          </table:table-cell>
          <table:table-cell table:style-name="ce42" table:formula="of:=(ROUND(PRODUCT(([.H39]/25.4);1000);0)*10)" office:value-type="float" office:value="3540" calcext:value-type="float">
            <text:p>3540</text:p>
          </table:table-cell>
          <table:table-cell table:style-name="ce59" table:formula="of:=CONCATENATE(&quot;DS&quot;; &quot; &quot;;&quot;-&quot;;[.B38];&quot; &quot;;&quot;-&quot;;[.A38];&quot; &quot;;[.B38];&quot; &quot;;&quot;-&quot;;[.A38];&quot; &quot;;[.F3];&quot; &quot;;[.E3])" office:value-type="string" office:string-value="DS -1480 -890 1480 -890 80 24" calcext:value-type="string" table:number-columns-spanned="3" table:number-rows-spanned="1">
            <text:p>DS -1480 -890 1480 -890 80 24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number-columns-repeated="1010"/>
          <table:table-cell table:style-name="Default"/>
        </table:table-row>
        <table:table-row table:style-name="ro1">
          <table:table-cell table:style-name="ce43" table:formula="of:=[.C14]/2" office:value-type="float" office:value="2.25" calcext:value-type="float">
            <text:p>2.25</text:p>
          </table:table-cell>
          <table:table-cell table:style-name="ce43" table:formula="of:=[.C13]/2" office:value-type="float" office:value="3.75" calcext:value-type="float">
            <text:p>3.75</text:p>
          </table:table-cell>
          <table:table-cell table:style-name="ce43" table:formula="of:=[.A52]" office:value-type="float" office:value="2.25" calcext:value-type="float">
            <text:p>2.25</text:p>
          </table:table-cell>
          <table:table-cell table:style-name="ce43" table:formula="of:=(([.C13]/2)*0.7)" office:value-type="float" office:value="2.625" calcext:value-type="float">
            <text:p>2.63</text:p>
          </table:table-cell>
          <table:table-cell table:style-name="ce43" table:formula="of:=[.C15]/2" office:value-type="float" office:value="9" calcext:value-type="float">
            <text:p>9.00</text:p>
          </table:table-cell>
          <table:table-cell table:style-name="ce43" table:formula="of:=[.C13]/2" office:value-type="float" office:value="3.75" calcext:value-type="float">
            <text:p>3.75</text:p>
          </table:table-cell>
          <table:table-cell table:style-name="ce43" table:formula="of:=MROUND((([.C16]/2)+(2*[.G6]));[.G9])" office:value-type="float" office:value="1.85" calcext:value-type="float">
            <text:p>1.85</text:p>
          </table:table-cell>
          <table:table-cell table:style-name="ce43" table:formula="of:=MROUND(([.C15]/2);[.G9])" office:value-type="float" office:value="9" calcext:value-type="float">
            <text:p>9.00</text:p>
          </table:table-cell>
          <table:table-cell table:style-name="ce60" table:formula="of:=CONCATENATE(&quot;DS&quot;; &quot; &quot;;[.B38];&quot; &quot;;&quot;-&quot;;[.A38];&quot; &quot;;[.B38];&quot; &quot;;[.A38];&quot; &quot;;[.F3];&quot; &quot;;[.E3])" office:value-type="string" office:string-value="DS 1480 -890 1480 890 80 24" calcext:value-type="string" table:number-columns-spanned="3" table:number-rows-spanned="1">
            <text:p>DS 1480 -890 1480 89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60" table:formula="of:=CONCATENATE(&quot;DS&quot;; &quot; &quot;;&quot;-&quot;;[.B38];&quot; &quot;;[.A38];&quot; &quot;;[.B38];&quot; &quot;;[.A38];&quot; &quot;;[.F3];&quot; &quot;;[.E3])" office:value-type="string" office:string-value="DS -1480 890 1480 890 80 24" calcext:value-type="string" table:number-columns-spanned="3" table:number-rows-spanned="1">
            <text:p>DS -1480 890 1480 89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38];&quot; &quot;;&quot;-&quot;;[.A38];&quot; &quot;;&quot;-&quot;;[.B38];&quot; &quot;;[.A38];&quot; &quot;;[.F3];&quot; &quot;;[.E3])" office:value-type="string" office:string-value="DS -1480 -890 -1480 890 80 24" calcext:value-type="string" table:number-columns-spanned="3" table:number-rows-spanned="1">
            <text:p>DS -1480 -890 -1480 89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2"/>
          <table:table-cell table:style-name="Default"/>
          <table:table-cell table:number-columns-repeated="1007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38];&quot; &quot;;&quot;-&quot;;[.C38];&quot; &quot;;&quot;-&quot;;[.D38];&quot; &quot;;[.C38];&quot; &quot;;[.F3];&quot; &quot;;[.E3])" office:value-type="string" office:string-value="DS -1030 -890 -1030 890 80 24" calcext:value-type="string" table:number-columns-spanned="3" table:number-rows-spanned="1">
            <text:p>DS -1030 -890 -1030 890 80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office:annotation draw:style-name="gr2" draw:text-style-name="P2" svg:width="2.899cm" svg:height="0.596cm" svg:x="33.092cm" svg:y="18.022cm" draw:caption-point-x="-0.61cm" draw:caption-point-y="1.51cm">
              <dc:date>2013-01-27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111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E38];&quot; &quot;;&quot;0&quot;;&quot; &quot;;&quot;-&quot;;[.F38];&quot; &quot;;&quot;0&quot;;&quot; &quot;;[.F3];&quot; &quot;;[.E3])" office:value-type="string" office:string-value="DS -3540 0 -1480 0 80 24" calcext:value-type="string" table:number-columns-spanned="3" table:number-rows-spanned="1">
            <text:p>DS -3540 0 -1480 0 80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office:annotation draw:style-name="gr2" draw:text-style-name="P2" svg:width="2.899cm" svg:height="0.596cm" svg:x="33.092cm" svg:y="18.476cm" draw:caption-point-x="-0.61cm" draw:caption-point-y="1.51cm">
              <dc:date>2013-01-27T00:00:00</dc:date>
              <text:p text:style-name="P2"><text:span text:style-name="T1">Pin</text:span></text:p>
            </office:annotation>
            <text:p>Drawing, Line</text:p>
          </table:table-cell>
          <table:covered-table-cell table:style-name="ce111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[.E38];&quot; &quot;;&quot;0&quot;;&quot; &quot;;[.F38];&quot; &quot;;&quot;0&quot;;&quot; &quot;;[.F3];&quot; &quot;;[.E3])" office:value-type="string" office:string-value="DS 3540 0 1480 0 80 24" calcext:value-type="string" table:number-columns-spanned="3" table:number-rows-spanned="1">
            <text:p>DS 3540 0 1480 0 80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office:annotation draw:style-name="gr2" draw:text-style-name="P2" svg:width="2.899cm" svg:height="0.596cm" svg:x="33.092cm" svg:y="18.929cm" draw:caption-point-x="-0.61cm" draw:caption-point-y="1.51cm">
              <dc:date>2013-01-27T00:00:00</dc:date>
              <text:p text:style-name="P2"><text:span text:style-name="T1">Pin</text:span></text:p>
            </office:annotation>
            <text:p>Drawing, Line</text:p>
          </table:table-cell>
          <table:covered-table-cell table:style-name="ce111"/>
          <table:table-cell table:number-columns-repeated="1010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38];&quot; &quot;;&quot;-&quot;;[.G38];&quot; &quot;;&quot;-&quot;;[.H38];&quot; &quot;;&quot;-&quot;;[.G38];&quot; &quot;;[.F6];&quot; &quot;;[.E6])" office:value-type="string" office:string-value="DS -3540 -730 -3540 -730 150 21" calcext:value-type="string" table:number-columns-spanned="3" table:number-rows-spanned="1">
            <text:p>DS -3540 -730 -3540 -730 150 21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110"/>
          <table:table-cell table:number-columns-repeated="1010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3" table:number-rows-spanned="1">
            <text:p>V2</text:p>
          </table:table-cell>
          <table:covered-table-cell table:number-columns-repeated="12" table:style-name="ce51"/>
          <table:table-cell table:style-name="ce112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113"/>
          <table:covered-table-cell table:number-columns-repeated="2" table:style-name="ce64"/>
          <table:table-cell table:style-name="ce51" table:number-columns-repeated="3"/>
          <table:table-cell table:number-columns-repeated="1001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in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112" office:value-type="string" calcext:value-type="string" table:number-columns-spanned="6" table:number-rows-spanned="3">
            <text:p>Result</text:p>
          </table:table-cell>
          <table:covered-table-cell table:number-columns-repeated="5" table:style-name="ce64"/>
          <table:table-cell table:number-columns-repeated="1004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112"/>
          <table:covered-table-cell table:number-columns-repeated="5" table:style-name="ce64"/>
          <table:table-cell table:number-columns-repeated="1004"/>
          <table:table-cell table:style-name="Default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table-cell table:style-name="ce41" office:value-type="string" calcext:value-type="string">
            <text:p>Y2B</text:p>
          </table:table-cell>
          <table:table-cell table:style-name="ce41" office:value-type="string" calcext:value-type="string">
            <text:p>X2B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112"/>
          <table:covered-table-cell table:number-columns-repeated="5" table:style-name="ce64"/>
          <table:table-cell table:number-columns-repeated="1004"/>
          <table:table-cell table:style-name="Default"/>
        </table:table-row>
        <table:table-row table:style-name="ro5">
          <table:table-cell table:style-name="ce46" table:formula="of:=([.A52])" office:value-type="float" office:value="2.25" calcext:value-type="float">
            <text:p>2.250000</text:p>
          </table:table-cell>
          <table:table-cell table:style-name="ce46" table:formula="of:=([.B52])" office:value-type="float" office:value="3.75" calcext:value-type="float">
            <text:p>3.750000</text:p>
          </table:table-cell>
          <table:table-cell table:style-name="ce46" table:formula="of:=([.C52])" office:value-type="float" office:value="2.25" calcext:value-type="float">
            <text:p>2.250000</text:p>
          </table:table-cell>
          <table:table-cell table:style-name="ce46" table:formula="of:=([.D52])" office:value-type="float" office:value="2.625" calcext:value-type="float">
            <text:p>2.625000</text:p>
          </table:table-cell>
          <table:table-cell table:style-name="ce46" table:formula="of:=([.E52])" office:value-type="float" office:value="9" calcext:value-type="float">
            <text:p>9.000000</text:p>
          </table:table-cell>
          <table:table-cell table:style-name="ce46" table:formula="of:=([.F52])" office:value-type="float" office:value="3.75" calcext:value-type="float">
            <text:p>3.750000</text:p>
          </table:table-cell>
          <table:table-cell table:style-name="ce46" table:formula="of:=([.G52])" office:value-type="float" office:value="1.85" calcext:value-type="float">
            <text:p>1.850000</text:p>
          </table:table-cell>
          <table:table-cell table:style-name="ce46" table:formula="of:=([.H52])" office:value-type="float" office:value="9" calcext:value-type="float">
            <text:p>9.000000</text:p>
          </table:table-cell>
          <table:table-cell table:style-name="ce59" table:formula="of:=CONCATENATE(&quot;DS&quot;; &quot; &quot;;&quot;-&quot;;[.B51];&quot; &quot;;&quot;-&quot;;[.A51];&quot; &quot;;[.B51];&quot; &quot;;&quot;-&quot;;[.A51];&quot; &quot;;[.G3];&quot; &quot;;[.E3])" office:value-type="string" office:string-value="DS -3.75 -2.25 3.75 -2.25 0.2 24" calcext:value-type="string" table:number-columns-spanned="3" table:number-rows-spanned="1">
            <text:p>DS -3.75 -2.25 3.75 -2.25 0.2 24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style-name="ce59" table:formula="of:=CONCATENATE(fpLineStart;Minus;[.B51];Space;Minus;[.A51];End;[.B51];Space;Minus;[.A51];Layer;[.D3];Width;[.G3];&quot;))&quot;)" office:value-type="string" office:string-value="  (fp_line (start -3.75 -2.25) (end 3.75 -2.25) (layer Dwgs.User) (width 0.2))" calcext:value-type="string" table:number-columns-spanned="6" table:number-rows-spanned="1">
            <text:p><text:s text:c="2"/>(fp_line (start -3.75 -2.25) (end 3.75 -2.2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/>
        </table:table-row>
        <table:table-row table:style-name="ro1">
          <table:table-cell table:style-name="ce43" table:formula="of:=[.C14]/2" office:value-type="float" office:value="2.25" calcext:value-type="float">
            <text:p>2.25</text:p>
          </table:table-cell>
          <table:table-cell table:style-name="ce43" table:formula="of:=[.C13]/2" office:value-type="float" office:value="3.75" calcext:value-type="float">
            <text:p>3.75</text:p>
          </table:table-cell>
          <table:table-cell table:style-name="ce43" table:formula="of:=[.A52]" office:value-type="float" office:value="2.25" calcext:value-type="float">
            <text:p>2.25</text:p>
          </table:table-cell>
          <table:table-cell table:style-name="ce43" table:formula="of:=(([.C13]/2)*0.7)" office:value-type="float" office:value="2.625" calcext:value-type="float">
            <text:p>2.63</text:p>
          </table:table-cell>
          <table:table-cell table:style-name="ce43" table:formula="of:=[.C15]/2" office:value-type="float" office:value="9" calcext:value-type="float">
            <text:p>9.00</text:p>
          </table:table-cell>
          <table:table-cell table:style-name="ce43" table:formula="of:=[.C13]/2" office:value-type="float" office:value="3.75" calcext:value-type="float">
            <text:p>3.75</text:p>
          </table:table-cell>
          <table:table-cell table:style-name="ce43" table:formula="of:=MROUND((([.C16]/2)+(2*[.G6]));[.G9])" office:value-type="float" office:value="1.85" calcext:value-type="float">
            <text:p>1.85</text:p>
          </table:table-cell>
          <table:table-cell table:style-name="ce43" table:formula="of:=MROUND(([.C15]/2);[.G9])" office:value-type="float" office:value="9" calcext:value-type="float">
            <text:p>9.00</text:p>
          </table:table-cell>
          <table:table-cell table:style-name="ce60" table:formula="of:=CONCATENATE(&quot;DS&quot;; &quot; &quot;;[.B51];&quot; &quot;;&quot;-&quot;;[.A51];&quot; &quot;;[.B51];&quot; &quot;;[.A51];&quot; &quot;;[.G3];&quot; &quot;;[.E3])" office:value-type="string" office:string-value="DS 3.75 -2.25 3.75 2.25 0.2 24" calcext:value-type="string" table:number-columns-spanned="3" table:number-rows-spanned="1">
            <text:p>DS 3.75 -2.25 3.75 2.2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[.B51];Space;Minus;[.A51];End;[.B51];Space;[.A51];Layer;[.D3];Width;[.G3];&quot;))&quot;)" office:value-type="string" office:string-value="  (fp_line (start 3.75 -2.25) (end 3.75 2.25) (layer Dwgs.User) (width 0.2))" calcext:value-type="string" table:number-columns-spanned="6" table:number-rows-spanned="1">
            <text:p><text:s text:c="2"/>(fp_line (start 3.75 -2.25) (end 3.75 2.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44" table:number-columns-spanned="1" table:number-rows-spanned="6"/>
          <table:table-cell table:style-name="ce60" table:formula="of:=CONCATENATE(&quot;DS&quot;; &quot; &quot;;&quot;-&quot;;[.B51];&quot; &quot;;[.A51];&quot; &quot;;[.B51];&quot; &quot;;[.A51];&quot; &quot;;[.G3];&quot; &quot;;[.E3])" office:value-type="string" office:string-value="DS -3.75 2.25 3.75 2.25 0.2 24" calcext:value-type="string" table:number-columns-spanned="3" table:number-rows-spanned="1">
            <text:p>DS -3.75 2.25 3.75 2.2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51];Space;[.A51];End;[.B51];Space;[.A51];Layer;[.D3];Width;[.G3];&quot;))&quot;)" office:value-type="string" office:string-value="  (fp_line (start -3.75 2.25) (end 3.75 2.25) (layer Dwgs.User) (width 0.2))" calcext:value-type="string" table:number-columns-spanned="6" table:number-rows-spanned="1">
            <text:p><text:s text:c="2"/>(fp_line (start -3.75 2.25) (end 3.75 2.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4"/>
          <table:table-cell table:style-name="ce60" table:formula="of:=CONCATENATE(&quot;DS&quot;; &quot; &quot;;&quot;-&quot;;[.B51];&quot; &quot;;&quot;-&quot;;[.A51];&quot; &quot;;&quot;-&quot;;[.B51];&quot; &quot;;[.A51];&quot; &quot;;[.G3];&quot; &quot;;[.E3])" office:value-type="string" office:string-value="DS -3.75 -2.25 -3.75 2.25 0.2 24" calcext:value-type="string" table:number-columns-spanned="3" table:number-rows-spanned="1">
            <text:p>DS -3.75 -2.25 -3.75 2.25 0.2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51];Space;Minus;[.A51];End;Minus;[.B51];Space;[.A51];Layer;[.D3];Width;[.G3];&quot;))&quot;)" office:value-type="string" office:string-value="  (fp_line (start -3.75 -2.25) (end -3.75 2.25) (layer Dwgs.User) (width 0.2))" calcext:value-type="string" table:number-columns-spanned="6" table:number-rows-spanned="1">
            <text:p><text:s text:c="2"/>(fp_line (start -3.75 -2.25) (end -3.75 2.2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D51];&quot; &quot;;&quot;-&quot;;[.C51];&quot; &quot;;&quot;-&quot;;[.D51];&quot; &quot;;[.C51];&quot; &quot;;[.G4];&quot; &quot;;[.E4])" office:value-type="string" office:string-value="DS -2.625 -2.25 -2.625 2.25 0.381 24" calcext:value-type="string" table:number-columns-spanned="3" table:number-rows-spanned="1">
            <text:p>DS -2.625 -2.25 -2.625 2.25 0.381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office:annotation draw:style-name="gr2" draw:text-style-name="P2" svg:width="2.899cm" svg:height="0.596cm" svg:x="33.092cm" svg:y="24.356cm" draw:caption-point-x="-0.61cm" draw:caption-point-y="1.51cm">
              <dc:date>2013-01-27T00:00:00</dc:date>
              <text:p text:style-name="P2"><text:span text:style-name="T1">Polarity Mark</text:span></text:p>
            </office:annotation>
            <text:p>Drawing, Line</text:p>
          </table:table-cell>
          <table:covered-table-cell table:style-name="ce111"/>
          <table:table-cell table:style-name="ce84" table:formula="of:=CONCATENATE(fpLineStart;Minus;[.D51];Space;Minus;[.C51];End;Minus;[.D51];Space;Minus;[.C51];Layer;[.D4];Width;[.G4];&quot;))&quot;)" office:value-type="string" office:string-value="  (fp_line (start -2.625 -2.25) (end -2.625 -2.25) (layer Dwgs.User) (width 0.381))" calcext:value-type="string" table:number-columns-spanned="6" table:number-rows-spanned="1">
            <text:p><text:s text:c="2"/>(fp_line (start -2.625 -2.25) (end -2.625 -2.2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&quot;-&quot;;[.E51];&quot; &quot;;&quot;0&quot;;&quot; &quot;;&quot;-&quot;;[.F51];&quot; &quot;;&quot;0&quot;;&quot; &quot;;[.G3];&quot; &quot;;[.E3])" office:value-type="string" office:string-value="DS -9 0 -3.75 0 0.2 24" calcext:value-type="string" table:number-columns-spanned="3" table:number-rows-spanned="1">
            <text:p>DS -9 0 -3.75 0 0.2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office:annotation draw:style-name="gr2" draw:text-style-name="P2" svg:width="2.899cm" svg:height="0.596cm" svg:x="33.092cm" svg:y="24.81cm" draw:caption-point-x="-0.61cm" draw:caption-point-y="1.51cm">
              <dc:date>2013-01-27T00:00:00</dc:date>
              <text:p text:style-name="P2"><text:span text:style-name="T1">Pin</text:span></text:p>
            </office:annotation>
            <text:p>Drawing, Line</text:p>
          </table:table-cell>
          <table:covered-table-cell table:style-name="ce111"/>
          <table:table-cell table:style-name="ce84" table:formula="of:=CONCATENATE(fpLineStart;Minus;[.E51];Space;Zero;End;Minus;[.F51];Space;Zero;Layer;[.D3];Width;[.G3];&quot;))&quot;)" office:value-type="string" office:string-value="  (fp_line (start -9 0) (end -3.75 0) (layer Dwgs.User) (width 0.2))" calcext:value-type="string" table:number-columns-spanned="6" table:number-rows-spanned="1">
            <text:p><text:s text:c="2"/>(fp_line (start -9 0) (end -3.75 0) (layer Dwgs.User) (width 0.2))</text:p>
          </table:table-cell>
          <table:covered-table-cell table:number-columns-repeated="4" table:style-name="ce87"/>
          <table:covered-table-cell table:style-name="ce78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4" table:formula="of:=CONCATENATE(&quot;DS&quot;; &quot; &quot;;[.E51];&quot; &quot;;&quot;0&quot;;&quot; &quot;;[.F51];&quot; &quot;;&quot;0&quot;;&quot; &quot;;[.G3];&quot; &quot;;[.E3])" office:value-type="string" office:string-value="DS 9 0 3.75 0 0.2 24" calcext:value-type="string" table:number-columns-spanned="3" table:number-rows-spanned="1">
            <text:p>DS 9 0 3.75 0 0.2 24</text:p>
          </table:table-cell>
          <table:covered-table-cell table:style-name="ce96"/>
          <table:covered-table-cell table:style-name="ce84"/>
          <table:table-cell table:style-name="ce100" office:value-type="string" calcext:value-type="string" table:number-columns-spanned="2" table:number-rows-spanned="1">
            <office:annotation draw:style-name="gr2" draw:text-style-name="P2" svg:width="2.899cm" svg:height="0.596cm" svg:x="33.092cm" svg:y="25.263cm" draw:caption-point-x="-0.61cm" draw:caption-point-y="1.51cm">
              <dc:date>2013-01-27T00:00:00</dc:date>
              <text:p text:style-name="P2"><text:span text:style-name="T1">Pin</text:span></text:p>
            </office:annotation>
            <text:p>Drawing, Line</text:p>
          </table:table-cell>
          <table:covered-table-cell table:style-name="ce111"/>
          <table:table-cell table:style-name="ce84" table:formula="of:=CONCATENATE(fpLineStart;[.E52];Space;Zero;End;[.F52];Space;Zero;Layer;[.D4];Width;[.G4];&quot;))&quot;)" office:value-type="string" office:string-value="  (fp_line (start 9 0) (end 3.75 0) (layer Dwgs.User) (width 0.381))" calcext:value-type="string" table:number-columns-spanned="6" table:number-rows-spanned="1">
            <text:p><text:s text:c="2"/>(fp_line (start 9 0) (end 3.75 0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/>
        </table:table-row>
        <table:table-row table:style-name="ro1">
          <table:covered-table-cell table:number-columns-repeated="8" table:style-name="ce45"/>
          <table:table-cell table:style-name="ce85" table:formula="of:=CONCATENATE(&quot;DS&quot;;&quot; &quot;;&quot;-&quot;;[.H51];&quot; &quot;;&quot;-&quot;;[.G51];&quot; &quot;;&quot;-&quot;;[.H51];&quot; &quot;;&quot;-&quot;;[.G51];&quot; &quot;;[.G6];&quot; &quot;;[.E6])" office:value-type="string" office:string-value="DS -9 -1.85 -9 -1.85 0.381 21" calcext:value-type="string" table:number-columns-spanned="3" table:number-rows-spanned="1">
            <text:p>DS -9 -1.85 -9 -1.85 0.381 21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110"/>
          <table:table-cell table:style-name="ce85" table:formula="of:=CONCATENATE(fpLineStart;Minus;[.H51];Space;Minus;[.G51];End;Minus;[.H51];Space;Minus;[.G51];Layer;[.D6];Width;[.G6];&quot;))&quot;)" office:value-type="string" office:string-value="  (fp_line (start -9 -1.85) (end -9 -1.85) (layer F.SilkS) (width 0.381))" calcext:value-type="string" table:number-columns-spanned="6" table:number-rows-spanned="1">
            <text:p><text:s text:c="2"/>(fp_line (start -9 -1.85) (end -9 -1.85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NRDV" table:style-name="ta3">
        <table:table-column table:style-name="co2" table:default-cell-style-name="Default"/>
        <table:table-row table:style-name="ro1">
          <table:table-cell/>
        </table:table-row>
      </table:table>
      <table:table table:name="PTH-PRDV" table:style-name="ta3" table:protected="true">
        <loext:table-protection loext:select-protected-cells="true" loext:select-unprotected-cells="true"/>
        <table:shapes>
          <draw:frame draw:z-index="0" draw:name="Graphics 9" draw:style-name="gr1" draw:text-style-name="P1" svg:width="8.864cm" svg:height="8.176cm" svg:x="19.995cm" svg:y="0cm">
            <draw:image xlink:href="Pictures/20000009000022A100001FF101F1A609.svm" xlink:type="simple" xlink:show="embed" xlink:actuate="onLoad">
              <text:p/>
            </draw:image>
          </draw:frame>
          <draw:frame draw:z-index="1" draw:name="Graphics 18" draw:style-name="gr1" draw:text-style-name="P1" svg:width="9.551cm" svg:height="6.932cm" svg:x="29.994cm" svg:y="0cm">
            <draw:image xlink:href="Pictures/200000090000255000001B151EF3B0D4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Diameter</text:p>
          </table:table-cell>
          <table:covered-table-cell table:style-name="ce36"/>
          <table:table-cell table:style-name="ce55" office:value-type="float" office:value="20" calcext:value-type="float">
            <text:p>20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2.54" calcext:value-type="float">
            <text:p>2.54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/X1A</text:p>
          </table:table-cell>
          <table:table-cell table:style-name="ce50" office:value-type="string" calcext:value-type="string" table:number-columns-spanned="5" table:number-rows-spanned="1">
            <text:p>Body Diameter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Diameter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3">
          <table:table-cell table:style-name="ce39" office:value-type="string" calcext:value-type="string">
            <text:p>X2A</text:p>
          </table:table-cell>
          <table:table-cell table:style-name="ce114" office:value-type="string" calcext:value-type="string" table:number-columns-spanned="5" table:number-rows-spanned="1">
            <text:p><text:span text:style-name="T2">If Diameter is &gt; Pitch: </text:span>(Body Diameter / 2) + (2 * Line Width). <text:span text:style-name="T2">If Diameter is &gt; Pitch: (Body Diameter / 2) + 2.032 mm</text:span></text:p>
          </table:table-cell>
          <table:covered-table-cell table:number-columns-repeated="4" table:style-name="ce114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0" table:number-rows-spanned="1">
            <text:p>V1</text:p>
          </table:table-cell>
          <table:covered-table-cell table:number-columns-repeated="9" table:style-name="ce51"/>
          <table:table-cell table:style-name="ce51" table:number-columns-repeated="2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4"/>
        </table:table-row>
        <table:table-row table:style-name="ro5">
          <table:table-cell table:style-name="ce40" office:value-type="string" calcext:value-type="string">
            <text:p>Coordinates</text:p>
          </table:table-cell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4"/>
        </table:table-row>
        <table:table-row table:style-name="ro12">
          <table:table-cell table:style-name="ce41" office:value-type="string" calcext:value-type="string">
            <text:p>Y1A/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4"/>
        </table:table-row>
        <table:table-row table:style-name="ro5">
          <table:table-cell table:style-name="ce42" table:formula="of:=(ROUND(PRODUCT(([.A34]/25.4);1000);0)*10)" office:value-type="float" office:value="3940" calcext:value-type="float">
            <text:p>3940</text:p>
          </table:table-cell>
          <table:table-cell table:style-name="ce42" table:formula="of:=(ROUND(PRODUCT(([.B34]/25.4);1000);0)*10)" office:value-type="float" office:value="0" calcext:value-type="float">
            <text:p>0</text:p>
          </table:table-cell>
          <table:table-cell table:style-name="ce42" table:formula="of:=(ROUND(PRODUCT(([.C34]/25.4);1000);0)*10)" office:value-type="float" office:value="4230" calcext:value-type="float">
            <text:p>4230</text:p>
          </table:table-cell>
          <table:table-cell table:style-name="ce42" table:formula="of:=(ROUND(PRODUCT(([.D34]/25.4);1000);0)*10)" office:value-type="float" office:value="0" calcext:value-type="float">
            <text:p>0</text:p>
          </table:table-cell>
          <table:table-cell table:style-name="ce42" table:formula="of:=(ROUND(PRODUCT(([.E34]/25.4);1000);0)*10)" office:value-type="float" office:value="4230" calcext:value-type="float">
            <text:p>4230</text:p>
          </table:table-cell>
          <table:table-cell table:style-name="ce66" table:formula="of:=CONCATENATE(&quot;DC&quot;; &quot; &quot;;&quot;0&quot;;&quot; &quot;;&quot;0&quot;;&quot; &quot;;[.A33];&quot; &quot;;&quot;0&quot;;&quot; &quot;;[.F3];&quot; &quot;;[.E3])" office:value-type="string" office:string-value="DC 0 0 3940 0 80 24" calcext:value-type="string" table:number-columns-spanned="3" table:number-rows-spanned="1">
            <text:p>DC 0 0 3940 0 80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3" table:formula="of:=[.C13]/2" office:value-type="float" office:value="10" calcext:value-type="float">
            <text:p>10.00</text:p>
          </table:table-cell>
          <table:table-cell table:style-name="ce43" office:value-type="float" office:value="0" calcext:value-type="float">
            <text:p>0.00</text:p>
          </table:table-cell>
          <table:table-cell table:style-name="ce94" table:formula="of:=MROUND(([.A34]+(2*[.G4]));[.G9])" office:value-type="float" office:value="10.75" calcext:value-type="float">
            <text:p>10.75</text:p>
          </table:table-cell>
          <table:table-cell table:style-name="ce43" office:value-type="float" office:value="0" calcext:value-type="float">
            <text:p>0.00</text:p>
          </table:table-cell>
          <table:table-cell table:style-name="ce94" table:formula="of:=(IF(([.C14]+0.6)&gt;=[.C13];[.E36];[.E35]))" office:value-type="float" office:value="10.75" calcext:value-type="float">
            <text:p>10.75</text:p>
          </table:table-cell>
          <table:table-cell table:style-name="ce86" table:formula="of:=CONCATENATE(&quot;DS&quot;; &quot; &quot;;&quot;-&quot;;[.C33];&quot; &quot;;&quot;-&quot;;[.B33];&quot; &quot;;&quot;-&quot;;[.C33];&quot; &quot;;[.B33];&quot; &quot;;[.F3];&quot; &quot;;[.E3])" office:value-type="string" office:string-value="DS -4230 -0 -4230 0 80 24" calcext:value-type="string" table:number-columns-spanned="3" table:number-rows-spanned="1">
            <text:p>DS -4230 -0 -4230 0 80 24</text:p>
          </table:table-cell>
          <table:covered-table-cell table:style-name="ce119"/>
          <table:covered-table-cell table:style-name="ce123"/>
          <table:table-cell table:style-name="ce100" office:value-type="string" calcext:value-type="string" table:number-columns-spanned="2" table:number-rows-spanned="1">
            <text:p>Drawing, Line</text:p>
          </table:table-cell>
          <table:covered-table-cell table:style-name="ce123"/>
          <table:table-cell table:number-columns-repeated="1010"/>
          <table:table-cell table:style-name="Default" table:number-columns-repeated="4"/>
        </table:table-row>
        <table:table-row table:style-name="ro1"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115" table:formula="of:=[.C34]" office:value-type="float" office:value="10.75" calcext:value-type="float">
            <text:p>10.75</text:p>
          </table:table-cell>
          <table:table-cell table:style-name="ce116" table:formula="of:=CONCATENATE(&quot;DS&quot;;&quot; &quot;;&quot;-&quot;;[.E33];&quot; &quot;;&quot;-&quot;;[.D33];&quot; &quot;;&quot;-&quot;;[.E33];&quot; &quot;;&quot;-&quot;;[.D33];&quot; &quot;;[.F6];&quot; &quot;;[.E6])" office:value-type="string" office:string-value="DS -4230 -0 -4230 -0 150 21" calcext:value-type="string" table:number-columns-spanned="3" table:number-rows-spanned="1">
            <text:p>DS -4230 -0 -4230 -0 150 21</text:p>
          </table:table-cell>
          <table:covered-table-cell table:style-name="ce120"/>
          <table:covered-table-cell table:style-name="ce124"/>
          <table:table-cell table:style-name="ce126" office:value-type="string" calcext:value-type="string" table:number-columns-spanned="2" table:number-rows-spanned="1">
            <text:p>Silkscreen, Dot</text:p>
          </table:table-cell>
          <table:covered-table-cell table:style-name="ce124"/>
          <table:table-cell table:number-columns-repeated="1010"/>
          <table:table-cell table:style-name="Default" table:number-columns-repeated="4"/>
        </table:table-row>
        <table:table-row table:style-name="ro1">
          <table:covered-table-cell table:number-columns-repeated="4" table:style-name="ce44"/>
          <table:table-cell table:style-name="ce115" table:formula="of:=MROUND(([.A34]+2.032);[.G9])" office:value-type="float" office:value="12.05" calcext:value-type="float">
            <text:p>12.05</text:p>
          </table:table-cell>
          <table:table-cell table:style-name="ce117" table:number-columns-spanned="3" table:number-rows-spanned="1"/>
          <table:covered-table-cell table:style-name="ce121"/>
          <table:covered-table-cell table:style-name="ce125"/>
          <table:table-cell table:style-name="ce127" table:number-columns-spanned="2" table:number-rows-spanned="1"/>
          <table:covered-table-cell table:style-name="ce125"/>
          <table:table-cell table:number-columns-repeated="2"/>
          <table:table-cell table:style-name="Default"/>
          <table:table-cell table:number-columns-repeated="1007"/>
          <table:table-cell table:style-name="Default" table:number-columns-repeated="4"/>
        </table:table-row>
        <table:table-row table:style-name="ro1">
          <table:table-cell table:number-columns-repeated="1020"/>
          <table:table-cell table:style-name="Default" table:number-columns-repeated="4"/>
        </table:table-row>
        <table:table-row table:style-name="ro5">
          <table:table-cell table:style-name="ce40" office:value-type="string" calcext:value-type="string" table:number-columns-spanned="10" table:number-rows-spanned="1">
            <text:p>V2</text:p>
          </table:table-cell>
          <table:covered-table-cell table:number-columns-repeated="9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1"/>
          <table:table-cell table:style-name="Default" table:number-columns-repeated="4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4"/>
        </table:table-row>
        <table:table-row table:style-name="ro5">
          <table:table-cell table:style-name="ce40" office:value-type="string" calcext:value-type="string">
            <text:p>Coordinates</text:p>
          </table:table-cell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4"/>
        </table:table-row>
        <table:table-row table:style-name="ro12">
          <table:table-cell table:style-name="ce41" office:value-type="string" calcext:value-type="string">
            <text:p>Y1A/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4"/>
        </table:table-row>
        <table:table-row table:style-name="ro5">
          <table:table-cell table:style-name="ce46" table:formula="of:=([.A43])" office:value-type="float" office:value="10" calcext:value-type="float">
            <text:p>10.000000</text:p>
          </table:table-cell>
          <table:table-cell table:style-name="ce46" table:formula="of:=([.B43])" office:value-type="float" office:value="0" calcext:value-type="float">
            <text:p>0.000000</text:p>
          </table:table-cell>
          <table:table-cell table:style-name="ce46" table:formula="of:=([.C43])" office:value-type="float" office:value="10.75" calcext:value-type="float">
            <text:p>10.750000</text:p>
          </table:table-cell>
          <table:table-cell table:style-name="ce46" table:formula="of:=([.D43])" office:value-type="float" office:value="0" calcext:value-type="float">
            <text:p>0.000000</text:p>
          </table:table-cell>
          <table:table-cell table:style-name="ce46" table:formula="of:=([.E43])" office:value-type="float" office:value="10.75" calcext:value-type="float">
            <text:p>10.750000</text:p>
          </table:table-cell>
          <table:table-cell table:style-name="ce66" table:formula="of:=CONCATENATE(&quot;DC&quot;; &quot; &quot;;&quot;0&quot;;&quot; &quot;;&quot;0&quot;;&quot; &quot;;[.A42];&quot; &quot;;&quot;0&quot;;&quot; &quot;;[.G3];&quot; &quot;;[.E3])" office:value-type="string" office:string-value="DC 0 0 10 0 0.2 24" calcext:value-type="string" table:number-columns-spanned="3" table:number-rows-spanned="1">
            <text:p>DC 0 0 10 0 0.2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style-name="ce60" table:formula="of:=CONCATENATE(fpCircleCenter;Zero;Space;Zero;End;[.A42];Space;Zero;Layer;[.D3];Width;[.G3];&quot;))&quot;)" office:value-type="string" office:string-value="  (fp_circle (center 0 0) (end 10 0) (layer Dwgs.User) (width 0.2))" calcext:value-type="string" table:number-columns-spanned="6" table:number-rows-spanned="1">
            <text:p><text:s text:c="2"/>(fp_circle (center 0 0) (end 10 0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4"/>
        </table:table-row>
        <table:table-row table:style-name="ro1">
          <table:table-cell table:style-name="ce43" table:formula="of:=[.C13]/2" office:value-type="float" office:value="10" calcext:value-type="float">
            <text:p>10.00</text:p>
          </table:table-cell>
          <table:table-cell table:style-name="ce43" office:value-type="float" office:value="0" calcext:value-type="float">
            <text:p>0.00</text:p>
          </table:table-cell>
          <table:table-cell table:style-name="ce94" table:formula="of:=MROUND(([.A43]+(2*[.G4]));[.G9])" office:value-type="float" office:value="10.75" calcext:value-type="float">
            <text:p>10.75</text:p>
          </table:table-cell>
          <table:table-cell table:style-name="ce43" office:value-type="float" office:value="0" calcext:value-type="float">
            <text:p>0.00</text:p>
          </table:table-cell>
          <table:table-cell table:style-name="ce94" table:formula="of:=(IF(([.C14]+0.6)&gt;=[.C13];[.E45];[.E44]))" office:value-type="float" office:value="10.75" calcext:value-type="float">
            <text:p>10.75</text:p>
          </table:table-cell>
          <table:table-cell table:style-name="ce86" table:formula="of:=CONCATENATE(&quot;DS&quot;; &quot; &quot;;&quot;-&quot;;[.C42];&quot; &quot;;&quot;-&quot;;[.B42];&quot; &quot;;&quot;-&quot;;[.C42];&quot; &quot;;[.B42];&quot; &quot;;[.G3];&quot; &quot;;[.E3])" office:value-type="string" office:string-value="DS -10.75 -0 -10.75 0 0.2 24" calcext:value-type="string" table:number-columns-spanned="3" table:number-rows-spanned="1">
            <text:p>DS -10.75 -0 -10.75 0 0.2 24</text:p>
          </table:table-cell>
          <table:covered-table-cell table:style-name="ce119"/>
          <table:covered-table-cell table:style-name="ce123"/>
          <table:table-cell table:style-name="ce100" office:value-type="string" calcext:value-type="string" table:number-columns-spanned="2" table:number-rows-spanned="1">
            <text:p>Drawing, Line</text:p>
          </table:table-cell>
          <table:covered-table-cell table:style-name="ce123"/>
          <table:table-cell table:style-name="ce84" table:formula="of:=CONCATENATE(fpLineStart;Minus;[.C42];Space;Minus;[.B42];End;Minus;[.C42];Space;[.B42];Layer;[.D3];Width;[.G3];&quot;))&quot;)" office:value-type="string" office:string-value="  (fp_line (start -10.75 -0) (end -10.75 0) (layer Dwgs.User) (width 0.2))" calcext:value-type="string" table:number-columns-spanned="6" table:number-rows-spanned="1">
            <text:p><text:s text:c="2"/>(fp_line (start -10.75 -0) (end -10.75 0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4"/>
        </table:table-row>
        <table:table-row table:style-name="ro1"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115" table:formula="of:=[.C43]" office:value-type="float" office:value="10.75" calcext:value-type="float">
            <text:p>10.75</text:p>
          </table:table-cell>
          <table:table-cell table:style-name="ce116" table:formula="of:=CONCATENATE(&quot;DS&quot;;&quot; &quot;;&quot;-&quot;;[.E42];&quot; &quot;;&quot;-&quot;;[.D42];&quot; &quot;;&quot;-&quot;;[.E42];&quot; &quot;;&quot;-&quot;;[.D42];&quot; &quot;;[.G6];&quot; &quot;;[.E6])" office:value-type="string" office:string-value="DS -10.75 -0 -10.75 -0 0.381 21" calcext:value-type="string" table:number-columns-spanned="3" table:number-rows-spanned="1">
            <text:p>DS -10.75 -0 -10.75 -0 0.381 21</text:p>
          </table:table-cell>
          <table:covered-table-cell table:style-name="ce120"/>
          <table:covered-table-cell table:style-name="ce124"/>
          <table:table-cell table:style-name="ce126" office:value-type="string" calcext:value-type="string" table:number-columns-spanned="2" table:number-rows-spanned="1">
            <text:p>Silkscreen, Dot</text:p>
          </table:table-cell>
          <table:covered-table-cell table:style-name="ce124"/>
          <table:table-cell table:style-name="ce128" table:formula="of:=CONCATENATE(fpLineStart;Minus;[.E42];Space;Minus;[.D42];End;Minus;[.E42];Space;Minus;[.D42];Layer;[.D6];Width;[.G6];&quot;))&quot;)" office:value-type="string" office:string-value="  (fp_line (start -10.75 -0) (end -10.75 -0) (layer F.SilkS) (width 0.381))" calcext:value-type="string" table:number-columns-spanned="6" table:number-rows-spanned="1">
            <text:p><text:s text:c="2"/>(fp_line (start -10.75 -0) (end -10.75 -0) (layer F.SilkS) (width 0.381))</text:p>
          </table:table-cell>
          <table:covered-table-cell table:number-columns-repeated="4" table:style-name="ce129"/>
          <table:covered-table-cell table:style-name="ce77"/>
          <table:table-cell table:number-columns-repeated="1004"/>
          <table:table-cell table:style-name="Default" table:number-columns-repeated="4"/>
        </table:table-row>
        <table:table-row table:style-name="ro1">
          <table:covered-table-cell table:number-columns-repeated="4" table:style-name="ce44"/>
          <table:table-cell table:style-name="ce115" table:formula="of:=MROUND(([.A43]+2.032);[.G9])" office:value-type="float" office:value="12.05" calcext:value-type="float">
            <text:p>12.05</text:p>
          </table:table-cell>
          <table:table-cell table:style-name="ce117" table:number-columns-spanned="3" table:number-rows-spanned="1"/>
          <table:covered-table-cell table:style-name="ce121"/>
          <table:covered-table-cell table:style-name="ce125"/>
          <table:table-cell table:style-name="ce127" table:number-columns-spanned="2" table:number-rows-spanned="1"/>
          <table:covered-table-cell table:style-name="ce125"/>
          <table:table-cell table:style-name="ce117" table:number-columns-spanned="6" table:number-rows-spanned="1"/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 table:number-columns-repeated="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NAAH" table:style-name="ta3" table:protected="true">
        <loext:table-protection loext:select-protected-cells="true" loext:select-unprotected-cells="true"/>
        <table:shapes>
          <draw:frame draw:z-index="0" draw:name="Graphics 21" draw:style-name="gr1" draw:text-style-name="P1" svg:width="11.721cm" svg:height="2.91cm" svg:x="19.996cm" svg:y="0cm">
            <draw:image xlink:href="Pictures/2000000900002DCA00000B5FDF3DFA8D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8.5" calcext:value-type="float">
            <text:p>8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.5" calcext:value-type="float">
            <text:p>3.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Pad.C2C.W</text:p>
          </table:table-cell>
          <table:covered-table-cell table:style-name="ce36"/>
          <table:table-cell table:style-name="ce55" office:value-type="float" office:value="20" calcext:value-type="float">
            <text:p>20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Pitc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82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2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9" table:number-rows-spanned="1">
            <text:p>V1</text:p>
          </table:table-cell>
          <table:covered-table-cell table:number-columns-repeated="8" table:style-name="ce51"/>
          <table:table-cell table:style-name="ce51" table:number-columns-repeated="3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ins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5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5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5"/>
        </table:table-row>
        <table:table-row table:style-name="ro5">
          <table:table-cell table:style-name="ce42" table:formula="of:=(ROUND(PRODUCT(([.A35]/25.4);1000);0)*10)" office:value-type="float" office:value="690" calcext:value-type="float">
            <text:p>690</text:p>
          </table:table-cell>
          <table:table-cell table:style-name="ce42" table:formula="of:=(ROUND(PRODUCT(([.B35]/25.4);1000);0)*10)" office:value-type="float" office:value="1670" calcext:value-type="float">
            <text:p>1670</text:p>
          </table:table-cell>
          <table:table-cell table:style-name="ce42" table:formula="of:=(ROUND(PRODUCT(([.C35]/25.4);1000);0)*10)" office:value-type="float" office:value="3940" calcext:value-type="float">
            <text:p>3940</text:p>
          </table:table-cell>
          <table:table-cell table:style-name="ce42" table:formula="of:=(ROUND(PRODUCT(([.D35]/25.4);1000);0)*10)" office:value-type="float" office:value="1670" calcext:value-type="float">
            <text:p>1670</text:p>
          </table:table-cell>
          <table:table-cell table:style-name="ce59" table:formula="of:=CONCATENATE(&quot;DS&quot;; &quot; &quot;;&quot;-&quot;;[.B34];&quot; &quot;;&quot;-&quot;;[.A34];&quot; &quot;;[.B34];&quot; &quot;;&quot;-&quot;;[.A34];&quot; &quot;;[.F3];&quot; &quot;;[.E3])" office:value-type="string" office:string-value="DS -1670 -690 1670 -690 80 24" calcext:value-type="string" table:number-columns-spanned="3" table:number-rows-spanned="1">
            <text:p>DS -1670 -690 1670 -690 80 24</text:p>
          </table:table-cell>
          <table:covered-table-cell table:style-name="ce118"/>
          <table:covered-table-cell table:style-name="ce108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number-columns-repeated="1010"/>
          <table:table-cell table:style-name="Default" table:number-columns-repeated="5"/>
        </table:table-row>
        <table:table-row table:style-name="ro1">
          <table:table-cell table:style-name="ce43" table:formula="of:=[.C14]/2" office:value-type="float" office:value="1.75" calcext:value-type="float">
            <text:p>1.75</text:p>
          </table:table-cell>
          <table:table-cell table:style-name="ce43" table:formula="of:=[.C13]/2" office:value-type="float" office:value="4.25" calcext:value-type="float">
            <text:p>4.25</text:p>
          </table:table-cell>
          <table:table-cell table:style-name="ce43" table:formula="of:=[.C15]/2" office:value-type="float" office:value="10" calcext:value-type="float">
            <text:p>10.00</text:p>
          </table:table-cell>
          <table:table-cell table:style-name="ce43" table:formula="of:=[.C13]/2" office:value-type="float" office:value="4.25" calcext:value-type="float">
            <text:p>4.25</text:p>
          </table:table-cell>
          <table:table-cell table:style-name="ce60" table:formula="of:=CONCATENATE(&quot;DS&quot;; &quot; &quot;;[.B34];&quot; &quot;;&quot;-&quot;;[.A34];&quot; &quot;;[.B34];&quot; &quot;;[.A34];&quot; &quot;;[.F3];&quot; &quot;;[.E3])" office:value-type="string" office:string-value="DS 1670 -690 1670 690 80 24" calcext:value-type="string" table:number-columns-spanned="3" table:number-rows-spanned="1">
            <text:p>DS 1670 -690 1670 690 80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 table:number-columns-repeated="5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34];&quot; &quot;;[.A34];&quot; &quot;;[.B34];&quot; &quot;;[.A34];&quot; &quot;;[.F3];&quot; &quot;;[.E3])" office:value-type="string" office:string-value="DS -1670 690 1670 690 80 24" calcext:value-type="string" table:number-columns-spanned="3" table:number-rows-spanned="1">
            <text:p>DS -1670 690 1670 690 80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 table:number-columns-repeated="5"/>
        </table:table-row>
        <table:table-row table:style-name="ro1">
          <table:covered-table-cell table:number-columns-repeated="4" table:style-name="ce44"/>
          <table:table-cell table:style-name="ce60" table:formula="of:=CONCATENATE(&quot;DS&quot;; &quot; &quot;;&quot;-&quot;;[.B34];&quot; &quot;;&quot;-&quot;;[.A34];&quot; &quot;;&quot;-&quot;;[.B34];&quot; &quot;;[.A34];&quot; &quot;;[.F3];&quot; &quot;;[.E3])" office:value-type="string" office:string-value="DS -1670 -690 -1670 690 80 24" calcext:value-type="string" table:number-columns-spanned="3" table:number-rows-spanned="1">
            <text:p>DS -1670 -690 -1670 690 80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2"/>
          <table:table-cell table:style-name="Default"/>
          <table:table-cell table:number-columns-repeated="1007"/>
          <table:table-cell table:style-name="Default" table:number-columns-repeated="5"/>
        </table:table-row>
        <table:table-row table:style-name="ro1">
          <table:covered-table-cell table:number-columns-repeated="4" table:style-name="ce45"/>
          <table:table-cell table:style-name="ce84" table:formula="of:=CONCATENATE(&quot;DS&quot;; &quot; &quot;;&quot;-&quot;;[.C34];&quot; &quot;;&quot;0&quot;;&quot; &quot;;&quot;-&quot;;[.D34];&quot; &quot;;&quot;0&quot;;&quot; &quot;;[.F3];&quot; &quot;;[.E3])" office:value-type="string" office:string-value="DS -3940 0 -1670 0 80 24" calcext:value-type="string" table:number-columns-spanned="3" table:number-rows-spanned="1">
            <text:p>DS -3940 0 -1670 0 80 24</text:p>
          </table:table-cell>
          <table:covered-table-cell table:style-name="ce119"/>
          <table:covered-table-cell table:style-name="ce111"/>
          <table:table-cell table:style-name="ce100" office:value-type="string" calcext:value-type="string" table:number-columns-spanned="2" table:number-rows-spanned="1">
            <text:p>Drawing, Line</text:p>
          </table:table-cell>
          <table:covered-table-cell table:style-name="ce111"/>
          <table:table-cell table:number-columns-repeated="1010"/>
          <table:table-cell table:style-name="Default" table:number-columns-repeated="5"/>
        </table:table-row>
        <table:table-row table:style-name="ro1">
          <table:covered-table-cell table:number-columns-repeated="4" table:style-name="ce45"/>
          <table:table-cell table:style-name="ce130" table:formula="of:=CONCATENATE(&quot;DS&quot;; &quot; &quot;;[.C34];&quot; &quot;;&quot;0&quot;;&quot; &quot;;[.D34];&quot; &quot;;&quot;0&quot;;&quot; &quot;;[.F3];&quot; &quot;;[.E3])" office:value-type="string" office:string-value="DS 3940 0 1670 0 80 24" calcext:value-type="string" table:number-columns-spanned="3" table:number-rows-spanned="1">
            <text:p>DS 3940 0 1670 0 80 24</text:p>
          </table:table-cell>
          <table:covered-table-cell table:style-name="ce132"/>
          <table:covered-table-cell table:style-name="ce133"/>
          <table:table-cell table:style-name="ce134" office:value-type="string" calcext:value-type="string" table:number-columns-spanned="2" table:number-rows-spanned="1">
            <text:p>Drawing, Line</text:p>
          </table:table-cell>
          <table:covered-table-cell table:style-name="ce133"/>
          <table:table-cell table:number-columns-repeated="1010"/>
          <table:table-cell table:style-name="Default" table:number-columns-repeated="5"/>
        </table:table-row>
        <table:table-row table:style-name="ro1">
          <table:table-cell table:number-columns-repeated="1019"/>
          <table:table-cell table:style-name="Default" table:number-columns-repeated="5"/>
        </table:table-row>
        <table:table-row table:style-name="ro5">
          <table:table-cell table:style-name="ce40" office:value-type="string" calcext:value-type="string" table:number-columns-spanned="9" table:number-rows-spanned="1">
            <text:p>V2</text:p>
          </table:table-cell>
          <table:covered-table-cell table:number-columns-repeated="8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1"/>
          <table:table-cell table:style-name="Default" table:number-columns-repeated="5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ins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5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5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5"/>
        </table:table-row>
        <table:table-row table:style-name="ro5">
          <table:table-cell table:style-name="ce46" table:formula="of:=([.A46])" office:value-type="float" office:value="1.75" calcext:value-type="float">
            <text:p>1.750000</text:p>
          </table:table-cell>
          <table:table-cell table:style-name="ce46" table:formula="of:=([.B46])" office:value-type="float" office:value="4.25" calcext:value-type="float">
            <text:p>4.250000</text:p>
          </table:table-cell>
          <table:table-cell table:style-name="ce46" table:formula="of:=([.C46])" office:value-type="float" office:value="10" calcext:value-type="float">
            <text:p>10.000000</text:p>
          </table:table-cell>
          <table:table-cell table:style-name="ce46" table:formula="of:=([.D46])" office:value-type="float" office:value="4.25" calcext:value-type="float">
            <text:p>4.250000</text:p>
          </table:table-cell>
          <table:table-cell table:style-name="ce59" table:formula="of:=CONCATENATE(&quot;DS&quot;; &quot; &quot;;&quot;-&quot;;[.B45];&quot; &quot;;&quot;-&quot;;[.A45];&quot; &quot;;[.B45];&quot; &quot;;&quot;-&quot;;[.A45];&quot; &quot;;[.G3];&quot; &quot;;[.E3])" office:value-type="string" office:string-value="DS -4.25 -1.75 4.25 -1.75 0.2 24" calcext:value-type="string" table:number-columns-spanned="3" table:number-rows-spanned="1">
            <text:p>DS -4.25 -1.75 4.25 -1.75 0.2 24</text:p>
          </table:table-cell>
          <table:covered-table-cell table:style-name="ce118"/>
          <table:covered-table-cell table:style-name="ce108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style-name="ce59" table:formula="of:=CONCATENATE(fpLineStart;Minus;[.B45];Space;Minus;[.A45];End;[.B45];Space;Minus;[.A45];Layer;[.D3];Width;[.G3];&quot;))&quot;)" office:value-type="string" office:string-value="  (fp_line (start -4.25 -1.75) (end 4.25 -1.75) (layer Dwgs.User) (width 0.2))" calcext:value-type="string" table:number-columns-spanned="6" table:number-rows-spanned="1">
            <text:p><text:s text:c="2"/>(fp_line (start -4.25 -1.75) (end 4.25 -1.7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5"/>
        </table:table-row>
        <table:table-row table:style-name="ro1">
          <table:table-cell table:style-name="ce43" table:formula="of:=[.C14]/2" office:value-type="float" office:value="1.75" calcext:value-type="float">
            <text:p>1.75</text:p>
          </table:table-cell>
          <table:table-cell table:style-name="ce43" table:formula="of:=[.C13]/2" office:value-type="float" office:value="4.25" calcext:value-type="float">
            <text:p>4.25</text:p>
          </table:table-cell>
          <table:table-cell table:style-name="ce43" table:formula="of:=[.C15]/2" office:value-type="float" office:value="10" calcext:value-type="float">
            <text:p>10.00</text:p>
          </table:table-cell>
          <table:table-cell table:style-name="ce43" table:formula="of:=[.C13]/2" office:value-type="float" office:value="4.25" calcext:value-type="float">
            <text:p>4.25</text:p>
          </table:table-cell>
          <table:table-cell table:style-name="ce60" table:formula="of:=CONCATENATE(&quot;DS&quot;; &quot; &quot;;[.B45];&quot; &quot;;&quot;-&quot;;[.A45];&quot; &quot;;[.B45];&quot; &quot;;[.A45];&quot; &quot;;[.G3];&quot; &quot;;[.E3])" office:value-type="string" office:string-value="DS 4.25 -1.75 4.25 1.75 0.2 24" calcext:value-type="string" table:number-columns-spanned="3" table:number-rows-spanned="1">
            <text:p>DS 4.25 -1.75 4.25 1.75 0.2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[.B45];Space;Minus;[.A45];End;[.B45];Space;[.A45];Layer;[.D3];Width;[.G3];&quot;))&quot;)" office:value-type="string" office:string-value="  (fp_line (start 4.25 -1.75) (end 4.25 1.75) (layer Dwgs.User) (width 0.2))" calcext:value-type="string" table:number-columns-spanned="6" table:number-rows-spanned="1">
            <text:p><text:s text:c="2"/>(fp_line (start 4.25 -1.75) (end 4.25 1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5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45];&quot; &quot;;[.A45];&quot; &quot;;[.B45];&quot; &quot;;[.A45];&quot; &quot;;[.G3];&quot; &quot;;[.E3])" office:value-type="string" office:string-value="DS -4.25 1.75 4.25 1.75 0.2 24" calcext:value-type="string" table:number-columns-spanned="3" table:number-rows-spanned="1">
            <text:p>DS -4.25 1.75 4.25 1.75 0.2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45];Space;[.A45];End;[.B45];Space;[.A45];Layer;[.D3];Width;[.G3];&quot;))&quot;)" office:value-type="string" office:string-value="  (fp_line (start -4.25 1.75) (end 4.25 1.75) (layer Dwgs.User) (width 0.2))" calcext:value-type="string" table:number-columns-spanned="6" table:number-rows-spanned="1">
            <text:p><text:s text:c="2"/>(fp_line (start -4.25 1.75) (end 4.25 1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5"/>
        </table:table-row>
        <table:table-row table:style-name="ro1">
          <table:covered-table-cell table:number-columns-repeated="4" table:style-name="ce44"/>
          <table:table-cell table:style-name="ce60" table:formula="of:=CONCATENATE(&quot;DS&quot;; &quot; &quot;;&quot;-&quot;;[.B45];&quot; &quot;;&quot;-&quot;;[.A45];&quot; &quot;;&quot;-&quot;;[.B45];&quot; &quot;;[.A45];&quot; &quot;;[.G3];&quot; &quot;;[.E3])" office:value-type="string" office:string-value="DS -4.25 -1.75 -4.25 1.75 0.2 24" calcext:value-type="string" table:number-columns-spanned="3" table:number-rows-spanned="1">
            <text:p>DS -4.25 -1.75 -4.25 1.75 0.2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45];Space;Minus;[.A45];End;Minus;[.B45];Space;[.A45];Layer;[.D3];Width;[.G3];&quot;))&quot;)" office:value-type="string" office:string-value="  (fp_line (start -4.25 -1.75) (end -4.25 1.75) (layer Dwgs.User) (width 0.2))" calcext:value-type="string" table:number-columns-spanned="6" table:number-rows-spanned="1">
            <text:p><text:s text:c="2"/>(fp_line (start -4.25 -1.75) (end -4.25 1.7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5"/>
        </table:table-row>
        <table:table-row table:style-name="ro1">
          <table:covered-table-cell table:number-columns-repeated="4" table:style-name="ce45"/>
          <table:table-cell table:style-name="ce84" table:formula="of:=CONCATENATE(&quot;DS&quot;; &quot; &quot;;&quot;-&quot;;[.C45];&quot; &quot;;&quot;0&quot;;&quot; &quot;;&quot;-&quot;;[.D45];&quot; &quot;;&quot;0&quot;;&quot; &quot;;[.G3];&quot; &quot;;[.E3])" office:value-type="string" office:string-value="DS -10 0 -4.25 0 0.2 24" calcext:value-type="string" table:number-columns-spanned="3" table:number-rows-spanned="1">
            <text:p>DS -10 0 -4.25 0 0.2 24</text:p>
          </table:table-cell>
          <table:covered-table-cell table:style-name="ce119"/>
          <table:covered-table-cell table:style-name="ce111"/>
          <table:table-cell table:style-name="ce100" office:value-type="string" calcext:value-type="string" table:number-columns-spanned="2" table:number-rows-spanned="1">
            <text:p>Drawing, Line</text:p>
          </table:table-cell>
          <table:covered-table-cell table:style-name="ce111"/>
          <table:table-cell table:style-name="ce84" table:formula="of:=CONCATENATE(fpLineStart;Minus;[.C45];Space;Zero;End;Minus;[.D45];Space;Zero;Layer;[.D3];Width;[.G3];&quot;))&quot;)" office:value-type="string" office:string-value="  (fp_line (start -10 0) (end -4.25 0) (layer Dwgs.User) (width 0.2))" calcext:value-type="string" table:number-columns-spanned="6" table:number-rows-spanned="1">
            <text:p><text:s text:c="2"/>(fp_line (start -10 0) (end -4.25 0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5"/>
        </table:table-row>
        <table:table-row table:style-name="ro1">
          <table:covered-table-cell table:number-columns-repeated="4" table:style-name="ce45"/>
          <table:table-cell table:style-name="ce130" table:formula="of:=CONCATENATE(&quot;DS&quot;; &quot; &quot;;[.C45];&quot; &quot;;&quot;0&quot;;&quot; &quot;;[.D45];&quot; &quot;;&quot;0&quot;;&quot; &quot;;[.G3];&quot; &quot;;[.E3])" office:value-type="string" office:string-value="DS 10 0 4.25 0 0.2 24" calcext:value-type="string" table:number-columns-spanned="3" table:number-rows-spanned="1">
            <text:p>DS 10 0 4.25 0 0.2 24</text:p>
          </table:table-cell>
          <table:covered-table-cell table:style-name="ce132"/>
          <table:covered-table-cell table:style-name="ce133"/>
          <table:table-cell table:style-name="ce134" office:value-type="string" calcext:value-type="string" table:number-columns-spanned="2" table:number-rows-spanned="1">
            <text:p>Drawing, Line</text:p>
          </table:table-cell>
          <table:covered-table-cell table:style-name="ce133"/>
          <table:table-cell table:style-name="ce130" table:formula="of:=CONCATENATE(fpLineStart;[.C45];Space;Zero;End;[.D45];Space;Zero;Layer;[.D3];Width;[.G3];&quot;))&quot;)" office:value-type="string" office:string-value="  (fp_line (start 10 0) (end 4.25 0) (layer Dwgs.User) (width 0.2))" calcext:value-type="string" table:number-columns-spanned="6" table:number-rows-spanned="1">
            <text:p><text:s text:c="2"/>(fp_line (start 10 0) (end 4.25 0) (layer Dwgs.User) (width 0.2))</text:p>
          </table:table-cell>
          <table:covered-table-cell table:number-columns-repeated="4" table:style-name="ce75"/>
          <table:covered-table-cell table:style-name="ce79"/>
          <table:table-cell table:number-columns-repeated="1004"/>
          <table:table-cell table:style-name="Default" table:number-columns-repeated="5"/>
        </table:table-row>
        <table:table-row table:style-name="ro1">
          <table:table-cell table:number-columns-repeated="9"/>
          <table:table-cell table:style-name="ce135" table:number-columns-spanned="6" table:number-rows-spanned="1"/>
          <table:covered-table-cell table:number-columns-repeated="4"/>
          <table:covered-table-cell table:style-name="ce136"/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XTCX" table:style-name="ta3" table:protected="true">
        <loext:table-protection loext:select-protected-cells="true" loext:select-unprotected-cells="true"/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6"/>
          <table:table-cell table:style-name="ce51"/>
          <table:table-cell table:number-columns-repeated="1005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 table:number-columns-repeated="2"/>
          <table:table-cell table:style-name="ce51" table:number-columns-repeated="5"/>
          <table:table-cell table:number-columns-repeated="1004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 table:number-columns-repeated="2"/>
          <table:table-cell table:style-name="ce51" table:number-columns-repeated="5"/>
          <table:table-cell table:number-columns-repeated="1004"/>
        </table:table-row>
        <table:table-row table:style-name="ro5">
          <table:table-cell table:number-columns-repeated="8"/>
          <table:table-cell table:style-name="ce51" table:number-columns-repeated="5"/>
          <table:table-cell table:number-columns-repeated="2"/>
          <table:table-cell table:style-name="ce51" table:number-columns-repeated="5"/>
          <table:table-cell table:number-columns-repeated="1004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6" office:value-type="string" calcext:value-type="string" table:number-columns-spanned="2" table:number-rows-spanned="1">
            <text:p>Body.Diameter</text:p>
          </table:table-cell>
          <table:covered-table-cell table:style-name="ce36"/>
          <table:table-cell table:style-name="ce55" office:value-type="float" office:value="9.15" calcext:value-type="float">
            <text:p>9.15</text:p>
          </table:table-cell>
          <table:table-cell table:number-columns-repeated="5"/>
          <table:table-cell table:style-name="ce51" table:number-columns-repeated="5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1"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1"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1"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1"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1"/>
          <table:table-cell table:style-name="Default" table:number-columns-repeated="6"/>
          <table:table-cell table:number-columns-repeated="1004"/>
        </table:table-row>
        <table:table-row table:style-name="ro3">
          <table:table-cell table:number-columns-repeated="14"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39" office:value-type="string" calcext:value-type="string">
            <text:p>Y1A/X1A</text:p>
          </table:table-cell>
          <table:table-cell table:style-name="ce50" office:value-type="string" calcext:value-type="string" table:number-columns-spanned="5" table:number-rows-spanned="1">
            <text:p>Body Diameter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7"/>
          <table:table-cell table:style-name="Default" table:number-columns-repeated="6"/>
          <table:table-cell table:number-columns-repeated="1004"/>
        </table:table-row>
        <table:table-row table:style-name="ro3">
          <table:table-cell table:number-columns-repeated="14"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40" office:value-type="string" calcext:value-type="string" table:number-columns-spanned="6" table:number-rows-spanned="1">
            <text:p>V1</text:p>
          </table:table-cell>
          <table:covered-table-cell table:number-columns-repeated="5" table:style-name="ce51"/>
          <table:table-cell table:style-name="ce51" table:number-columns-repeated="6"/>
          <table:table-cell/>
          <table:table-cell table:style-name="ce51"/>
          <table:table-cell table:style-name="Default" table:number-columns-repeated="6"/>
          <table:table-cell table:number-columns-repeated="1004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8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Coordinates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8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12">
          <table:table-cell table:style-name="ce41" office:value-type="string" calcext:value-type="string">
            <text:p>Y1A/X1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8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5">
          <table:table-cell table:style-name="ce42" table:formula="of:=(ROUND(PRODUCT(([.A29]/25.4);1000);0)*10)" office:value-type="float" office:value="1800" calcext:value-type="float">
            <text:p>1800</text:p>
          </table:table-cell>
          <table:table-cell table:style-name="ce66" table:formula="of:=CONCATENATE(&quot;DC&quot;; &quot; &quot;;&quot;0&quot;;&quot; &quot;;&quot;0&quot;;&quot; &quot;;[.A28];&quot; &quot;;&quot;0&quot;;&quot; &quot;;[.F3];&quot; &quot;;[.E3])" office:value-type="string" office:string-value="DC 0 0 1800 0 80 24" calcext:value-type="string" table:number-columns-spanned="3" table:number-rows-spanned="1">
            <text:p>DC 0 0 1800 0 80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number-columns-repeated="8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3">
          <table:table-cell table:style-name="ce43" table:formula="of:=[.C13]/2" office:value-type="float" office:value="4.575" calcext:value-type="float">
            <text:p>4.58</text:p>
          </table:table-cell>
          <table:table-cell table:style-name="ce137" table:number-columns-spanned="3" table:number-rows-spanned="1"/>
          <table:covered-table-cell table:style-name="ce132"/>
          <table:covered-table-cell table:style-name="ce138"/>
          <table:table-cell table:style-name="ce134" table:number-columns-spanned="2" table:number-rows-spanned="1"/>
          <table:covered-table-cell table:style-name="ce138"/>
          <table:table-cell table:number-columns-repeated="8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3">
          <table:table-cell table:number-columns-repeated="14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5">
          <table:table-cell table:style-name="ce40" office:value-type="string" calcext:value-type="string" table:number-columns-spanned="6" table:number-rows-spanned="1">
            <text:p>V2</text:p>
          </table:table-cell>
          <table:covered-table-cell table:number-columns-repeated="5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2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2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Coordinates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2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12">
          <table:table-cell table:style-name="ce41" office:value-type="string" calcext:value-type="string">
            <text:p>Y1A/X1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2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5">
          <table:table-cell table:style-name="ce46" table:formula="of:=([.A36])" office:value-type="float" office:value="4.575" calcext:value-type="float">
            <text:p>4.575000</text:p>
          </table:table-cell>
          <table:table-cell table:style-name="ce66" table:formula="of:=CONCATENATE(&quot;DC&quot;; &quot; &quot;;&quot;0&quot;;&quot; &quot;;&quot;0&quot;;&quot; &quot;;[.A35];&quot; &quot;;&quot;0&quot;;&quot; &quot;;[.G3];&quot; &quot;;[.E3])" office:value-type="string" office:string-value="DC 0 0 4.575 0 0.2 24" calcext:value-type="string" table:number-columns-spanned="3" table:number-rows-spanned="1">
            <text:p>DC 0 0 4.575 0 0.2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style-name="ce59" table:formula="of:=CONCATENATE(fpCircleCenter;Zero;Space;Zero;End;[.A35];Space;Zero;Layer;[.D3];Width;[.G3];&quot;))&quot;)" office:value-type="string" office:string-value="  (fp_circle (center 0 0) (end 4.575 0) (layer Dwgs.User) (width 0.2))" calcext:value-type="string" table:number-columns-spanned="6" table:number-rows-spanned="1">
            <text:p><text:s text:c="2"/>(fp_circle (center 0 0) (end 4.575 0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2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3">
          <table:table-cell table:style-name="ce43" table:formula="of:=[.C13]/2" office:value-type="float" office:value="4.575" calcext:value-type="float">
            <text:p>4.58</text:p>
          </table:table-cell>
          <table:table-cell table:style-name="ce137" table:number-columns-spanned="3" table:number-rows-spanned="1"/>
          <table:covered-table-cell table:style-name="ce132"/>
          <table:covered-table-cell table:style-name="ce138"/>
          <table:table-cell table:style-name="ce134" table:number-columns-spanned="2" table:number-rows-spanned="1"/>
          <table:covered-table-cell table:style-name="ce138"/>
          <table:table-cell table:style-name="ce139"/>
          <table:table-cell table:style-name="ce140" table:number-columns-repeated="4"/>
          <table:table-cell table:style-name="ce71"/>
          <table:table-cell table:number-columns-repeated="2"/>
          <table:table-cell table:style-name="Default" table:number-columns-repeated="6"/>
          <table:table-cell table:number-columns-repeated="996"/>
          <table:table-cell table:style-name="Default" table:number-columns-repeated="8"/>
        </table:table-row>
        <table:table-row table:style-name="ro3" table:number-rows-repeated="2">
          <table:table-cell table:number-columns-repeated="6"/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40" office:value-type="string" calcext:value-type="string" table:number-columns-spanned="5" table:number-rows-spanned="1">
            <text:p>TO-X Polarity Tab (V1)</text:p>
          </table:table-cell>
          <table:covered-table-cell table:number-columns-repeated="4" table:style-name="ce51"/>
          <table:table-cell office:value-type="string" calcext:value-type="string">
            <text:p>Note: Manually move Polarity Marks to edge of component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3"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9"/>
          <table:table-cell table:style-name="Default" table:number-columns-repeated="6"/>
          <table:table-cell table:number-columns-repeated="1004"/>
        </table:table-row>
        <table:table-row table:style-name="ro3"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9"/>
          <table:table-cell table:style-name="Default" table:number-columns-repeated="6"/>
          <table:table-cell table:number-columns-repeated="1004"/>
        </table:table-row>
        <table:table-row table:style-name="ro3"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9"/>
        </table:table-row>
        <table:table-row table:style-name="ro3">
          <table:table-cell table:style-name="ce59" table:formula="of:=CONCATENATE(&quot;DS -1220 -1063 -1063 -1220&quot;;&quot; &quot;;[.M3];&quot; &quot;;[.L3])" office:value-type="string" office:string-value="DS -1220 -1063 -1063 -1220  " calcext:value-type="string" table:number-columns-spanned="3" table:number-rows-spanned="1">
            <text:p>DS -1220 -1063 -1063 -1220 <text:s/>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number-columns-repeated="1019"/>
        </table:table-row>
        <table:table-row table:style-name="ro3">
          <table:table-cell table:style-name="ce60" table:formula="of:=CONCATENATE(&quot;DS -945 -1102 -1063 -1220&quot;;&quot; &quot;;[.M3];&quot; &quot;;[.L3])" office:value-type="string" office:string-value="DS -945 -1102 -1063 -1220  " calcext:value-type="string" table:number-columns-spanned="3" table:number-rows-spanned="1">
            <text:p>DS -945 -1102 -1063 -1220 <text:s/>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9"/>
        </table:table-row>
        <table:table-row table:style-name="ro3">
          <table:table-cell table:style-name="ce60" table:formula="of:=CONCATENATE(&quot;DS -1102 -945 -1220 -1063&quot;;&quot; &quot;;[.M3];&quot; &quot;;[.L3])" office:value-type="string" office:string-value="DS -1102 -945 -1220 -1063  " calcext:value-type="string" table:number-columns-spanned="3" table:number-rows-spanned="1">
            <text:p>DS -1102 -945 -1220 -1063 <text:s/>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9"/>
        </table:table-row>
        <table:table-row table:style-name="ro3">
          <table:table-cell table:style-name="ce85" table:formula="of:=CONCATENATE(&quot;DS -988 -689 -988 -689&quot;;&quot; &quot;;[.M6];&quot; &quot;;[.L6])" office:value-type="string" office:string-value="DS -988 -689 -988 -689  " calcext:value-type="string" table:number-columns-spanned="3" table:number-rows-spanned="1">
            <text:p>DS -988 -689 -988 -689 <text:s/>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office:annotation draw:style-name="gr2" draw:text-style-name="P2" svg:width="9.387cm" svg:height="0.596cm" svg:x="18.398cm" svg:y="20.213cm" draw:caption-point-x="-5.911cm" draw:caption-point-y="1.51cm">
              <dc:date>2013-03-01T00:00:00</dc:date>
              <text:p text:style-name="P2"><text:span text:style-name="T1">Manually Place inside Polarity Tab</text:span></text:p>
            </office:annotation>
            <text:p>Silkscreen, Dot</text:p>
          </table:table-cell>
          <table:covered-table-cell table:style-name="ce110"/>
          <table:table-cell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40" office:value-type="string" calcext:value-type="string" table:number-columns-spanned="5" table:number-rows-spanned="1">
            <text:p>TO-X Polarity Tab (V2)</text:p>
          </table:table-cell>
          <table:covered-table-cell table:number-columns-repeated="4" table:style-name="ce51"/>
          <table:table-cell table:style-name="ce51"/>
          <table:table-cell table:number-columns-repeated="1018"/>
        </table:table-row>
        <table:table-row table:style-name="ro3"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9"/>
        </table:table-row>
        <table:table-row table:style-name="ro3"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9"/>
        </table:table-row>
        <table:table-row table:style-name="ro3"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9"/>
        </table:table-row>
        <table:table-row table:style-name="ro3">
          <table:table-cell table:style-name="ce59" table:formula="of:=CONCATENATE(&quot;DS -3.0988 -2.7 -2.7 -3.0988&quot;;&quot; &quot;;[.N3];&quot; &quot;;[.L3])" office:value-type="string" office:string-value="DS -3.0988 -2.7 -2.7 -3.0988  " calcext:value-type="string" table:number-columns-spanned="3" table:number-rows-spanned="1">
            <text:p>DS -3.0988 -2.7 -2.7 -3.0988 <text:s/>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number-columns-repeated="1019"/>
        </table:table-row>
        <table:table-row table:style-name="ro3">
          <table:table-cell table:style-name="ce60" table:formula="of:=CONCATENATE(&quot;DS -2.4003 -2.7991 -2.7 -3.0988&quot;;&quot; &quot;;[.N3];&quot; &quot;;[.L3])" office:value-type="string" office:string-value="DS -2.4003 -2.7991 -2.7 -3.0988  " calcext:value-type="string" table:number-columns-spanned="3" table:number-rows-spanned="1">
            <text:p>DS -2.4003 -2.7991 -2.7 -3.0988 <text:s/>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9"/>
        </table:table-row>
        <table:table-row table:style-name="ro3">
          <table:table-cell table:style-name="ce60" table:formula="of:=CONCATENATE(&quot;DS -2.7991 -2.4003 -3.0988 -2.7&quot;;&quot; &quot;;[.N3];&quot; &quot;;[.L3])" office:value-type="string" office:string-value="DS -2.7991 -2.4003 -3.0988 -2.7  " calcext:value-type="string" table:number-columns-spanned="3" table:number-rows-spanned="1">
            <text:p>DS -2.7991 -2.4003 -3.0988 -2.7 <text:s/>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9"/>
        </table:table-row>
        <table:table-row table:style-name="ro3">
          <table:table-cell table:style-name="ce85" table:formula="of:=CONCATENATE(&quot;DS -2.509 -1.7501 -2.509 1.7501&quot;;&quot; &quot;;[.N6];&quot; &quot;;[.L6])" office:value-type="string" office:string-value="DS -2.509 -1.7501 -2.509 1.7501  " calcext:value-type="string" table:number-columns-spanned="3" table:number-rows-spanned="1">
            <text:p>DS -2.509 -1.7501 -2.509 1.7501 <text:s/>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office:annotation draw:style-name="gr2" draw:text-style-name="P2" svg:width="9.387cm" svg:height="0.596cm" svg:x="10.514cm" svg:y="24.277cm" draw:caption-point-x="1.973cm" draw:caption-point-y="1.51cm">
              <dc:date>2013-12-01T00:00:00</dc:date>
              <text:p text:style-name="P2"><text:span text:style-name="T1">Manually Place inside Polarity Tab</text:span></text:p>
            </office:annotation>
            <text:p>Silkscreen, Dot</text:p>
          </table:table-cell>
          <table:covered-table-cell table:style-name="ce110"/>
          <table:table-cell table:number-columns-repeated="1019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40" office:value-type="string" calcext:value-type="string" table:number-columns-spanned="6" table:number-rows-spanned="1">
            <text:p>TO-X Polarity Tab (S-expression)</text:p>
          </table:table-cell>
          <table:covered-table-cell table:number-columns-repeated="3" table:style-name="ce51"/>
          <table:covered-table-cell table:number-columns-repeated="2"/>
          <table:table-cell table:number-columns-repeated="1018"/>
        </table:table-row>
        <table:table-row table:style-name="ro3"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18"/>
        </table:table-row>
        <table:table-row table:style-name="ro3">
          <table:covered-table-cell table:style-name="ce40"/>
          <table:covered-table-cell table:number-columns-repeated="5"/>
          <table:table-cell table:number-columns-repeated="1018"/>
        </table:table-row>
        <table:table-row table:style-name="ro3">
          <table:covered-table-cell table:style-name="ce40"/>
          <table:covered-table-cell table:number-columns-repeated="5"/>
          <table:table-cell table:number-columns-repeated="1018"/>
        </table:table-row>
        <table:table-row table:style-name="ro3">
          <table:table-cell table:style-name="ce59" table:formula="of:=CONCATENATE(&quot;  (fp_line (start -3.0988 -2.7) (end -2.7 -3.0988) (layer &quot;;[.K3];&quot;) (width &quot;;[.N3];&quot;))&quot;)" office:value-type="string" office:string-value="  (fp_line (start -3.0988 -2.7) (end -2.7 -3.0988) (layer ) (width ))" calcext:value-type="string" table:number-columns-spanned="6" table:number-rows-spanned="1">
            <text:p><text:s text:c="2"/>(fp_line (start -3.0988 -2.7) (end -2.7 -3.0988) (layer ) (width ))</text:p>
          </table:table-cell>
          <table:covered-table-cell table:number-columns-repeated="4" table:style-name="ce73"/>
          <table:covered-table-cell table:style-name="ce76"/>
          <table:table-cell table:number-columns-repeated="1018"/>
        </table:table-row>
        <table:table-row table:style-name="ro3">
          <table:table-cell table:style-name="ce60" table:formula="of:=CONCATENATE(&quot;  (fp_line (start -2.4003 -2.7991) (end -2.7 -3.0988) (layer &quot;;[.K3];&quot;) (width &quot;;[.N3];&quot;))&quot;)" office:value-type="string" office:string-value="  (fp_line (start -2.4003 -2.7991) (end -2.7 -3.0988) (layer ) (width ))" calcext:value-type="string" table:number-columns-spanned="6" table:number-rows-spanned="1">
            <text:p><text:s text:c="2"/>(fp_line (start -2.4003 -2.7991) (end -2.7 -3.0988) (layer ) (width ))</text:p>
          </table:table-cell>
          <table:covered-table-cell table:number-columns-repeated="4" table:style-name="ce129"/>
          <table:covered-table-cell table:style-name="ce77"/>
          <table:table-cell table:number-columns-repeated="1018"/>
        </table:table-row>
        <table:table-row table:style-name="ro3">
          <table:table-cell table:style-name="ce60" table:formula="of:=CONCATENATE(&quot;  (fp_line (start -2.7991 -2.4003) (end -3.0988 -2.7) (layer &quot;;[.K3];&quot;) (width &quot;;[.N3];&quot;))&quot;)" office:value-type="string" office:string-value="  (fp_line (start -2.7991 -2.4003) (end -3.0988 -2.7) (layer ) (width ))" calcext:value-type="string" table:number-columns-spanned="6" table:number-rows-spanned="1">
            <text:p><text:s text:c="2"/>(fp_line (start -2.7991 -2.4003) (end -3.0988 -2.7) (layer ) (width ))</text:p>
          </table:table-cell>
          <table:covered-table-cell table:number-columns-repeated="4" table:style-name="ce64"/>
          <table:covered-table-cell table:style-name="ce77"/>
          <table:table-cell table:number-columns-repeated="1018"/>
        </table:table-row>
        <table:table-row table:style-name="ro3">
          <table:table-cell table:style-name="ce85" table:formula="of:=CONCATENATE(&quot;  (fp_line (start -2.509 -1.7501) (end -2.509 1.7501) (layer &quot;;[.K6];&quot;) (width &quot;;[.N6];&quot;))&quot;)" office:value-type="string" office:string-value="  (fp_line (start -2.509 -1.7501) (end -2.509 1.7501) (layer ) (width ))" calcext:value-type="string" table:number-columns-spanned="6" table:number-rows-spanned="1">
            <office:annotation draw:style-name="gr3" draw:text-style-name="P2" svg:width="2.899cm" svg:height="1.386cm" svg:x="15.596cm" svg:y="28.341cm" draw:caption-point-x="-0.61cm" draw:caption-point-y="1.51cm">
              <dc:date>2013-12-01T00:00:00</dc:date>
              <text:p text:style-name="P2"><text:span text:style-name="T1">Manually Place inside Polarity Tab</text:span></text:p>
            </office:annotation>
            <text:p><text:s text:c="2"/>(fp_line (start -2.509 -1.7501) (end -2.509 1.7501) (layer ) (width ))</text:p>
          </table:table-cell>
          <table:covered-table-cell table:number-columns-repeated="4" table:style-name="ce88"/>
          <table:covered-table-cell table:style-name="ce89"/>
          <table:table-cell table:number-columns-repeated="1018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TH-NRRV" table:style-name="ta3" table:protected="true">
        <loext:table-protection loext:select-protected-cells="true" loext:select-unprotected-cells="true"/>
        <table:shapes>
          <draw:frame draw:z-index="0" draw:name="Graphics 11" draw:style-name="gr1" draw:text-style-name="P1" svg:width="9.313cm" svg:height="7.699cm" svg:x="19.996cm" svg:y="0.001cm">
            <draw:image xlink:href="Pictures/200000090000246200001E14AA0D4156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Length</text:p>
          </table:table-cell>
          <table:covered-table-cell table:style-name="ce36"/>
          <table:table-cell table:style-name="ce55" office:value-type="float" office:value="5" calcext:value-type="float">
            <text:p>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3" calcext:value-type="float">
            <text:p>3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7" table:number-rows-spanned="1">
            <text:p>V1</text:p>
          </table:table-cell>
          <table:covered-table-cell table:number-columns-repeated="6" table:style-name="ce51"/>
          <table:table-cell table:style-name="ce51" table:number-columns-repeated="3"/>
          <table:table-cell/>
          <table:table-cell table:style-name="ce51" table:number-columns-repeated="3"/>
          <table:table-cell table:number-columns-repeated="1008"/>
          <table:table-cell table:style-name="Default" table:number-columns-repeated="2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7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7"/>
        </table:table-row>
        <table:table-row table:style-name="ro12"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X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7"/>
        </table:table-row>
        <table:table-row table:style-name="ro5">
          <table:table-cell table:style-name="ce42" table:formula="of:=(ROUND(PRODUCT(([.A31]/25.4);1000);0)*10)" office:value-type="float" office:value="590" calcext:value-type="float">
            <text:p>590</text:p>
          </table:table-cell>
          <table:table-cell table:style-name="ce42" table:formula="of:=(ROUND(PRODUCT(([.B31]/25.4);1000);0)*10)" office:value-type="float" office:value="980" calcext:value-type="float">
            <text:p>980</text:p>
          </table:table-cell>
          <table:table-cell table:style-name="ce59" table:formula="of:=CONCATENATE(&quot;DS&quot;; &quot; &quot;;&quot;-&quot;;[.B30];&quot; &quot;;&quot;-&quot;;[.A30];&quot; &quot;;[.B30];&quot; &quot;;&quot;-&quot;;[.A30];&quot; &quot;;[.F3];&quot; &quot;;[.E3])" office:value-type="string" office:string-value="DS -980 -590 980 -590 80 24" calcext:value-type="string" table:number-columns-spanned="3" table:number-rows-spanned="1">
            <text:p>DS -980 -590 980 -590 80 24</text:p>
          </table:table-cell>
          <table:covered-table-cell table:style-name="ce118"/>
          <table:covered-table-cell table:style-name="ce108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number-columns-repeated="1010"/>
          <table:table-cell table:style-name="Default" table:number-columns-repeated="7"/>
        </table:table-row>
        <table:table-row table:style-name="ro1">
          <table:table-cell table:style-name="ce43" table:formula="of:=[.C14]/2" office:value-type="float" office:value="1.5" calcext:value-type="float">
            <text:p>1.50</text:p>
          </table:table-cell>
          <table:table-cell table:style-name="ce43" table:formula="of:=[.C13]/2" office:value-type="float" office:value="2.5" calcext:value-type="float">
            <text:p>2.50</text:p>
          </table:table-cell>
          <table:table-cell table:style-name="ce60" table:formula="of:=CONCATENATE(&quot;DS&quot;; &quot; &quot;;[.B30];&quot; &quot;;&quot;-&quot;;[.A30];&quot; &quot;;[.B30];&quot; &quot;;[.A30];&quot; &quot;;[.F3];&quot; &quot;;[.E3])" office:value-type="string" office:string-value="DS 980 -590 980 590 80 24" calcext:value-type="string" table:number-columns-spanned="3" table:number-rows-spanned="1">
            <text:p>DS 980 -590 980 590 80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 table:number-columns-repeated="7"/>
        </table:table-row>
        <table:table-row table:style-name="ro1"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60" table:formula="of:=CONCATENATE(&quot;DS&quot;; &quot; &quot;;&quot;-&quot;;[.B30];&quot; &quot;;[.A30];&quot; &quot;;[.B30];&quot; &quot;;[.A30];&quot; &quot;;[.F3];&quot; &quot;;[.E3])" office:value-type="string" office:string-value="DS -980 590 980 590 80 24" calcext:value-type="string" table:number-columns-spanned="3" table:number-rows-spanned="1">
            <text:p>DS -980 590 980 590 80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number-columns-repeated="1010"/>
          <table:table-cell table:style-name="Default" table:number-columns-repeated="7"/>
        </table:table-row>
        <table:table-row table:style-name="ro1">
          <table:covered-table-cell table:number-columns-repeated="2" table:style-name="ce44"/>
          <table:table-cell table:style-name="ce117" table:formula="of:=CONCATENATE(&quot;DS&quot;; &quot; &quot;;&quot;-&quot;;[.B30];&quot; &quot;;&quot;-&quot;;[.A30];&quot; &quot;;&quot;-&quot;;[.B30];&quot; &quot;;[.A30];&quot; &quot;;[.F3];&quot; &quot;;[.E3])" office:value-type="string" office:string-value="DS -980 -590 -980 590 80 24" calcext:value-type="string" table:number-columns-spanned="3" table:number-rows-spanned="1">
            <text:p>DS -980 -590 -980 590 80 24</text:p>
          </table:table-cell>
          <table:covered-table-cell table:style-name="ce121"/>
          <table:covered-table-cell table:style-name="ce125"/>
          <table:table-cell table:style-name="ce127" office:value-type="string" calcext:value-type="string" table:number-columns-spanned="2" table:number-rows-spanned="1">
            <text:p>Drawing, Line</text:p>
          </table:table-cell>
          <table:covered-table-cell table:style-name="ce125"/>
          <table:table-cell table:number-columns-repeated="2"/>
          <table:table-cell table:style-name="Default"/>
          <table:table-cell table:number-columns-repeated="1007"/>
          <table:table-cell table:style-name="Default" table:number-columns-repeated="7"/>
        </table:table-row>
        <table:table-row table:style-name="ro1">
          <table:table-cell table:number-columns-repeated="1017"/>
          <table:table-cell table:style-name="Default" table:number-columns-repeated="7"/>
        </table:table-row>
        <table:table-row table:style-name="ro5">
          <table:table-cell table:style-name="ce40" office:value-type="string" calcext:value-type="string" table:number-columns-spanned="7" table:number-rows-spanned="1">
            <text:p>V2</text:p>
          </table:table-cell>
          <table:covered-table-cell table:number-columns-repeated="6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1"/>
          <table:table-cell table:style-name="Default" table:number-columns-repeated="7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7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7"/>
        </table:table-row>
        <table:table-row table:style-name="ro12">
          <table:table-cell table:style-name="ce41" office:value-type="string" calcext:value-type="string">
            <text:p>Y</text:p>
          </table:table-cell>
          <table:table-cell table:style-name="ce41" office:value-type="string" calcext:value-type="string">
            <text:p>X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7"/>
        </table:table-row>
        <table:table-row table:style-name="ro5">
          <table:table-cell table:style-name="ce46" table:formula="of:=([.A40])" office:value-type="float" office:value="1.5" calcext:value-type="float">
            <text:p>1.500000</text:p>
          </table:table-cell>
          <table:table-cell table:style-name="ce46" table:formula="of:=([.B40])" office:value-type="float" office:value="2.5" calcext:value-type="float">
            <text:p>2.500000</text:p>
          </table:table-cell>
          <table:table-cell table:style-name="ce59" table:formula="of:=CONCATENATE(&quot;DS&quot;; &quot; &quot;;&quot;-&quot;;[.B39];&quot; &quot;;&quot;-&quot;;[.A39];&quot; &quot;;[.B39];&quot; &quot;;&quot;-&quot;;[.A39];&quot; &quot;;[.G3];&quot; &quot;;[.E3])" office:value-type="string" office:string-value="DS -2.5 -1.5 2.5 -1.5 0.2 24" calcext:value-type="string" table:number-columns-spanned="3" table:number-rows-spanned="1">
            <text:p>DS -2.5 -1.5 2.5 -1.5 0.2 24</text:p>
          </table:table-cell>
          <table:covered-table-cell table:style-name="ce118"/>
          <table:covered-table-cell table:style-name="ce108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 table:style-name="ce59" table:formula="of:=CONCATENATE(fpLineStart;Minus;[.B39];Space;Minus;[.A39];End;[.B39];Space;Minus;[.A39];Layer;[.D3];Width;[.G3];&quot;))&quot;)" office:value-type="string" office:string-value="  (fp_line (start -2.5 -1.5) (end 2.5 -1.5) (layer Dwgs.User) (width 0.2))" calcext:value-type="string" table:number-columns-spanned="6" table:number-rows-spanned="1">
            <text:p><text:s text:c="2"/>(fp_line (start -2.5 -1.5) (end 2.5 -1.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7"/>
        </table:table-row>
        <table:table-row table:style-name="ro1">
          <table:table-cell table:style-name="ce43" table:formula="of:=[.C14]/2" office:value-type="float" office:value="1.5" calcext:value-type="float">
            <text:p>1.50</text:p>
          </table:table-cell>
          <table:table-cell table:style-name="ce43" table:formula="of:=[.C13]/2" office:value-type="float" office:value="2.5" calcext:value-type="float">
            <text:p>2.50</text:p>
          </table:table-cell>
          <table:table-cell table:style-name="ce60" table:formula="of:=CONCATENATE(&quot;DS&quot;; &quot; &quot;;[.B39];&quot; &quot;;&quot;-&quot;;[.A39];&quot; &quot;;[.B39];&quot; &quot;;[.A39];&quot; &quot;;[.G3];&quot; &quot;;[.E3])" office:value-type="string" office:string-value="DS 2.5 -1.5 2.5 1.5 0.2 24" calcext:value-type="string" table:number-columns-spanned="3" table:number-rows-spanned="1">
            <text:p>DS 2.5 -1.5 2.5 1.5 0.2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[.B39];Space;Minus;[.A39];End;[.B39];Space;[.A39];Layer;[.D3];Width;[.G3];&quot;))&quot;)" office:value-type="string" office:string-value="  (fp_line (start 2.5 -1.5) (end 2.5 1.5) (layer Dwgs.User) (width 0.2))" calcext:value-type="string" table:number-columns-spanned="6" table:number-rows-spanned="1">
            <text:p><text:s text:c="2"/>(fp_line (start 2.5 -1.5) (end 2.5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7"/>
        </table:table-row>
        <table:table-row table:style-name="ro1"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60" table:formula="of:=CONCATENATE(&quot;DS&quot;; &quot; &quot;;&quot;-&quot;;[.B39];&quot; &quot;;[.A39];&quot; &quot;;[.B39];&quot; &quot;;[.A39];&quot; &quot;;[.G3];&quot; &quot;;[.E3])" office:value-type="string" office:string-value="DS -2.5 1.5 2.5 1.5 0.2 24" calcext:value-type="string" table:number-columns-spanned="3" table:number-rows-spanned="1">
            <text:p>DS -2.5 1.5 2.5 1.5 0.2 24</text:p>
          </table:table-cell>
          <table:covered-table-cell table:style-name="ce131"/>
          <table:covered-table-cell table:style-name="ce92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 table:style-name="ce60" table:formula="of:=CONCATENATE(fpLineStart;Minus;[.B39];Space;[.A39];End;[.B39];Space;[.A39];Layer;[.D3];Width;[.G3];&quot;))&quot;)" office:value-type="string" office:string-value="  (fp_line (start -2.5 1.5) (end 2.5 1.5) (layer Dwgs.User) (width 0.2))" calcext:value-type="string" table:number-columns-spanned="6" table:number-rows-spanned="1">
            <text:p><text:s text:c="2"/>(fp_line (start -2.5 1.5) (end 2.5 1.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7"/>
        </table:table-row>
        <table:table-row table:style-name="ro1">
          <table:covered-table-cell table:number-columns-repeated="2" table:style-name="ce44"/>
          <table:table-cell table:style-name="ce117" table:formula="of:=CONCATENATE(&quot;DS&quot;; &quot; &quot;;&quot;-&quot;;[.B39];&quot; &quot;;&quot;-&quot;;[.A39];&quot; &quot;;&quot;-&quot;;[.B39];&quot; &quot;;[.A39];&quot; &quot;;[.G3];&quot; &quot;;[.E3])" office:value-type="string" office:string-value="DS -2.5 -1.5 -2.5 1.5 0.2 24" calcext:value-type="string" table:number-columns-spanned="3" table:number-rows-spanned="1">
            <text:p>DS -2.5 -1.5 -2.5 1.5 0.2 24</text:p>
          </table:table-cell>
          <table:covered-table-cell table:style-name="ce121"/>
          <table:covered-table-cell table:style-name="ce125"/>
          <table:table-cell table:style-name="ce127" office:value-type="string" calcext:value-type="string" table:number-columns-spanned="2" table:number-rows-spanned="1">
            <text:p>Drawing, Line</text:p>
          </table:table-cell>
          <table:covered-table-cell table:style-name="ce125"/>
          <table:table-cell table:style-name="ce117" table:formula="of:=CONCATENATE(fpLineStart;Minus;[.B39];Space;Minus;[.A39];End;Minus;[.B39];Space;[.A39];Layer;[.D3];Width;[.G3];&quot;))&quot;)" office:value-type="string" office:string-value="  (fp_line (start -2.5 -1.5) (end -2.5 1.5) (layer Dwgs.User) (width 0.2))" calcext:value-type="string" table:number-columns-spanned="6" table:number-rows-spanned="1">
            <text:p><text:s text:c="2"/>(fp_line (start -2.5 -1.5) (end -2.5 1.5) (layer Dwgs.User) (width 0.2))</text:p>
          </table:table-cell>
          <table:covered-table-cell table:number-columns-repeated="4" table:style-name="ce88"/>
          <table:covered-table-cell table:style-name="ce89"/>
          <table:table-cell table:number-columns-repeated="1004"/>
          <table:table-cell table:style-name="Default" table:number-columns-repeated="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PRRV" table:style-name="ta3">
        <table:table-column table:style-name="co2" table:default-cell-style-name="Default"/>
        <table:table-row table:style-name="ro1">
          <table:table-cell/>
        </table:table-row>
      </table:table>
      <table:table table:name="PTH-XTFV" table:style-name="ta3" table:protected="true">
        <loext:table-protection loext:select-protected-cells="true" loext:select-unprotected-cells="true"/>
        <table:shapes>
          <draw:frame draw:z-index="0" draw:name="Graphics 13" draw:style-name="gr1" draw:text-style-name="P1" svg:width="5.371cm" svg:height="8.043cm" svg:x="19.996cm" svg:y="0.001cm">
            <draw:image xlink:href="Pictures/20000009000014FC00001F6C0B986710.svm" xlink:type="simple" xlink:show="embed" xlink:actuate="onLoad">
              <text:p/>
            </draw:image>
          </draw:frame>
        </table:shapes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Width</text:p>
          </table:table-cell>
          <table:covered-table-cell table:style-name="ce36"/>
          <table:table-cell table:style-name="ce55" office:value-type="float" office:value="10" calcext:value-type="float">
            <text:p>10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Thickness</text:p>
          </table:table-cell>
          <table:covered-table-cell table:style-name="ce36"/>
          <table:table-cell table:style-name="ce55" office:value-type="float" office:value="4.7" calcext:value-type="float">
            <text:p>4.7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</text:p>
          </table:table-cell>
          <table:table-cell table:style-name="ce50" office:value-type="string" calcext:value-type="string" table:number-columns-spanned="5" table:number-rows-spanned="1">
            <text:p>Body Leng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A</text:p>
          </table:table-cell>
          <table:table-cell table:style-name="ce50" office:value-type="string" calcext:value-type="string" table:number-columns-spanned="5" table:number-rows-spanned="1">
            <text:p>Body Width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B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1B</text:p>
          </table:table-cell>
          <table:table-cell table:style-name="ce50" office:value-type="string" calcext:value-type="string" table:number-columns-spanned="5" table:number-rows-spanned="1">
            <text:p>(Body Wid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2A</text:p>
          </table:table-cell>
          <table:table-cell table:style-name="ce50" office:value-type="string" calcext:value-type="string" table:number-columns-spanned="5" table:number-rows-spanned="1">
            <text:p>(Body Length / 2) –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X2A</text:p>
          </table:table-cell>
          <table:table-cell table:style-name="ce50" office:value-type="string" calcext:value-type="string" table:number-columns-spanned="5" table:number-rows-spanned="1">
            <text:p>(Body Width / 2) + (2 * Line Width)</text:p>
          </table:table-cell>
          <table:covered-table-cell table:number-columns-repeated="4" table:style-name="ce50"/>
          <table:table-cell table:style-name="ce39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11" table:number-rows-spanned="1">
            <text:p>V1</text:p>
          </table:table-cell>
          <table:covered-table-cell table:number-columns-repeated="10" table:style-name="ce51"/>
          <table:table-cell table:style-name="ce51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3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3"/>
        </table:table-row>
        <table:table-row table:style-name="ro5">
          <table:table-cell table:style-name="ce42" table:formula="of:=(ROUND(PRODUCT(([.A35]/25.4);1000);0)*10)" office:value-type="float" office:value="1970" calcext:value-type="float">
            <text:p>1970</text:p>
          </table:table-cell>
          <table:table-cell table:style-name="ce42" table:formula="of:=(ROUND(PRODUCT(([.B35]/25.4);1000);0)*10)" office:value-type="float" office:value="930" calcext:value-type="float">
            <text:p>930</text:p>
          </table:table-cell>
          <table:table-cell table:style-name="ce42" table:formula="of:=(ROUND(PRODUCT(([.C35]/25.4);1000);0)*10)" office:value-type="float" office:value="1670" calcext:value-type="float">
            <text:p>1670</text:p>
          </table:table-cell>
          <table:table-cell table:style-name="ce42" table:formula="of:=(ROUND(PRODUCT(([.D35]/25.4);1000);0)*10)" office:value-type="float" office:value="630" calcext:value-type="float">
            <text:p>630</text:p>
          </table:table-cell>
          <table:table-cell table:style-name="ce42" table:formula="of:=(ROUND(PRODUCT(([.E35]/25.4);1000);0)*10)" office:value-type="float" office:value="1670" calcext:value-type="float">
            <text:p>1670</text:p>
          </table:table-cell>
          <table:table-cell table:style-name="ce42" table:formula="of:=(ROUND(PRODUCT(([.F35]/25.4);1000);0)*10)" office:value-type="float" office:value="1220" calcext:value-type="float">
            <text:p>1220</text:p>
          </table:table-cell>
          <table:table-cell table:style-name="ce59" table:formula="of:=CONCATENATE(&quot;DS&quot;; &quot; &quot;;&quot;-&quot;;[.B34];&quot; &quot;;&quot;-&quot;;[.A34];&quot; &quot;;[.B34];&quot; &quot;;&quot;-&quot;;[.A34];&quot; &quot;;[.F3];&quot; &quot;;[.E3])" office:value-type="string" office:string-value="DS -930 -1970 930 -1970 80 24" calcext:value-type="string" table:number-columns-spanned="3" table:number-rows-spanned="1">
            <text:p>DS -930 -1970 930 -1970 80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number-columns-repeated="1010"/>
          <table:table-cell table:style-name="Default" table:number-columns-repeated="3"/>
        </table:table-row>
        <table:table-row table:style-name="ro1">
          <table:table-cell table:style-name="ce43" table:formula="of:=[.C13]/2" office:value-type="float" office:value="5" calcext:value-type="float">
            <text:p>5.00</text:p>
          </table:table-cell>
          <table:table-cell table:style-name="ce43" table:formula="of:=[.C14]/2" office:value-type="float" office:value="2.35" calcext:value-type="float">
            <text:p>2.35</text:p>
          </table:table-cell>
          <table:table-cell table:style-name="ce43" table:formula="of:=MROUND((([.C13]/2)-(2*[.G4]));[.G9])" office:value-type="float" office:value="4.25" calcext:value-type="float">
            <text:p>4.25</text:p>
          </table:table-cell>
          <table:table-cell table:style-name="ce43" table:formula="of:=MROUND((([.C14]/2)-(2*[.G4]));[.G9])" office:value-type="float" office:value="1.6" calcext:value-type="float">
            <text:p>1.60</text:p>
          </table:table-cell>
          <table:table-cell table:style-name="ce94" table:formula="of:=MROUND((([.C13]/2)-(2*[.G6]));[.G9])" office:value-type="float" office:value="4.25" calcext:value-type="float">
            <text:p>4.25</text:p>
          </table:table-cell>
          <table:table-cell table:style-name="ce94" table:formula="of:=MROUND((([.C14]/2)+(2*[.G6]));[.G9])" office:value-type="float" office:value="3.1" calcext:value-type="float">
            <text:p>3.10</text:p>
          </table:table-cell>
          <table:table-cell table:style-name="ce60" table:formula="of:=CONCATENATE(&quot;DS&quot;; &quot; &quot;;[.B34];&quot; &quot;;&quot;-&quot;;[.A34];&quot; &quot;;[.B34];&quot; &quot;;[.A34];&quot; &quot;;[.F3];&quot; &quot;;[.E3])" office:value-type="string" office:string-value="DS 930 -1970 930 1970 80 24" calcext:value-type="string" table:number-columns-spanned="3" table:number-rows-spanned="1">
            <text:p>DS 930 -1970 930 19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 table:number-columns-repeated="3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34];&quot; &quot;;[.A34];&quot; &quot;;[.B34];&quot; &quot;;[.A34];&quot; &quot;;[.F3];&quot; &quot;;[.E3])" office:value-type="string" office:string-value="DS -930 1970 930 1970 80 24" calcext:value-type="string" table:number-columns-spanned="3" table:number-rows-spanned="1">
            <text:p>DS -930 1970 930 19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1010"/>
          <table:table-cell table:style-name="Default" table:number-columns-repeated="3"/>
        </table:table-row>
        <table:table-row table:style-name="ro1">
          <table:covered-table-cell table:number-columns-repeated="6" table:style-name="ce44"/>
          <table:table-cell table:style-name="ce60" table:formula="of:=CONCATENATE(&quot;DS&quot;; &quot; &quot;;&quot;-&quot;;[.B34];&quot; &quot;;&quot;-&quot;;[.A34];&quot; &quot;;&quot;-&quot;;[.B34];&quot; &quot;;[.A34];&quot; &quot;;[.F3];&quot; &quot;;[.E3])" office:value-type="string" office:string-value="DS -930 -1970 -930 1970 80 24" calcext:value-type="string" table:number-columns-spanned="3" table:number-rows-spanned="1">
            <text:p>DS -930 -1970 -930 1970 80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number-columns-repeated="2"/>
          <table:table-cell table:style-name="Default"/>
          <table:table-cell table:number-columns-repeated="1007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4" table:formula="of:=CONCATENATE(&quot;DS&quot;; &quot; &quot;;&quot;-&quot;;[.D34];&quot; &quot;;&quot;-&quot;;[.C34];&quot; &quot;;&quot;-&quot;;[.D34];&quot; &quot;;&quot;-&quot;;[.C34];&quot; &quot;;[.F4];&quot; &quot;;[.E4])" office:value-type="string" office:string-value="DS -630 -1670 -630 -1670 150 24" calcext:value-type="string" table:number-columns-spanned="3" table:number-rows-spanned="1">
            <text:p>DS -630 -1670 -630 -1670 150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number-columns-repeated="1010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5" table:formula="of:=CONCATENATE(&quot;DS&quot;;&quot; &quot;;&quot;-&quot;;[.F34];&quot; &quot;;&quot;-&quot;;[.E34];&quot; &quot;;&quot;-&quot;;[.F34];&quot; &quot;;&quot;-&quot;;[.E34];&quot; &quot;;[.F6];&quot; &quot;;[.E6])" office:value-type="string" office:string-value="DS -1220 -1670 -1220 -1670 150 21" calcext:value-type="string" table:number-columns-spanned="3" table:number-rows-spanned="1">
            <text:p>DS -1220 -1670 -1220 -1670 150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1"/>
          <table:table-cell table:number-columns-repeated="1010"/>
          <table:table-cell table:style-name="Default" table:number-columns-repeated="3"/>
        </table:table-row>
        <table:table-row table:style-name="ro1">
          <table:table-cell table:number-columns-repeated="1023"/>
          <table:table-cell table:style-name="Default"/>
        </table:table-row>
        <table:table-row table:style-name="ro5">
          <table:table-cell table:style-name="ce40" office:value-type="string" calcext:value-type="string" table:number-columns-spanned="11" table:number-rows-spanned="1">
            <text:p>V2</text:p>
          </table:table-cell>
          <table:covered-table-cell table:number-columns-repeated="10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3"/>
          <table:table-cell table:style-name="Default"/>
        </table:table-row>
        <table:table-row table:style-name="ro5">
          <table:table-cell table:style-name="ce40" office:value-type="string" calcext:value-type="string" table:number-columns-spanned="2" table:number-rows-spanned="1">
            <text:p>Body Outline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Assembly Polarity Mark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Silkscreen Polarity Mark</text:p>
          </table:table-cell>
          <table:covered-table-cell table:style-name="ce40"/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5"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style-name="ce40"/>
          <table:table-cell table:style-name="ce40" office:value-type="string" calcext:value-type="string" table:number-columns-spanned="2" table:number-rows-spanned="1">
            <text:p>Coordinates</text:p>
          </table:table-cell>
          <table:covered-table-cell table:number-columns-repeated="2"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12">
          <table:table-cell table:style-name="ce41" office:value-type="string" calcext:value-type="string">
            <text:p>Y1A</text:p>
          </table:table-cell>
          <table:table-cell table:style-name="ce41" office:value-type="string" calcext:value-type="string">
            <text:p>X1A</text:p>
          </table:table-cell>
          <table:table-cell table:style-name="ce41" office:value-type="string" calcext:value-type="string">
            <text:p>Y1B</text:p>
          </table:table-cell>
          <table:table-cell table:style-name="ce41" office:value-type="string" calcext:value-type="string">
            <text:p>X1B</text:p>
          </table:table-cell>
          <table:table-cell table:style-name="ce41" office:value-type="string" calcext:value-type="string">
            <text:p>Y2A</text:p>
          </table:table-cell>
          <table:table-cell table:style-name="ce41" office:value-type="string" calcext:value-type="string">
            <text:p>X2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3"/>
        </table:table-row>
        <table:table-row table:style-name="ro5">
          <table:table-cell table:style-name="ce46" table:formula="of:=([.A46])" office:value-type="float" office:value="5" calcext:value-type="float">
            <text:p>5.000000</text:p>
          </table:table-cell>
          <table:table-cell table:style-name="ce46" table:formula="of:=([.B46])" office:value-type="float" office:value="2.35" calcext:value-type="float">
            <text:p>2.350000</text:p>
          </table:table-cell>
          <table:table-cell table:style-name="ce46" table:formula="of:=([.C46])" office:value-type="float" office:value="4.25" calcext:value-type="float">
            <text:p>4.250000</text:p>
          </table:table-cell>
          <table:table-cell table:style-name="ce46" table:formula="of:=([.D46])" office:value-type="float" office:value="1.6" calcext:value-type="float">
            <text:p>1.600000</text:p>
          </table:table-cell>
          <table:table-cell table:style-name="ce46" table:formula="of:=([.E46])" office:value-type="float" office:value="4.25" calcext:value-type="float">
            <text:p>4.250000</text:p>
          </table:table-cell>
          <table:table-cell table:style-name="ce46" table:formula="of:=([.F46])" office:value-type="float" office:value="3.1" calcext:value-type="float">
            <text:p>3.100000</text:p>
          </table:table-cell>
          <table:table-cell table:style-name="ce59" table:formula="of:=CONCATENATE(&quot;DS&quot;; &quot; &quot;;&quot;-&quot;;[.B45];&quot; &quot;;&quot;-&quot;;[.A45];&quot; &quot;;[.B45];&quot; &quot;;&quot;-&quot;;[.A45];&quot; &quot;;[.G3];&quot; &quot;;[.E3])" office:value-type="string" office:string-value="DS -2.35 -5 2.35 -5 0.2 24" calcext:value-type="string" table:number-columns-spanned="3" table:number-rows-spanned="1">
            <text:p>DS -2.35 -5 2.35 -5 0.2 24</text:p>
          </table:table-cell>
          <table:covered-table-cell table:number-columns-repeated="2" table:style-name="ce59"/>
          <table:table-cell table:style-name="ce66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8"/>
          <table:table-cell table:style-name="ce59" table:formula="of:=CONCATENATE(fpLineStart;Minus;[.B45];Space;Minus;[.A45];End;[.B45];Space;Minus;[.A45];Layer;[.D3];Width;[.G3];&quot;))&quot;)" office:value-type="string" office:string-value="  (fp_line (start -2.35 -5) (end 2.35 -5) (layer Dwgs.User) (width 0.2))" calcext:value-type="string" table:number-columns-spanned="6" table:number-rows-spanned="1">
            <text:p><text:s text:c="2"/>(fp_line (start -2.35 -5) (end 2.35 -5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43" table:formula="of:=[.C13]/2" office:value-type="float" office:value="5" calcext:value-type="float">
            <text:p>5.00</text:p>
          </table:table-cell>
          <table:table-cell table:style-name="ce43" table:formula="of:=[.C14]/2" office:value-type="float" office:value="2.35" calcext:value-type="float">
            <text:p>2.35</text:p>
          </table:table-cell>
          <table:table-cell table:style-name="ce43" table:formula="of:=MROUND((([.C13]/2)-(2*[.G4]));[.G9])" office:value-type="float" office:value="4.25" calcext:value-type="float">
            <text:p>4.25</text:p>
          </table:table-cell>
          <table:table-cell table:style-name="ce43" table:formula="of:=MROUND((([.C14]/2)-(2*[.G4]));[.G9])" office:value-type="float" office:value="1.6" calcext:value-type="float">
            <text:p>1.60</text:p>
          </table:table-cell>
          <table:table-cell table:style-name="ce94" table:formula="of:=MROUND((([.C13]/2)-(2*[.G6]));[.G9])" office:value-type="float" office:value="4.25" calcext:value-type="float">
            <text:p>4.25</text:p>
          </table:table-cell>
          <table:table-cell table:style-name="ce94" table:formula="of:=MROUND((([.C14]/2)+(2*[.G6]));[.G9])" office:value-type="float" office:value="3.1" calcext:value-type="float">
            <text:p>3.10</text:p>
          </table:table-cell>
          <table:table-cell table:style-name="ce60" table:formula="of:=CONCATENATE(&quot;DS&quot;; &quot; &quot;;[.B45];&quot; &quot;;&quot;-&quot;;[.A45];&quot; &quot;;[.B45];&quot; &quot;;[.A45];&quot; &quot;;[.G3];&quot; &quot;;[.E3])" office:value-type="string" office:string-value="DS 2.35 -5 2.35 5 0.2 24" calcext:value-type="string" table:number-columns-spanned="3" table:number-rows-spanned="1">
            <text:p>DS 2.35 -5 2.35 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[.B45];Space;Minus;[.A45];End;[.B45];Space;[.A45];Layer;[.D3];Width;[.G3];&quot;))&quot;)" office:value-type="string" office:string-value="  (fp_line (start 2.35 -5) (end 2.35 5) (layer Dwgs.User) (width 0.2))" calcext:value-type="string" table:number-columns-spanned="6" table:number-rows-spanned="1">
            <text:p><text:s text:c="2"/>(fp_line (start 2.35 -5) (end 2.35 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44" table:number-columns-spanned="1" table:number-rows-spanned="4"/>
          <table:table-cell table:style-name="ce60" table:formula="of:=CONCATENATE(&quot;DS&quot;; &quot; &quot;;&quot;-&quot;;[.B45];&quot; &quot;;[.A45];&quot; &quot;;[.B45];&quot; &quot;;[.A45];&quot; &quot;;[.G3];&quot; &quot;;[.E3])" office:value-type="string" office:string-value="DS -2.35 5 2.35 5 0.2 24" calcext:value-type="string" table:number-columns-spanned="3" table:number-rows-spanned="1">
            <text:p>DS -2.35 5 2.35 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5];Space;[.A45];End;[.B45];Space;[.A45];Layer;[.D3];Width;[.G3];&quot;))&quot;)" office:value-type="string" office:string-value="  (fp_line (start -2.35 5) (end 2.35 5) (layer Dwgs.User) (width 0.2))" calcext:value-type="string" table:number-columns-spanned="6" table:number-rows-spanned="1">
            <text:p><text:s text:c="2"/>(fp_line (start -2.35 5) (end 2.35 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4"/>
          <table:table-cell table:style-name="ce60" table:formula="of:=CONCATENATE(&quot;DS&quot;; &quot; &quot;;&quot;-&quot;;[.B45];&quot; &quot;;&quot;-&quot;;[.A45];&quot; &quot;;&quot;-&quot;;[.B45];&quot; &quot;;[.A45];&quot; &quot;;[.G3];&quot; &quot;;[.E3])" office:value-type="string" office:string-value="DS -2.35 -5 -2.35 5 0.2 24" calcext:value-type="string" table:number-columns-spanned="3" table:number-rows-spanned="1">
            <text:p>DS -2.35 -5 -2.35 5 0.2 24</text:p>
          </table:table-cell>
          <table:covered-table-cell table:number-columns-repeated="2" table:style-name="ce60"/>
          <table:table-cell table:style-name="ce67" table:formula="of:=CONCATENATE([.D3];&quot;, &quot;;&quot;Line&quot;)" office:value-type="string" office:string-value="Dwgs.User, Line" calcext:value-type="string" table:number-columns-spanned="2" table:number-rows-spanned="1">
            <text:p>Dwgs.User, Line</text:p>
          </table:table-cell>
          <table:covered-table-cell table:style-name="ce69"/>
          <table:table-cell table:style-name="ce60" table:formula="of:=CONCATENATE(fpLineStart;Minus;[.B45];Space;Minus;[.A45];End;Minus;[.B45];Space;[.A45];Layer;[.D3];Width;[.G3];&quot;))&quot;)" office:value-type="string" office:string-value="  (fp_line (start -2.35 -5) (end -2.35 5) (layer Dwgs.User) (width 0.2))" calcext:value-type="string" table:number-columns-spanned="6" table:number-rows-spanned="1">
            <text:p><text:s text:c="2"/>(fp_line (start -2.35 -5) (end -2.35 5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4" table:formula="of:=CONCATENATE(&quot;DS&quot;; &quot; &quot;;&quot;-&quot;;[.D45];&quot; &quot;;&quot;-&quot;;[.C45];&quot; &quot;;&quot;-&quot;;[.D45];&quot; &quot;;&quot;-&quot;;[.C45];&quot; &quot;;[.G4];&quot; &quot;;[.E4])" office:value-type="string" office:string-value="DS -1.6 -4.25 -1.6 -4.25 0.381 24" calcext:value-type="string" table:number-columns-spanned="3" table:number-rows-spanned="1">
            <text:p>DS -1.6 -4.25 -1.6 -4.25 0.381 24</text:p>
          </table:table-cell>
          <table:covered-table-cell table:number-columns-repeated="2" table:style-name="ce84"/>
          <table:table-cell table:style-name="ce86" table:formula="of:=CONCATENATE([.D3];&quot;, &quot;;&quot;Dot&quot;)" office:value-type="string" office:string-value="Dwgs.User, Dot" calcext:value-type="string" table:number-columns-spanned="2" table:number-rows-spanned="1">
            <text:p>Dwgs.User, Dot</text:p>
          </table:table-cell>
          <table:covered-table-cell table:style-name="ce70"/>
          <table:table-cell table:style-name="ce84" table:formula="of:=CONCATENATE(fpLineStart;Minus;[.D45];Space;Minus;[.C45];End;Minus;[.D45];Space;Minus;[.C45];Layer;[.D4];Width;[.G4];&quot;))&quot;)" office:value-type="string" office:string-value="  (fp_line (start -1.6 -4.25) (end -1.6 -4.25) (layer Dwgs.User) (width 0.381))" calcext:value-type="string" table:number-columns-spanned="6" table:number-rows-spanned="1">
            <text:p><text:s text:c="2"/>(fp_line (start -1.6 -4.25) (end -1.6 -4.25) (layer Dwgs.User) (width 0.381))</text:p>
          </table:table-cell>
          <table:covered-table-cell table:number-columns-repeated="4" table:style-name="ce64"/>
          <table:covered-table-cell table:style-name="ce77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6" table:style-name="ce45"/>
          <table:table-cell table:style-name="ce85" table:formula="of:=CONCATENATE(&quot;DS&quot;;&quot; &quot;;&quot;-&quot;;[.F45];&quot; &quot;;&quot;-&quot;;[.E45];&quot; &quot;;&quot;-&quot;;[.F45];&quot; &quot;;&quot;-&quot;;[.E45];&quot; &quot;;[.G6];&quot; &quot;;[.E6])" office:value-type="string" office:string-value="DS -3.1 -4.25 -3.1 -4.25 0.381 21" calcext:value-type="string" table:number-columns-spanned="3" table:number-rows-spanned="1">
            <text:p>DS -3.1 -4.25 -3.1 -4.25 0.381 21</text:p>
          </table:table-cell>
          <table:covered-table-cell table:number-columns-repeated="2" table:style-name="ce85"/>
          <table:table-cell table:style-name="ce85" table:formula="of:=CONCATENATE([.D6];&quot;, &quot;;&quot;Dot&quot;)" office:value-type="string" office:string-value="F.SilkS, Dot" calcext:value-type="string" table:number-columns-spanned="2" table:number-rows-spanned="1">
            <text:p>F.SilkS, Dot</text:p>
          </table:table-cell>
          <table:covered-table-cell table:style-name="ce72"/>
          <table:table-cell table:style-name="ce85" table:formula="of:=CONCATENATE(fpLineStart;Minus;[.F45];Space;Minus;[.E45];End;Minus;[.F45];Space;Minus;[.E45];Layer;[.D6];Width;[.G6];&quot;))&quot;)" office:value-type="string" office:string-value="  (fp_line (start -3.1 -4.25) (end -3.1 -4.25) (layer F.SilkS) (width 0.381))" calcext:value-type="string" table:number-columns-spanned="6" table:number-rows-spanned="1">
            <text:p><text:s text:c="2"/>(fp_line (start -3.1 -4.25) (end -3.1 -4.25) (layer F.SilkS) (width 0.381))</text:p>
          </table:table-cell>
          <table:covered-table-cell table:number-columns-repeated="4" table:style-name="ce75"/>
          <table:covered-table-cell table:style-name="ce79"/>
          <table:table-cell table:number-columns-repeated="1004"/>
          <table:table-cell table:style-name="Default" table:number-columns-repeated="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TO92" table:style-name="ta3" table:protected="true">
        <loext:table-protection loext:select-protected-cells="true" loext:select-unprotected-cells="true"/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40" office:value-type="string" calcext:value-type="string" table:number-columns-spanned="5" table:number-rows-spanned="1">
            <text:p>TO-92 Drawings &amp; Polarity Dot (V1)</text:p>
          </table:table-cell>
          <table:covered-table-cell table:number-columns-repeated="4" table:style-name="ce51"/>
          <table:table-cell table:style-name="ce51"/>
          <table:table-cell table:style-name="Default" table:number-columns-repeated="7"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5">
          <table:covered-table-cell table:style-name="ce40"/>
          <table:covered-table-cell table:number-columns-repeated="2"/>
          <table:covered-table-cell table:style-name="ce38"/>
          <table:covered-table-cell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12">
          <table:covered-table-cell table:style-name="ce40"/>
          <table:covered-table-cell table:number-columns-repeated="2"/>
          <table:covered-table-cell table:style-name="ce38"/>
          <table:covered-table-cell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5">
          <table:table-cell table:style-name="ce59" table:formula="of:=CONCATENATE(&quot;DS 787 -591 -787 -591&quot;;&quot; &quot;;[.F3];&quot; &quot;;[.E3])" office:value-type="string" office:string-value="DS 787 -591 -787 -591 80 24" calcext:value-type="string" table:number-columns-spanned="3" table:number-rows-spanned="1">
            <text:p>DS 787 -591 -787 -591 80 24</text:p>
          </table:table-cell>
          <table:covered-table-cell table:style-name="ce90"/>
          <table:covered-table-cell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-591 787 900&quot;;&quot; &quot;;[.F3];&quot; &quot;;[.E3])" office:value-type="string" office:string-value="DA 0 0 -591 787 900 80 24" calcext:value-type="string" table:number-columns-spanned="3" table:number-rows-spanned="1">
            <text:p>DA 0 0 -591 787 90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787 -591 900&quot;;&quot; &quot;;[.F3];&quot; &quot;;[.E3])" office:value-type="string" office:string-value="DA 0 0 787 -591 900 80 24" calcext:value-type="string" table:number-columns-spanned="3" table:number-rows-spanned="1">
            <text:p>DA 0 0 787 -591 90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0 984 900&quot;;&quot; &quot;;[.F3];&quot; &quot;;[.E3])" office:value-type="string" office:string-value="DA 0 0 0 984 900 80 24" calcext:value-type="string" table:number-columns-spanned="3" table:number-rows-spanned="1">
            <text:p>DA 0 0 0 984 90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984 0 900&quot;;&quot; &quot;;[.F3];&quot; &quot;;[.E3])" office:value-type="string" office:string-value="DA 0 0 984 0 900 80 24" calcext:value-type="string" table:number-columns-spanned="3" table:number-rows-spanned="1">
            <text:p>DA 0 0 984 0 900 80 24</text:p>
          </table:table-cell>
          <table:covered-table-cell table:style-name="ce90"/>
          <table:covered-table-cell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85" table:formula="of:=CONCATENATE(&quot;DS 988 -689 988 -689&quot;;&quot; &quot;;[.F6];&quot; &quot;;[.E6])" office:value-type="string" office:string-value="DS 988 -689 988 -689 150 21" calcext:value-type="string" table:number-columns-spanned="3" table:number-rows-spanned="1">
            <text:p>DS 988 -689 988 -689 150 21</text:p>
          </table:table-cell>
          <table:covered-table-cell table:style-name="ce98"/>
          <table:covered-table-cell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110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number-columns-repeated="6"/>
          <table:table-cell table:style-name="Default" table:number-columns-repeated="7"/>
          <table:table-cell table:number-columns-repeated="1004"/>
          <table:table-cell table:style-name="Default" table:number-columns-repeated="7"/>
        </table:table-row>
        <table:table-row table:style-name="ro5">
          <table:table-cell table:style-name="ce40" office:value-type="string" calcext:value-type="string" table:number-columns-spanned="5" table:number-rows-spanned="1">
            <text:p>TO-92 Drawings &amp; Polarity Dot (V2)</text:p>
          </table:table-cell>
          <table:covered-table-cell table:number-columns-repeated="4" table:style-name="ce51"/>
          <table:table-cell table:style-name="ce51"/>
          <table:table-cell table:style-name="Default" table:number-columns-repeated="7"/>
          <table:table-cell table:style-name="ce51"/>
          <table:table-cell table:number-columns-repeated="1003"/>
          <table:table-cell table:style-name="Default" table:number-columns-repeated="7"/>
        </table:table-row>
        <table:table-row table:style-name="ro5"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5">
          <table:covered-table-cell table:style-name="ce40"/>
          <table:covered-table-cell table:number-columns-repeated="2"/>
          <table:covered-table-cell table:style-name="ce38"/>
          <table:covered-table-cell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12">
          <table:covered-table-cell table:style-name="ce40"/>
          <table:covered-table-cell table:number-columns-repeated="2"/>
          <table:covered-table-cell table:style-name="ce38"/>
          <table:covered-table-cell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5">
          <table:table-cell table:style-name="ce59" table:formula="of:=CONCATENATE(&quot;DS 1.999 -1.5011 -1.999 -1.5011&quot;;&quot; &quot;;[.G3];&quot; &quot;;[.E3])" office:value-type="string" office:string-value="DS 1.999 -1.5011 -1.999 -1.5011 0.2 24" calcext:value-type="string" table:number-columns-spanned="3" table:number-rows-spanned="1">
            <text:p>DS 1.999 -1.5011 -1.999 -1.5011 0.2 24</text:p>
          </table:table-cell>
          <table:covered-table-cell table:number-columns-repeated="2" table:style-name="ce59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08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-1.5011 1.999 900&quot;;&quot; &quot;;[.G3];&quot; &quot;;[.E3])" office:value-type="string" office:string-value="DA 0 0 -1.5011 1.999 900 0.2 24" calcext:value-type="string" table:number-columns-spanned="3" table:number-rows-spanned="1">
            <text:p>DA 0 0 -1.5011 1.999 900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1.999 -1.5011 900&quot;;&quot; &quot;;[.G3];&quot; &quot;;[.E3])" office:value-type="string" office:string-value="DA 0 0 1.999 -1.5011 900 0.2 24" calcext:value-type="string" table:number-columns-spanned="3" table:number-rows-spanned="1">
            <text:p>DA 0 0 1.999 -1.5011 900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0 2.4994 900&quot;;&quot; &quot;;[.G3];&quot; &quot;;[.E3])" office:value-type="string" office:string-value="DA 0 0 0 2.4994 900 0.2 24" calcext:value-type="string" table:number-columns-spanned="3" table:number-rows-spanned="1">
            <text:p>DA 0 0 0 2.4994 900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60" table:formula="of:=CONCATENATE(&quot;DA 0 0 2.4994 0 900&quot;;&quot; &quot;;[.G3];&quot; &quot;;[.E3])" office:value-type="string" office:string-value="DA 0 0 2.4994 0 900 0.2 24" calcext:value-type="string" table:number-columns-spanned="3" table:number-rows-spanned="1">
            <text:p>DA 0 0 2.4994 0 900 0.2 24</text:p>
          </table:table-cell>
          <table:covered-table-cell table:number-columns-repeated="2" table:style-name="ce60"/>
          <table:table-cell table:style-name="ce91" office:value-type="string" calcext:value-type="string" table:number-columns-spanned="2" table:number-rows-spanned="1">
            <text:p>Drawing, Line</text:p>
          </table:table-cell>
          <table:covered-table-cell table:style-name="ce92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>
          <table:table-cell table:style-name="ce85" table:formula="of:=CONCATENATE(&quot;DS 2.5095 -1.7501 2.509 -1.7501&quot;;&quot; &quot;;[.G6];&quot; &quot;;[.E6])" office:value-type="string" office:string-value="DS 2.5095 -1.7501 2.509 -1.7501 0.381 21" calcext:value-type="string" table:number-columns-spanned="3" table:number-rows-spanned="1">
            <text:p>DS 2.5095 -1.7501 2.509 -1.7501 0.381 21</text:p>
          </table:table-cell>
          <table:covered-table-cell table:number-columns-repeated="2" table:style-name="ce85"/>
          <table:table-cell table:style-name="ce102" office:value-type="string" calcext:value-type="string" table:number-columns-spanned="2" table:number-rows-spanned="1">
            <text:p>Silkscreen, Dot</text:p>
          </table:table-cell>
          <table:covered-table-cell table:style-name="ce110"/>
          <table:table-cell/>
          <table:table-cell table:style-name="Default" table:number-columns-repeated="7"/>
          <table:table-cell table:number-columns-repeated="1002"/>
          <table:table-cell table:style-name="Default" table:number-columns-repeated="9"/>
        </table:table-row>
        <table:table-row table:style-name="ro3" table:number-rows-repeated="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40" office:value-type="string" calcext:value-type="string" table:number-columns-spanned="6" table:number-rows-spanned="1">
            <text:p>TO-92 Drawings &amp; Polarity Dot (S-expression)</text:p>
          </table:table-cell>
          <table:covered-table-cell table:number-columns-repeated="3" table:style-name="ce51"/>
          <table:covered-table-cell table:number-columns-repeated="2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covered-table-cell table:style-name="ce40"/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covered-table-cell table:style-name="ce40"/>
          <table:covered-table-cell table:number-columns-repeated="5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59" table:formula="of:=CONCATENATE(&quot;  (fp_line (start 1.999 -1.5011) (end -1.999 -1.5011) (layer &quot;;[.D3];&quot; (width &quot;;[.G3];&quot;))&quot;)" office:value-type="string" office:string-value="  (fp_line (start 1.999 -1.5011) (end -1.999 -1.5011) (layer Dwgs.User (width 0.2))" calcext:value-type="string" table:number-columns-spanned="6" table:number-rows-spanned="1">
            <text:p><text:s text:c="2"/>(fp_line (start 1.999 -1.5011) (end -1.999 -1.5011) (layer Dwgs.User (width 0.2))</text:p>
          </table:table-cell>
          <table:covered-table-cell table:number-columns-repeated="4" table:style-name="ce73"/>
          <table:covered-table-cell table:style-name="ce76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60" table:formula="of:=CONCATENATE(&quot;  (fp_arc (start 0 0) (end -1.5011 1.999) (angle 90) (layer &quot;;[.D3];&quot;) (width &quot;;[.G3];&quot;))&quot;)" office:value-type="string" office:string-value="  (fp_arc (start 0 0) (end -1.5011 1.999) (angle 90) (layer Dwgs.User) (width 0.2))" calcext:value-type="string" table:number-columns-spanned="6" table:number-rows-spanned="1">
            <text:p><text:s text:c="2"/>(fp_arc (start 0 0) (end -1.5011 1.999) (angle 90) (layer Dwgs.User) (width 0.2))</text:p>
          </table:table-cell>
          <table:covered-table-cell table:number-columns-repeated="4" table:style-name="ce129"/>
          <table:covered-table-cell table:style-name="ce77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60" table:formula="of:=CONCATENATE(&quot;  (fp_arc (start 0 0) (end 1.999 -1.5011) (angle 90) (layer &quot;;[.D3];&quot;) (width &quot;;[.G3];&quot;))&quot;)" office:value-type="string" office:string-value="  (fp_arc (start 0 0) (end 1.999 -1.5011) (angle 90) (layer Dwgs.User) (width 0.2))" calcext:value-type="string" table:number-columns-spanned="6" table:number-rows-spanned="1">
            <text:p><text:s text:c="2"/>(fp_arc (start 0 0) (end 1.999 -1.5011) (angle 90) (layer Dwgs.User) (width 0.2))</text:p>
          </table:table-cell>
          <table:covered-table-cell table:number-columns-repeated="4" table:style-name="ce64"/>
          <table:covered-table-cell table:style-name="ce77"/>
          <table:table-cell/>
          <table:table-cell table:style-name="Default" table:number-columns-repeated="6"/>
          <table:table-cell table:number-columns-repeated="1011"/>
        </table:table-row>
        <table:table-row table:style-name="ro3">
          <table:table-cell table:style-name="ce60" table:formula="of:=CONCATENATE(&quot;  (fp_arc (start 0 0) (end 0 2.4994) (angle 90) (layer &quot;;[.D3];&quot;) (width &quot;;[.G3];&quot;))&quot;)" office:value-type="string" office:string-value="  (fp_arc (start 0 0) (end 0 2.4994) (angle 90) (layer Dwgs.User) (width 0.2))" calcext:value-type="string" table:number-columns-spanned="6" table:number-rows-spanned="1">
            <text:p><text:s text:c="2"/>(fp_arc (start 0 0) (end 0 2.4994) (angle 90) (layer Dwgs.User) (width 0.2))</text:p>
          </table:table-cell>
          <table:covered-table-cell table:number-columns-repeated="4" table:style-name="ce64"/>
          <table:covered-table-cell table:style-name="ce77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60" table:formula="of:=CONCATENATE(&quot;  (fp_arc (start 0 0) (end 2.4994 0) (angle 90) (layer &quot;;[.D3];&quot;) (width &quot;;[.G3];&quot;))&quot;)" office:value-type="string" office:string-value="  (fp_arc (start 0 0) (end 2.4994 0) (angle 90) (layer Dwgs.User) (width 0.2))" calcext:value-type="string" table:number-columns-spanned="6" table:number-rows-spanned="1">
            <text:p><text:s text:c="2"/>(fp_arc (start 0 0) (end 2.4994 0) (angle 90) (layer Dwgs.User) (width 0.2))</text:p>
          </table:table-cell>
          <table:covered-table-cell table:number-columns-repeated="4" table:style-name="ce64"/>
          <table:covered-table-cell table:style-name="ce77"/>
          <table:table-cell table:number-columns-repeated="1018"/>
        </table:table-row>
        <table:table-row table:style-name="ro1">
          <table:table-cell table:style-name="ce85" table:formula="of:=CONCATENATE(&quot;  (fp_line (start 2.5095 -1.7501) (end 2.509 -1.7501) (layer &quot;;[.D6];&quot;) (width &quot;;[.G6];&quot;))&quot;)" office:value-type="string" office:string-value="  (fp_line (start 2.5095 -1.7501) (end 2.509 -1.7501) (layer F.SilkS) (width 0.381))" calcext:value-type="string" table:number-columns-spanned="6" table:number-rows-spanned="1">
            <text:p><text:s text:c="2"/>(fp_line (start 2.5095 -1.7501) (end 2.509 -1.7501) (layer F.SilkS) (width 0.381))</text:p>
          </table:table-cell>
          <table:covered-table-cell table:number-columns-repeated="4" table:style-name="ce88"/>
          <table:covered-table-cell table:style-name="ce89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XTFH" table:style-name="ta3">
        <table:table-column table:style-name="co2" table:default-cell-style-name="Default"/>
        <table:table-row table:style-name="ro1">
          <table:table-cell/>
        </table:table-row>
      </table:table>
      <table:table table:name="PTH-NADV" table:style-name="ta3" table:protected="true">
        <loext:table-protection loext:select-protected-cells="true" loext:select-unprotected-cells="true"/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Diameter</text:p>
          </table:table-cell>
          <table:covered-table-cell table:style-name="ce36"/>
          <table:table-cell table:style-name="ce55" office:value-type="float" office:value="9.15" calcext:value-type="float">
            <text:p>9.1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/X1A</text:p>
          </table:table-cell>
          <table:table-cell table:style-name="ce50" office:value-type="string" calcext:value-type="string" table:number-columns-spanned="5" table:number-rows-spanned="1">
            <text:p>Body Diameter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6" table:number-rows-spanned="1">
            <text:p>V1</text:p>
          </table:table-cell>
          <table:covered-table-cell table:number-columns-repeated="5" table:style-name="ce51"/>
          <table:table-cell table:style-name="ce51" table:number-columns-repeated="6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Coordinates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8"/>
        </table:table-row>
        <table:table-row table:style-name="ro12">
          <table:table-cell table:style-name="ce41" office:value-type="string" calcext:value-type="string">
            <text:p>Y1A/X1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8"/>
        </table:table-row>
        <table:table-row table:style-name="ro5">
          <table:table-cell table:style-name="ce42" table:formula="of:=(ROUND(PRODUCT(([.A29]/25.4);1000);0)*10)" office:value-type="float" office:value="1800" calcext:value-type="float">
            <text:p>1800</text:p>
          </table:table-cell>
          <table:table-cell table:style-name="ce66" table:formula="of:=CONCATENATE(&quot;DC&quot;; &quot; &quot;;&quot;0&quot;;&quot; &quot;;&quot;0&quot;;&quot; &quot;;[.A28];&quot; &quot;;&quot;0&quot;;&quot; &quot;;[.F3];&quot; &quot;;[.E3])" office:value-type="string" office:string-value="DC 0 0 1800 0 80 24" calcext:value-type="string" table:number-columns-spanned="3" table:number-rows-spanned="1">
            <text:p>DC 0 0 1800 0 80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number-columns-repeated="1010"/>
          <table:table-cell table:style-name="Default" table:number-columns-repeated="8"/>
        </table:table-row>
        <table:table-row table:style-name="ro1">
          <table:table-cell table:style-name="ce43" table:formula="of:=[.C13]/2" office:value-type="float" office:value="4.575" calcext:value-type="float">
            <text:p>4.58</text:p>
          </table:table-cell>
          <table:table-cell table:style-name="ce137" table:number-columns-spanned="3" table:number-rows-spanned="1"/>
          <table:covered-table-cell table:style-name="ce132"/>
          <table:covered-table-cell table:style-name="ce138"/>
          <table:table-cell table:style-name="ce134" table:number-columns-spanned="2" table:number-rows-spanned="1"/>
          <table:covered-table-cell table:style-name="ce138"/>
          <table:table-cell table:number-columns-repeated="1010"/>
          <table:table-cell table:style-name="Default" table:number-columns-repeated="8"/>
        </table:table-row>
        <table:table-row table:style-name="ro1">
          <table:table-cell table:number-columns-repeated="1016"/>
          <table:table-cell table:style-name="Default" table:number-columns-repeated="8"/>
        </table:table-row>
        <table:table-row table:style-name="ro5">
          <table:table-cell table:style-name="ce40" office:value-type="string" calcext:value-type="string" table:number-columns-spanned="6" table:number-rows-spanned="1">
            <text:p>V2</text:p>
          </table:table-cell>
          <table:covered-table-cell table:number-columns-repeated="5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1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Coordinates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8"/>
        </table:table-row>
        <table:table-row table:style-name="ro12">
          <table:table-cell table:style-name="ce41" office:value-type="string" calcext:value-type="string">
            <text:p>Y1A/X1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8"/>
        </table:table-row>
        <table:table-row table:style-name="ro5">
          <table:table-cell table:style-name="ce46" table:formula="of:=([.A36])" office:value-type="float" office:value="4.575" calcext:value-type="float">
            <text:p>4.575000</text:p>
          </table:table-cell>
          <table:table-cell table:style-name="ce66" table:formula="of:=CONCATENATE(&quot;DC&quot;; &quot; &quot;;&quot;0&quot;;&quot; &quot;;&quot;0&quot;;&quot; &quot;;[.A35];&quot; &quot;;&quot;0&quot;;&quot; &quot;;[.G3];&quot; &quot;;[.E3])" office:value-type="string" office:string-value="DC 0 0 4.575 0 0.2 24" calcext:value-type="string" table:number-columns-spanned="3" table:number-rows-spanned="1">
            <text:p>DC 0 0 4.575 0 0.2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style-name="ce59" table:formula="of:=CONCATENATE(fpCircleCenter;Zero;Space;Zero;End;[.A35];Space;Zero;Layer;[.D3];Width;[.G3];&quot;))&quot;)" office:value-type="string" office:string-value="  (fp_circle (center 0 0) (end 4.575 0) (layer Dwgs.User) (width 0.2))" calcext:value-type="string" table:number-columns-spanned="6" table:number-rows-spanned="1">
            <text:p><text:s text:c="2"/>(fp_circle (center 0 0) (end 4.575 0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8"/>
        </table:table-row>
        <table:table-row table:style-name="ro1">
          <table:table-cell table:style-name="ce43" table:formula="of:=[.C13]/2" office:value-type="float" office:value="4.575" calcext:value-type="float">
            <text:p>4.58</text:p>
          </table:table-cell>
          <table:table-cell table:style-name="ce137" table:number-columns-spanned="3" table:number-rows-spanned="1"/>
          <table:covered-table-cell table:style-name="ce132"/>
          <table:covered-table-cell table:style-name="ce138"/>
          <table:table-cell table:style-name="ce134" table:number-columns-spanned="2" table:number-rows-spanned="1"/>
          <table:covered-table-cell table:style-name="ce138"/>
          <table:table-cell table:style-name="ce139"/>
          <table:table-cell table:style-name="ce140" table:number-columns-repeated="4"/>
          <table:table-cell table:style-name="ce71"/>
          <table:table-cell table:number-columns-repeated="1004"/>
          <table:table-cell table:style-name="Default" table:number-columns-repeated="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PADV" table:style-name="ta3" table:protected="true">
        <loext:table-protection loext:select-protected-cells="true" loext:select-unprotected-cells="true"/>
        <table:table-column table:style-name="co16" table:number-columns-repeated="26" table:default-cell-style-name="ce31"/>
        <table:table-column table:style-name="co2" table:number-columns-repeated="998" table:default-cell-style-name="ce31"/>
        <table:table-row table:style-name="ro5">
          <table:table-cell table:style-name="ce32" office:value-type="string" calcext:value-type="string" table:number-columns-spanned="7" table:number-rows-spanned="1">
            <text:p>Options (V1/V2/S-expression)</text:p>
          </table:table-cell>
          <table:covered-table-cell/>
          <table:covered-table-cell table:number-columns-repeated="5" table:style-name="ce41"/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11">
          <table:table-cell table:number-columns-spanned="2" table:number-rows-spanned="1"/>
          <table:covered-table-cell/>
          <table:table-cell table:style-name="ce41" office:value-type="string" calcext:value-type="string">
            <text:p>Value (mm)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Layer (V1/V2)</text:p>
          </table:table-cell>
          <table:table-cell table:style-name="ce41" office:value-type="string" calcext:value-type="string">
            <text:p>Value (mil)</text:p>
          </table:table-cell>
          <table:table-cell table:style-name="ce41" office:value-type="string" calcext:value-type="string">
            <text:p>Value (mm)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3]=&quot;Dwgs.User&quot;;24;IF([.D3]=&quot;B.Adhes&quot;;16;IF([.D3]=&quot;F.Adhes&quot;;17;IF([.D3]=&quot;B.Paste&quot;;18;IF([.D3]=&quot;F.Paste&quot;;19;IF([.D3]=&quot;B.SilkS&quot;;20;IF([.D3]=&quot;F.SilkS&quot;;21;IF([.D3]=&quot;Cmts.User&quot;;25;IF([.D3]=&quot;Eco1.User&quot;;26;IF([.D3]=&quot;Eco2.User&quot;;27;IF([.D3]=&quot;Edge.Cuts&quot;;28)))))))))))" office:value-type="float" office:value="24" calcext:value-type="float">
            <text:p>24</text:p>
          </table:table-cell>
          <table:table-cell table:style-name="ce63" table:formula="of:=(ROUND(PRODUCT(([.C3]/25.4);1000);0)*10)" office:value-type="float" office:value="80" calcext:value-type="float">
            <text:p>80</text:p>
          </table:table-cell>
          <table:table-cell table:style-name="ce46" table:formula="of:=([.C3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Outline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Dwgs.User</text:p>
          </table:table-cell>
          <table:table-cell table:style-name="ce57" table:formula="of:=IF([.D4]=&quot;Dwgs.User&quot;;24;IF([.D4]=&quot;B.Adhes&quot;;16;IF([.D4]=&quot;F.Adhes&quot;;17;IF([.D4]=&quot;B.Paste&quot;;18;IF([.D4]=&quot;F.Paste&quot;;19;IF([.D4]=&quot;B.SilkS&quot;;20;IF([.D4]=&quot;F.SilkS&quot;;21;IF([.D4]=&quot;Cmts.User&quot;;25;IF([.D4]=&quot;Eco1.User&quot;;26;IF([.D4]=&quot;Eco2.User&quot;;27;IF([.D4]=&quot;Edge.Cuts&quot;;28)))))))))))" office:value-type="float" office:value="24" calcext:value-type="float">
            <text:p>24</text:p>
          </table:table-cell>
          <table:table-cell table:style-name="ce63" table:formula="of:=(ROUND(PRODUCT(([.C4]/25.4);1000);0)*10)" office:value-type="float" office:value="150" calcext:value-type="float">
            <text:p>150</text:p>
          </table:table-cell>
          <table:table-cell table:style-name="ce46" table:formula="of:=([.C4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Line</text:p>
          </table:table-cell>
          <table:covered-table-cell table:style-name="ce48"/>
          <table:table-cell table:style-name="ce52" office:value-type="float" office:value="0.2" calcext:value-type="float">
            <text:p>0.2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5]=&quot;Dwgs.User&quot;;24;IF([.D5]=&quot;B.Adhes&quot;;16;IF([.D5]=&quot;F.Adhes&quot;;17;IF([.D5]=&quot;B.Paste&quot;;18;IF([.D5]=&quot;F.Paste&quot;;19;IF([.D5]=&quot;B.SilkS&quot;;20;IF([.D5]=&quot;F.SilkS&quot;;21;IF([.D5]=&quot;Cmts.User&quot;;25;IF([.D5]=&quot;Eco1.User&quot;;26;IF([.D5]=&quot;Eco2.User&quot;;27;IF([.D5]=&quot;Edge.Cuts&quot;;28)))))))))))" office:value-type="float" office:value="21" calcext:value-type="float">
            <text:p>21</text:p>
          </table:table-cell>
          <table:table-cell table:style-name="ce63" table:formula="of:=(ROUND(PRODUCT(([.C5]/25.4);1000);0)*10)" office:value-type="float" office:value="80" calcext:value-type="float">
            <text:p>80</text:p>
          </table:table-cell>
          <table:table-cell table:style-name="ce46" table:formula="of:=([.C5])" office:value-type="float" office:value="0.2" calcext:value-type="float">
            <text:p>0.200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Silkscreen.Mark</text:p>
          </table:table-cell>
          <table:covered-table-cell table:style-name="ce48"/>
          <table:table-cell table:style-name="ce53" table:content-validation-name="val1" office:value-type="float" office:value="0.381" calcext:value-type="float">
            <text:p>0.381</text:p>
          </table:table-cell>
          <table:table-cell table:style-name="ce54" table:content-validation-name="val25" office:value-type="string" calcext:value-type="string">
            <text:p>F.SilkS</text:p>
          </table:table-cell>
          <table:table-cell table:style-name="ce57" table:formula="of:=IF([.D6]=&quot;Dwgs.User&quot;;24;IF([.D6]=&quot;B.Adhes&quot;;16;IF([.D6]=&quot;F.Adhes&quot;;17;IF([.D6]=&quot;B.Paste&quot;;18;IF([.D6]=&quot;F.Paste&quot;;19;IF([.D6]=&quot;B.SilkS&quot;;20;IF([.D6]=&quot;F.SilkS&quot;;21;IF([.D6]=&quot;Cmts.User&quot;;25;IF([.D6]=&quot;Eco1.User&quot;;26;IF([.D6]=&quot;Eco2.User&quot;;27;IF([.D6]=&quot;Edge.Cuts&quot;;28)))))))))))" office:value-type="float" office:value="21" calcext:value-type="float">
            <text:p>21</text:p>
          </table:table-cell>
          <table:table-cell table:style-name="ce63" table:formula="of:=(ROUND(PRODUCT(([.C6]/25.4);1000);0)*10)" office:value-type="float" office:value="150" calcext:value-type="float">
            <text:p>150</text:p>
          </table:table-cell>
          <table:table-cell table:style-name="ce46" table:formula="of:=([.C6])" office:value-type="float" office:value="0.381" calcext:value-type="float">
            <text:p>0.381000</text:p>
          </table:table-cell>
          <table:table-cell table:number-columns-repeated="4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Line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4" table:content-validation-name="val25" office:value-type="string" calcext:value-type="string">
            <text:p>Cmts.User</text:p>
          </table:table-cell>
          <table:table-cell table:style-name="ce57" table:formula="of:=IF([.D7]=&quot;Dwgs.User&quot;;24;IF([.D7]=&quot;B.Adhes&quot;;16;IF([.D7]=&quot;F.Adhes&quot;;17;IF([.D7]=&quot;B.Paste&quot;;18;IF([.D7]=&quot;F.Paste&quot;;19;IF([.D7]=&quot;B.SilkS&quot;;20;IF([.D7]=&quot;F.SilkS&quot;;21;IF([.D7]=&quot;Cmts.User&quot;;25;IF([.D7]=&quot;Eco1.User&quot;;26;IF([.D7]=&quot;Eco2.User&quot;;27;IF([.D7]=&quot;Edge.Cuts&quot;;28)))))))))))" office:value-type="float" office:value="25" calcext:value-type="float">
            <text:p>25</text:p>
          </table:table-cell>
          <table:table-cell table:style-name="ce63" table:formula="of:=(ROUND(PRODUCT(([.C7]/25.4);1000);0)*10)" office:value-type="float" office:value="20" calcext:value-type="float">
            <text:p>20</text:p>
          </table:table-cell>
          <table:table-cell table:style-name="ce46" table:formula="of:=([.C7])" office:value-type="float" office:value="0.05" calcext:value-type="float">
            <text:p>0.050000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table:style-name="ce51"/>
          <table:table-cell table:number-columns-repeated="4"/>
          <table:table-cell table:style-name="ce51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Courtyard.Excess</text:p>
          </table:table-cell>
          <table:covered-table-cell table:style-name="ce48"/>
          <table:table-cell table:style-name="ce54" table:content-validation-name="val2" office:value-type="float" office:value="0.25" calcext:value-type="float">
            <text:p>0.25</text:p>
          </table:table-cell>
          <table:table-cell table:style-name="ce56"/>
          <table:table-cell table:style-name="ce58"/>
          <table:table-cell table:style-name="ce63" table:formula="of:=(ROUND(PRODUCT(([.C8]/25.4);1000);0)*10)" office:value-type="float" office:value="100" calcext:value-type="float">
            <text:p>100</text:p>
          </table:table-cell>
          <table:table-cell table:style-name="ce46" table:formula="of:=([.C8])" office:value-type="float" office:value="0.25" calcext:value-type="float">
            <text:p>0.250000</text:p>
          </table:table-cell>
          <table:table-cell office:value-type="string" calcext:value-type="string">
            <text:p>Not Used</text:p>
          </table:table-cell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4" office:value-type="string" calcext:value-type="string" table:number-columns-spanned="2" table:number-rows-spanned="1">
            <text:p>Rounding.Factor</text:p>
          </table:table-cell>
          <table:covered-table-cell table:style-name="ce48"/>
          <table:table-cell table:style-name="ce52" office:value-type="float" office:value="0.05" calcext:value-type="float">
            <text:p>0.05</text:p>
          </table:table-cell>
          <table:table-cell table:style-name="ce56"/>
          <table:table-cell table:style-name="ce58"/>
          <table:table-cell table:style-name="ce63"/>
          <table:table-cell table:style-name="ce46" table:formula="of:=([.C9])" office:value-type="float" office:value="0.05" calcext:value-type="float">
            <text:p>0.050000</text:p>
          </table:table-cell>
          <table:table-cell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2" office:value-type="string" calcext:value-type="string" table:number-columns-spanned="3" table:number-rows-spanned="1">
            <text:p>Required Data</text:p>
          </table:table-cell>
          <table:covered-table-cell table:style-name="ce38"/>
          <table:covered-table-cell table:style-name="ce41"/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5" table:number-columns-spanned="2" table:number-rows-spanned="1"/>
          <table:covered-table-cell table:style-name="ce38"/>
          <table:table-cell table:style-name="ce41" office:value-type="string" calcext:value-type="string">
            <text:p>Value (mm)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6" office:value-type="string" calcext:value-type="string" table:number-columns-spanned="2" table:number-rows-spanned="1">
            <text:p>Body.Diameter</text:p>
          </table:table-cell>
          <table:covered-table-cell table:style-name="ce36"/>
          <table:table-cell table:style-name="ce55" office:value-type="float" office:value="9.15" calcext:value-type="float">
            <text:p>9.15</text:p>
          </table:table-cell>
          <table:table-cell table:number-columns-repeated="5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number-columns-repeated="8"/>
          <table:table-cell table:style-name="ce51" table:number-columns-repeated="5"/>
          <table:table-cell/>
          <table:table-cell table:style-name="ce51" table:number-columns-repeated="3"/>
          <table:table-cell table:number-columns-repeated="1007"/>
        </table:table-row>
        <table:table-row table:style-name="ro5">
          <table:table-cell table:style-name="ce37" office:value-type="string" calcext:value-type="string" table:number-columns-spanned="2" table:number-rows-spanned="1">
            <text:p>Generated Result</text:p>
          </table:table-cell>
          <table:covered-table-cell table:style-name="ce32"/>
          <table:table-cell table:style-name="ce32" office:value-type="string" calcext:value-type="string">
            <text:p>Yes/No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Body Outline</text:p>
          </table:table-cell>
          <table:covered-table-cell table:style-name="ce49"/>
          <table:table-cell table:style-name="ce49"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ins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Polarity Mark(s)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2" table:number-rows-spanned="1">
            <text:p>Courtyard</text:p>
          </table:table-cell>
          <table:covered-table-cell table:style-name="ce49"/>
          <table:table-cell table:style-name="ce49"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Coord</text:p>
          </table:table-cell>
          <table:table-cell table:style-name="ce32" office:value-type="string" calcext:value-type="string" table:number-columns-spanned="5" table:number-rows-spanned="1">
            <text:p>Calculation</text:p>
          </table:table-cell>
          <table:covered-table-cell table:style-name="ce32"/>
          <table:covered-table-cell table:number-columns-repeated="3"/>
          <table:table-cell table:style-name="ce32" office:value-type="string" calcext:value-type="string">
            <text:p>Rounding</text:p>
          </table:table-cell>
          <table:table-cell table:number-columns-repeated="1017"/>
        </table:table-row>
        <table:table-row table:style-name="ro1">
          <table:table-cell table:style-name="ce39" office:value-type="string" calcext:value-type="string">
            <text:p>Y1A/X1A</text:p>
          </table:table-cell>
          <table:table-cell table:style-name="ce50" office:value-type="string" calcext:value-type="string" table:number-columns-spanned="5" table:number-rows-spanned="1">
            <text:p>Body Diameter / 2</text:p>
          </table:table-cell>
          <table:covered-table-cell table:number-columns-repeated="4" table:style-name="ce50"/>
          <table:table-cell table:style-name="ce39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40" office:value-type="string" calcext:value-type="string" table:number-columns-spanned="6" table:number-rows-spanned="1">
            <text:p>V1</text:p>
          </table:table-cell>
          <table:covered-table-cell table:number-columns-repeated="5" table:style-name="ce51"/>
          <table:table-cell table:style-name="ce51" table:number-columns-repeated="6"/>
          <table:table-cell/>
          <table:table-cell table:style-name="ce51" table:number-columns-repeated="3"/>
          <table:table-cell table:number-columns-repeated="1008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number-columns-repeated="1010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Coordinates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8"/>
        </table:table-row>
        <table:table-row table:style-name="ro12">
          <table:table-cell table:style-name="ce41" office:value-type="string" calcext:value-type="string">
            <text:p>Y1A/X1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table-cell table:number-columns-repeated="1010"/>
          <table:table-cell table:style-name="Default" table:number-columns-repeated="8"/>
        </table:table-row>
        <table:table-row table:style-name="ro5">
          <table:table-cell table:style-name="ce42" table:formula="of:=(ROUND(PRODUCT(([.A29]/25.4);1000);0)*10)" office:value-type="float" office:value="1800" calcext:value-type="float">
            <text:p>1800</text:p>
          </table:table-cell>
          <table:table-cell table:style-name="ce66" table:formula="of:=CONCATENATE(&quot;DC&quot;; &quot; &quot;;&quot;0&quot;;&quot; &quot;;&quot;0&quot;;&quot; &quot;;[.A28];&quot; &quot;;&quot;0&quot;;&quot; &quot;;[.F3];&quot; &quot;;[.E3])" office:value-type="string" office:string-value="DC 0 0 1800 0 80 24" calcext:value-type="string" table:number-columns-spanned="3" table:number-rows-spanned="1">
            <text:p>DC 0 0 1800 0 80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number-columns-repeated="1010"/>
          <table:table-cell table:style-name="Default" table:number-columns-repeated="8"/>
        </table:table-row>
        <table:table-row table:style-name="ro1">
          <table:table-cell table:style-name="ce43" table:formula="of:=[.C13]/2" office:value-type="float" office:value="4.575" calcext:value-type="float">
            <text:p>4.58</text:p>
          </table:table-cell>
          <table:table-cell table:style-name="ce137" table:number-columns-spanned="3" table:number-rows-spanned="1"/>
          <table:covered-table-cell table:style-name="ce132"/>
          <table:covered-table-cell table:style-name="ce138"/>
          <table:table-cell table:style-name="ce134" table:number-columns-spanned="2" table:number-rows-spanned="1"/>
          <table:covered-table-cell table:style-name="ce138"/>
          <table:table-cell table:number-columns-repeated="1010"/>
          <table:table-cell table:style-name="Default" table:number-columns-repeated="8"/>
        </table:table-row>
        <table:table-row table:style-name="ro1">
          <table:table-cell table:number-columns-repeated="1016"/>
          <table:table-cell table:style-name="Default" table:number-columns-repeated="8"/>
        </table:table-row>
        <table:table-row table:style-name="ro5">
          <table:table-cell table:style-name="ce40" office:value-type="string" calcext:value-type="string" table:number-columns-spanned="6" table:number-rows-spanned="1">
            <text:p>V2</text:p>
          </table:table-cell>
          <table:covered-table-cell table:number-columns-repeated="5" table:style-name="ce51"/>
          <table:table-cell table:style-name="ce40" office:value-type="string" calcext:value-type="string" table:number-columns-spanned="6" table:number-rows-spanned="1">
            <text:p>S-expression</text:p>
          </table:table-cell>
          <table:covered-table-cell table:number-columns-repeated="3" table:style-name="ce51"/>
          <table:covered-table-cell table:number-columns-repeated="2"/>
          <table:table-cell table:style-name="ce51" table:number-columns-repeated="3"/>
          <table:table-cell table:number-columns-repeated="1001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Body Outline</text:p>
          </table:table-cell>
          <table:table-cell table:style-name="ce40" office:value-type="string" calcext:value-type="string" table:number-columns-spanned="3" table:number-rows-spanned="3">
            <text:p>Result</text:p>
          </table:table-cell>
          <table:covered-table-cell table:number-columns-repeated="2"/>
          <table:table-cell table:style-name="ce65" office:value-type="string" calcext:value-type="string" table:number-columns-spanned="2" table:number-rows-spanned="3">
            <text:p>Layer/Type</text:p>
          </table:table-cell>
          <table:covered-table-cell/>
          <table:table-cell table:style-name="ce40" office:value-type="string" calcext:value-type="string" table:number-columns-spanned="6" table:number-rows-spanned="3">
            <text:p>Result</text:p>
          </table:table-cell>
          <table:covered-table-cell table:number-columns-repeated="5"/>
          <table:table-cell table:number-columns-repeated="1004"/>
          <table:table-cell table:style-name="Default" table:number-columns-repeated="8"/>
        </table:table-row>
        <table:table-row table:style-name="ro5">
          <table:table-cell table:style-name="ce40" office:value-type="string" calcext:value-type="string">
            <text:p>Coordinates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8"/>
        </table:table-row>
        <table:table-row table:style-name="ro12">
          <table:table-cell table:style-name="ce41" office:value-type="string" calcext:value-type="string">
            <text:p>Y1A/X1A</text:p>
          </table:table-cell>
          <table:covered-table-cell table:style-name="ce40"/>
          <table:covered-table-cell table:number-columns-repeated="2"/>
          <table:covered-table-cell table:style-name="ce38"/>
          <table:covered-table-cell/>
          <table:covered-table-cell table:style-name="ce40"/>
          <table:covered-table-cell table:number-columns-repeated="5"/>
          <table:table-cell table:number-columns-repeated="1004"/>
          <table:table-cell table:style-name="Default" table:number-columns-repeated="8"/>
        </table:table-row>
        <table:table-row table:style-name="ro5">
          <table:table-cell table:style-name="ce46" table:formula="of:=([.A36])" office:value-type="float" office:value="4.575" calcext:value-type="float">
            <text:p>4.575000</text:p>
          </table:table-cell>
          <table:table-cell table:style-name="ce66" table:formula="of:=CONCATENATE(&quot;DC&quot;; &quot; &quot;;&quot;0&quot;;&quot; &quot;;&quot;0&quot;;&quot; &quot;;[.A35];&quot; &quot;;&quot;0&quot;;&quot; &quot;;[.G3];&quot; &quot;;[.E3])" office:value-type="string" office:string-value="DC 0 0 4.575 0 0.2 24" calcext:value-type="string" table:number-columns-spanned="3" table:number-rows-spanned="1">
            <text:p>DC 0 0 4.575 0 0.2 24</text:p>
          </table:table-cell>
          <table:covered-table-cell table:style-name="ce118"/>
          <table:covered-table-cell table:style-name="ce122"/>
          <table:table-cell table:style-name="ce99" office:value-type="string" calcext:value-type="string" table:number-columns-spanned="2" table:number-rows-spanned="1">
            <text:p>Drawing, Line</text:p>
          </table:table-cell>
          <table:covered-table-cell table:style-name="ce122"/>
          <table:table-cell table:style-name="ce59" table:formula="of:=CONCATENATE(fpCircleCenter;Zero;Space;Zero;End;[.A35];Space;Zero;Layer;[.D3];Width;[.G3];&quot;))&quot;)" office:value-type="string" office:string-value="  (fp_circle (center 0 0) (end 4.575 0) (layer Dwgs.User) (width 0.2))" calcext:value-type="string" table:number-columns-spanned="6" table:number-rows-spanned="1">
            <text:p><text:s text:c="2"/>(fp_circle (center 0 0) (end 4.575 0) (layer Dwgs.User) (width 0.2))</text:p>
          </table:table-cell>
          <table:covered-table-cell table:number-columns-repeated="4" table:style-name="ce73"/>
          <table:covered-table-cell table:style-name="ce76"/>
          <table:table-cell table:number-columns-repeated="1004"/>
          <table:table-cell table:style-name="Default" table:number-columns-repeated="8"/>
        </table:table-row>
        <table:table-row table:style-name="ro1">
          <table:table-cell table:style-name="ce43" table:formula="of:=[.C13]/2" office:value-type="float" office:value="4.575" calcext:value-type="float">
            <text:p>4.58</text:p>
          </table:table-cell>
          <table:table-cell table:style-name="ce137" table:number-columns-spanned="3" table:number-rows-spanned="1"/>
          <table:covered-table-cell table:style-name="ce132"/>
          <table:covered-table-cell table:style-name="ce138"/>
          <table:table-cell table:style-name="ce134" table:number-columns-spanned="2" table:number-rows-spanned="1"/>
          <table:covered-table-cell table:style-name="ce138"/>
          <table:table-cell table:style-name="ce139"/>
          <table:table-cell table:style-name="ce140" table:number-columns-repeated="4"/>
          <table:table-cell table:style-name="ce71"/>
          <table:table-cell table:number-columns-repeated="1004"/>
          <table:table-cell table:style-name="Default" table:number-columns-repeated="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H-NARV" table:style-name="ta3">
        <table:table-column table:style-name="co2" table:default-cell-style-name="Default"/>
        <table:table-row table:style-name="ro1">
          <table:table-cell/>
        </table:table-row>
      </table:table>
      <table:table table:name="PTH-PARV" table:style-name="ta3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Angle" table:base-cell-address="$Data.$A$9" table:cell-range-address="$Data.$A$9"/>
        <table:named-range table:name="End" table:base-cell-address="$Index.$A$4" table:cell-range-address="$Data.$A$6"/>
        <table:named-range table:name="fpArcStart" table:base-cell-address="$Data.$A$5" table:cell-range-address="$Data.$A$5"/>
        <table:named-range table:name="fpCircleCenter" table:base-cell-address="$Data.$A$4" table:cell-range-address="$Data.$A$4"/>
        <table:named-range table:name="fpLineStart" table:base-cell-address="$Index.$A$3" table:cell-range-address="$Data.$A$3"/>
        <table:named-range table:name="Layer" table:base-cell-address="$Index.$A$5" table:cell-range-address="$Data.$A$7"/>
        <table:named-range table:name="Minus" table:base-cell-address="$Index.$A$7" table:cell-range-address="$Data.$A$10"/>
        <table:named-range table:name="Space" table:base-cell-address="$Index.$A$8" table:cell-range-address="$Data.$A$11"/>
        <table:named-range table:name="Width" table:base-cell-address="$Index.$A$6" table:cell-range-address="$Data.$A$8"/>
        <table:named-range table:name="Zero" table:base-cell-address="$Data.$A$10" table:cell-range-address="$Data.$A$12"/>
      </table:named-expressions>
      <table:database-ranges>
        <table:database-range table:name="__Anonymous_DB__1" table:target-range-address="'SMD-PNCP_B'.D3:'SMD-PNCP_B'.D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0" number:min-integer-digits="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 style:data-style-name="N2" text:time-value="19:39:50.0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20:05:49.46</meta:creation-date>
    <dc:date>2014-12-13T20:04:15.156000000</dc:date>
    <meta:editing-duration>P2DT23H29M46S</meta:editing-duration>
    <meta:editing-cycles>183</meta:editing-cycles>
    <meta:generator>LibreOffice/4.3.4.1$Windows_x86 LibreOffice_project/bc356b2f991740509f321d70e4512a6a54c5f243</meta:generator>
    <meta:document-statistic meta:table-count="42" meta:cell-count="6517" meta:object-count="36"/>
  </office:meta>
</office:document-meta>
</file>